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.332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3.824cm"/>
    </style:style>
    <style:style style:name="co5" style:family="table-column">
      <style:table-column-properties fo:break-before="auto" style:column-width="4.113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3.117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3.981cm"/>
    </style:style>
    <style:style style:name="co10" style:family="table-column">
      <style:table-column-properties fo:break-before="auto" style:column-width="3.563cm"/>
    </style:style>
    <style:style style:name="co11" style:family="table-column">
      <style:table-column-properties fo:break-before="auto" style:column-width="4.217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1.931cm"/>
    </style:style>
    <style:style style:name="co17" style:family="table-column">
      <style:table-column-properties fo:break-before="auto" style:column-width="1.8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10111">
      <style:table-cell-properties fo:background-color="#ccffff"/>
      <style:text-properties style:font-name="Ubuntu" fo:font-style="italic" style:font-name-asian="Ubuntu" style:font-style-asian="italic" style:font-name-complex="Ubuntu" style:font-style-complex="italic"/>
    </style:style>
    <style:style style:name="ce36" style:family="table-cell" style:parent-style-name="Default" style:data-style-name="N10111">
      <style:table-cell-properties fo:background-color="#ffffff"/>
      <style:text-properties style:font-name="Ubuntu" fo:font-style="italic" style:font-name-asian="Ubuntu" style:font-style-asian="italic" style:font-name-complex="Ubuntu" style:font-style-complex="italic"/>
    </style:style>
    <style:style style:name="ce37" style:family="table-cell" style:parent-style-name="Default" style:data-style-name="N10111">
      <style:table-cell-properties fo:background-color="#ccffff"/>
      <style:text-properties style:font-name="Ubuntu" fo:font-weight="bold" style:font-name-asian="Ubuntu" style:font-weight-asian="bold" style:font-name-complex="Ubuntu" style:font-weight-complex="bold"/>
    </style:style>
    <style:style style:name="ce52" style:family="table-cell" style:parent-style-name="Default" style:data-style-name="N10111">
      <style:table-cell-properties fo:background-color="#ffffff"/>
      <style:text-properties style:font-name="Ubuntu" fo:font-weight="bold" style:font-name-asian="Ubuntu" style:font-weight-asian="bold" style:font-name-complex="Ubuntu" style:font-weight-complex="bold"/>
    </style:style>
    <style:style style:name="ce122" style:family="table-cell" style:parent-style-name="Default" style:data-style-name="N10111">
      <style:text-properties style:font-name="Ubuntu" fo:font-weight="bold" style:font-name-asian="Ubuntu" style:font-weight-asian="bold" style:font-name-complex="Ubuntu" style:font-weight-complex="bold"/>
    </style:style>
    <style:style style:name="ce11" style:family="table-cell" style:parent-style-name="Default" style:data-style-name="N10111">
      <style:text-properties style:font-name="Ubuntu" style:font-name-asian="Ubuntu" style:font-name-complex="Ubuntu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5" style:family="table-cell" style:parent-style-name="Default" style:data-style-name="N0">
      <style:text-properties style:font-name="Ubuntu" style:font-name-asian="Ubuntu" style:font-name-complex="Ubuntu"/>
    </style:style>
    <style:style style:name="ce50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12" style:family="table-cell" style:parent-style-name="Default" style:data-style-name="N0">
      <style:text-properties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4" style:family="table-cell" style:parent-style-name="Default" style:data-style-name="N0">
      <style:text-properties style:font-name="Ubuntu" fo:font-size="10pt" style:font-name-asian="Ubuntu" style:font-size-asian="10pt" style:font-name-complex="Ubuntu" style:font-size-complex="10pt"/>
    </style:style>
    <style:style style:name="ce27" style:family="table-cell" style:parent-style-name="Default" style:data-style-name="N0">
      <style:text-properties fo:color="#ff00ff" style:font-name="Ubuntu" fo:font-size="10pt" style:font-name-asian="Ubuntu" style:font-size-asian="10pt" style:font-name-complex="Ubuntu" style:font-size-complex="10pt"/>
    </style:style>
    <style:style style:name="ce28" style:family="table-cell" style:parent-style-name="Default" style:data-style-name="N0">
      <style:text-properties fo:color="#000080" style:font-name="Ubuntu" fo:font-size="12pt" style:font-name-asian="Ubuntu" style:font-size-asian="12pt" style:font-name-complex="Ubuntu" style:font-size-complex="12pt"/>
    </style:style>
    <style:style style:name="ce29" style:family="table-cell" style:parent-style-name="Default" style:data-style-name="N0">
      <style:text-properties fo:color="#ff0000" style:font-name="Ubuntu" fo:font-size="12pt" style:font-name-asian="Ubuntu" style:font-size-asian="12pt" style:font-name-complex="Ubuntu" style:font-size-complex="12pt"/>
    </style:style>
    <style:style style:name="ce32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41" style:family="table-cell" style:parent-style-name="Default" style:data-style-name="N0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78" style:family="table-cell" style:parent-style-name="Default" style:data-style-name="N0">
      <style:table-cell-properties fo:background-color="#ccffff"/>
      <style:text-properties style:font-name="Ubuntu" fo:font-size="10pt" style:font-name-asian="Ubuntu" style:font-size-asian="10pt" style:font-name-complex="Ubuntu" style:font-size-complex="10pt"/>
    </style:style>
    <style:style style:name="ce58" style:family="table-cell" style:parent-style-name="Default" style:data-style-name="N0">
      <style:table-cell-properties fo:background-color="#ccffff"/>
      <style:text-properties style:font-name="Ubuntu" style:font-name-asian="Ubuntu" style:font-name-complex="Ubuntu"/>
    </style:style>
    <style:style style:name="ce80" style:family="table-cell" style:parent-style-name="Default" style:data-style-name="N0">
      <style:table-cell-properties fo:background-color="#ccffcc"/>
      <style:text-properties style:font-name="Ubuntu" fo:font-size="10pt" style:font-name-asian="Ubuntu" style:font-size-asian="10pt" style:font-name-complex="Ubuntu" style:font-size-complex="10pt"/>
    </style:style>
    <style:style style:name="ce60" style:family="table-cell" style:parent-style-name="Default" style:data-style-name="N0">
      <style:table-cell-properties fo:background-color="#cc99ff"/>
      <style:text-properties style:font-name="Ubuntu" fo:font-size="10pt" style:font-name-asian="Ubuntu" style:font-size-asian="10pt" style:font-name-complex="Ubuntu" style:font-size-complex="10pt"/>
    </style:style>
    <style:style style:name="ce51" style:family="table-cell" style:parent-style-name="Default" style:data-style-name="N0">
      <style:table-cell-properties fo:background-color="#cc99ff"/>
      <style:text-properties style:font-name="Ubuntu" style:font-name-asian="Ubuntu" style:font-name-complex="Ubuntu"/>
    </style:style>
    <style:style style:name="ce83" style:family="table-cell" style:parent-style-name="Default" style:data-style-name="N0">
      <style:table-cell-properties fo:background-color="#800080"/>
      <style:text-properties style:font-name="Ubuntu" fo:font-size="10pt" style:font-name-asian="Ubuntu" style:font-size-asian="10pt" style:font-name-complex="Ubuntu" style:font-size-complex="10pt"/>
    </style:style>
    <style:style style:name="ce84" style:family="table-cell" style:parent-style-name="Default" style:data-style-name="N0">
      <style:table-cell-properties fo:background-color="#800080"/>
      <style:text-properties style:font-name="Ubuntu" style:font-name-asian="Ubuntu" style:font-name-complex="Ubuntu"/>
    </style:style>
    <style:style style:name="ce102" style:family="table-cell" style:parent-style-name="Default" style:data-style-name="N0">
      <style:table-cell-properties fo:border-bottom="none" fo:background-color="#ccffcc" fo:border-left="0.06pt solid #000000" fo:border-right="none" fo:border-top="0.06pt solid #000000"/>
      <style:text-properties style:font-name="Ubuntu" style:font-name-asian="Ubuntu" style:font-name-complex="Ubuntu"/>
    </style:style>
    <style:style style:name="ce105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108" style:family="table-cell" style:parent-style-name="Default" style:data-style-name="N0">
      <style:table-cell-properties fo:border-bottom="0.06pt solid #000000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551" style:family="table-cell" style:parent-style-name="Default" style:data-style-name="N111">
      <style:text-properties style:font-name="Ubuntu" style:font-name-asian="Ubuntu" style:font-name-complex="Ubuntu"/>
    </style:style>
    <style:style style:name="ce145" style:family="table-cell" style:parent-style-name="Default" style:data-style-name="N40"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fo:background-color="#ffcc99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63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fo:font-size="10pt" style:font-name-asian="Ubuntu" style:font-size-asian="10pt" style:font-name-complex="Ubuntu" style:font-size-complex="10pt"/>
    </style:style>
    <style:style style:name="ce164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77" style:family="table-cell" style:parent-style-name="Default" style:data-style-name="N0">
      <style:table-cell-properties fo:background-color="#ffff99"/>
      <style:text-properties style:font-name="Ubuntu" fo:font-size="10pt" style:font-name-asian="Ubuntu" style:font-size-asian="10pt" style:font-name-complex="Ubuntu" style:font-size-complex="10pt"/>
    </style:style>
    <style:style style:name="ce202" style:family="table-cell" style:parent-style-name="Default" style:data-style-name="N0">
      <style:table-cell-properties fo:border-bottom="none" fo:border-left="0.06pt solid #3d3d3d" fo:border-right="none" fo:border-top="none"/>
      <style:text-properties fo:color="#ff6600" style:font-name="Ubuntu" fo:font-size="10pt" style:font-name-asian="Ubuntu" style:font-size-asian="10pt" style:font-name-complex="Ubuntu" style:font-size-complex="10pt"/>
    </style:style>
    <style:style style:name="ce216" style:family="table-cell" style:parent-style-name="Default" style:data-style-name="N41">
      <style:text-properties style:font-name="Ubuntu" fo:font-size="10pt" style:font-name-asian="Ubuntu" style:font-size-asian="10pt" style:font-name-complex="Ubuntu" style:font-size-complex="10pt"/>
    </style:style>
    <style:style style:name="ce179" style:family="table-cell" style:parent-style-name="Default" style:data-style-name="N40">
      <style:text-properties style:font-name="Ubuntu" fo:font-size="10pt" style:font-name-asian="Ubuntu" style:font-size-asian="10pt" style:font-name-complex="Ubuntu" style:font-size-complex="10pt"/>
    </style:style>
    <style:style style:name="ce250" style:family="table-cell" style:parent-style-name="Default" style:data-style-name="N10112">
      <style:text-properties style:font-name="Ubuntu" style:font-name-asian="Ubuntu" style:font-name-complex="Ubuntu"/>
    </style:style>
    <style:style style:name="ce254" style:family="table-cell" style:parent-style-name="Default" style:data-style-name="N112">
      <style:text-properties style:font-name="Ubuntu" fo:font-size="10pt" style:font-name-asian="Ubuntu" style:font-size-asian="10pt" style:font-name-complex="Ubuntu" style:font-size-complex="10pt"/>
    </style:style>
    <style:style style:name="ce258" style:family="table-cell" style:parent-style-name="Default" style:data-style-name="N0">
      <style:text-properties fo:color="#00ccff" style:font-name="Ubuntu" fo:font-size="10pt" style:font-name-asian="Ubuntu" style:font-size-asian="10pt" style:font-name-complex="Ubuntu" style:font-size-complex="10pt"/>
    </style:style>
    <style:style style:name="ce278" style:family="table-cell" style:parent-style-name="Default" style:data-style-name="N0">
      <style:table-cell-properties fo:background-color="#ffffff" fo:border="0.06pt solid #3d3d3d"/>
      <style:text-properties fo:color="#800080" style:font-name="Ubuntu" fo:font-size="10pt" style:font-name-asian="Ubuntu" style:font-size-asian="10pt" style:font-name-complex="Ubuntu" style:font-size-complex="10pt"/>
    </style:style>
    <style:style style:name="ce192" style:family="table-cell" style:parent-style-name="Default" style:data-style-name="N0">
      <style:text-properties fo:color="#ff6600" style:font-name="Ubuntu" fo:font-size="10pt" style:font-name-asian="Ubuntu" style:font-size-asian="10pt" style:font-name-complex="Ubuntu" style:font-size-complex="10pt"/>
    </style:style>
    <style:style style:name="ce351" style:family="table-cell" style:parent-style-name="Default" style:data-style-name="N0">
      <style:table-cell-properties fo:border-bottom="none" style:text-align-source="fix" style:repeat-content="false" fo:border-left="0.06pt solid #3d3d3d" fo:border-right="none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369" style:family="table-cell" style:parent-style-name="Default" style:data-style-name="N0">
      <style:table-cell-properties fo:background-color="#ffffff" fo:border="0.06pt solid #800080"/>
      <style:text-properties fo:color="#800080" style:font-name="Ubuntu" fo:font-size="10pt" style:font-name-asian="Ubuntu" style:font-size-asian="10pt" style:font-name-complex="Ubuntu" style:font-size-complex="10pt"/>
    </style:style>
    <style:style style:name="ce452" style:family="table-cell" style:parent-style-name="Default" style:data-style-name="N0">
      <style:table-cell-properties fo:border-bottom="none" fo:background-color="#ffffff" fo:border-left="0.06pt solid #3d3d3d" fo:border-right="0.06pt solid #3d3d3d" fo:border-top="0.06pt solid #3d3d3d"/>
      <style:text-properties style:font-name="Ubuntu" style:font-name-asian="Ubuntu" style:font-name-complex="Ubuntu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3d3d3d" fo:border-right="0.06pt solid #3d3d3d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455" style:family="table-cell" style:parent-style-name="Default" style:data-style-name="N0">
      <style:table-cell-properties fo:border-bottom="0.06pt solid #3d3d3d" fo:background-color="#ffffff" fo:border-left="0.06pt solid #3d3d3d" fo:border-right="0.06pt solid #3d3d3d" fo:border-top="none"/>
      <style:text-properties style:font-name="Ubuntu" style:font-name-asian="Ubuntu" style:font-name-complex="Ubuntu"/>
    </style:style>
    <style:style style:name="ce52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524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5" style:family="table-cell" style:parent-style-name="Default" style:data-style-name="N0">
      <style:table-cell-properties fo:wrap-option="wrap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82" style:family="table-cell" style:parent-style-name="Default" style:data-style-name="N0">
      <style:table-cell-properties fo:background-color="#ccffcc"/>
      <style:text-properties style:font-name="Ubuntu" style:font-name-asian="Ubuntu" style:font-name-complex="Ubuntu"/>
    </style:style>
    <style:style style:name="ce87" style:family="table-cell" style:parent-style-name="Default" style:data-style-name="N0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03" style:family="table-cell" style:parent-style-name="Default" style:data-style-name="N0">
      <style:table-cell-properties fo:border-bottom="none" fo:background-color="#ccffcc" fo:border-left="none" fo:border-right="0.06pt solid #000000" fo:border-top="0.06pt solid #000000"/>
      <style:text-properties style:font-name="Ubuntu" style:font-name-asian="Ubuntu" style:font-name-complex="Ubuntu"/>
    </style:style>
    <style:style style:name="ce106" style:family="table-cell" style:parent-style-name="Default" style:data-style-name="N0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09" style:family="table-cell" style:parent-style-name="Default" style:data-style-name="N0">
      <style:table-cell-properties fo:border-bottom="0.06pt solid #000000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52" style:family="table-cell" style:parent-style-name="Default" style:data-style-name="N112">
      <style:text-properties style:font-name="Ubuntu" style:font-name-asian="Ubuntu" style:font-name-complex="Ubuntu"/>
    </style:style>
    <style:style style:name="ce529" style:family="table-cell" style:parent-style-name="Default" style:data-style-name="N0">
      <style:table-cell-properties fo:border-bottom="none" fo:background-color="#c0c0c0" style:text-align-source="fix" style:repeat-content="false" fo:border-left="0.06pt solid #3d3d3d" fo:border-right="none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417" style:family="table-cell" style:parent-style-name="Default" style:data-style-name="N0"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ext-properties fo:color="#969696"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5" style:family="table-cell" style:parent-style-name="Default" style:data-style-name="N0">
      <style:text-properties fo:color="#969696" style:font-name="Ubuntu" fo:font-size="10pt" style:font-name-asian="Ubuntu" style:font-size-asian="10pt" style:font-name-complex="Ubuntu" style:font-size-complex="10pt"/>
    </style:style>
    <style:style style:name="ce101" style:family="table-cell" style:parent-style-name="Default" style:data-style-name="N36">
      <style:text-properties style:font-name="Ubuntu" style:font-name-asian="Ubuntu" style:font-name-complex="Ubuntu"/>
    </style:style>
    <style:style style:name="ce214" style:family="table-cell" style:parent-style-name="Default" style:data-style-name="N41">
      <style:text-properties style:font-name="Ubuntu" style:font-name-asian="Ubuntu" style:font-name-complex="Ubuntu"/>
    </style:style>
    <style:style style:name="ce357" style:family="table-cell" style:parent-style-name="Default" style:data-style-name="N61">
      <style:text-properties style:font-name="Ubuntu" style:font-name-asian="Ubuntu" style:font-name-complex="Ubuntu"/>
    </style:style>
    <style:style style:name="ce520" style:family="table-cell" style:parent-style-name="Default" style:data-style-name="N0">
      <style:table-cell-properties fo:wrap-option="wrap" style:vertical-align="automatic"/>
      <style:text-properties style:font-name="Ubuntu" fo:font-size="10pt" style:font-name-asian="Ubuntu" style:font-size-asian="10pt" style:font-name-complex="Ubuntu" style:font-size-complex="10pt"/>
    </style:style>
    <style:style style:name="ce128" style:family="table-cell" style:parent-style-name="Default" style:data-style-name="N2">
      <style:text-properties fo:color="#969696" style:font-name="Ubuntu" fo:font-size="10pt" style:font-name-asian="Ubuntu" style:font-size-asian="10pt" style:font-name-complex="Ubuntu" style:font-size-complex="10pt"/>
    </style:style>
    <style:style style:name="ce15" style:family="table-cell" style:parent-style-name="Default" style:data-style-name="N111">
      <style:text-properties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9" style:family="table-cell" style:parent-style-name="Default" style:data-style-name="N111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cc99ff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2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7" style:family="table-cell" style:parent-style-name="Default" style:data-style-name="N0">
      <style:table-cell-properties fo:border-bottom="0.06pt solid #000000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90" style:family="table-cell" style:parent-style-name="Default" style:data-style-name="N11">
      <style:text-properties style:font-name="Ubuntu" style:font-name-asian="Ubuntu" style:font-name-complex="Ubuntu"/>
    </style:style>
    <style:style style:name="ce119" style:family="table-cell" style:parent-style-name="Default" style:data-style-name="N111">
      <style:text-properties style:font-name="Ubuntu" fo:font-size="10pt" style:font-name-asian="Ubuntu" style:font-size-asian="10pt" style:font-name-complex="Ubuntu" style:font-size-complex="10pt"/>
    </style:style>
    <style:style style:name="ce301" style:family="table-cell" style:parent-style-name="Default" style:data-style-name="N116">
      <style:text-properties style:font-name="Ubuntu" style:font-name-asian="Ubuntu" style:font-name-complex="Ubuntu"/>
    </style:style>
    <style:style style:name="ce339" style:family="table-cell" style:parent-style-name="Default" style:data-style-name="N117">
      <style:text-properties style:font-name="Ubuntu" style:font-name-asian="Ubuntu" style:font-name-complex="Ubuntu"/>
    </style:style>
    <style:style style:name="ce345" style:family="table-cell" style:parent-style-name="Default" style:data-style-name="N118">
      <style:text-properties style:font-name="Ubuntu" style:font-name-asian="Ubuntu" style:font-name-complex="Ubuntu"/>
    </style:style>
    <style:style style:name="ce56" style:family="table-cell" style:parent-style-name="Default" style:data-style-name="N0">
      <style:table-cell-properties fo:border-bottom="none" fo:background-color="#cc99ff" fo:border-left="none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8" style:family="table-cell" style:parent-style-name="Default" style:data-style-name="N0">
      <style:table-cell-properties fo:border-bottom="0.06pt solid #000000" fo:background-color="#cc99ff" fo:border-left="none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7" style:family="table-cell" style:parent-style-name="Default" style:data-style-name="N0">
      <style:table-cell-properties fo:border-bottom="none" fo:background-color="#cc99ff" fo:border-left="none" fo:border-right="0.06pt solid #000000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1" style:family="table-cell" style:parent-style-name="Default" style:data-style-name="N0">
      <style:table-cell-properties fo:border-bottom="none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69" style:family="table-cell" style:parent-style-name="Default" style:data-style-name="N0">
      <style:table-cell-properties fo:border-bottom="0.06pt solid #000000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562" style:family="table-cell" style:parent-style-name="Default" style:data-style-name="N0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6" style:family="table-cell" style:parent-style-name="Default" style:data-style-name="N2">
      <style:table-cell-properties fo:background-color="#ccffff"/>
      <style:text-properties style:font-name="Ubuntu" style:font-name-asian="Ubuntu" style:font-name-complex="Ubuntu"/>
    </style:style>
    <style:style style:name="ce564" style:family="table-cell" style:parent-style-name="Default" style:data-style-name="N0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1" style:family="table-cell" style:parent-style-name="Default" style:data-style-name="N0">
      <style:text-properties fo:color="#ff8080" style:font-name="Ubuntu" fo:font-size="10pt" style:font-name-asian="Ubuntu" style:font-size-asian="10pt" style:font-name-complex="Ubuntu" style:font-size-complex="10pt"/>
    </style:style>
    <style:style style:name="ce609" style:family="table-cell" style:parent-style-name="Default" style:data-style-name="N0">
      <style:text-properties fo:color="#808000" style:font-name="Ubuntu" fo:font-size="10pt" style:font-name-asian="Ubuntu" style:font-size-asian="10pt" style:font-name-complex="Ubuntu" style:font-size-complex="10pt"/>
    </style:style>
    <style:style style:name="ce557" style:family="table-cell" style:parent-style-name="Default" style:data-style-name="N2">
      <style:text-properties style:font-name="Ubuntu" style:font-name-asian="Ubuntu" style:font-name-complex="Ubuntu"/>
    </style:style>
    <style:style style:name="ce561" style:family="table-cell" style:parent-style-name="Default" style:data-style-name="N2">
      <style:text-properties fo:color="#ff00ff" style:font-name="Ubuntu" fo:font-size="10pt" style:font-name-asian="Ubuntu" style:font-size-asian="10pt" style:font-name-complex="Ubuntu" style:font-size-complex="10pt"/>
    </style:style>
    <style:style style:name="ce563" style:family="table-cell" style:parent-style-name="Default" style:data-style-name="N2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5" style:family="table-cell" style:parent-style-name="Default" style:data-style-name="N2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60" style:family="table-cell" style:parent-style-name="Default" style:data-style-name="N2">
      <style:text-properties style:font-name="Ubuntu" fo:font-size="10pt" style:font-name-asian="Ubuntu" style:font-size-asian="10pt" style:font-name-complex="Ubuntu" style:font-size-complex="10pt"/>
    </style:style>
    <style:style style:name="ce582" style:family="table-cell" style:parent-style-name="Default" style:data-style-name="N2">
      <style:text-properties fo:color="#ff8080" style:font-name="Ubuntu" fo:font-size="10pt" style:font-name-asian="Ubuntu" style:font-size-asian="10pt" style:font-name-complex="Ubuntu" style:font-size-complex="10pt"/>
    </style:style>
    <style:style style:name="ce588" style:family="table-cell" style:parent-style-name="Default" style:data-style-name="N2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10" style:family="table-cell" style:parent-style-name="Default" style:data-style-name="N2">
      <style:text-properties fo:color="#808000" style:font-name="Ubuntu" fo:font-size="10pt" style:font-name-asian="Ubuntu" style:font-size-asian="10pt" style:font-name-complex="Ubuntu" style:font-size-complex="10pt"/>
    </style:style>
    <style:style style:name="ce558" style:family="table-cell" style:parent-style-name="Default" style:data-style-name="N0">
      <style:text-properties fo:color="#ff99cc" style:font-name="Ubuntu" fo:font-size="10pt" style:font-name-asian="Ubuntu" style:font-size-asian="10pt" style:font-name-complex="Ubuntu" style:font-size-complex="10pt"/>
    </style:style>
    <style:style style:name="ce583" style:family="table-cell" style:parent-style-name="Default" style:data-style-name="N0">
      <style:text-properties fo:color="#ff6600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9" style:family="table-cell" style:parent-style-name="Default" style:data-style-name="N2">
      <style:text-properties fo:color="#ff99cc" style:font-name="Ubuntu" fo:font-size="10pt" style:font-name-asian="Ubuntu" style:font-size-asian="10pt" style:font-name-complex="Ubuntu" style:font-size-complex="10pt"/>
    </style:style>
    <style:style style:name="ce569" style:family="table-cell" style:parent-style-name="Default" style:data-style-name="N2">
      <style:text-properties fo:color="#ffff99" style:font-name="Ubuntu" fo:font-size="10pt" style:font-name-asian="Ubuntu" style:font-size-asian="10pt" style:font-name-complex="Ubuntu" style:font-size-complex="10pt"/>
    </style:style>
    <style:style style:name="ce567" style:family="table-cell" style:parent-style-name="Default" style:data-style-name="N0">
      <style:text-properties fo:color="#ffff99" style:font-name="Ubuntu" fo:font-size="10pt" style:font-name-asian="Ubuntu" style:font-size-asian="10pt" style:font-name-complex="Ubuntu" style:font-size-complex="10pt"/>
    </style:style>
    <style:style style:name="ce568" style:family="table-cell" style:parent-style-name="Default" style:data-style-name="N2">
      <style:text-properties fo:color="#ffff99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7" style:family="table-cell" style:parent-style-name="Default" style:data-style-name="N2">
      <style:table-cell-properties fo:background-color="transparent"/>
      <style:text-properties fo:color="#ffff99" style:font-name="Ubuntu" fo:font-size="10pt" style:font-name-asian="Ubuntu" style:font-size-asian="10pt" style:font-name-complex="Ubuntu" style:font-size-complex="10pt"/>
    </style:style>
    <style:style style:name="ce584" style:family="table-cell" style:parent-style-name="Default" style:data-style-name="N0">
      <style:table-cell-properties fo:border-bottom="0.06pt solid #000000" fo:background-color="#ffcc99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589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86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98" style:family="table-cell" style:parent-style-name="Default" style:data-style-name="N0">
      <style:table-cell-properties fo:border-bottom="none" fo:background-color="#ccffff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02" style:family="table-cell" style:parent-style-name="Default" style:data-style-name="N0">
      <style:table-cell-properties fo:border-bottom="none" fo:background-color="#ccff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06" style:family="table-cell" style:parent-style-name="Default" style:data-style-name="N0">
      <style:table-cell-properties fo:border-bottom="0.06pt solid #000000" fo:background-color="#33cccc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8" style:family="table-cell" style:parent-style-name="Default" style:data-style-name="N11">
      <style:text-properties fo:color="#ff00ff" style:font-name="Ubuntu" fo:font-size="10pt" style:font-name-asian="Ubuntu" style:font-size-asian="10pt" style:font-name-complex="Ubuntu" style:font-size-complex="10pt"/>
    </style:style>
    <style:style style:name="ce585" style:family="table-cell" style:parent-style-name="Default" style:data-style-name="N0">
      <style:table-cell-properties fo:border-bottom="0.06pt solid #000000" fo:background-color="#ffcc99" fo:border-left="none" fo:border-right="none" fo:border-top="0.06pt solid #000000"/>
      <style:text-properties style:font-name="Ubuntu" style:font-name-asian="Ubuntu" style:font-name-complex="Ubuntu"/>
    </style:style>
    <style:style style:name="ce590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style:font-name-asian="Ubuntu" style:font-name-complex="Ubuntu"/>
    </style:style>
    <style:style style:name="ce597" style:family="table-cell" style:parent-style-name="Default" style:data-style-name="N0">
      <style:table-cell-properties fo:border-bottom="0.06pt solid #000000" fo:background-color="#ccffcc" fo:border-left="none" fo:border-right="none" fo:border-top="none"/>
      <style:text-properties style:font-name="Ubuntu" style:font-name-asian="Ubuntu" style:font-name-complex="Ubuntu"/>
    </style:style>
    <style:style style:name="ce599" style:family="table-cell" style:parent-style-name="Default" style:data-style-name="N0">
      <style:table-cell-properties fo:border-bottom="none" fo:background-color="#ccffff" fo:border-left="none" fo:border-right="none" fo:border-top="0.06pt solid #000000"/>
      <style:text-properties style:font-name="Ubuntu" style:font-name-asian="Ubuntu" style:font-name-complex="Ubuntu"/>
    </style:style>
    <style:style style:name="ce607" style:family="table-cell" style:parent-style-name="Default" style:data-style-name="N0">
      <style:table-cell-properties fo:border-bottom="0.06pt solid #000000" fo:background-color="#33cccc" fo:border-left="none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0" style:family="table-cell" style:parent-style-name="Default" style:data-style-name="N0">
      <style:table-cell-properties fo:border-bottom="none" fo:background-color="#ccffff" fo:border-left="none" fo:border-right="0.06pt solid #000000" fo:border-top="0.06pt solid #000000"/>
      <style:text-properties style:font-name="Ubuntu" style:font-name-asian="Ubuntu" style:font-name-complex="Ubuntu"/>
    </style:style>
    <style:style style:name="ce603" style:family="table-cell" style:parent-style-name="Default" style:data-style-name="N0">
      <style:table-cell-properties fo:border-bottom="none" fo:background-color="#ccffff" fo:border-left="none" fo:border-right="0.06pt solid #000000" fo:border-top="none"/>
      <style:text-properties style:font-name="Ubuntu" style:font-name-asian="Ubuntu" style:font-name-complex="Ubuntu"/>
    </style:style>
    <style:style style:name="ce608" style:family="table-cell" style:parent-style-name="Default" style:data-style-name="N112">
      <style:table-cell-properties fo:border-bottom="0.06pt solid #000000" fo:background-color="#33cccc" fo:border-left="none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0" style:family="table-cell" style:parent-style-name="Default" style:data-style-name="N0">
      <style:table-cell-properties fo:border-bottom="none" fo:background-color="#cc99ff" fo:border-left="0.06pt solid #3d3d3d" fo:border-right="none" fo:border-top="0.06pt solid #3d3d3d"/>
      <style:text-properties style:font-name="Ubuntu" style:font-name-asian="Ubuntu" style:font-name-complex="Ubuntu"/>
    </style:style>
    <style:style style:name="ce572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73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74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style:font-name-asian="Ubuntu" style:font-size-asian="10pt" style:font-name-complex="Ubuntu" style:font-size-complex="10pt"/>
    </style:style>
    <style:style style:name="ce577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9" style:family="table-cell" style:parent-style-name="Default" style:data-style-name="N0">
      <style:table-cell-properties fo:border-bottom="0.06pt solid #3d3d3d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86" style:family="table-cell" style:parent-style-name="Default" style:data-style-name="N0">
      <style:table-cell-properties fo:border-bottom="0.06pt solid #000000" fo:background-color="#ffcc99" fo:border-left="none" fo:border-right="0.06pt solid #000000" fo:border-top="0.06pt solid #000000"/>
      <style:text-properties style:font-name="Ubuntu" style:font-name-asian="Ubuntu" style:font-name-complex="Ubuntu"/>
    </style:style>
    <style:style style:name="ce591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5" style:family="table-cell" style:parent-style-name="Default" style:data-style-name="N2">
      <style:table-cell-properties fo:background-color="#ccffcc"/>
      <style:text-properties style:font-name="Ubuntu" style:font-name-asian="Ubuntu" style:font-name-complex="Ubuntu"/>
    </style:style>
    <style:style style:name="ce571" style:family="table-cell" style:parent-style-name="Default" style:data-style-name="N0">
      <style:table-cell-properties fo:border-bottom="none" fo:background-color="#cc99ff" fo:border-left="none" fo:border-right="none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575" style:family="table-cell" style:parent-style-name="Default" style:data-style-name="N0">
      <style:table-cell-properties fo:background-color="#cc99ff"/>
      <style:text-properties fo:color="#ff00ff" style:font-name="Ubuntu" fo:font-size="10pt" style:font-name-asian="Ubuntu" style:font-size-asian="10pt" style:font-name-complex="Ubuntu" style:font-size-complex="10pt"/>
    </style:style>
    <style:style style:name="ce580" style:family="table-cell" style:parent-style-name="Default" style:data-style-name="N0">
      <style:table-cell-properties fo:border-bottom="0.06pt solid #3d3d3d" fo:background-color="#cc99ff" fo:border-left="none" fo:border-right="none" fo:border-top="none"/>
      <style:text-properties style:font-name="Ubuntu" style:font-name-asian="Ubuntu" style:font-name-complex="Ubuntu"/>
    </style:style>
    <style:style style:name="ce593" style:family="table-cell" style:parent-style-name="Default" style:data-style-name="N112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1" style:family="table-cell" style:parent-style-name="Default" style:data-style-name="N41">
      <style:table-cell-properties fo:border-bottom="none" fo:background-color="#ccffff" fo:border-left="0.06pt solid #000000" fo:border-right="0.06pt solid #000000" fo:border-top="0.06pt solid #000000"/>
      <style:text-properties style:font-name="Ubuntu" style:font-name-asian="Ubuntu" style:font-name-complex="Ubuntu"/>
    </style:style>
    <style:style style:name="ce604" style:family="table-cell" style:parent-style-name="Default" style:data-style-name="N0">
      <style:table-cell-properties fo:border-bottom="none" fo:background-color="#ccffff" fo:border-left="0.06pt solid #000000" fo:border-right="0.06pt solid #000000" fo:border-top="none"/>
      <style:text-properties style:font-name="Ubuntu" style:font-name-asian="Ubuntu" style:font-name-complex="Ubuntu"/>
    </style:style>
    <style:style style:name="ce605" style:family="table-cell" style:parent-style-name="Default" style:data-style-name="N41">
      <style:table-cell-properties fo:border-bottom="0.06pt solid #000000" fo:background-color="#33cccc" fo:border-left="0.06pt solid #000000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32" style:family="table-cell" style:parent-style-name="Default" style:data-style-name="N0">
      <style:table-cell-properties fo:border-bottom="none" fo:background-color="#cc99ff" fo:border-left="none" fo:border-right="0.06pt solid #3d3d3d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23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fo:font-size="10pt" style:font-name-asian="Ubuntu" style:font-size-asian="10pt" style:font-name-complex="Ubuntu" style:font-size-complex="10pt"/>
    </style:style>
    <style:style style:name="ce30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7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fo:color="#808000" style:font-name="Ubuntu" fo:font-size="10pt" style:font-name-asian="Ubuntu" style:font-size-asian="10pt" style:font-name-complex="Ubuntu" style:font-size-complex="10pt"/>
    </style:style>
    <style:style style:name="ce139" style:family="table-cell" style:parent-style-name="Default" style:data-style-name="N0">
      <style:table-cell-properties fo:border-bottom="0.06pt solid #3d3d3d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92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4" style:family="table-cell" style:parent-style-name="Default" style:data-style-name="N11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596" style:family="table-cell" style:parent-style-name="Default" style:data-style-name="N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9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51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number-columns-repeated="51" table:default-cell-style-name="ce5"/>
        <table:table-row table:style-name="ro1">
          <table:table-cell table:style-name="ce6" table:formula="of:=[.A2]-1" office:value-type="date" office:date-value="2018-03-26" calcext:value-type="date">
            <text:p>26-Mar-18</text:p>
          </table:table-cell>
          <table:table-cell table:style-name="Default" office:value-type="string" calcext:value-type="string">
            <text:p>DWP</text:p>
          </table:table-cell>
          <table:table-cell table:style-name="Default" office:value-type="string" calcext:value-type="string">
            <text:p>Prudential</text:p>
          </table:table-cell>
          <table:table-cell table:style-name="Default" office:value-type="string" calcext:value-type="string">
            <text:p>M&amp;G Ghyb Ster X in</text:p>
          </table:table-cell>
          <table:table-cell table:style-name="Default" office:value-type="string" calcext:value-type="string">
            <text:p>M&amp;G Corp Bond Ster</text:p>
          </table:table-cell>
          <table:table-cell table:style-name="Default" office:value-type="string" calcext:value-type="string">
            <text:p>Aviva Life</text:p>
          </table:table-cell>
          <table:table-cell table:style-name="Default" office:value-type="string" calcext:value-type="string">
            <text:p>SAGA Dividend</text:p>
          </table:table-cell>
          <table:table-cell table:number-columns-repeated="3" table:style-name="Default" office:value-type="string" calcext:value-type="string">
            <text:p>Invesco Inc &amp; Grow</text:p>
          </table:table-cell>
          <table:table-cell office:value-type="string" calcext:value-type="string">
            <text:p>HMRC</text:p>
          </table:table-cell>
          <table:table-cell table:number-columns-repeated="53"/>
        </table:table-row>
        <table:table-row table:style-name="ro1">
          <table:table-cell table:style-name="ce6" table:formula="of:=[.A3]-1" office:value-type="date" office:date-value="2018-03-27" calcext:value-type="date">
            <text:p>27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4]-1" office:value-type="date" office:date-value="2018-03-28" calcext:value-type="date">
            <text:p>28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5]-1" office:value-type="date" office:date-value="2018-03-29" calcext:value-type="date">
            <text:p>29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6]-1" office:value-type="date" office:date-value="2018-03-30" calcext:value-type="date">
            <text:p>30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6" table:formula="of:=[.A7]-1" office:value-type="date" office:date-value="2018-03-31" calcext:value-type="date">
            <text:p>31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6" office:value-type="date" office:date-value="2018-04-01" calcext:value-type="date">
            <text:p>01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7]+1" office:value-type="date" office:date-value="2018-04-02" calcext:value-type="date">
            <text:p>02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8]+1" office:value-type="date" office:date-value="2018-04-03" calcext:value-type="date">
            <text:p>03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9]+1" office:value-type="date" office:date-value="2018-04-04" calcext:value-type="date">
            <text:p>04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10]+1" office:value-type="date" office:date-value="2018-04-05" calcext:value-type="date">
            <text:p>05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]+1" office:value-type="date" office:date-value="2018-04-06" calcext:value-type="date">
            <text:p>06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2]+1" office:value-type="date" office:date-value="2018-04-07" calcext:value-type="date">
            <text:p>07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3]+1" office:value-type="date" office:date-value="2018-04-08" calcext:value-type="date">
            <text:p>08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]+1" office:value-type="date" office:date-value="2018-04-09" calcext:value-type="date">
            <text:p>09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]+1" office:value-type="date" office:date-value="2018-04-10" calcext:value-type="date">
            <text:p>10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]+1" office:value-type="date" office:date-value="2018-04-11" calcext:value-type="date">
            <text:p>11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]+1" office:value-type="date" office:date-value="2018-04-12" calcext:value-type="date">
            <text:p>12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]+1" office:value-type="date" office:date-value="2018-04-13" calcext:value-type="date">
            <text:p>13-Apr-18</text:p>
          </table:table-cell>
          <table:table-cell table:style-name="Default" office:value-type="float" office:value="818.11" calcext:value-type="float">
            <text:p>818.11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19]+1" office:value-type="date" office:date-value="2018-04-14" calcext:value-type="date">
            <text:p>14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]+1" office:value-type="date" office:date-value="2018-04-15" calcext:value-type="date">
            <text:p>15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]+1" office:value-type="date" office:date-value="2018-04-16" calcext:value-type="date">
            <text:p>16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]+1" office:value-type="date" office:date-value="2018-04-17" calcext:value-type="date">
            <text:p>17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]+1" office:value-type="date" office:date-value="2018-04-18" calcext:value-type="date">
            <text:p>18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]+1" office:value-type="date" office:date-value="2018-04-19" calcext:value-type="date">
            <text:p>19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]+1" office:value-type="date" office:date-value="2018-04-20" calcext:value-type="date">
            <text:p>20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6]+1" office:value-type="date" office:date-value="2018-04-21" calcext:value-type="date">
            <text:p>21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7]+1" office:value-type="date" office:date-value="2018-04-22" calcext:value-type="date">
            <text:p>22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]+1" office:value-type="date" office:date-value="2018-04-23" calcext:value-type="date">
            <text:p>23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]+1" office:value-type="date" office:date-value="2018-04-24" calcext:value-type="date">
            <text:p>24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]+1" office:value-type="date" office:date-value="2018-04-25" calcext:value-type="date">
            <text:p>25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]+1" office:value-type="date" office:date-value="2018-04-26" calcext:value-type="date">
            <text:p>26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]+1" office:value-type="date" office:date-value="2018-04-27" calcext:value-type="date">
            <text:p>27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3]+1" office:value-type="date" office:date-value="2018-04-28" calcext:value-type="date">
            <text:p>28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]+1" office:value-type="date" office:date-value="2018-04-29" calcext:value-type="date">
            <text:p>29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]+1" office:value-type="date" office:date-value="2018-04-30" calcext:value-type="date">
            <text:p>30-Apr-18</text:p>
          </table:table-cell>
          <table:table-cell table:style-name="Default"/>
          <table:table-cell table:style-name="Default" office:value-type="float" office:value="1739.9" calcext:value-type="float">
            <text:p>1739.9</text:p>
          </table:table-cell>
          <table:table-cell table:style-name="Default" office:value-type="float" office:value="24.7" calcext:value-type="float">
            <text:p>24.7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36]+1" office:value-type="date" office:date-value="2018-05-01" calcext:value-type="date">
            <text:p>01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7]+1" office:value-type="date" office:date-value="2018-05-02" calcext:value-type="date">
            <text:p>02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8]+1" office:value-type="date" office:date-value="2018-05-03" calcext:value-type="date">
            <text:p>03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9]+1" office:value-type="date" office:date-value="2018-05-04" calcext:value-type="date">
            <text:p>04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40]+1" office:value-type="date" office:date-value="2018-05-05" calcext:value-type="date">
            <text:p>05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41]+1" office:value-type="date" office:date-value="2018-05-06" calcext:value-type="date">
            <text:p>06-May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42]+1" office:value-type="date" office:date-value="2018-05-07" calcext:value-type="date">
            <text:p>07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3]+1" office:value-type="date" office:date-value="2018-05-08" calcext:value-type="date">
            <text:p>08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4]+1" office:value-type="date" office:date-value="2018-05-09" calcext:value-type="date">
            <text:p>09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5]+1" office:value-type="date" office:date-value="2018-05-10" calcext:value-type="date">
            <text:p>10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6]+1" office:value-type="date" office:date-value="2018-05-11" calcext:value-type="date">
            <text:p>11-May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47]+1" office:value-type="date" office:date-value="2018-05-12" calcext:value-type="date">
            <text:p>12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48]+1" office:value-type="date" office:date-value="2018-05-13" calcext:value-type="date">
            <text:p>13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9]+1" office:value-type="date" office:date-value="2018-05-14" calcext:value-type="date">
            <text:p>14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0]+1" office:value-type="date" office:date-value="2018-05-15" calcext:value-type="date">
            <text:p>15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1]+1" office:value-type="date" office:date-value="2018-05-16" calcext:value-type="date">
            <text:p>16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2]+1" office:value-type="date" office:date-value="2018-05-17" calcext:value-type="date">
            <text:p>17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3]+1" office:value-type="date" office:date-value="2018-05-18" calcext:value-type="date">
            <text:p>18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54]+1" office:value-type="date" office:date-value="2018-05-19" calcext:value-type="date">
            <text:p>19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55]+1" office:value-type="date" office:date-value="2018-05-20" calcext:value-type="date">
            <text:p>20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6]+1" office:value-type="date" office:date-value="2018-05-21" calcext:value-type="date">
            <text:p>21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7]+1" office:value-type="date" office:date-value="2018-05-22" calcext:value-type="date">
            <text:p>22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8]+1" office:value-type="date" office:date-value="2018-05-23" calcext:value-type="date">
            <text:p>23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9]+1" office:value-type="date" office:date-value="2018-05-24" calcext:value-type="date">
            <text:p>24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60]+1" office:value-type="date" office:date-value="2018-05-25" calcext:value-type="date">
            <text:p>25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61]+1" office:value-type="date" office:date-value="2018-05-26" calcext:value-type="date">
            <text:p>26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62]+1" office:value-type="date" office:date-value="2018-05-27" calcext:value-type="date">
            <text:p>27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63]+1" office:value-type="date" office:date-value="2018-05-28" calcext:value-type="date">
            <text:p>28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64]+1" office:value-type="date" office:date-value="2018-05-29" calcext:value-type="date">
            <text:p>29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65]+1" office:value-type="date" office:date-value="2018-05-30" calcext:value-type="date">
            <text:p>30-May-18</text:p>
          </table:table-cell>
          <table:table-cell table:style-name="Default"/>
          <table:table-cell table:style-name="Default" office:value-type="float" office:value="1740.11" calcext:value-type="float">
            <text:p>1740.11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66]+1" office:value-type="date" office:date-value="2018-05-31" calcext:value-type="date">
            <text:p>31-May-18</text:p>
          </table:table-cell>
          <table:table-cell table:style-name="Default" table:number-columns-repeated="2"/>
          <table:table-cell table:style-name="Default" office:value-type="float" office:value="28.27" calcext:value-type="float">
            <text:p>28.27</text:p>
          </table:table-cell>
          <table:table-cell table:style-name="Default" office:value-type="float" office:value="90.97" calcext:value-type="float">
            <text:p>90.97</text:p>
          </table:table-cell>
          <table:table-cell table:style-name="Default" table:number-columns-repeated="5"/>
          <table:table-cell table:number-columns-repeated="54"/>
        </table:table-row>
        <table:table-row table:style-name="ro1">
          <table:table-cell table:style-name="ce37" table:formula="of:=[.A67]+1" office:value-type="date" office:date-value="2018-06-01" calcext:value-type="date">
            <text:p>01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68]+1" office:value-type="date" office:date-value="2018-06-02" calcext:value-type="date">
            <text:p>02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69]+1" office:value-type="date" office:date-value="2018-06-03" calcext:value-type="date">
            <text:p>03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0]+1" office:value-type="date" office:date-value="2018-06-04" calcext:value-type="date">
            <text:p>04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1]+1" office:value-type="date" office:date-value="2018-06-05" calcext:value-type="date">
            <text:p>05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2]+1" office:value-type="date" office:date-value="2018-06-06" calcext:value-type="date">
            <text:p>06-Jun-18</text:p>
          </table:table-cell>
          <table:table-cell table:style-name="Default" table:number-columns-repeated="4"/>
          <table:table-cell table:style-name="Default" office:value-type="float" office:value="125" calcext:value-type="float">
            <text:p>125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73]+1" office:value-type="date" office:date-value="2018-06-07" calcext:value-type="date">
            <text:p>07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4]+1" office:value-type="date" office:date-value="2018-06-08" calcext:value-type="date">
            <text:p>08-Jun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75]+1" office:value-type="date" office:date-value="2018-06-09" calcext:value-type="date">
            <text:p>09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76]+1" office:value-type="date" office:date-value="2018-06-10" calcext:value-type="date">
            <text:p>10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7]+1" office:value-type="date" office:date-value="2018-06-11" calcext:value-type="date">
            <text:p>11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8]+1" office:value-type="date" office:date-value="2018-06-12" calcext:value-type="date">
            <text:p>12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9]+1" office:value-type="date" office:date-value="2018-06-13" calcext:value-type="date">
            <text:p>13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0]+1" office:value-type="date" office:date-value="2018-06-14" calcext:value-type="date">
            <text:p>14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1]+1" office:value-type="date" office:date-value="2018-06-15" calcext:value-type="date">
            <text:p>15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82]+1" office:value-type="date" office:date-value="2018-06-16" calcext:value-type="date">
            <text:p>16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83]+1" office:value-type="date" office:date-value="2018-06-17" calcext:value-type="date">
            <text:p>17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4]+1" office:value-type="date" office:date-value="2018-06-18" calcext:value-type="date">
            <text:p>18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5]+1" office:value-type="date" office:date-value="2018-06-19" calcext:value-type="date">
            <text:p>19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6]+1" office:value-type="date" office:date-value="2018-06-20" calcext:value-type="date">
            <text:p>20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7]+1" office:value-type="date" office:date-value="2018-06-21" calcext:value-type="date">
            <text:p>21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8]+1" office:value-type="date" office:date-value="2018-06-22" calcext:value-type="date">
            <text:p>22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89]+1" office:value-type="date" office:date-value="2018-06-23" calcext:value-type="date">
            <text:p>23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90]+1" office:value-type="date" office:date-value="2018-06-24" calcext:value-type="date">
            <text:p>24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1]+1" office:value-type="date" office:date-value="2018-06-25" calcext:value-type="date">
            <text:p>25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2]+1" office:value-type="date" office:date-value="2018-06-26" calcext:value-type="date">
            <text:p>26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3]+1" office:value-type="date" office:date-value="2018-06-27" calcext:value-type="date">
            <text:p>27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4]+1" office:value-type="date" office:date-value="2018-06-28" calcext:value-type="date">
            <text:p>28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5]+1" office:value-type="date" office:date-value="2018-06-29" calcext:value-type="date">
            <text:p>29-Jun-18</text:p>
          </table:table-cell>
          <table:table-cell table:style-name="Default"/>
          <table:table-cell table:style-name="Default" office:value-type="float" office:value="1740.11" calcext:value-type="float">
            <text:p>1740.11</text:p>
          </table:table-cell>
          <table:table-cell table:style-name="Default" office:value-type="float" office:value="29.63" calcext:value-type="float">
            <text:p>29.63</text:p>
          </table:table-cell>
          <table:table-cell table:style-name="Default" table:number-columns-repeated="2"/>
          <table:table-cell table:style-name="Default" office:value-type="float" office:value="54.48" calcext:value-type="float">
            <text:p>54.48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52" table:formula="of:=[.A96]+1" office:value-type="date" office:date-value="2018-06-30" calcext:value-type="date">
            <text:p>30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97]+1" office:value-type="date" office:date-value="2018-07-01" calcext:value-type="date">
            <text:p>01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8]+1" office:value-type="date" office:date-value="2018-07-02" calcext:value-type="date">
            <text:p>02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9]+1" office:value-type="date" office:date-value="2018-07-03" calcext:value-type="date">
            <text:p>03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0]+1" office:value-type="date" office:date-value="2018-07-04" calcext:value-type="date">
            <text:p>04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1]+1" office:value-type="date" office:date-value="2018-07-05" calcext:value-type="date">
            <text:p>05-Jul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102]+1" office:value-type="date" office:date-value="2018-07-06" calcext:value-type="date">
            <text:p>06-Jul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103]+1" office:value-type="date" office:date-value="2018-07-07" calcext:value-type="date">
            <text:p>07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04]+1" office:value-type="date" office:date-value="2018-07-08" calcext:value-type="date">
            <text:p>08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5]+1" office:value-type="date" office:date-value="2018-07-09" calcext:value-type="date">
            <text:p>09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6]+1" office:value-type="date" office:date-value="2018-07-10" calcext:value-type="date">
            <text:p>10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7]+1" office:value-type="date" office:date-value="2018-07-11" calcext:value-type="date">
            <text:p>11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8]+1" office:value-type="date" office:date-value="2018-07-12" calcext:value-type="date">
            <text:p>12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9]+1" office:value-type="date" office:date-value="2018-07-13" calcext:value-type="date">
            <text:p>13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10]+1" office:value-type="date" office:date-value="2018-07-14" calcext:value-type="date">
            <text:p>14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11]+1" office:value-type="date" office:date-value="2018-07-15" calcext:value-type="date">
            <text:p>15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2]+1" office:value-type="date" office:date-value="2018-07-16" calcext:value-type="date">
            <text:p>16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3]+1" office:value-type="date" office:date-value="2018-07-17" calcext:value-type="date">
            <text:p>17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4]+1" office:value-type="date" office:date-value="2018-07-18" calcext:value-type="date">
            <text:p>18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5]+1" office:value-type="date" office:date-value="2018-07-19" calcext:value-type="date">
            <text:p>19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6]+1" office:value-type="date" office:date-value="2018-07-20" calcext:value-type="date">
            <text:p>20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17]+1" office:value-type="date" office:date-value="2018-07-21" calcext:value-type="date">
            <text:p>21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18]+1" office:value-type="date" office:date-value="2018-07-22" calcext:value-type="date">
            <text:p>22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9]+1" office:value-type="date" office:date-value="2018-07-23" calcext:value-type="date">
            <text:p>23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0]+1" office:value-type="date" office:date-value="2018-07-24" calcext:value-type="date">
            <text:p>24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1]+1" office:value-type="date" office:date-value="2018-07-25" calcext:value-type="date">
            <text:p>25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2]+1" office:value-type="date" office:date-value="2018-07-26" calcext:value-type="date">
            <text:p>26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3]+1" office:value-type="date" office:date-value="2018-07-27" calcext:value-type="date">
            <text:p>27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24]+1" office:value-type="date" office:date-value="2018-07-28" calcext:value-type="date">
            <text:p>28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25]+1" office:value-type="date" office:date-value="2018-07-29" calcext:value-type="date">
            <text:p>29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6]+1" office:value-type="date" office:date-value="2018-07-30" calcext:value-type="date">
            <text:p>30-Jul-18</text:p>
          </table:table-cell>
          <table:table-cell table:style-name="Default"/>
          <table:table-cell table:style-name="Default" office:value-type="float" office:value="1740.11" calcext:value-type="float">
            <text:p>1740.11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127]+1" office:value-type="date" office:date-value="2018-07-31" calcext:value-type="date">
            <text:p>31-Jul-18</text:p>
          </table:table-cell>
          <table:table-cell table:style-name="Default" table:number-columns-repeated="2"/>
          <table:table-cell table:style-name="Default" office:value-type="float" office:value="25.71" calcext:value-type="float">
            <text:p>25.71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128]+1" office:value-type="date" office:date-value="2018-08-01" calcext:value-type="date">
            <text:p>01-Aug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129]+1" office:value-type="date" office:date-value="2018-08-02" calcext:value-type="date">
            <text:p>02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0]+1" office:value-type="date" office:date-value="2018-08-03" calcext:value-type="date">
            <text:p>03-Aug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131]+1" office:value-type="date" office:date-value="2018-08-04" calcext:value-type="date">
            <text:p>04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32]+1" office:value-type="date" office:date-value="2018-08-05" calcext:value-type="date">
            <text:p>05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3]+1" office:value-type="date" office:date-value="2018-08-06" calcext:value-type="date">
            <text:p>06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4]+1" office:value-type="date" office:date-value="2018-08-07" calcext:value-type="date">
            <text:p>07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5]+1" office:value-type="date" office:date-value="2018-08-08" calcext:value-type="date">
            <text:p>08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6]+1" office:value-type="date" office:date-value="2018-08-09" calcext:value-type="date">
            <text:p>09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7]+1" office:value-type="date" office:date-value="2018-08-10" calcext:value-type="date">
            <text:p>10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38]+1" office:value-type="date" office:date-value="2018-08-11" calcext:value-type="date">
            <text:p>11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39]+1" office:value-type="date" office:date-value="2018-08-12" calcext:value-type="date">
            <text:p>12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0]+1" office:value-type="date" office:date-value="2018-08-13" calcext:value-type="date">
            <text:p>13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1]+1" office:value-type="date" office:date-value="2018-08-14" calcext:value-type="date">
            <text:p>14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2]+1" office:value-type="date" office:date-value="2018-08-15" calcext:value-type="date">
            <text:p>15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3]+1" office:value-type="date" office:date-value="2018-08-16" calcext:value-type="date">
            <text:p>16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4]+1" office:value-type="date" office:date-value="2018-08-17" calcext:value-type="date">
            <text:p>17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45]+1" office:value-type="date" office:date-value="2018-08-18" calcext:value-type="date">
            <text:p>18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46]+1" office:value-type="date" office:date-value="2018-08-19" calcext:value-type="date">
            <text:p>19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7]+1" office:value-type="date" office:date-value="2018-08-20" calcext:value-type="date">
            <text:p>20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8]+1" office:value-type="date" office:date-value="2018-08-21" calcext:value-type="date">
            <text:p>21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9]+1" office:value-type="date" office:date-value="2018-08-22" calcext:value-type="date">
            <text:p>22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0]+1" office:value-type="date" office:date-value="2018-08-23" calcext:value-type="date">
            <text:p>23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1]+1" office:value-type="date" office:date-value="2018-08-24" calcext:value-type="date">
            <text:p>24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52]+1" office:value-type="date" office:date-value="2018-08-25" calcext:value-type="date">
            <text:p>25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53]+1" office:value-type="date" office:date-value="2018-08-26" calcext:value-type="date">
            <text:p>26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4]+1" office:value-type="date" office:date-value="2018-08-27" calcext:value-type="date">
            <text:p>27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5]+1" office:value-type="date" office:date-value="2018-08-28" calcext:value-type="date">
            <text:p>28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6]+1" office:value-type="date" office:date-value="2018-08-29" calcext:value-type="date">
            <text:p>29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7]+1" office:value-type="date" office:date-value="2018-08-30" calcext:value-type="date">
            <text:p>30-Aug-18</text:p>
          </table:table-cell>
          <table:table-cell table:style-name="Default"/>
          <table:table-cell table:style-name="Default" office:value-type="float" office:value="1740.11" calcext:value-type="float">
            <text:p>1740.11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158]+1" office:value-type="date" office:date-value="2018-08-31" calcext:value-type="date">
            <text:p>31-Aug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/>
          <table:table-cell table:style-name="Default" office:value-type="float" office:value="28.39" calcext:value-type="float">
            <text:p>28.39</text:p>
          </table:table-cell>
          <table:table-cell table:style-name="Default" office:value-type="float" office:value="93.34" calcext:value-type="float">
            <text:p>93.34</text:p>
          </table:table-cell>
          <table:table-cell table:style-name="Default" table:number-columns-repeated="2"/>
          <table:table-cell table:style-name="Default" office:value-type="float" office:value="29.29" calcext:value-type="float">
            <text:p>29.29</text:p>
          </table:table-cell>
          <table:table-cell table:style-name="Default" office:value-type="float" office:value="221.75" calcext:value-type="float">
            <text:p>221.75</text:p>
          </table:table-cell>
          <table:table-cell table:style-name="Default" office:value-type="float" office:value="272.87" calcext:value-type="float">
            <text:p>272.87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52" table:formula="of:=[.A159]+1" office:value-type="date" office:date-value="2018-09-01" calcext:value-type="date">
            <text:p>01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60]+1" office:value-type="date" office:date-value="2018-09-02" calcext:value-type="date">
            <text:p>02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1]+1" office:value-type="date" office:date-value="2018-09-03" calcext:value-type="date">
            <text:p>03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2]+1" office:value-type="date" office:date-value="2018-09-04" calcext:value-type="date">
            <text:p>04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3]+1" office:value-type="date" office:date-value="2018-09-05" calcext:value-type="date">
            <text:p>05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4]+1" office:value-type="date" office:date-value="2018-09-06" calcext:value-type="date">
            <text:p>06-Sep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165]+1" office:value-type="date" office:date-value="2018-09-07" calcext:value-type="date">
            <text:p>07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66]+1" office:value-type="date" office:date-value="2018-09-08" calcext:value-type="date">
            <text:p>08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67]+1" office:value-type="date" office:date-value="2018-09-09" calcext:value-type="date">
            <text:p>09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8]+1" office:value-type="date" office:date-value="2018-09-10" calcext:value-type="date">
            <text:p>10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9]+1" office:value-type="date" office:date-value="2018-09-11" calcext:value-type="date">
            <text:p>11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0]+1" office:value-type="date" office:date-value="2018-09-12" calcext:value-type="date">
            <text:p>12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1]+1" office:value-type="date" office:date-value="2018-09-13" calcext:value-type="date">
            <text:p>13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2]+1" office:value-type="date" office:date-value="2018-09-14" calcext:value-type="date">
            <text:p>14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73]+1" office:value-type="date" office:date-value="2018-09-15" calcext:value-type="date">
            <text:p>15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74]+1" office:value-type="date" office:date-value="2018-09-16" calcext:value-type="date">
            <text:p>16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5]+1" office:value-type="date" office:date-value="2018-09-17" calcext:value-type="date">
            <text:p>17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6]+1" office:value-type="date" office:date-value="2018-09-18" calcext:value-type="date">
            <text:p>18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7]+1" office:value-type="date" office:date-value="2018-09-19" calcext:value-type="date">
            <text:p>19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8]+1" office:value-type="date" office:date-value="2018-09-20" calcext:value-type="date">
            <text:p>20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9]+1" office:value-type="date" office:date-value="2018-09-21" calcext:value-type="date">
            <text:p>21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80]+1" office:value-type="date" office:date-value="2018-09-22" calcext:value-type="date">
            <text:p>22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81]+1" office:value-type="date" office:date-value="2018-09-23" calcext:value-type="date">
            <text:p>23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2]+1" office:value-type="date" office:date-value="2018-09-24" calcext:value-type="date">
            <text:p>24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3]+1" office:value-type="date" office:date-value="2018-09-25" calcext:value-type="date">
            <text:p>25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4]+1" office:value-type="date" office:date-value="2018-09-26" calcext:value-type="date">
            <text:p>26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5]+1" office:value-type="date" office:date-value="2018-09-27" calcext:value-type="date">
            <text:p>27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6]+1" office:value-type="date" office:date-value="2018-09-28" calcext:value-type="date">
            <text:p>28-Sep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office:value-type="float" office:value="1740.11" calcext:value-type="float">
            <text:p>1740.11</text:p>
          </table:table-cell>
          <table:table-cell table:style-name="Default" office:value-type="float" office:value="27.74" calcext:value-type="float">
            <text:p>27.74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52" table:formula="of:=[.A187]+1" office:value-type="date" office:date-value="2018-09-29" calcext:value-type="date">
            <text:p>29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88]+1" office:value-type="date" office:date-value="2018-09-30" calcext:value-type="date">
            <text:p>30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9]+1" office:value-type="date" office:date-value="2018-10-01" calcext:value-type="date">
            <text:p>01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0]+1" office:value-type="date" office:date-value="2018-10-02" calcext:value-type="date">
            <text:p>02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1]+1" office:value-type="date" office:date-value="2018-10-03" calcext:value-type="date">
            <text:p>03-Oct-18</text:p>
          </table:table-cell>
          <table:table-cell table:style-name="Default"/>
          <table:table-cell table:style-name="Default" office:value-type="float" office:value="1250" calcext:value-type="float">
            <text:p>1250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192]+1" office:value-type="date" office:date-value="2018-10-04" calcext:value-type="date">
            <text:p>04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3]+1" office:value-type="date" office:date-value="2018-10-05" calcext:value-type="date">
            <text:p>05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94]+1" office:value-type="date" office:date-value="2018-10-06" calcext:value-type="date">
            <text:p>06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95]+1" office:value-type="date" office:date-value="2018-10-07" calcext:value-type="date">
            <text:p>07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6]+1" office:value-type="date" office:date-value="2018-10-08" calcext:value-type="date">
            <text:p>08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7]+1" office:value-type="date" office:date-value="2018-10-09" calcext:value-type="date">
            <text:p>09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8]+1" office:value-type="date" office:date-value="2018-10-10" calcext:value-type="date">
            <text:p>10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9]+1" office:value-type="date" office:date-value="2018-10-11" calcext:value-type="date">
            <text:p>11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0]+1" office:value-type="date" office:date-value="2018-10-12" calcext:value-type="date">
            <text:p>12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1]+1" office:value-type="date" office:date-value="2018-10-13" calcext:value-type="date">
            <text:p>13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2]+1" office:value-type="date" office:date-value="2018-10-14" calcext:value-type="date">
            <text:p>14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3]+1" office:value-type="date" office:date-value="2018-10-15" calcext:value-type="date">
            <text:p>15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4]+1" office:value-type="date" office:date-value="2018-10-16" calcext:value-type="date">
            <text:p>16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5]+1" office:value-type="date" office:date-value="2018-10-17" calcext:value-type="date">
            <text:p>17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6]+1" office:value-type="date" office:date-value="2018-10-18" calcext:value-type="date">
            <text:p>18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7]+1" office:value-type="date" office:date-value="2018-10-19" calcext:value-type="date">
            <text:p>19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8]+1" office:value-type="date" office:date-value="2018-10-20" calcext:value-type="date">
            <text:p>20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9]+1" office:value-type="date" office:date-value="2018-10-21" calcext:value-type="date">
            <text:p>21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0]+1" office:value-type="date" office:date-value="2018-10-22" calcext:value-type="date">
            <text:p>22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1]+1" office:value-type="date" office:date-value="2018-10-23" calcext:value-type="date">
            <text:p>23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2]+1" office:value-type="date" office:date-value="2018-10-24" calcext:value-type="date">
            <text:p>24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3]+1" office:value-type="date" office:date-value="2018-10-25" calcext:value-type="date">
            <text:p>25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4]+1" office:value-type="date" office:date-value="2018-10-26" calcext:value-type="date">
            <text:p>26-Oct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215]+1" office:value-type="date" office:date-value="2018-10-27" calcext:value-type="date">
            <text:p>27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16]+1" office:value-type="date" office:date-value="2018-10-28" calcext:value-type="date">
            <text:p>28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7]+1" office:value-type="date" office:date-value="2018-10-29" calcext:value-type="date">
            <text:p>29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8]+1" office:value-type="date" office:date-value="2018-10-30" calcext:value-type="date">
            <text:p>30-Oct-18</text:p>
          </table:table-cell>
          <table:table-cell table:style-name="Default"/>
          <table:table-cell table:style-name="Default" office:value-type="float" office:value="1739.91" calcext:value-type="float">
            <text:p>1739.91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219]+1" office:value-type="date" office:date-value="2018-10-31" calcext:value-type="date">
            <text:p>31-Oct-18</text:p>
          </table:table-cell>
          <table:table-cell table:style-name="Default" table:number-columns-repeated="2"/>
          <table:table-cell table:style-name="Default" office:value-type="float" office:value="23.5" calcext:value-type="float">
            <text:p>23.5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220]+1" office:value-type="date" office:date-value="2018-11-01" calcext:value-type="date">
            <text:p>01-Nov-18</text:p>
          </table:table-cell>
          <table:table-cell table:style-name="Default"/>
          <table:table-cell table:style-name="Default" office:value-type="float" office:value="39.02" calcext:value-type="float">
            <text:p>39.02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221]+1" office:value-type="date" office:date-value="2018-11-02" calcext:value-type="date">
            <text:p>02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22]+1" office:value-type="date" office:date-value="2018-11-03" calcext:value-type="date">
            <text:p>03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23]+1" office:value-type="date" office:date-value="2018-11-04" calcext:value-type="date">
            <text:p>04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4]+1" office:value-type="date" office:date-value="2018-11-05" calcext:value-type="date">
            <text:p>05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5]+1" office:value-type="date" office:date-value="2018-11-06" calcext:value-type="date">
            <text:p>06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6]+1" office:value-type="date" office:date-value="2018-11-07" calcext:value-type="date">
            <text:p>07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7]+1" office:value-type="date" office:date-value="2018-11-08" calcext:value-type="date">
            <text:p>08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8]+1" office:value-type="date" office:date-value="2018-11-09" calcext:value-type="date">
            <text:p>09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29]+1" office:value-type="date" office:date-value="2018-11-10" calcext:value-type="date">
            <text:p>10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30]+1" office:value-type="date" office:date-value="2018-11-11" calcext:value-type="date">
            <text:p>11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1]+1" office:value-type="date" office:date-value="2018-11-12" calcext:value-type="date">
            <text:p>12-Nov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232]+1" office:value-type="date" office:date-value="2018-11-13" calcext:value-type="date">
            <text:p>13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3]+1" office:value-type="date" office:date-value="2018-11-14" calcext:value-type="date">
            <text:p>14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4]+1" office:value-type="date" office:date-value="2018-11-15" calcext:value-type="date">
            <text:p>15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5]+1" office:value-type="date" office:date-value="2018-11-16" calcext:value-type="date">
            <text:p>16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122" table:formula="of:=[.A236]+1" office:value-type="date" office:date-value="2018-11-17" calcext:value-type="date">
            <text:p>17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122" table:formula="of:=[.A237]+1" office:value-type="date" office:date-value="2018-11-18" calcext:value-type="date">
            <text:p>18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8]+1" office:value-type="date" office:date-value="2018-11-19" calcext:value-type="date">
            <text:p>19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9]+1" office:value-type="date" office:date-value="2018-11-20" calcext:value-type="date">
            <text:p>20-Nov-18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37" table:formula="of:=[.A240]+1" office:value-type="date" office:date-value="2018-11-21" calcext:value-type="date">
            <text:p>21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1]+1" office:value-type="date" office:date-value="2018-11-22" calcext:value-type="date">
            <text:p>22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2]+1" office:value-type="date" office:date-value="2018-11-23" calcext:value-type="date">
            <text:p>23-Nov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4"/>
          <table:table-cell table:style-name="Default" office:value-type="float" office:value="27.24" calcext:value-type="float">
            <text:p>27.24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52" table:formula="of:=[.A243]+1" office:value-type="date" office:date-value="2018-11-24" calcext:value-type="date">
            <text:p>24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44]+1" office:value-type="date" office:date-value="2018-11-25" calcext:value-type="date">
            <text:p>25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5]+1" office:value-type="date" office:date-value="2018-11-26" calcext:value-type="date">
            <text:p>26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6]+1" office:value-type="date" office:date-value="2018-11-27" calcext:value-type="date">
            <text:p>27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7]+1" office:value-type="date" office:date-value="2018-11-28" calcext:value-type="date">
            <text:p>28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8]+1" office:value-type="date" office:date-value="2018-11-29" calcext:value-type="date">
            <text:p>29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9]+1" office:value-type="date" office:date-value="2018-11-30" calcext:value-type="date">
            <text:p>30-Nov-18</text:p>
          </table:table-cell>
          <table:table-cell table:style-name="Default"/>
          <table:table-cell table:style-name="Default" office:value-type="float" office:value="1780.94" calcext:value-type="float">
            <text:p>1780.94</text:p>
          </table:table-cell>
          <table:table-cell table:style-name="Default" office:value-type="float" office:value="30.07" calcext:value-type="float">
            <text:p>30.07</text:p>
          </table:table-cell>
          <table:table-cell table:style-name="Default" office:value-type="float" office:value="87.32" calcext:value-type="float">
            <text:p>87.32</text:p>
          </table:table-cell>
          <table:table-cell table:style-name="Default" table:number-columns-repeated="5"/>
          <table:table-cell table:number-columns-repeated="54"/>
        </table:table-row>
        <table:table-row table:style-name="ro1">
          <table:table-cell table:style-name="ce52" table:formula="of:=[.A250]+1" office:value-type="date" office:date-value="2018-12-01" calcext:value-type="date">
            <text:p>01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51]+1" office:value-type="date" office:date-value="2018-12-02" calcext:value-type="date">
            <text:p>02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2]+1" office:value-type="date" office:date-value="2018-12-03" calcext:value-type="date">
            <text:p>03-Dec-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37" table:formula="of:=[.A253]+1" office:value-type="date" office:date-value="2018-12-04" calcext:value-type="date">
            <text:p>04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4]+1" office:value-type="date" office:date-value="2018-12-05" calcext:value-type="date">
            <text:p>05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5]+1" office:value-type="date" office:date-value="2018-12-06" calcext:value-type="date">
            <text:p>06-Dec-18</text:p>
          </table:table-cell>
          <table:table-cell table:style-name="Default" table:number-columns-repeated="4"/>
          <table:table-cell table:style-name="Default" office:value-type="float" office:value="125" calcext:value-type="float">
            <text:p>125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256]+1" office:value-type="date" office:date-value="2018-12-07" calcext:value-type="date">
            <text:p>07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57]+1" office:value-type="date" office:date-value="2018-12-08" calcext:value-type="date">
            <text:p>08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58]+1" office:value-type="date" office:date-value="2018-12-09" calcext:value-type="date">
            <text:p>09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9]+1" office:value-type="date" office:date-value="2018-12-10" calcext:value-type="date">
            <text:p>10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0]+1" office:value-type="date" office:date-value="2018-12-11" calcext:value-type="date">
            <text:p>11-Dec-18</text:p>
          </table:table-cell>
          <table:table-cell table:style-name="Default"/>
          <table:table-cell table:style-name="Default" office:value-type="float" office:value="33.07" calcext:value-type="float">
            <text:p>33.07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261]+1" office:value-type="date" office:date-value="2018-12-12" calcext:value-type="date">
            <text:p>12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2]+1" office:value-type="date" office:date-value="2018-12-13" calcext:value-type="date">
            <text:p>13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3]+1" office:value-type="date" office:date-value="2018-12-14" calcext:value-type="date">
            <text:p>14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64]+1" office:value-type="date" office:date-value="2018-12-15" calcext:value-type="date">
            <text:p>15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65]+1" office:value-type="date" office:date-value="2018-12-16" calcext:value-type="date">
            <text:p>16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6]+1" office:value-type="date" office:date-value="2018-12-17" calcext:value-type="date">
            <text:p>17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7]+1" office:value-type="date" office:date-value="2018-12-18" calcext:value-type="date">
            <text:p>18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8]+1" office:value-type="date" office:date-value="2018-12-19" calcext:value-type="date">
            <text:p>19-Dec-18</text:p>
          </table:table-cell>
          <table:table-cell table:style-name="Default" table:number-columns-repeated="9"/>
          <table:table-cell table:style-name="Default" office:value-type="float" office:value="133.3" calcext:value-type="float">
            <text:p>133.3</text:p>
          </table:table-cell>
          <table:table-cell table:number-columns-repeated="53"/>
        </table:table-row>
        <table:table-row table:style-name="ro1">
          <table:table-cell table:style-name="ce37" table:formula="of:=[.A269]+1" office:value-type="date" office:date-value="2018-12-20" calcext:value-type="date">
            <text:p>20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0]+1" office:value-type="date" office:date-value="2018-12-21" calcext:value-type="date">
            <text:p>21-Dec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271]+1" office:value-type="date" office:date-value="2018-12-22" calcext:value-type="date">
            <text:p>22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72]+1" office:value-type="date" office:date-value="2018-12-23" calcext:value-type="date">
            <text:p>23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3]+1" office:value-type="date" office:date-value="2018-12-24" calcext:value-type="date">
            <text:p>24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4]+1" office:value-type="date" office:date-value="2018-12-25" calcext:value-type="date">
            <text:p>25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5]+1" office:value-type="date" office:date-value="2018-12-26" calcext:value-type="date">
            <text:p>26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6]+1" office:value-type="date" office:date-value="2018-12-27" calcext:value-type="date">
            <text:p>27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7]+1" office:value-type="date" office:date-value="2018-12-28" calcext:value-type="date">
            <text:p>28-Dec-18</text:p>
          </table:table-cell>
          <table:table-cell table:style-name="Default"/>
          <table:table-cell table:style-name="Default" office:value-type="float" office:value="1790.33" calcext:value-type="float">
            <text:p>1790.33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52" table:formula="of:=[.A278]+1" office:value-type="date" office:date-value="2018-12-29" calcext:value-type="date">
            <text:p>29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79]+1" office:value-type="date" office:date-value="2018-12-30" calcext:value-type="date">
            <text:p>30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0]+1" office:value-type="date" office:date-value="2018-12-31" calcext:value-type="date">
            <text:p>31-Dec-18</text:p>
          </table:table-cell>
          <table:table-cell table:style-name="Default" table:number-columns-repeated="2"/>
          <table:table-cell table:style-name="Default" office:value-type="float" office:value="26.52" calcext:value-type="float">
            <text:p>26.52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281]+1" office:value-type="date" office:date-value="2019-01-01" calcext:value-type="date">
            <text:p>01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2]+1" office:value-type="date" office:date-value="2019-01-02" calcext:value-type="date">
            <text:p>02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3]+1" office:value-type="date" office:date-value="2019-01-03" calcext:value-type="date">
            <text:p>03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4]+1" office:value-type="date" office:date-value="2019-01-04" calcext:value-type="date">
            <text:p>04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85]+1" office:value-type="date" office:date-value="2019-01-05" calcext:value-type="date">
            <text:p>05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86]+1" office:value-type="date" office:date-value="2019-01-06" calcext:value-type="date">
            <text:p>06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7]+1" office:value-type="date" office:date-value="2019-01-07" calcext:value-type="date">
            <text:p>07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8]+1" office:value-type="date" office:date-value="2019-01-08" calcext:value-type="date">
            <text:p>08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9]+1" office:value-type="date" office:date-value="2019-01-09" calcext:value-type="date">
            <text:p>09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0]+1" office:value-type="date" office:date-value="2019-01-10" calcext:value-type="date">
            <text:p>10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1]+1" office:value-type="date" office:date-value="2019-01-11" calcext:value-type="date">
            <text:p>11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92]+1" office:value-type="date" office:date-value="2019-01-12" calcext:value-type="date">
            <text:p>12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93]+1" office:value-type="date" office:date-value="2019-01-13" calcext:value-type="date">
            <text:p>13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4]+1" office:value-type="date" office:date-value="2019-01-14" calcext:value-type="date">
            <text:p>14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5]+1" office:value-type="date" office:date-value="2019-01-15" calcext:value-type="date">
            <text:p>15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6]+1" office:value-type="date" office:date-value="2019-01-16" calcext:value-type="date">
            <text:p>16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7]+1" office:value-type="date" office:date-value="2019-01-17" calcext:value-type="date">
            <text:p>17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8]+1" office:value-type="date" office:date-value="2019-01-18" calcext:value-type="date">
            <text:p>18-Jan-19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299]+1" office:value-type="date" office:date-value="2019-01-19" calcext:value-type="date">
            <text:p>19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00]+1" office:value-type="date" office:date-value="2019-01-20" calcext:value-type="date">
            <text:p>20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1]+1" office:value-type="date" office:date-value="2019-01-21" calcext:value-type="date">
            <text:p>21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2]+1" office:value-type="date" office:date-value="2019-01-22" calcext:value-type="date">
            <text:p>22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3]+1" office:value-type="date" office:date-value="2019-01-23" calcext:value-type="date">
            <text:p>23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4]+1" office:value-type="date" office:date-value="2019-01-24" calcext:value-type="date">
            <text:p>24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5]+1" office:value-type="date" office:date-value="2019-01-25" calcext:value-type="date">
            <text:p>25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06]+1" office:value-type="date" office:date-value="2019-01-26" calcext:value-type="date">
            <text:p>26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07]+1" office:value-type="date" office:date-value="2019-01-27" calcext:value-type="date">
            <text:p>27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8]+1" office:value-type="date" office:date-value="2019-01-28" calcext:value-type="date">
            <text:p>28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9]+1" office:value-type="date" office:date-value="2019-01-29" calcext:value-type="date">
            <text:p>29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0]+1" office:value-type="date" office:date-value="2019-01-30" calcext:value-type="date">
            <text:p>30-Jan-19</text:p>
          </table:table-cell>
          <table:table-cell table:style-name="Default"/>
          <table:table-cell table:style-name="Default" office:value-type="float" office:value="1807.33" calcext:value-type="float">
            <text:p>1807.33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311]+1" office:value-type="date" office:date-value="2019-01-31" calcext:value-type="date">
            <text:p>31-Jan-19</text:p>
          </table:table-cell>
          <table:table-cell table:style-name="Default" table:number-columns-repeated="2"/>
          <table:table-cell table:style-name="Default" office:value-type="float" office:value="27.32" calcext:value-type="float">
            <text:p>27.32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312]+1" office:value-type="date" office:date-value="2019-02-01" calcext:value-type="date">
            <text:p>01-Feb-19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52" table:formula="of:=[.A313]+1" office:value-type="date" office:date-value="2019-02-02" calcext:value-type="date">
            <text:p>02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14]+1" office:value-type="date" office:date-value="2019-02-03" calcext:value-type="date">
            <text:p>03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5]+1" office:value-type="date" office:date-value="2019-02-04" calcext:value-type="date">
            <text:p>04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6]+1" office:value-type="date" office:date-value="2019-02-05" calcext:value-type="date">
            <text:p>05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7]+1" office:value-type="date" office:date-value="2019-02-06" calcext:value-type="date">
            <text:p>06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8]+1" office:value-type="date" office:date-value="2019-02-07" calcext:value-type="date">
            <text:p>07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9]+1" office:value-type="date" office:date-value="2019-02-08" calcext:value-type="date">
            <text:p>08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20]+1" office:value-type="date" office:date-value="2019-02-09" calcext:value-type="date">
            <text:p>09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21]+1" office:value-type="date" office:date-value="2019-02-10" calcext:value-type="date">
            <text:p>10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2]+1" office:value-type="date" office:date-value="2019-02-11" calcext:value-type="date">
            <text:p>11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3]+1" office:value-type="date" office:date-value="2019-02-12" calcext:value-type="date">
            <text:p>12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4]+1" office:value-type="date" office:date-value="2019-02-13" calcext:value-type="date">
            <text:p>13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5]+1" office:value-type="date" office:date-value="2019-02-14" calcext:value-type="date">
            <text:p>14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6]+1" office:value-type="date" office:date-value="2019-02-15" calcext:value-type="date">
            <text:p>15-Feb-19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327]+1" office:value-type="date" office:date-value="2019-02-16" calcext:value-type="date">
            <text:p>16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28]+1" office:value-type="date" office:date-value="2019-02-17" calcext:value-type="date">
            <text:p>17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9]+1" office:value-type="date" office:date-value="2019-02-18" calcext:value-type="date">
            <text:p>18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0]+1" office:value-type="date" office:date-value="2019-02-19" calcext:value-type="date">
            <text:p>19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1]+1" office:value-type="date" office:date-value="2019-02-20" calcext:value-type="date">
            <text:p>20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2]+1" office:value-type="date" office:date-value="2019-02-21" calcext:value-type="date">
            <text:p>21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3]+1" office:value-type="date" office:date-value="2019-02-22" calcext:value-type="date">
            <text:p>22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34]+1" office:value-type="date" office:date-value="2019-02-23" calcext:value-type="date">
            <text:p>23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35]+1" office:value-type="date" office:date-value="2019-02-24" calcext:value-type="date">
            <text:p>24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6]+1" office:value-type="date" office:date-value="2019-02-25" calcext:value-type="date">
            <text:p>25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7]+1" office:value-type="date" office:date-value="2019-02-26" calcext:value-type="date">
            <text:p>26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8]+1" office:value-type="date" office:date-value="2019-02-27" calcext:value-type="date">
            <text:p>27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9]+1" office:value-type="date" office:date-value="2019-02-28" calcext:value-type="date">
            <text:p>28-Feb-19</text:p>
          </table:table-cell>
          <table:table-cell table:style-name="Default"/>
          <table:table-cell table:style-name="Default" office:value-type="float" office:value="1807.13" calcext:value-type="float">
            <text:p>1807.13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92.96" calcext:value-type="float">
            <text:p>92.96</text:p>
          </table:table-cell>
          <table:table-cell table:style-name="Default" table:number-columns-repeated="2"/>
          <table:table-cell table:style-name="Default" office:value-type="float" office:value="25.66" calcext:value-type="float">
            <text:p>25.66</text:p>
          </table:table-cell>
          <table:table-cell table:style-name="Default" office:value-type="float" office:value="194.3" calcext:value-type="float">
            <text:p>194.3</text:p>
          </table:table-cell>
          <table:table-cell table:style-name="Default" office:value-type="float" office:value="263.58" calcext:value-type="float">
            <text:p>263.58</text:p>
          </table:table-cell>
          <table:table-cell table:number-columns-repeated="54"/>
        </table:table-row>
        <table:table-row table:style-name="ro1">
          <table:table-cell table:style-name="ce37" table:formula="of:=[.A340]+1" office:value-type="date" office:date-value="2019-03-01" calcext:value-type="date">
            <text:p>01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1]+1" office:value-type="date" office:date-value="2019-03-02" calcext:value-type="date">
            <text:p>02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2]+1" office:value-type="date" office:date-value="2019-03-03" calcext:value-type="date">
            <text:p>03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3]+1" office:value-type="date" office:date-value="2019-03-04" calcext:value-type="date">
            <text:p>04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4]+1" office:value-type="date" office:date-value="2019-03-05" calcext:value-type="date">
            <text:p>05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5]+1" office:value-type="date" office:date-value="2019-03-06" calcext:value-type="date">
            <text:p>06-Mar-19</text:p>
          </table:table-cell>
          <table:table-cell table:style-name="Default" table:number-columns-repeated="4"/>
          <table:table-cell table:style-name="Default" office:value-type="float" office:value="125" calcext:value-type="float">
            <text:p>125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346]+1" office:value-type="date" office:date-value="2019-03-07" calcext:value-type="date">
            <text:p>07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7]+1" office:value-type="date" office:date-value="2019-03-08" calcext:value-type="date">
            <text:p>08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8]+1" office:value-type="date" office:date-value="2019-03-09" calcext:value-type="date">
            <text:p>09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9]+1" office:value-type="date" office:date-value="2019-03-10" calcext:value-type="date">
            <text:p>10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0]+1" office:value-type="date" office:date-value="2019-03-11" calcext:value-type="date">
            <text:p>11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1]+1" office:value-type="date" office:date-value="2019-03-12" calcext:value-type="date">
            <text:p>12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2]+1" office:value-type="date" office:date-value="2019-03-13" calcext:value-type="date">
            <text:p>13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3]+1" office:value-type="date" office:date-value="2019-03-14" calcext:value-type="date">
            <text:p>14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4]+1" office:value-type="date" office:date-value="2019-03-15" calcext:value-type="date">
            <text:p>15-Mar-19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122" table:formula="of:=[.A355]+1" office:value-type="date" office:date-value="2019-03-16" calcext:value-type="date">
            <text:p>16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122" table:formula="of:=[.A356]+1" office:value-type="date" office:date-value="2019-03-17" calcext:value-type="date">
            <text:p>17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7]+1" office:value-type="date" office:date-value="2019-03-18" calcext:value-type="date">
            <text:p>18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8]+1" office:value-type="date" office:date-value="2019-03-19" calcext:value-type="date">
            <text:p>19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9]+1" office:value-type="date" office:date-value="2019-03-20" calcext:value-type="date">
            <text:p>20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0]+1" office:value-type="date" office:date-value="2019-03-21" calcext:value-type="date">
            <text:p>21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1]+1" office:value-type="date" office:date-value="2019-03-22" calcext:value-type="date">
            <text:p>22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62]+1" office:value-type="date" office:date-value="2019-03-23" calcext:value-type="date">
            <text:p>23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63]+1" office:value-type="date" office:date-value="2019-03-24" calcext:value-type="date">
            <text:p>24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4]+1" office:value-type="date" office:date-value="2019-03-25" calcext:value-type="date">
            <text:p>25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5]+1" office:value-type="date" office:date-value="2019-03-26" calcext:value-type="date">
            <text:p>26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6]+1" office:value-type="date" office:date-value="2019-03-27" calcext:value-type="date">
            <text:p>27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7]+1" office:value-type="date" office:date-value="2019-03-28" calcext:value-type="date">
            <text:p>28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8]+1" office:value-type="date" office:date-value="2019-03-29" calcext:value-type="date">
            <text:p>29-Mar-19</text:p>
          </table:table-cell>
          <table:table-cell table:style-name="Default"/>
          <table:table-cell table:style-name="Default" office:value-type="float" office:value="1807.13" calcext:value-type="float">
            <text:p>1807.13</text:p>
          </table:table-cell>
          <table:table-cell table:style-name="Default" office:value-type="float" office:value="24.19" calcext:value-type="float">
            <text:p>24.19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52" table:formula="of:=[.A369]+1" office:value-type="date" office:date-value="2019-03-30" calcext:value-type="date">
            <text:p>30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70]+1" office:value-type="date" office:date-value="2019-03-31" calcext:value-type="date">
            <text:p>31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71]+1" office:value-type="date" office:date-value="2019-04-01" calcext:value-type="date">
            <text:p>01-Ap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72]+1" office:value-type="date" office:date-value="2019-04-02" calcext:value-type="date">
            <text:p>02-Apr-19</text:p>
          </table:table-cell>
          <table:table-cell table:style-name="Default"/>
          <table:table-cell table:style-name="Default" office:value-type="float" office:value="1250" calcext:value-type="float">
            <text:p>1250</text:p>
          </table:table-cell>
          <table:table-cell table:style-name="Default" table:number-columns-repeated="2"/>
          <table:table-cell table:number-columns-repeated="59"/>
        </table:table-row>
        <table:table-row table:style-name="ro1">
          <table:table-cell table:style-name="ce37" table:formula="of:=[.A373]+1" office:value-type="date" office:date-value="2019-04-03" calcext:value-type="date">
            <text:p>03-Apr-19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37" table:formula="of:=[.A374]+1" office:value-type="date" office:date-value="2019-04-04" calcext:value-type="date">
            <text:p>04-Apr-19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37" table:formula="of:=[.A375]+1" office:value-type="date" office:date-value="2019-04-05" calcext:value-type="date">
            <text:p>05-Apr-19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36" table:formula="of:=[.A376]+1" office:value-type="date" office:date-value="2019-04-06" calcext:value-type="date">
            <text:p>06-Apr-19</text:p>
          </table:table-cell>
          <table:table-cell table:style-name="Default" table:formula="of:=SUM([.B1:.B376])" office:value-type="float" office:value="11195.63" calcext:value-type="float">
            <text:p>11195.63</text:p>
          </table:table-cell>
          <table:table-cell table:style-name="Default" table:formula="of:=SUM([.C1:.C376])" office:value-type="float" office:value="23745.31" calcext:value-type="float">
            <text:p>23745.31</text:p>
          </table:table-cell>
          <table:table-cell table:style-name="Default" table:formula="of:=SUM([.D1:.D376])" office:value-type="float" office:value="320.14" calcext:value-type="float">
            <text:p>320.14</text:p>
          </table:table-cell>
          <table:table-cell table:style-name="Default" table:formula="of:=SUM([.E1:.E376])" office:value-type="float" office:value="364.59" calcext:value-type="float">
            <text:p>364.59</text:p>
          </table:table-cell>
          <table:table-cell table:style-name="Default" table:formula="of:=SUM([.F1:.F376])" office:value-type="float" office:value="1875" calcext:value-type="float">
            <text:p>1875</text:p>
          </table:table-cell>
          <table:table-cell table:style-name="Default" table:formula="of:=SUM([.G1:.G376])" office:value-type="float" office:value="81.72" calcext:value-type="float">
            <text:p>81.72</text:p>
          </table:table-cell>
          <table:table-cell table:style-name="Default" table:formula="of:=SUM([.H1:.H376])" office:value-type="float" office:value="54.95" calcext:value-type="float">
            <text:p>54.95</text:p>
          </table:table-cell>
          <table:table-cell table:style-name="Default" table:formula="of:=SUM([.I1:.I376])" office:value-type="float" office:value="416.05" calcext:value-type="float">
            <text:p>416.05</text:p>
          </table:table-cell>
          <table:table-cell table:style-name="Default" table:formula="of:=SUM([.J1:.J376])" office:value-type="float" office:value="536.45" calcext:value-type="float">
            <text:p>536.45</text:p>
          </table:table-cell>
          <table:table-cell table:number-columns-repeated="54"/>
        </table:table-row>
        <table:table-row table:style-name="ro1">
          <table:table-cell table:style-name="ce36" table:formula="of:=[.A377]+1" office:value-type="date" office:date-value="2019-04-07" calcext:value-type="date">
            <text:p>07-Apr-19</text:p>
          </table:table-cell>
          <table:table-cell table:style-name="Default" table:number-columns-repeated="4"/>
          <table:table-cell table:number-columns-repeated="59"/>
        </table:table-row>
        <table:table-row table:style-name="ro1" table:number-rows-repeated="2">
          <table:table-cell table:style-name="Default" table:number-columns-repeated="5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table:formula="of:=[.B377]-310" office:value-type="float" office:value="10885.63" calcext:value-type="float">
            <text:p>10885.63</text:p>
          </table:table-cell>
          <table:table-cell table:style-name="Default" office:value-type="string" calcext:value-type="string">
            <text:p>State pension</text:p>
          </table:table-cell>
          <table:table-cell table:style-name="Default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table:formula="of:=15+4+4+4.34" office:value-type="float" office:value="27.34" calcext:value-type="float">
            <text:p>27.34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Default"/>
          <table:table-cell table:style-name="Default" table:formula="of:=12*27.34" office:value-type="float" office:value="328.08" calcext:value-type="float">
            <text:p>328.08</text:p>
          </table:table-cell>
          <table:table-cell table:style-name="Default" office:value-type="string" calcext:value-type="string">
            <text:p>Gift Aid</text:p>
          </table:table-cell>
          <table:table-cell table:style-name="Default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11249.83" calcext:value-type="float">
            <text:p>11249.83</text:p>
          </table:table-cell>
          <table:table-cell table:style-name="Default" table:formula="of:=[.B395]*[.C395]" office:value-type="float" office:value="247.49626" calcext:value-type="float">
            <text:p>247.49626</text:p>
          </table:table-cell>
          <table:table-cell table:number-columns-repeated="60"/>
        </table:table-row>
        <table:table-row table:style-name="ro1">
          <table:table-cell table:style-name="Default"/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5356.66" calcext:value-type="float">
            <text:p>5356.66</text:p>
          </table:table-cell>
          <table:table-cell table:style-name="Default" table:formula="of:=[.B396]*[.C396]" office:value-type="float" office:value="80.3499" calcext:value-type="float">
            <text:p>80.3499</text:p>
          </table:table-cell>
          <table:table-cell table:number-columns-repeated="60"/>
        </table:table-row>
        <table:table-row table:style-name="ro1" table:number-rows-repeated="69">
          <table:table-cell table:style-name="Default" table:number-columns-repeated="4"/>
          <table:table-cell table:number-columns-repeated="60"/>
        </table:table-row>
        <table:table-row table:style-name="ro1" table:number-rows-repeated="6">
          <table:table-cell table:style-name="Default" table:number-columns-repeated="4"/>
          <table:table-cell table:style-name="ce12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 table:number-columns-repeated="3"/>
          <table:table-cell table:style-name="ce14"/>
          <table:table-cell table:style-name="ce15"/>
          <table:table-cell table:number-columns-repeated="55"/>
        </table:table-row>
        <table:table-row table:style-name="ro1" table:number-rows-repeated="4">
          <table:table-cell table:style-name="Default" table:number-columns-repeated="4"/>
          <table:table-cell table:style-name="ce12" table:number-columns-repeated="4"/>
          <table:table-cell table:style-name="ce1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12" table:number-columns-repeated="3"/>
          <table:table-cell table:style-name="ce15"/>
          <table:table-cell table:number-columns-repeated="55"/>
        </table:table-row>
        <table:table-row table:style-name="ro1" table:number-rows-repeated="8">
          <table:table-cell table:style-name="Default" table:number-columns-repeated="4"/>
          <table:table-cell table:style-name="ce12" table:number-columns-repeated="4"/>
          <table:table-cell table:style-name="ce1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1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9"/>
          <table:table-cell table:number-columns-repeated="55"/>
        </table:table-row>
        <table:table-row table:style-name="ro1" table:number-rows-repeated="1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2" table:number-columns-repeated="3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 table:number-rows-repeated="4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 table:number-rows-repeated="4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2"/>
          <table:table-cell table:number-columns-repeated="57"/>
        </table:table-row>
        <table:table-row table:style-name="ro1" table:number-rows-repeated="22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 table:number-rows-repeated="1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 table:number-columns-repeated="2"/>
          <table:table-cell table:number-columns-repeated="56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7"/>
          <table:table-cell table:number-columns-repeated="59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8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29"/>
          <table:table-cell table:number-columns-repeated="57"/>
        </table:table-row>
        <table:table-row table:style-name="ro1" table:number-rows-repeated="22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9"/>
          <table:table-cell table:number-columns-repeated="59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6"/>
          <table:table-cell table:style-name="ce14"/>
          <table:table-cell table:number-columns-repeated="52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80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 table:number-rows-repeated="260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62">
          <table:table-cell table:style-name="Default" table:number-columns-repeated="4"/>
          <table:table-cell table:number-columns-repeated="60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9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3"/>
          <table:table-cell table:style-name="ce19"/>
          <table:table-cell table:style-name="ce41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41"/>
          <table:table-cell table:style-name="ce14" table:number-columns-repeated="3"/>
          <table:table-cell table:style-name="ce55"/>
          <table:table-cell table:style-name="ce56" table:number-columns-repeated="2"/>
          <table:table-cell table:style-name="ce57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66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67"/>
          <table:table-cell table:style-name="ce68" table:number-columns-repeated="2"/>
          <table:table-cell table:style-name="ce69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78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58"/>
          <table:table-cell table:number-columns-repeated="59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8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1"/>
          <table:table-cell table:style-name="ce42"/>
          <table:table-cell table:style-name="ce14"/>
          <table:table-cell table:number-columns-repeated="54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51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 table:number-rows-repeated="10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90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3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3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2"/>
          <table:table-cell table:style-name="ce103"/>
          <table:table-cell/>
          <table:table-cell table:style-name="ce551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105"/>
          <table:table-cell table:style-name="ce106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8"/>
          <table:table-cell table:style-name="ce109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9">
          <table:table-cell table:style-name="Default" table:number-columns-repeated="4"/>
          <table:table-cell table:style-name="ce551"/>
          <table:table-cell table:number-columns-repeated="3"/>
          <table:table-cell table:style-name="ce5"/>
          <table:table-cell table:number-columns-repeated="55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19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8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83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4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52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4" table:number-rows-repeated="3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"/>
          <table:table-cell/>
          <table:table-cell table:style-name="ce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41"/>
          <table:table-cell table:style-name="ce42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64"/>
          <table:table-cell table:style-name="ce529" table:number-columns-spanned="2" table:number-rows-spanned="1"/>
          <table:covered-table-cell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 table:number-rows-repeated="2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12"/>
          <table:table-cell table:number-columns-repeated="52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2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214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216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2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3">
          <table:table-cell table:style-name="Default" table:number-columns-repeated="8"/>
          <table:table-cell table:number-columns-repeated="56"/>
        </table:table-row>
        <table:table-row table:style-name="ro1" table:number-rows-repeated="5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style-name="ce119"/>
          <table:table-cell table:number-columns-repeated="55"/>
        </table:table-row>
        <table:table-row table:style-name="ro1" table:number-rows-repeated="27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45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23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6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278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92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style-name="ce301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48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4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3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357"/>
          <table:table-cell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2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10"/>
          <table:table-cell table:number-columns-repeated="49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9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7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5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3"/>
          <table:table-cell table:style-name="ce551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52"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454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45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2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55">
          <table:table-cell table:style-name="Default" table:number-columns-repeated="4"/>
          <table:table-cell table:number-columns-repeated="60"/>
        </table:table-row>
        <table:table-row table:style-name="ro1" table:number-rows-repeated="30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"/>
          <table:table-cell table:number-columns-repeated="56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1" table:number-rows-repeated="2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520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1"/>
          <table:table-cell table:number-columns-repeated="58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24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5"/>
          <table:table-cell table:number-columns-repeated="59"/>
        </table:table-row>
        <table:table-row table:style-name="ro1" table:number-rows-repeated="120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3"/>
          <table:table-cell table:style-name="ce502"/>
          <table:table-cell table:number-columns-repeated="60"/>
        </table:table-row>
        <table:table-row table:style-name="ro1" table:number-rows-repeated="60951">
          <table:table-cell table:number-columns-repeated="64"/>
        </table:table-row>
        <table:table-row table:style-name="ro1">
          <table:table-cell table:number-columns-repeated="5"/>
          <table:table-cell table:style-name="ce41"/>
          <table:table-cell table:number-columns-repeated="58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2">
        <table:table-column table:style-name="co12" table:default-cell-style-name="ce5"/>
        <table:table-column table:style-name="co15" table:default-cell-style-name="ce557"/>
        <table:table-column table:style-name="co12" table:number-columns-repeated="4" table:default-cell-style-name="ce5"/>
        <table:table-column table:style-name="co16" table:default-cell-style-name="ce5"/>
        <table:table-column table:style-name="co17" table:default-cell-style-name="ce5"/>
        <table:table-column table:style-name="co12" table:number-columns-repeated="56" table:default-cell-style-name="ce5"/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.1" calcext:value-type="float">
            <text:p>13.10</text:p>
          </table:table-cell>
          <table:table-cell office:value-type="float" office:value="13.4" calcext:value-type="float">
            <text:p>13.4</text:p>
          </table:table-cell>
          <table:table-cell table:style-name="ce557" office:value-type="float" office:value="13.4" calcext:value-type="float">
            <text:p>13.40</text:p>
          </table:table-cell>
          <table:table-cell office:value-type="float" office:value="13.8" calcext:value-type="float">
            <text:p>13.8</text:p>
          </table:table-cell>
          <table:table-cell table:style-name="ce557" office:value-type="float" office:value="13.8" calcext:value-type="float">
            <text:p>13.80</text:p>
          </table:table-cell>
          <table:table-cell office:value-type="float" office:value="1" calcext:value-type="float">
            <text:p>1</text:p>
          </table:table-cell>
          <table:table-cell>
            <draw:frame draw:z-index="0" draw:name="Chart 7" draw:style-name="gr1" svg:width="28.478cm" svg:height="18.626cm" svg:x="1.655cm" svg:y="0.318cm">
              <draw:object draw:notify-on-update-of-ranges="Data.A1:Data.A37 Data.B1:Data.B37 Data.C1:Data.C40 Data.D1:Data.D40 Data.E1:Data.E51 Data.F1:Data.F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2])/[.G2]" office:value-type="float" office:value="13.15" calcext:value-type="float">
            <text:p>13.15</text:p>
          </table:table-cell>
          <table:table-cell office:value-type="float" office:value="13.4" calcext:value-type="float">
            <text:p>13.4</text:p>
          </table:table-cell>
          <table:table-cell table:style-name="ce557" table:formula="of:=([.C1]+[.C2])/2" office:value-type="float" office:value="13.4" calcext:value-type="float">
            <text:p>13.40</text:p>
          </table:table-cell>
          <table:table-cell office:value-type="float" office:value="13.9" calcext:value-type="float">
            <text:p>13.9</text:p>
          </table:table-cell>
          <table:table-cell table:style-name="ce557" table:formula="of:=SUM([.$E$1:.E2])/[.G2]" office:value-type="float" office:value="13.85" calcext:value-type="float">
            <text:p>13.8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3])/[.G3]" office:value-type="float" office:value="13.1333333333333" calcext:value-type="float">
            <text:p>13.1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3])/[.G3]" office:value-type="float" office:value="13.8" calcext:value-type="float">
            <text:p>13.80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E$1:.E3])/[.G3]" office:value-type="float" office:value="13.9666666666667" calcext:value-type="float">
            <text:p>13.97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4])/[.G4]" office:value-type="float" office:value="13.125" calcext:value-type="float">
            <text:p>13.13</text:p>
          </table:table-cell>
          <table:table-cell office:value-type="float" office:value="13.2" calcext:value-type="float">
            <text:p>13.2</text:p>
          </table:table-cell>
          <table:table-cell table:style-name="ce557" table:formula="of:=SUM([.$C$1:.C4])/[.G4]"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4])/[.G4]" office:value-type="float" office:value="14.1" calcext:value-type="float">
            <text:p>14.1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5])/[.G5]" office:value-type="float" office:value="13.32" calcext:value-type="float">
            <text:p>13.3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C$1:.C5])/[.G5]" office:value-type="float" office:value="13.82" calcext:value-type="float">
            <text:p>13.8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5])/[.G5]" office:value-type="float" office:value="14.18" calcext:value-type="float">
            <text:p>14.18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6])/[.G6]" office:value-type="float" office:value="13.3" calcext:value-type="float">
            <text:p>13.30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6])/[.G6]" office:value-type="float" office:value="13.9" calcext:value-type="float">
            <text:p>13.90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6])/[.G6]" office:value-type="float" office:value="14.2333333333333" calcext:value-type="float">
            <text:p>14.23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UM([.$A$1:.A7])/[.G7]" office:value-type="float" office:value="13.3428571428571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7])/[.G7]" office:value-type="float" office:value="13.9714285714286" calcext:value-type="float">
            <text:p>13.97</text:p>
          </table:table-cell>
          <table:table-cell office:value-type="float" office:value="13.7" calcext:value-type="float">
            <text:p>13.7</text:p>
          </table:table-cell>
          <table:table-cell table:style-name="ce557" table:formula="of:=SUM([.$E$1:.E7])/[.G7]" office:value-type="float" office:value="14.1571428571429" calcext:value-type="float">
            <text:p>14.16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8])/[.G8]" office:value-type="float" office:value="13.5" calcext:value-type="float">
            <text:p>13.5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8])/[.G8]" office:value-type="float" office:value="14.1125" calcext:value-type="float">
            <text:p>14.11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8])/[.G8]" office:value-type="float" office:value="14.3" calcext:value-type="float">
            <text:p>14.30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SUM([.$A$1:.A9])/[.G9]" office:value-type="float" office:value="13.5444444444444" calcext:value-type="float">
            <text:p>13.5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9])/[.G9]" office:value-type="float" office:value="14.1444444444444" calcext:value-type="float">
            <text:p>14.14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9])/[.G9]" office:value-type="float" office:value="14.4111111111111" calcext:value-type="float">
            <text:p>14.41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10])/[.G10]" office:value-type="float" office:value="13.64" calcext:value-type="float">
            <text:p>13.64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C$1:.C10])/[.G10]" office:value-type="float" office:value="14.15" calcext:value-type="float">
            <text:p>14.15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0])/[.G10]" office:value-type="float" office:value="14.51" calcext:value-type="float">
            <text:p>14.51</text:p>
          </table:table-cell>
          <table:table-cell table:formula="of:=[.G9]+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11])/[.G11]" office:value-type="float" office:value="13.7818181818182" calcext:value-type="float">
            <text:p>13.78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1])/[.G11]" office:value-type="float" office:value="14.2090909090909" calcext:value-type="float">
            <text:p>14.21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1])/[.G11]" office:value-type="float" office:value="14.5909090909091" calcext:value-type="float">
            <text:p>14.59</text:p>
          </table:table-cell>
          <table:table-cell table:formula="of:=[.G10]+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2])/[.G12]" office:value-type="float" office:value="13.925" calcext:value-type="float">
            <text:p>13.93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12])/[.G12]" office:value-type="float" office:value="14.2166666666667" calcext:value-type="float">
            <text:p>14.22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2])/[.G12]" office:value-type="float" office:value="14.6416666666667" calcext:value-type="float">
            <text:p>14.64</text:p>
          </table:table-cell>
          <table:table-cell table:formula="of:=[.G11]+1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3])/[.G13]" office:value-type="float" office:value="14.0461538461538" calcext:value-type="float">
            <text:p>14.05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3])/[.G13]" office:value-type="float" office:value="14.2461538461538" calcext:value-type="float">
            <text:p>14.25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3])/[.G13]" office:value-type="float" office:value="14.6846153846154" calcext:value-type="float">
            <text:p>14.68</text:p>
          </table:table-cell>
          <table:table-cell table:formula="of:=[.G12]+1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14])/[.G14]" office:value-type="float" office:value="14.1142857142857" calcext:value-type="float">
            <text:p>14.11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4])/[.G14]" office:value-type="float" office:value="14.2714285714286" calcext:value-type="float">
            <text:p>14.27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14])/[.G14]" office:value-type="float" office:value="14.7285714285714" calcext:value-type="float">
            <text:p>14.73</text:p>
          </table:table-cell>
          <table:table-cell table:formula="of:=[.G13]+1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SUM([.$A$1:.A15])/[.G15]" office:value-type="float" office:value="14.2" calcext:value-type="float">
            <text:p>14.2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5])/[.G15]" office:value-type="float" office:value="14.3266666666667" calcext:value-type="float">
            <text:p>14.3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15])/[.G15]" office:value-type="float" office:value="14.8133333333333" calcext:value-type="float">
            <text:p>14.81</text:p>
          </table:table-cell>
          <table:table-cell table:formula="of:=[.G14]+1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UM([.$A$1:.A16])/[.G16]" office:value-type="float" office:value="14.2125" calcext:value-type="float">
            <text:p>14.21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16])/[.G16]" office:value-type="float" office:value="14.33125" calcext:value-type="float">
            <text:p>14.33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16])/[.G16]" office:value-type="float" office:value="14.83125" calcext:value-type="float">
            <text:p>14.83</text:p>
          </table:table-cell>
          <table:table-cell table:formula="of:=[.G15]+1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17])/[.G17]" office:value-type="float" office:value="14.2470588235294" calcext:value-type="float">
            <text:p>14.25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7])/[.G17]" office:value-type="float" office:value="14.3588235294118" calcext:value-type="float">
            <text:p>14.36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17])/[.G17]" office:value-type="float" office:value="14.8705882352941" calcext:value-type="float">
            <text:p>14.87</text:p>
          </table:table-cell>
          <table:table-cell table:formula="of:=[.G16]+1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8])/[.G18]" office:value-type="float" office:value="14.3166666666667" calcext:value-type="float">
            <text:p>14.32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8])/[.G18]" office:value-type="float" office:value="14.4" calcext:value-type="float">
            <text:p>14.40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18])/[.G18]" office:value-type="float" office:value="14.9222222222222" calcext:value-type="float">
            <text:p>14.92</text:p>
          </table:table-cell>
          <table:table-cell table:formula="of:=[.G17]+1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19])/[.G19]" office:value-type="float" office:value="14.3315789473684" calcext:value-type="float">
            <text:p>14.3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9])/[.G19]" office:value-type="float" office:value="14.4105263157895" calcext:value-type="float">
            <text:p>14.41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E$1:.E19])/[.G19]" office:value-type="float" office:value="14.9526315789474" calcext:value-type="float">
            <text:p>14.95</text:p>
          </table:table-cell>
          <table:table-cell table:formula="of:=[.G18]+1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20])/[.G20]" office:value-type="float" office:value="14.355" calcext:value-type="float">
            <text:p>14.36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0])/[.G20]" office:value-type="float" office:value="14.445" calcext:value-type="float">
            <text:p>14.4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0])/[.G20]" office:value-type="float" office:value="14.98" calcext:value-type="float">
            <text:p>14.98</text:p>
          </table:table-cell>
          <table:table-cell table:formula="of:=[.G19]+1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21])/[.G21]" office:value-type="float" office:value="14.3428571428571" calcext:value-type="float">
            <text:p>14.34</text:p>
          </table:table-cell>
          <table:table-cell office:value-type="float" office:value="14.7" calcext:value-type="float">
            <text:p>14.7</text:p>
          </table:table-cell>
          <table:table-cell table:style-name="ce557" table:formula="of:=SUM([.$C$1:.C21])/[.G21]" office:value-type="float" office:value="14.4571428571429" calcext:value-type="float">
            <text:p>14.46</text:p>
          </table:table-cell>
          <table:table-cell table:style-name="ce558" office:value-type="float" office:value="15.9" calcext:value-type="float">
            <text:p>15.9</text:p>
          </table:table-cell>
          <table:table-cell table:style-name="ce557" table:formula="of:=SUM([.$E$1:.E21])/[.G21]" office:value-type="float" office:value="15.0238095238095" calcext:value-type="float">
            <text:p>15.02</text:p>
          </table:table-cell>
          <table:table-cell table:formula="of:=[.G20]+1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UM([.$A$1:.A22])/[.G22]" office:value-type="float" office:value="14.4363636363636" calcext:value-type="float">
            <text:p>14.44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2])/[.G22]" office:value-type="float" office:value="14.4863636363636" calcext:value-type="float">
            <text:p>14.49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2])/[.G22]" office:value-type="float" office:value="15.0363636363636" calcext:value-type="float">
            <text:p>15.04</text:p>
          </table:table-cell>
          <table:table-cell table:formula="of:=[.G21]+1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3])/[.G23]" office:value-type="float" office:value="14.4652173913044" calcext:value-type="float">
            <text:p>14.47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3])/[.G23]" office:value-type="float" office:value="14.5217391304348" calcext:value-type="float">
            <text:p>14.52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3])/[.G23]" office:value-type="float" office:value="15.0478260869565" calcext:value-type="float">
            <text:p>15.05</text:p>
          </table:table-cell>
          <table:table-cell table:formula="of:=[.G22]+1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24])/[.G24]" office:value-type="float" office:value="14.5083333333333" calcext:value-type="float">
            <text:p>14.51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4])/[.G24]" office:value-type="float" office:value="14.5541666666667" calcext:value-type="float">
            <text:p>14.5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4])/[.G24]" office:value-type="float" office:value="15.0666666666667" calcext:value-type="float">
            <text:p>15.07</text:p>
          </table:table-cell>
          <table:table-cell table:formula="of:=[.G23]+1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5])/[.G25]" office:value-type="float" office:value="14.536" calcext:value-type="float">
            <text:p>14.54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5])/[.G25]" office:value-type="float" office:value="14.572" calcext:value-type="float">
            <text:p>14.57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E$1:.E25])/[.G25]" office:value-type="float" office:value="15.04" calcext:value-type="float">
            <text:p>15.04</text:p>
          </table:table-cell>
          <table:table-cell table:formula="of:=[.G24]+1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26])/[.G26]" office:value-type="float" office:value="14.5538461538462" calcext:value-type="float">
            <text:p>14.55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6])/[.G26]" office:value-type="float" office:value="14.6" calcext:value-type="float">
            <text:p>14.6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E$1:.E26])/[.G26]" office:value-type="float" office:value="15.0423076923077" calcext:value-type="float">
            <text:p>15.04</text:p>
          </table:table-cell>
          <table:table-cell table:formula="of:=[.G25]+1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7])/[.G27]" office:value-type="float" office:value="14.5777777777778" calcext:value-type="float">
            <text:p>14.58</text:p>
          </table:table-cell>
          <table:table-cell office:value-type="float" office:value="15.2" calcext:value-type="float">
            <text:p>15.2</text:p>
          </table:table-cell>
          <table:table-cell table:style-name="ce557" table:formula="of:=SUM([.$C$1:.C27])/[.G27]" office:value-type="float" office:value="14.6222222222222" calcext:value-type="float">
            <text:p>14.62</text:p>
          </table:table-cell>
          <table:table-cell table:style-name="ce558" office:value-type="float" office:value="15.04" calcext:value-type="float">
            <text:p>15.04</text:p>
          </table:table-cell>
          <table:table-cell table:style-name="ce557" table:formula="of:=SUM([.$E$1:.E27])/[.G27]" office:value-type="float" office:value="15.0422222222222" calcext:value-type="float">
            <text:p>15.04</text:p>
          </table:table-cell>
          <table:table-cell table:formula="of:=[.G26]+1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UM([.$A$1:.A28])/[.G28]" office:value-type="float" office:value="14.6142857142857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8])/[.G28]" office:value-type="float" office:value="14.6357142857143" calcext:value-type="float">
            <text:p>14.6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8])/[.G28]" office:value-type="float" office:value="15.0585714285714" calcext:value-type="float">
            <text:p>15.06</text:p>
          </table:table-cell>
          <table:table-cell table:formula="of:=[.G27]+1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9])/[.G29]" office:value-type="float" office:value="14.6310344827586" calcext:value-type="float">
            <text:p>14.63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29])/[.G29]" office:value-type="float" office:value="14.6655172413793" calcext:value-type="float">
            <text:p>14.67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29])/[.G29]" office:value-type="float" office:value="15.06" calcext:value-type="float">
            <text:p>15.06</text:p>
          </table:table-cell>
          <table:table-cell table:formula="of:=[.G28]+1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SUM([.$A$1:.A30])/[.G30]" office:value-type="float" office:value="14.6666666666667" calcext:value-type="float">
            <text:p>14.67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30])/[.G30]" office:value-type="float" office:value="14.6933333333333" calcext:value-type="float">
            <text:p>14.69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30])/[.G30]" office:value-type="float" office:value="15.0713333333333" calcext:value-type="float">
            <text:p>15.07</text:p>
          </table:table-cell>
          <table:table-cell table:formula="of:=[.G29]+1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1])/[.G31]" office:value-type="float" office:value="14.6838709677419" calcext:value-type="float">
            <text:p>14.68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9" table:formula="of:=SUM([.$C$1:.C31])/[.G31]" office:value-type="float" office:value="14.7258064516129" calcext:value-type="float">
            <text:p>14.7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1])/[.G31]" office:value-type="float" office:value="15.1012903225806" calcext:value-type="float">
            <text:p>15.10</text:p>
          </table:table-cell>
          <table:table-cell table:formula="of:=[.G30]+1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2])/[.G32]" office:value-type="float" office:value="14.7" calcext:value-type="float">
            <text:p>14.7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32])/[.G32]" office:value-type="float" office:value="14.765625" calcext:value-type="float">
            <text:p>14.77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2])/[.G32]" office:value-type="float" office:value="15.11375" calcext:value-type="float">
            <text:p>15.11</text:p>
          </table:table-cell>
          <table:table-cell table:formula="of:=[.G31]+1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3])/[.G33]" office:value-type="float" office:value="14.7" calcext:value-type="float">
            <text:p>14.70</text:p>
          </table:table-cell>
          <table:table-cell office:value-type="float" office:value="14.6" calcext:value-type="float">
            <text:p>14.6</text:p>
          </table:table-cell>
          <table:table-cell table:style-name="ce560" table:formula="of:=SUM([.$C$1:.C33])/[.G33]" office:value-type="float" office:value="14.7606060606061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3])/[.G33]" office:value-type="float" office:value="15.1406060606061" calcext:value-type="float">
            <text:p>15.14</text:p>
          </table:table-cell>
          <table:table-cell table:formula="of:=[.G32]+1"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34])/[.G34]" office:value-type="float" office:value="14.6970588235294" calcext:value-type="float">
            <text:p>14.70</text:p>
          </table:table-cell>
          <table:table-cell office:value-type="float" office:value="14.7" calcext:value-type="float">
            <text:p>14.7</text:p>
          </table:table-cell>
          <table:table-cell table:style-name="ce560" table:formula="of:=SUM([.$C$1:.C34])/[.G34]" office:value-type="float" office:value="14.7588235294118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4])/[.G34]" office:value-type="float" office:value="15.1658823529412" calcext:value-type="float">
            <text:p>15.17</text:p>
          </table:table-cell>
          <table:table-cell table:formula="of:=[.G33]+1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5])/[.G35]" office:value-type="float" office:value="14.6971428571429" calcext:value-type="float">
            <text:p>14.70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9" table:formula="of:=SUM([.$C$1:.C35])/[.G35]" office:value-type="float" office:value="14.7714285714286" calcext:value-type="float">
            <text:p>14.77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35])/[.G35]" office:value-type="float" office:value="15.184" calcext:value-type="float">
            <text:p>15.18</text:p>
          </table:table-cell>
          <table:table-cell table:formula="of:=[.G34]+1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36])/[.G36]" office:value-type="float" office:value="14.7055555555556" calcext:value-type="float">
            <text:p>14.71</text:p>
          </table:table-cell>
          <table:table-cell table:style-name="ce558" office:value-type="float" office:value="15.6" calcext:value-type="float">
            <text:p>15.6</text:p>
          </table:table-cell>
          <table:table-cell table:style-name="ce559" table:formula="of:=SUM([.$C$1:.C36])/[.G36]" office:value-type="float" office:value="14.7944444444444" calcext:value-type="float">
            <text:p>14.79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6])/[.G36]" office:value-type="float" office:value="15.2066666666667" calcext:value-type="float">
            <text:p>15.21</text:p>
          </table:table-cell>
          <table:table-cell table:formula="of:=[.G35]+1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37])/[.G37]" office:value-type="float" office:value="14.7" calcext:value-type="float">
            <text:p>14.70</text:p>
          </table:table-cell>
          <table:table-cell office:value-type="float" office:value="15.3" calcext:value-type="float">
            <text:p>15.3</text:p>
          </table:table-cell>
          <table:table-cell table:style-name="ce560" table:formula="of:=SUM([.$C$1:.C37])/[.G37]" office:value-type="float" office:value="14.8081081081081" calcext:value-type="float">
            <text:p>14.81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37])/[.G37]" office:value-type="float" office:value="15.22" calcext:value-type="float">
            <text:p>15.22</text:p>
          </table:table-cell>
          <table:table-cell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6.2" calcext:value-type="float">
            <text:p>16.2</text:p>
          </table:table-cell>
          <table:table-cell table:style-name="ce559" table:formula="of:=SUM([.$C$1:.C38])/[.G38]" office:value-type="float" office:value="14.8447368421053" calcext:value-type="float">
            <text:p>14.8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8])/[.G38]" office:value-type="float" office:value="15.2273684210526" calcext:value-type="float">
            <text:p>15.23</text:p>
          </table:table-cell>
          <table:table-cell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5.2" calcext:value-type="float">
            <text:p>15.2</text:p>
          </table:table-cell>
          <table:table-cell table:style-name="ce559" table:formula="of:=SUM([.$C$1:.C39])/[.G39]" office:value-type="float" office:value="14.8538461538462" calcext:value-type="float">
            <text:p>14.8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9])/[.G39]" office:value-type="float" office:value="15.234358974359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009" calcext:value-type="float">
            <text:p>2009.0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40])/[.G40]" office:value-type="float" office:value="14.8825" calcext:value-type="float">
            <text:p>14.88</text:p>
          </table:table-cell>
          <table:table-cell table:style-name="ce558" office:value-type="float" office:value="16.1" calcext:value-type="float">
            <text:p>16.1</text:p>
          </table:table-cell>
          <table:table-cell table:style-name="ce557" table:formula="of:=SUM([.$E$1:.E40])/[.G40]" office:value-type="float" office:value="15.256" calcext:value-type="float">
            <text:p>15.26</text:p>
          </table:table-cell>
          <table:table-cell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4" calcext:value-type="float">
            <text:p>15.4</text:p>
          </table:table-cell>
          <table:table-cell table:style-name="ce557" table:formula="of:=SUM([.$E$1:.E41])/[.G41]" office:value-type="float" office:value="15.259512195122" calcext:value-type="float">
            <text:p>15.26</text:p>
          </table:table-cell>
          <table:table-cell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42])/[.G42]" office:value-type="float" office:value="15.27" calcext:value-type="float">
            <text:p>15.27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558" office:value-type="float" office:value="15.7" calcext:value-type="float">
            <text:p>15.7</text:p>
          </table:table-cell>
          <table:table-cell table:style-name="ce557" table:formula="of:=SUM([.$E$1:.E43])/[.G43]" office:value-type="float" office:value="15.28" calcext:value-type="float">
            <text:p>15.28</text:p>
          </table:table-cell>
          <table:table-cell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4])/[.G44]" office:value-type="float" office:value="15.2940909090909" calcext:value-type="float">
            <text:p>15.29</text:p>
          </table:table-cell>
          <table:table-cell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5])/[.G45]" office:value-type="float" office:value="15.3075555555556" calcext:value-type="float">
            <text:p>15.31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56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6])/[.G46]" office:value-type="float" office:value="15.3139130434783" calcext:value-type="float">
            <text:p>15.31</text:p>
          </table:table-cell>
          <table:table-cell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7])/[.G47]" office:value-type="float" office:value="15.32" calcext:value-type="float">
            <text:p>15.32</text:p>
          </table:table-cell>
          <table:table-cell office:value-type="float" office:value="47" calcext:value-type="float">
            <text:p>47</text:p>
          </table:table-cell>
          <table:table-cell table:number-columns-repeated="57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[.A48]" office:value-type="float" office:value="15.7" calcext:value-type="float">
            <text:p>15.7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58" office:value-type="float" office:value="15.8" calcext:value-type="float">
            <text:p>15.8</text:p>
          </table:table-cell>
          <table:table-cell table:style-name="ce557" table:formula="of:=SUM([.$E$1:.E48])/[.G48]" office:value-type="float" office:value="15.33" calcext:value-type="float">
            <text:p>15.33</text:p>
          </table:table-cell>
          <table:table-cell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49])/[.C49]" office:value-type="float" office:value="15.85" calcext:value-type="float">
            <text:p>15.8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14.7" calcext:value-type="float">
            <text:p>14.7</text:p>
          </table:table-cell>
          <table:table-cell table:style-name="ce557" table:formula="of:=SUM([.$E$1:.E49])/[.G49]" office:value-type="float" office:value="15.3171428571429" calcext:value-type="float">
            <text:p>15.32</text:p>
          </table:table-cell>
          <table:table-cell office:value-type="float" office:value="49" calcext:value-type="float">
            <text:p>49</text:p>
          </table:table-cell>
          <table:table-cell table:number-columns-repeated="57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0])/[.C50]" office:value-type="float" office:value="15.6333333333333" calcext:value-type="float">
            <text:p>15.63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58" office:value-type="float" office:value="16" calcext:value-type="float">
            <text:p>16</text:p>
          </table:table-cell>
          <table:table-cell table:style-name="ce557" table:formula="of:=SUM([.$E$1:.E50])/[.G50]" office:value-type="float" office:value="15.3308" calcext:value-type="float">
            <text:p>15.33</text:p>
          </table:table-cell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51])/[.C51]" office:value-type="float" office:value="15.625" calcext:value-type="float">
            <text:p>15.6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58" office:value-type="float" office:value="15.1" calcext:value-type="float">
            <text:p>15.1</text:p>
          </table:table-cell>
          <table:table-cell table:style-name="ce557" table:formula="of:=SUM([.$E$1:.E51])/[.G51]" office:value-type="float" office:value="15.3262745098039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office:value-type="float" office:value="2011" calcext:value-type="float">
            <text:p>2011</text:p>
          </table:table-cell>
          <table:table-cell table:number-columns-repeated="5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52])/[.C52]" office:value-type="float" office:value="15.74" calcext:value-type="float">
            <text:p>15.7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3])/[.C53]" office:value-type="float" office:value="15.65" calcext:value-type="float">
            <text:p>15.6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61"/>
        </table:table-row>
        <table:table-row table:style-name="ro4">
          <table:table-cell table:style-name="ce27" office:value-type="float" office:value="16" calcext:value-type="float">
            <text:p>16</text:p>
          </table:table-cell>
          <table:table-cell table:style-name="ce561" table:formula="of:=SUM([.$A$48:.A54])/[.C54]" office:value-type="float" office:value="15.7" calcext:value-type="float">
            <text:p>15.70</text:p>
          </table:table-cell>
          <table:table-cell table:style-name="ce27" office:value-type="float" office:value="7" calcext:value-type="float">
            <text:p>7</text:p>
          </table:table-cell>
          <table:table-cell>
            <draw:frame draw:z-index="1" draw:name="Chart 7" draw:style-name="gr1" svg:width="29.285cm" svg:height="13.918cm" svg:x="1.468cm" svg:y="0.433cm">
              <draw:object draw:notify-on-update-of-ranges="Data.A94:Data.A154 Data.B94:Data.B1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562" office:value-type="float" office:value="15.3" calcext:value-type="float">
            <text:p>15.3</text:p>
          </table:table-cell>
          <table:table-cell table:style-name="ce563" table:formula="of:=SUM([.$A$48:.A55])/[.C55]" office:value-type="float" office:value="15.65" calcext:value-type="float">
            <text:p>15.65</text:p>
          </table:table-cell>
          <table:table-cell table:style-name="ce562" table:formula="of:=[.C54]+1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56])/[.C56]" office:value-type="float" office:value="15.6111111111111" calcext:value-type="float">
            <text:p>15.6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7])/[.C57]" office:value-type="float" office:value="15.59" calcext:value-type="float">
            <text:p>15.59</text:p>
          </table:table-cell>
          <table:table-cell table:style-name="ce27" table:formula="of:=[.C56]+1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8])/[.C58]" office:value-type="float" office:value="15.5727272727273" calcext:value-type="float">
            <text:p>15.57</text:p>
          </table:table-cell>
          <table:table-cell table:style-name="ce27" table:formula="of:=[.C57]+1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9])/[.C59]" office:value-type="float" office:value="15.5416666666667" calcext:value-type="float">
            <text:p>15.54</text:p>
          </table:table-cell>
          <table:table-cell table:style-name="ce27" table:formula="of:=[.C58]+1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60])/[.C60]" office:value-type="float" office:value="15.5153846153846" calcext:value-type="float">
            <text:p>15.52</text:p>
          </table:table-cell>
          <table:table-cell table:style-name="ce27" table:formula="of:=[.C59]+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1])/[.C61]" office:value-type="float" office:value="15.5" calcext:value-type="float">
            <text:p>15.50</text:p>
          </table:table-cell>
          <table:table-cell table:style-name="ce27" table:formula="of:=[.C60]+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62])/[.C62]" office:value-type="float" office:value="15.5333333333333" calcext:value-type="float">
            <text:p>15.53</text:p>
          </table:table-cell>
          <table:table-cell table:style-name="ce27" table:formula="of:=[.C61]+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63])/[.C63]" office:value-type="float" office:value="15.50625" calcext:value-type="float">
            <text:p>15.51</text:p>
          </table:table-cell>
          <table:table-cell table:style-name="ce27" table:formula="of:=[.C62]+1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4])/[.C64]" office:value-type="float" office:value="15.5058823529412" calcext:value-type="float">
            <text:p>15.51</text:p>
          </table:table-cell>
          <table:table-cell table:style-name="ce27" table:formula="of:=[.C63]+1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65])/[.C65]" office:value-type="float" office:value="15.5222222222222" calcext:value-type="float">
            <text:p>15.52</text:p>
          </table:table-cell>
          <table:table-cell table:style-name="ce27" table:formula="of:=[.C64]+1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6])/[.C66]" office:value-type="float" office:value="15.5210526315789" calcext:value-type="float">
            <text:p>15.52</text:p>
          </table:table-cell>
          <table:table-cell table:style-name="ce27" table:formula="of:=[.C65]+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67])/[.C67]" office:value-type="float" office:value="15.54" calcext:value-type="float">
            <text:p>15.54</text:p>
          </table:table-cell>
          <table:table-cell table:style-name="ce27" table:formula="of:=[.C66]+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8])/[.C68]" office:value-type="float" office:value="15.5285714285714" calcext:value-type="float">
            <text:p>15.53</text:p>
          </table:table-cell>
          <table:table-cell table:style-name="ce27" table:formula="of:=[.C67]+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9])/[.C69]" office:value-type="float" office:value="15.5181818181818" calcext:value-type="float">
            <text:p>15.52</text:p>
          </table:table-cell>
          <table:table-cell table:style-name="ce27" table:formula="of:=[.C68]+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0])/[.C70]" office:value-type="float" office:value="15.5173913043478" calcext:value-type="float">
            <text:p>15.52</text:p>
          </table:table-cell>
          <table:table-cell table:style-name="ce27" table:formula="of:=[.C69]+1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1])/[.C71]" office:value-type="float" office:value="15.5125" calcext:value-type="float">
            <text:p>15.51</text:p>
          </table:table-cell>
          <table:table-cell table:style-name="ce27" table:formula="of:=[.C70]+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2])/[.C72]" office:value-type="float" office:value="15.512" calcext:value-type="float">
            <text:p>15.51</text:p>
          </table:table-cell>
          <table:table-cell table:style-name="ce27" table:formula="of:=[.C71]+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73])/[.C73]" office:value-type="float" office:value="15.4961538461538" calcext:value-type="float">
            <text:p>15.50</text:p>
          </table:table-cell>
          <table:table-cell table:style-name="ce27" table:formula="of:=[.C72]+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4])/[.C74]" office:value-type="float" office:value="15.4925925925926" calcext:value-type="float">
            <text:p>15.49</text:p>
          </table:table-cell>
          <table:table-cell table:style-name="ce27" table:formula="of:=[.C73]+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5])/[.C75]" office:value-type="float" office:value="15.5107142857143" calcext:value-type="float">
            <text:p>15.51</text:p>
          </table:table-cell>
          <table:table-cell table:style-name="ce27" table:formula="of:=[.C74]+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6])/[.C76]" office:value-type="float" office:value="15.5103448275862" calcext:value-type="float">
            <text:p>15.51</text:p>
          </table:table-cell>
          <table:table-cell table:style-name="ce27" table:formula="of:=[.C75]+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7])/[.C77]" office:value-type="float" office:value="15.5266666666667" calcext:value-type="float">
            <text:p>15.53</text:p>
          </table:table-cell>
          <table:table-cell table:style-name="ce27" table:formula="of:=[.C76]+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8])/[.C78]" office:value-type="float" office:value="15.541935483871" calcext:value-type="float">
            <text:p>15.54</text:p>
          </table:table-cell>
          <table:table-cell table:style-name="ce27" table:formula="of:=[.C77]+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79])/[.C79]" office:value-type="float" office:value="15.55" calcext:value-type="float">
            <text:p>15.55</text:p>
          </table:table-cell>
          <table:table-cell table:style-name="ce27" table:formula="of:=[.C78]+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80])/[.C80]" office:value-type="float" office:value="15.5636363636364" calcext:value-type="float">
            <text:p>15.56</text:p>
          </table:table-cell>
          <table:table-cell table:style-name="ce27" table:formula="of:=[.C79]+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1])/[.C81]" office:value-type="float" office:value="15.5676470588235" calcext:value-type="float">
            <text:p>15.57</text:p>
          </table:table-cell>
          <table:table-cell table:style-name="ce27" table:formula="of:=[.C80]+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2])/[.C82]" office:value-type="float" office:value="15.5657142857143" calcext:value-type="float">
            <text:p>15.57</text:p>
          </table:table-cell>
          <table:table-cell table:style-name="ce27" table:formula="of:=[.C81]+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3])/[.C83]" office:value-type="float" office:value="15.5638888888889" calcext:value-type="float">
            <text:p>15.56</text:p>
          </table:table-cell>
          <table:table-cell table:style-name="ce27" table:formula="of:=[.C82]+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84])/[.C84]" office:value-type="float" office:value="15.5783783783784" calcext:value-type="float">
            <text:p>15.58</text:p>
          </table:table-cell>
          <table:table-cell table:style-name="ce27" table:formula="of:=[.C83]+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85])/[.C85]" office:value-type="float" office:value="15.5736842105263" calcext:value-type="float">
            <text:p>15.57</text:p>
          </table:table-cell>
          <table:table-cell table:style-name="ce27" table:formula="of:=[.C84]+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6])/[.C86]" office:value-type="float" office:value="15.5769230769231" calcext:value-type="float">
            <text:p>15.58</text:p>
          </table:table-cell>
          <table:table-cell table:style-name="ce27" table:formula="of:=[.C85]+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7])/[.C87]" office:value-type="float" office:value="15.58" calcext:value-type="float">
            <text:p>15.58</text:p>
          </table:table-cell>
          <table:table-cell table:style-name="ce27" table:formula="of:=[.C86]+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8])/[.C88]" office:value-type="float" office:value="15.5878048780488" calcext:value-type="float">
            <text:p>15.59</text:p>
          </table:table-cell>
          <table:table-cell table:style-name="ce27" table:formula="of:=[.C87]+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9])/[.C89]" office:value-type="float" office:value="15.5952380952381" calcext:value-type="float">
            <text:p>15.60</text:p>
          </table:table-cell>
          <table:table-cell table:style-name="ce27" table:formula="of:=[.C88]+1" office:value-type="float" office:value="42" calcext:value-type="float">
            <text:p>42</text:p>
          </table:table-cell>
          <table:table-cell table:number-columns-repeated="4"/>
          <table:table-cell table:style-name="ce27" office:value-type="float" office:value="2012" calcext:value-type="float">
            <text:p>2012</text:p>
          </table:table-cell>
          <table:table-cell table:style-name="ce561"/>
          <table:table-cell table:style-name="ce27"/>
          <table:table-cell table:number-columns-repeated="54"/>
        </table:table-row>
        <table:table-row table:style-name="ro4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0])/[.C90]" office:value-type="float" office:value="15.5953488372093" calcext:value-type="float">
            <text:p>15.60</text:p>
          </table:table-cell>
          <table:table-cell table:style-name="ce27" table:formula="of:=[.C89]+1" office:value-type="float" office:value="43" calcext:value-type="float">
            <text:p>43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1])/[.C91]" office:value-type="float" office:value="15.5954545454546" calcext:value-type="float">
            <text:p>15.60</text:p>
          </table:table-cell>
          <table:table-cell table:style-name="ce27" table:formula="of:=[.C90]+1" office:value-type="float" office:value="44" calcext:value-type="float">
            <text:p>44</text:p>
          </table:table-cell>
          <table:table-cell table:number-columns-repeated="4"/>
          <table:table-cell table:style-name="ce562" office:value-type="float" office:value="15.2" calcext:value-type="float">
            <text:p>15.2</text:p>
          </table:table-cell>
          <table:table-cell table:style-name="ce563" office:value-type="float" office:value="15.2" calcext:value-type="float">
            <text:p>15.20</text:p>
          </table:table-cell>
          <table:table-cell table:style-name="ce27" office:value-type="float" office:value="1" calcext:value-type="float">
            <text:p>1</text:p>
          </table:table-cell>
          <table:table-cell>
            <draw:frame draw:z-index="2" draw:name="Chart 3" draw:style-name="gr1" svg:width="8.589cm" svg:height="7.648cm" svg:x="0.836cm" svg:y="0.001cm">
              <draw:object draw:notify-on-update-of-ranges="Data.H91:Data.H151 Data.I91:Data.I15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92])/[.C92]" office:value-type="float" office:value="15.6044444444444" calcext:value-type="float">
            <text:p>15.60</text:p>
          </table:table-cell>
          <table:table-cell table:style-name="ce27" table:formula="of:=[.C91]+1" office:value-type="float" office:value="45" calcext:value-type="float">
            <text:p>45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2])/[.J92]" office:value-type="float" office:value="15.2" calcext:value-type="float">
            <text:p>15.2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54"/>
        </table:table-row>
        <table:table-row table:style-name="ro4">
          <table:table-cell table:style-name="ce27" office:value-type="float" office:value="15.1" calcext:value-type="float">
            <text:p>15.1</text:p>
          </table:table-cell>
          <table:table-cell table:style-name="ce561" table:formula="of:=SUM([.$A$48:.A93])/[.C93]" office:value-type="float" office:value="15.5934782608696" calcext:value-type="float">
            <text:p>15.59</text:p>
          </table:table-cell>
          <table:table-cell table:style-name="ce27" table:formula="of:=[.C92]+1" office:value-type="float" office:value="46" calcext:value-type="float">
            <text:p>46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3])/[.J93]" office:value-type="float" office:value="15.2333333333333" calcext:value-type="float">
            <text:p>15.2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62" office:value-type="float" office:value="15.2" calcext:value-type="float">
            <text:p>15.2</text:p>
          </table:table-cell>
          <table:table-cell table:style-name="ce563" table:formula="of:=SUM([.$A$48:.A94])/[.C94]" office:value-type="float" office:value="15.5851063829787" calcext:value-type="float">
            <text:p>15.59</text:p>
          </table:table-cell>
          <table:table-cell table:style-name="ce562" table:formula="of:=[.C93]+1" office:value-type="float" office:value="47" calcext:value-type="float">
            <text:p>47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4])/[.J94]" office:value-type="float" office:value="15.25" calcext:value-type="float">
            <text:p>15.25</text:p>
          </table:table-cell>
          <table:table-cell table:style-name="ce27" office:value-type="float" office:value="4" calcext:value-type="float">
            <text:p>4</text:p>
          </table:table-cell>
          <table:table-cell table:style-name="ce561"/>
          <table:table-cell table:style-name="ce27"/>
          <table:table-cell table:number-columns-repeated="52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5])/[.C95]" office:value-type="float" office:value="15.5770833333333" calcext:value-type="float">
            <text:p>15.58</text:p>
          </table:table-cell>
          <table:table-cell table:style-name="ce27" table:formula="of:=[.C94]+1" office:value-type="float" office:value="48" calcext:value-type="float">
            <text:p>48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5])/[.J95]" office:value-type="float" office:value="15.24" calcext:value-type="float">
            <text:p>15.24</text:p>
          </table:table-cell>
          <table:table-cell table:style-name="ce27" office:value-type="float" office:value="5" calcext:value-type="float">
            <text:p>5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6])/[.C96]" office:value-type="float" office:value="15.5714285714286" calcext:value-type="float">
            <text:p>15.57</text:p>
          </table:table-cell>
          <table:table-cell table:style-name="ce27" table:formula="of:=[.C95]+1" office:value-type="float" office:value="49" calcext:value-type="float">
            <text:p>49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6])/[.J96]" office:value-type="float" office:value="15.2666666666667" calcext:value-type="float">
            <text:p>15.27</text:p>
          </table:table-cell>
          <table:table-cell table:style-name="ce27" office:value-type="float" office:value="6" calcext:value-type="float">
            <text:p>6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7])/[.C97]" office:value-type="float" office:value="15.566" calcext:value-type="float">
            <text:p>15.57</text:p>
          </table:table-cell>
          <table:table-cell table:style-name="ce27" table:formula="of:=[.C96]+1" office:value-type="float" office:value="50" calcext:value-type="float">
            <text:p>50</text:p>
          </table:table-cell>
          <table:table-cell table:number-columns-repeated="2"/>
          <table:table-cell table:style-name="ce14" table:formula="of:=50*56" office:value-type="float" office:value="2800" calcext:value-type="float">
            <text:p>2800</text:p>
          </table:table-cell>
          <table:table-cell/>
          <table:table-cell table:style-name="ce27" office:value-type="float" office:value="15.1" calcext:value-type="float">
            <text:p>15.1</text:p>
          </table:table-cell>
          <table:table-cell table:style-name="ce561" table:formula="of:=SUM([.$H$91:.H97])/[.J97]" office:value-type="float" office:value="15.2428571428571" calcext:value-type="float">
            <text:p>15.24</text:p>
          </table:table-cell>
          <table:table-cell table:style-name="ce27" office:value-type="float" office:value="7" calcext:value-type="float">
            <text:p>7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8])/[.C98]" office:value-type="float" office:value="15.5588235294118" calcext:value-type="float">
            <text:p>15.56</text:p>
          </table:table-cell>
          <table:table-cell table:style-name="ce27" table:formula="of:=[.C97]+1" office:value-type="float" office:value="51" calcext:value-type="float">
            <text:p>5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8])/[.J98]" office:value-type="float" office:value="15.2625" calcext:value-type="float">
            <text:p>15.26</text:p>
          </table:table-cell>
          <table:table-cell table:style-name="ce27" table:formula="of:=[.J97]+1" office:value-type="float" office:value="8" calcext:value-type="float">
            <text:p>8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99])/[.C99]" office:value-type="float" office:value="15.5557692307692" calcext:value-type="float">
            <text:p>15.56</text:p>
          </table:table-cell>
          <table:table-cell table:style-name="ce27" table:formula="of:=[.C98]+1" office:value-type="float" office:value="52" calcext:value-type="float">
            <text:p>52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9])/[.J99]" office:value-type="float" office:value="15.2555555555556" calcext:value-type="float">
            <text:p>15.26</text:p>
          </table:table-cell>
          <table:table-cell table:style-name="ce27" table:formula="of:=[.J98]+1" office:value-type="float" office:value="9" calcext:value-type="float">
            <text:p>9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0])/[.C100]" office:value-type="float" office:value="15.5471698113208" calcext:value-type="float">
            <text:p>15.55</text:p>
          </table:table-cell>
          <table:table-cell table:style-name="ce27" table:formula="of:=[.C99]+1" office:value-type="float" office:value="53" calcext:value-type="float">
            <text:p>53</text:p>
          </table:table-cell>
          <table:table-cell table:style-name="ce27"/>
          <table:table-cell table:number-columns-repeated="3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00])/[.J100]" office:value-type="float" office:value="15.27" calcext:value-type="float">
            <text:p>15.27</text:p>
          </table:table-cell>
          <table:table-cell table:style-name="ce27" table:formula="of:=[.J99]+1" office:value-type="float" office:value="10" calcext:value-type="float">
            <text:p>1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1])/[.C101]" office:value-type="float" office:value="15.5444444444444" calcext:value-type="float">
            <text:p>15.54</text:p>
          </table:table-cell>
          <table:table-cell table:style-name="ce27" table:formula="of:=[.C100]+1" office:value-type="float" office:value="54" calcext:value-type="float">
            <text:p>54</text:p>
          </table:table-cell>
          <table:table-cell table:number-columns-repeated="4"/>
          <table:table-cell table:style-name="ce27" office:value-type="float" office:value="14.6" calcext:value-type="float">
            <text:p>14.6</text:p>
          </table:table-cell>
          <table:table-cell table:style-name="ce561" table:formula="of:=SUM([.$H$91:.H101])/[.J101]" office:value-type="float" office:value="15.2090909090909" calcext:value-type="float">
            <text:p>15.21</text:p>
          </table:table-cell>
          <table:table-cell table:style-name="ce27" table:formula="of:=[.J100]+1" office:value-type="float" office:value="11" calcext:value-type="float">
            <text:p>1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102])/[.C102]" office:value-type="float" office:value="15.5381818181818" calcext:value-type="float">
            <text:p>15.54</text:p>
          </table:table-cell>
          <table:table-cell table:style-name="ce27" table:formula="of:=[.C101]+1" office:value-type="float" office:value="55" calcext:value-type="float">
            <text:p>55</text:p>
          </table:table-cell>
          <table:table-cell table:number-columns-repeated="4"/>
          <table:table-cell table:style-name="ce27" office:value-type="float" office:value="15.1" calcext:value-type="float">
            <text:p>15.1</text:p>
          </table:table-cell>
          <table:table-cell table:style-name="ce561" table:formula="of:=SUM([.$H$91:.H102])/[.J102]" office:value-type="float" office:value="15.2" calcext:value-type="float">
            <text:p>15.20</text:p>
          </table:table-cell>
          <table:table-cell table:style-name="ce27" table:formula="of:=[.J101]+1"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3])/[.C103]" office:value-type="float" office:value="15.5357142857143" calcext:value-type="float">
            <text:p>15.54</text:p>
          </table:table-cell>
          <table:table-cell table:style-name="ce27" table:formula="of:=[.C102]+1" office:value-type="float" office:value="56" calcext:value-type="float">
            <text:p>56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3])/[.J103]" office:value-type="float" office:value="15.2230769230769" calcext:value-type="float">
            <text:p>15.22</text:p>
          </table:table-cell>
          <table:table-cell table:style-name="ce27" table:formula="of:=[.J102]+1" office:value-type="float" office:value="13" calcext:value-type="float">
            <text:p>1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4.6" calcext:value-type="float">
            <text:p>14.6</text:p>
          </table:table-cell>
          <table:table-cell table:style-name="ce561" table:formula="of:=SUM([.$A$48:.A104])/[.C104]" office:value-type="float" office:value="15.519298245614" calcext:value-type="float">
            <text:p>15.52</text:p>
          </table:table-cell>
          <table:table-cell table:style-name="ce27" table:formula="of:=[.C103]+1" office:value-type="float" office:value="57" calcext:value-type="float">
            <text:p>57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4])/[.J104]" office:value-type="float" office:value="15.2428571428571" calcext:value-type="float">
            <text:p>15.24</text:p>
          </table:table-cell>
          <table:table-cell table:style-name="ce27" table:formula="of:=[.J103]+1" office:value-type="float" office:value="14" calcext:value-type="float">
            <text:p>1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5])/[.C105]" office:value-type="float" office:value="15.5120689655172" calcext:value-type="float">
            <text:p>15.51</text:p>
          </table:table-cell>
          <table:table-cell table:style-name="ce27" table:formula="of:=[.C104]+1" office:value-type="float" office:value="58" calcext:value-type="float">
            <text:p>58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05])/[.J105]" office:value-type="float" office:value="15.2866666666667" calcext:value-type="float">
            <text:p>15.29</text:p>
          </table:table-cell>
          <table:table-cell table:style-name="ce27" table:formula="of:=[.J104]+1" office:value-type="float" office:value="15" calcext:value-type="float">
            <text:p>1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6])/[.C106]" office:value-type="float" office:value="15.5118644067797" calcext:value-type="float">
            <text:p>15.51</text:p>
          </table:table-cell>
          <table:table-cell table:style-name="ce27" table:formula="of:=[.C105]+1" office:value-type="float" office:value="59" calcext:value-type="float">
            <text:p>5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06])/[.J106]" office:value-type="float" office:value="15.30625" calcext:value-type="float">
            <text:p>15.31</text:p>
          </table:table-cell>
          <table:table-cell table:style-name="ce27" table:formula="of:=[.J105]+1" office:value-type="float" office:value="16" calcext:value-type="float">
            <text:p>16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7])/[.C107]" office:value-type="float" office:value="15.5116666666667" calcext:value-type="float">
            <text:p>15.51</text:p>
          </table:table-cell>
          <table:table-cell table:style-name="ce27" table:formula="of:=[.C106]+1" office:value-type="float" office:value="60" calcext:value-type="float">
            <text:p>60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7])/[.J107]" office:value-type="float" office:value="15.3352941176471" calcext:value-type="float">
            <text:p>15.34</text:p>
          </table:table-cell>
          <table:table-cell table:style-name="ce27" table:formula="of:=[.J106]+1" office:value-type="float" office:value="17" calcext:value-type="float">
            <text:p>17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08])/[.C108]" office:value-type="float" office:value="15.5180327868852" calcext:value-type="float">
            <text:p>15.52</text:p>
          </table:table-cell>
          <table:table-cell table:style-name="ce27" table:formula="of:=[.C107]+1" office:value-type="float" office:value="61" calcext:value-type="float">
            <text:p>61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8])/[.J108]" office:value-type="float" office:value="15.3611111111111" calcext:value-type="float">
            <text:p>15.36</text:p>
          </table:table-cell>
          <table:table-cell table:style-name="ce27" table:formula="of:=[.J107]+1" office:value-type="float" office:value="18" calcext:value-type="float">
            <text:p>18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09])/[.C109]" office:value-type="float" office:value="15.5193548387097" calcext:value-type="float">
            <text:p>15.52</text:p>
          </table:table-cell>
          <table:table-cell table:style-name="ce27" table:formula="of:=[.C108]+1" office:value-type="float" office:value="62" calcext:value-type="float">
            <text:p>62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09])/[.J109]" office:value-type="float" office:value="15.4157894736842" calcext:value-type="float">
            <text:p>15.42</text:p>
          </table:table-cell>
          <table:table-cell table:style-name="ce27" table:formula="of:=[.J108]+1" office:value-type="float" office:value="19" calcext:value-type="float">
            <text:p>19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0])/[.C110]" office:value-type="float" office:value="15.5238095238095" calcext:value-type="float">
            <text:p>15.52</text:p>
          </table:table-cell>
          <table:table-cell table:style-name="ce27" table:formula="of:=[.C109]+1" office:value-type="float" office:value="63" calcext:value-type="float">
            <text:p>63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0])/[.J110]" office:value-type="float" office:value="15.455" calcext:value-type="float">
            <text:p>15.46</text:p>
          </table:table-cell>
          <table:table-cell table:style-name="ce27" table:formula="of:=[.J109]+1" office:value-type="float" office:value="20" calcext:value-type="float">
            <text:p>2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1])/[.C111]" office:value-type="float" office:value="15.528125" calcext:value-type="float">
            <text:p>15.53</text:p>
          </table:table-cell>
          <table:table-cell table:style-name="ce27" table:formula="of:=[.C110]+1" office:value-type="float" office:value="64" calcext:value-type="float">
            <text:p>64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1])/[.J111]" office:value-type="float" office:value="15.4714285714286" calcext:value-type="float">
            <text:p>15.47</text:p>
          </table:table-cell>
          <table:table-cell table:style-name="ce27" table:formula="of:=[.J110]+1"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12])/[.C112]" office:value-type="float" office:value="15.5415384615385" calcext:value-type="float">
            <text:p>15.54</text:p>
          </table:table-cell>
          <table:table-cell table:style-name="ce27" table:formula="of:=[.C111]+1" office:value-type="float" office:value="65" calcext:value-type="float">
            <text:p>65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12])/[.J112]" office:value-type="float" office:value="15.4954545454545" calcext:value-type="float">
            <text:p>15.50</text:p>
          </table:table-cell>
          <table:table-cell table:style-name="ce27" table:formula="of:=[.J111]+1" office:value-type="float" office:value="22" calcext:value-type="float">
            <text:p>2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3])/[.C113]" office:value-type="float" office:value="15.5515151515152" calcext:value-type="float">
            <text:p>15.55</text:p>
          </table:table-cell>
          <table:table-cell table:style-name="ce27" table:formula="of:=[.C112]+1" office:value-type="float" office:value="66" calcext:value-type="float">
            <text:p>66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13])/[.J113]" office:value-type="float" office:value="15.5130434782609" calcext:value-type="float">
            <text:p>15.51</text:p>
          </table:table-cell>
          <table:table-cell table:style-name="ce27" table:formula="of:=[.J112]+1" office:value-type="float" office:value="23" calcext:value-type="float">
            <text:p>2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4])/[.C114]" office:value-type="float" office:value="15.555223880597" calcext:value-type="float">
            <text:p>15.56</text:p>
          </table:table-cell>
          <table:table-cell table:style-name="ce27" table:formula="of:=[.C113]+1" office:value-type="float" office:value="67" calcext:value-type="float">
            <text:p>67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4])/[.J114]" office:value-type="float" office:value="15.5416666666667" calcext:value-type="float">
            <text:p>15.54</text:p>
          </table:table-cell>
          <table:table-cell table:style-name="ce27" table:formula="of:=[.J113]+1" office:value-type="float" office:value="24" calcext:value-type="float">
            <text:p>2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15])/[.C115]" office:value-type="float" office:value="15.5617647058824" calcext:value-type="float">
            <text:p>15.56</text:p>
          </table:table-cell>
          <table:table-cell table:style-name="ce27" table:formula="of:=[.C114]+1" office:value-type="float" office:value="68" calcext:value-type="float">
            <text:p>68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5])/[.J115]" office:value-type="float" office:value="15.568" calcext:value-type="float">
            <text:p>15.57</text:p>
          </table:table-cell>
          <table:table-cell table:style-name="ce27" table:formula="of:=[.J114]+1" office:value-type="float" office:value="25" calcext:value-type="float">
            <text:p>2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16])/[.C116]" office:value-type="float" office:value="15.5666666666667" calcext:value-type="float">
            <text:p>15.57</text:p>
          </table:table-cell>
          <table:table-cell table:style-name="ce27" table:formula="of:=[.C115]+1" office:value-type="float" office:value="69" calcext:value-type="float">
            <text:p>6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6])/[.J116]" office:value-type="float" office:value="15.5769230769231" calcext:value-type="float">
            <text:p>15.58</text:p>
          </table:table-cell>
          <table:table-cell table:style-name="ce27" table:formula="of:=[.J115]+1" office:value-type="float" office:value="26" calcext:value-type="float">
            <text:p>26</text:p>
          </table:table-cell>
          <table:table-cell table:number-columns-repeated="3"/>
          <table:table-cell table:style-name="ce27"/>
          <table:table-cell table:number-columns-repeated="5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7])/[.C117]" office:value-type="float" office:value="15.5757142857143" calcext:value-type="float">
            <text:p>15.58</text:p>
          </table:table-cell>
          <table:table-cell table:style-name="ce27" table:formula="of:=[.C116]+1" office:value-type="float" office:value="70" calcext:value-type="float">
            <text:p>70</text:p>
          </table:table-cell>
          <table:table-cell table:number-columns-repeated="4"/>
          <table:table-cell table:style-name="ce564" office:value-type="float" office:value="16.6" calcext:value-type="float">
            <text:p>16.6</text:p>
          </table:table-cell>
          <table:table-cell table:style-name="ce561" table:formula="of:=SUM([.$H$91:.H117])/[.J117]" office:value-type="float" office:value="15.6148148148148" calcext:value-type="float">
            <text:p>15.61</text:p>
          </table:table-cell>
          <table:table-cell table:style-name="ce27" table:formula="of:=[.J116]+1" office:value-type="float" office:value="27" calcext:value-type="float">
            <text:p>27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8])/[.C118]" office:value-type="float" office:value="15.5845070422535" calcext:value-type="float">
            <text:p>15.58</text:p>
          </table:table-cell>
          <table:table-cell table:style-name="ce27" table:formula="of:=[.C117]+1" office:value-type="float" office:value="71" calcext:value-type="float">
            <text:p>71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18])/[.J118]" office:value-type="float" office:value="15.6107142857143" calcext:value-type="float">
            <text:p>15.61</text:p>
          </table:table-cell>
          <table:table-cell table:style-name="ce27" table:formula="of:=[.J117]+1" office:value-type="float" office:value="28" calcext:value-type="float">
            <text:p>2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9])/[.C119]" office:value-type="float" office:value="15.5875" calcext:value-type="float">
            <text:p>15.59</text:p>
          </table:table-cell>
          <table:table-cell table:style-name="ce27" table:formula="of:=[.C118]+1" office:value-type="float" office:value="72" calcext:value-type="float">
            <text:p>72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19])/[.J119]" office:value-type="float" office:value="15.6103448275862" calcext:value-type="float">
            <text:p>15.61</text:p>
          </table:table-cell>
          <table:table-cell table:style-name="ce27" table:formula="of:=[.J118]+1" office:value-type="float" office:value="29" calcext:value-type="float">
            <text:p>29</text:p>
          </table:table-cell>
          <table:table-cell table:number-columns-repeated="54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48:.A120])/[.C120]" office:value-type="float" office:value="15.6013698630137" calcext:value-type="float">
            <text:p>15.60</text:p>
          </table:table-cell>
          <table:table-cell table:style-name="ce27" table:formula="of:=[.C119]+1" office:value-type="float" office:value="73" calcext:value-type="float">
            <text:p>73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0])/[.J120]" office:value-type="float" office:value="15.6266666666667" calcext:value-type="float">
            <text:p>15.63</text:p>
          </table:table-cell>
          <table:table-cell table:style-name="ce27" table:formula="of:=[.J119]+1" office:value-type="float" office:value="30" calcext:value-type="float">
            <text:p>30</text:p>
          </table:table-cell>
          <table:table-cell table:number-columns-repeated="54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21])/[.C121]" office:value-type="float" office:value="15.6" calcext:value-type="float">
            <text:p>15.60</text:p>
          </table:table-cell>
          <table:table-cell table:style-name="ce27" table:formula="of:=[.C120]+1" office:value-type="float" office:value="74" calcext:value-type="float">
            <text:p>74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21])/[.J121]" office:value-type="float" office:value="15.6354838709677" calcext:value-type="float">
            <text:p>15.64</text:p>
          </table:table-cell>
          <table:table-cell table:style-name="ce27" table:formula="of:=[.J120]+1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2])/[.C122]" office:value-type="float" office:value="15.6" calcext:value-type="float">
            <text:p>15.60</text:p>
          </table:table-cell>
          <table:table-cell table:style-name="ce27" table:formula="of:=[.C121]+1" office:value-type="float" office:value="75" calcext:value-type="float">
            <text:p>75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2])/[.J122]" office:value-type="float" office:value="15.634375" calcext:value-type="float">
            <text:p>15.63</text:p>
          </table:table-cell>
          <table:table-cell table:style-name="ce27" table:formula="of:=[.J121]+1"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3])/[.C123]" office:value-type="float" office:value="15.6065789473684" calcext:value-type="float">
            <text:p>15.61</text:p>
          </table:table-cell>
          <table:table-cell table:style-name="ce27" table:formula="of:=[.C122]+1" office:value-type="float" office:value="76" calcext:value-type="float">
            <text:p>76</text:p>
          </table:table-cell>
          <table:table-cell table:number-columns-repeated="2"/>
          <table:table-cell office:value-type="float" office:value="4312" calcext:value-type="float">
            <text:p>4312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3])/[.J123]" office:value-type="float" office:value="15.6484848484848" calcext:value-type="float">
            <text:p>15.65</text:p>
          </table:table-cell>
          <table:table-cell table:style-name="ce27" table:formula="of:=[.J122]+1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24])/[.C124]" office:value-type="float" office:value="15.6103896103896" calcext:value-type="float">
            <text:p>15.61</text:p>
          </table:table-cell>
          <table:table-cell table:style-name="ce27" table:formula="of:=[.C123]+1" office:value-type="float" office:value="77" calcext:value-type="float">
            <text:p>77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24])/[.J124]" office:value-type="float" office:value="15.6705882352941" calcext:value-type="float">
            <text:p>15.67</text:p>
          </table:table-cell>
          <table:table-cell table:style-name="ce27" table:formula="of:=[.J123]+1" office:value-type="float" office:value="34" calcext:value-type="float">
            <text:p>34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5])/[.C125]" office:value-type="float" office:value="15.6102564102564" calcext:value-type="float">
            <text:p>15.61</text:p>
          </table:table-cell>
          <table:table-cell table:style-name="ce27" table:formula="of:=[.C124]+1" office:value-type="float" office:value="78" calcext:value-type="float">
            <text:p>78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5])/[.J125]" office:value-type="float" office:value="15.68" calcext:value-type="float">
            <text:p>15.68</text:p>
          </table:table-cell>
          <table:table-cell table:style-name="ce27" table:formula="of:=[.J124]+1" office:value-type="float" office:value="35" calcext:value-type="float">
            <text:p>3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6])/[.C126]" office:value-type="float" office:value="15.6164556962025" calcext:value-type="float">
            <text:p>15.62</text:p>
          </table:table-cell>
          <table:table-cell table:style-name="ce27" table:formula="of:=[.C125]+1" office:value-type="float" office:value="79" calcext:value-type="float">
            <text:p>7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6])/[.J126]" office:value-type="float" office:value="15.6777777777778" calcext:value-type="float">
            <text:p>15.68</text:p>
          </table:table-cell>
          <table:table-cell table:style-name="ce27" table:formula="of:=[.J125]+1" office:value-type="float" office:value="36" calcext:value-type="float">
            <text:p>36</text:p>
          </table:table-cell>
          <table:table-cell table:number-columns-repeated="54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27])/[.C127]" office:value-type="float" office:value="15.62625" calcext:value-type="float">
            <text:p>15.63</text:p>
          </table:table-cell>
          <table:table-cell table:style-name="ce27" table:formula="of:=[.C126]+1" office:value-type="float" office:value="80" calcext:value-type="float">
            <text:p>80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27])/[.J127]" office:value-type="float" office:value="15.6918918918919" calcext:value-type="float">
            <text:p>15.69</text:p>
          </table:table-cell>
          <table:table-cell table:style-name="ce27" table:formula="of:=[.J126]+1" office:value-type="float" office:value="37" calcext:value-type="float">
            <text:p>37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28])/[.C128]" office:value-type="float" office:value="15.6308641975309" calcext:value-type="float">
            <text:p>15.63</text:p>
          </table:table-cell>
          <table:table-cell table:style-name="ce27" table:formula="of:=[.C127]+1" office:value-type="float" office:value="81" calcext:value-type="float">
            <text:p>81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8])/[.J128]" office:value-type="float" office:value="15.7" calcext:value-type="float">
            <text:p>15.70</text:p>
          </table:table-cell>
          <table:table-cell table:style-name="ce27" table:formula="of:=[.J127]+1" office:value-type="float" office:value="38" calcext:value-type="float">
            <text:p>38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9])/[.C129]" office:value-type="float" office:value="15.630487804878" calcext:value-type="float">
            <text:p>15.63</text:p>
          </table:table-cell>
          <table:table-cell table:style-name="ce27" table:formula="of:=[.C128]+1" office:value-type="float" office:value="82" calcext:value-type="float">
            <text:p>82</text:p>
          </table:table-cell>
          <table:table-cell table:number-columns-repeated="4"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29])/[.J129]" office:value-type="float" office:value="15.7153846153846" calcext:value-type="float">
            <text:p>15.72</text:p>
          </table:table-cell>
          <table:table-cell table:style-name="ce27" table:formula="of:=[.J128]+1" office:value-type="float" office:value="39" calcext:value-type="float">
            <text:p>39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30])/[.C130]" office:value-type="float" office:value="15.6373493975904" calcext:value-type="float">
            <text:p>15.64</text:p>
          </table:table-cell>
          <table:table-cell table:style-name="ce27" table:formula="of:=[.C129]+1" office:value-type="float" office:value="83" calcext:value-type="float">
            <text:p>83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0])/[.J130]" office:value-type="float" office:value="15.715" calcext:value-type="float">
            <text:p>15.72</text:p>
          </table:table-cell>
          <table:table-cell table:style-name="ce27" table:formula="of:=[.J129]+1" office:value-type="float" office:value="40" calcext:value-type="float">
            <text:p>40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31])/[.C131]" office:value-type="float" office:value="15.6416666666667" calcext:value-type="float">
            <text:p>15.64</text:p>
          </table:table-cell>
          <table:table-cell table:style-name="ce27" table:formula="of:=[.C130]+1" office:value-type="float" office:value="84" calcext:value-type="float">
            <text:p>84</text:p>
          </table:table-cell>
          <table:table-cell table:number-columns-repeated="4"/>
          <table:table-cell table:style-name="ce27" office:value-type="float" office:value="16.7" calcext:value-type="float">
            <text:p>16.7</text:p>
          </table:table-cell>
          <table:table-cell table:style-name="ce561" table:formula="of:=SUM([.$H$91:.H131])/[.J131]" office:value-type="float" office:value="15.7390243902439" calcext:value-type="float">
            <text:p>15.74</text:p>
          </table:table-cell>
          <table:table-cell table:style-name="ce27" table:formula="of:=[.J130]+1" office:value-type="float" office:value="41" calcext:value-type="float">
            <text:p>41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2])/[.C132]" office:value-type="float" office:value="15.6494117647059" calcext:value-type="float">
            <text:p>15.65</text:p>
          </table:table-cell>
          <table:table-cell table:style-name="ce27" table:formula="of:=[.C131]+1" office:value-type="float" office:value="85" calcext:value-type="float">
            <text:p>8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32])/[.J132]" office:value-type="float" office:value="15.752380952381" calcext:value-type="float">
            <text:p>15.75</text:p>
          </table:table-cell>
          <table:table-cell table:style-name="ce27" table:formula="of:=[.J131]+1" office:value-type="float" office:value="42" calcext:value-type="float">
            <text:p>4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33])/[.C133]" office:value-type="float" office:value="15.65" calcext:value-type="float">
            <text:p>15.65</text:p>
          </table:table-cell>
          <table:table-cell table:style-name="ce27" table:formula="of:=[.C132]+1" office:value-type="float" office:value="86" calcext:value-type="float">
            <text:p>86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33])/[.J133]" office:value-type="float" office:value="15.7604651162791" calcext:value-type="float">
            <text:p>15.76</text:p>
          </table:table-cell>
          <table:table-cell table:style-name="ce27" table:formula="of:=[.J132]+1" office:value-type="float" office:value="43" calcext:value-type="float">
            <text:p>43</text:p>
          </table:table-cell>
          <table:table-cell table:number-columns-repeated="54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48:.A134])/[.C134]" office:value-type="float" office:value="15.6620689655172" calcext:value-type="float">
            <text:p>15.66</text:p>
          </table:table-cell>
          <table:table-cell table:style-name="ce27" table:formula="of:=[.C133]+1" office:value-type="float" office:value="87" calcext:value-type="float">
            <text:p>87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5" table:formula="of:=SUM([.$H$91:.H134])/[.J134]" office:value-type="float" office:value="15.7681818181818" calcext:value-type="float">
            <text:p>15.77</text:p>
          </table:table-cell>
          <table:table-cell table:style-name="ce27" table:formula="of:=[.J133]+1" office:value-type="float" office:value="44" calcext:value-type="float">
            <text:p>44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5])/[.C135]" office:value-type="float" office:value="15.6693181818182" calcext:value-type="float">
            <text:p>15.67</text:p>
          </table:table-cell>
          <table:table-cell table:style-name="ce27" table:formula="of:=[.C134]+1" office:value-type="float" office:value="88" calcext:value-type="float">
            <text:p>8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5])/[.J135]" office:value-type="float" office:value="15.76" calcext:value-type="float">
            <text:p>15.76</text:p>
          </table:table-cell>
          <table:table-cell table:style-name="ce27" table:formula="of:=[.J134]+1" office:value-type="float" office:value="45" calcext:value-type="float">
            <text:p>4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6])/[.C136]" office:value-type="float" office:value="15.6741573033708" calcext:value-type="float">
            <text:p>15.67</text:p>
          </table:table-cell>
          <table:table-cell table:style-name="ce27" table:formula="of:=[.C135]+1" office:value-type="float" office:value="89" calcext:value-type="float">
            <text:p>8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36])/[.J136]" office:value-type="float" office:value="15.7608695652174" calcext:value-type="float">
            <text:p>15.76</text:p>
          </table:table-cell>
          <table:table-cell table:style-name="ce27" table:formula="of:=[.J135]+1" office:value-type="float" office:value="46" calcext:value-type="float">
            <text:p>46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7])/[.C137]" office:value-type="float" office:value="15.6788888888889" calcext:value-type="float">
            <text:p>15.68</text:p>
          </table:table-cell>
          <table:table-cell table:style-name="ce27" table:formula="of:=[.C136]+1" office:value-type="float" office:value="90" calcext:value-type="float">
            <text:p>90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37])/[.J137]" office:value-type="float" office:value="15.7574468085106" calcext:value-type="float">
            <text:p>15.76</text:p>
          </table:table-cell>
          <table:table-cell table:style-name="ce27" table:formula="of:=[.J136]+1" office:value-type="float" office:value="47" calcext:value-type="float">
            <text:p>47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38])/[.C138]" office:value-type="float" office:value="15.6758241758242" calcext:value-type="float">
            <text:p>15.68</text:p>
          </table:table-cell>
          <table:table-cell table:style-name="ce27" table:formula="of:=[.C137]+1" office:value-type="float" office:value="91" calcext:value-type="float">
            <text:p>9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8])/[.J138]" office:value-type="float" office:value="15.75" calcext:value-type="float">
            <text:p>15.75</text:p>
          </table:table-cell>
          <table:table-cell table:style-name="ce27" table:formula="of:=[.J137]+1" office:value-type="float" office:value="48" calcext:value-type="float">
            <text:p>4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39])/[.C139]" office:value-type="float" office:value="15.6771739130435" calcext:value-type="float">
            <text:p>15.68</text:p>
          </table:table-cell>
          <table:table-cell table:style-name="ce27" table:formula="of:=[.C138]+1" office:value-type="float" office:value="92" calcext:value-type="float">
            <text:p>92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9])/[.J139]" office:value-type="float" office:value="15.7489795918367" calcext:value-type="float">
            <text:p>15.75</text:p>
          </table:table-cell>
          <table:table-cell table:style-name="ce27" table:formula="of:=[.J138]+1" office:value-type="float" office:value="49" calcext:value-type="float">
            <text:p>49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40])/[.C140]" office:value-type="float" office:value="15.6763440860215" calcext:value-type="float">
            <text:p>15.68</text:p>
          </table:table-cell>
          <table:table-cell table:style-name="ce27" table:formula="of:=[.C139]+1" office:value-type="float" office:value="93" calcext:value-type="float">
            <text:p>93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0])/[.J140]" office:value-type="float" office:value="15.748" calcext:value-type="float">
            <text:p>15.75</text:p>
          </table:table-cell>
          <table:table-cell table:style-name="ce27" table:formula="of:=[.J139]+1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41])/[.C141]" office:value-type="float" office:value="15.6734042553192" calcext:value-type="float">
            <text:p>15.67</text:p>
          </table:table-cell>
          <table:table-cell table:style-name="ce27" table:formula="of:=[.C140]+1" office:value-type="float" office:value="94" calcext:value-type="float">
            <text:p>94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41])/[.J141]" office:value-type="float" office:value="15.756862745098" calcext:value-type="float">
            <text:p>15.76</text:p>
          </table:table-cell>
          <table:table-cell table:style-name="ce27" table:formula="of:=[.J140]+1" office:value-type="float" office:value="51" calcext:value-type="float">
            <text:p>51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2])/[.C142]" office:value-type="float" office:value="15.6736842105263" calcext:value-type="float">
            <text:p>15.67</text:p>
          </table:table-cell>
          <table:table-cell table:style-name="ce27" table:formula="of:=[.C141]+1" office:value-type="float" office:value="95" calcext:value-type="float">
            <text:p>95</text:p>
          </table:table-cell>
          <table:table-cell table:number-columns-repeated="4"/>
          <table:table-cell table:style-name="ce27" office:value-type="float" office:value="14.9" calcext:value-type="float">
            <text:p>14.9</text:p>
          </table:table-cell>
          <table:table-cell table:style-name="ce561" table:formula="of:=SUM([.$H$91:.H142])/[.J142]" office:value-type="float" office:value="15.7403846153846" calcext:value-type="float">
            <text:p>15.74</text:p>
          </table:table-cell>
          <table:table-cell table:style-name="ce27" table:formula="of:=[.J141]+1" office:value-type="float" office:value="52" calcext:value-type="float">
            <text:p>5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3])/[.C143]" office:value-type="float" office:value="15.6739583333333" calcext:value-type="float">
            <text:p>15.67</text:p>
          </table:table-cell>
          <table:table-cell table:style-name="ce27" table:formula="of:=[.C142]+1" office:value-type="float" office:value="96" calcext:value-type="float">
            <text:p>96</text:p>
          </table:table-cell>
          <table:table-cell table:number-columns-repeated="4"/>
          <table:table-cell table:style-name="ce27" office:value-type="float" office:value="14.8" calcext:value-type="float">
            <text:p>14.8</text:p>
          </table:table-cell>
          <table:table-cell table:style-name="ce561" table:formula="of:=SUM([.$H$91:.H143])/[.J143]" office:value-type="float" office:value="15.722641509434" calcext:value-type="float">
            <text:p>15.72</text:p>
          </table:table-cell>
          <table:table-cell table:style-name="ce27" table:formula="of:=[.J142]+1" office:value-type="float" office:value="53" calcext:value-type="float">
            <text:p>53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44])/[.C144]" office:value-type="float" office:value="15.679381443299" calcext:value-type="float">
            <text:p>15.68</text:p>
          </table:table-cell>
          <table:table-cell table:style-name="ce27" table:formula="of:=[.C143]+1" office:value-type="float" office:value="97" calcext:value-type="float">
            <text:p>97</text:p>
          </table:table-cell>
          <table:table-cell table:number-columns-repeated="4"/>
          <table:table-cell table:style-name="ce27" office:value-type="float" office:value="15" calcext:value-type="float">
            <text:p>15</text:p>
          </table:table-cell>
          <table:table-cell table:style-name="ce561" table:formula="of:=SUM([.$H$91:.H144])/[.J144]" office:value-type="float" office:value="15.7092592592593" calcext:value-type="float">
            <text:p>15.71</text:p>
          </table:table-cell>
          <table:table-cell table:style-name="ce27" table:formula="of:=[.J143]+1" office:value-type="float" office:value="54" calcext:value-type="float">
            <text:p>54</text:p>
          </table:table-cell>
          <table:table-cell table:number-columns-repeated="54"/>
        </table:table-row>
        <table:table-row table:style-name="ro1">
          <table:table-cell table:style-name="ce27" office:value-type="float" office:value="14.9" calcext:value-type="float">
            <text:p>14.9</text:p>
          </table:table-cell>
          <table:table-cell table:style-name="ce561" table:formula="of:=SUM([.$A$48:.A145])/[.C145]" office:value-type="float" office:value="15.6714285714286" calcext:value-type="float">
            <text:p>15.67</text:p>
          </table:table-cell>
          <table:table-cell table:style-name="ce27" table:formula="of:=[.C144]+1" office:value-type="float" office:value="98" calcext:value-type="float">
            <text:p>98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5])/[.J145]" office:value-type="float" office:value="15.7090909090909" calcext:value-type="float">
            <text:p>15.71</text:p>
          </table:table-cell>
          <table:table-cell table:style-name="ce27" table:formula="of:=[.J144]+1" office:value-type="float" office:value="55" calcext:value-type="float">
            <text:p>55</text:p>
          </table:table-cell>
          <table:table-cell table:number-columns-repeated="54"/>
        </table:table-row>
        <table:table-row table:style-name="ro1">
          <table:table-cell table:style-name="ce27" office:value-type="float" office:value="14.8" calcext:value-type="float">
            <text:p>14.8</text:p>
          </table:table-cell>
          <table:table-cell table:style-name="ce561" table:formula="of:=SUM([.$A$48:.A146])/[.C146]" office:value-type="float" office:value="15.6626262626263" calcext:value-type="float">
            <text:p>15.66</text:p>
          </table:table-cell>
          <table:table-cell table:style-name="ce27" table:formula="of:=[.C145]+1" office:value-type="float" office:value="99" calcext:value-type="float">
            <text:p>99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6])/[.J146]" office:value-type="float" office:value="15.7089285714286" calcext:value-type="float">
            <text:p>15.71</text:p>
          </table:table-cell>
          <table:table-cell table:style-name="ce27" table:formula="of:=[.J145]+1"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48:.A147])/[.C147]" office:value-type="float" office:value="15.656" calcext:value-type="float">
            <text:p>15.66</text:p>
          </table:table-cell>
          <table:table-cell table:style-name="ce27" table:formula="of:=[.C146]+1" office:value-type="float" office:value="100" calcext:value-type="float">
            <text:p>100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47])/[.J147]" office:value-type="float" office:value="15.7157894736842" calcext:value-type="float">
            <text:p>15.72</text:p>
          </table:table-cell>
          <table:table-cell table:style-name="ce27" table:formula="of:=[.J146]+1"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8])/[.C148]" office:value-type="float" office:value="15.6564356435644" calcext:value-type="float">
            <text:p>15.66</text:p>
          </table:table-cell>
          <table:table-cell table:style-name="ce27" table:formula="of:=[.C147]+1" office:value-type="float" office:value="101" calcext:value-type="float">
            <text:p>101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48])/[.J148]" office:value-type="float" office:value="15.7137931034483" calcext:value-type="float">
            <text:p>15.71</text:p>
          </table:table-cell>
          <table:table-cell table:style-name="ce27" table:formula="of:=[.J147]+1" office:value-type="float" office:value="58" calcext:value-type="float">
            <text:p>58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9])/[.C149]" office:value-type="float" office:value="15.656862745098" calcext:value-type="float">
            <text:p>15.66</text:p>
          </table:table-cell>
          <table:table-cell table:style-name="ce27" table:formula="of:=[.C148]+1" office:value-type="float" office:value="102" calcext:value-type="float">
            <text:p>102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49])/[.J149]" office:value-type="float" office:value="15.7152542372881" calcext:value-type="float">
            <text:p>15.72</text:p>
          </table:table-cell>
          <table:table-cell table:style-name="ce27" table:formula="of:=[.J148]+1" office:value-type="float" office:value="59" calcext:value-type="float">
            <text:p>59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50])/[.C150]" office:value-type="float" office:value="15.6611650485437" calcext:value-type="float">
            <text:p>15.66</text:p>
          </table:table-cell>
          <table:table-cell table:style-name="ce27" table:formula="of:=[.C149]+1" office:value-type="float" office:value="103" calcext:value-type="float">
            <text:p>103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50])/[.J150]" office:value-type="float" office:value="15.7183333333333" calcext:value-type="float">
            <text:p>15.72</text:p>
          </table:table-cell>
          <table:table-cell table:style-name="ce27" table:formula="of:=[.J149]+1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51])/[.C151]" office:value-type="float" office:value="15.6605769230769" calcext:value-type="float">
            <text:p>15.66</text:p>
          </table:table-cell>
          <table:table-cell table:style-name="ce27" table:formula="of:=[.C150]+1" office:value-type="float" office:value="104" calcext:value-type="float">
            <text:p>104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H$91:.H151])/[.J151]" office:value-type="float" office:value="15.7114754098361" calcext:value-type="float">
            <text:p>15.71</text:p>
          </table:table-cell>
          <table:table-cell table:style-name="ce27" table:formula="of:=[.J150]+1" office:value-type="float" office:value="61" calcext:value-type="float">
            <text:p>61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52])/[.C152]" office:value-type="float" office:value="15.6619047619048" calcext:value-type="float">
            <text:p>15.66</text:p>
          </table:table-cell>
          <table:table-cell table:style-name="ce27" table:formula="of:=[.C151]+1" office:value-type="float" office:value="105" calcext:value-type="float">
            <text:p>105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53])/[.C153]" office:value-type="float" office:value="15.6641509433962" calcext:value-type="float">
            <text:p>15.66</text:p>
          </table:table-cell>
          <table:table-cell table:style-name="ce27" table:formula="of:=[.C152]+1" office:value-type="float" office:value="106" calcext:value-type="float">
            <text:p>106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154])/[.C154]" office:value-type="float" office:value="15.6607476635514" calcext:value-type="float">
            <text:p>15.66</text:p>
          </table:table-cell>
          <table:table-cell table:style-name="ce27" table:formula="of:=[.C153]+1" office:value-type="float" office:value="107" calcext:value-type="float">
            <text:p>107</text:p>
          </table:table-cell>
          <table:table-cell table:number-columns-repeated="2"/>
          <table:table-cell office:value-type="float" office:value="6150" calcext:value-type="float">
            <text:p>6150</text:p>
          </table:table-cell>
          <table:table-cell table:number-columns-repeated="58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27" office:value-type="float" office:value="2013" calcext:value-type="float">
            <text:p>2013</text:p>
          </table:table-cell>
          <table:table-cell table:style-name="ce561"/>
          <table:table-cell table:style-name="ce27"/>
          <table:table-cell table:number-columns-repeated="61"/>
        </table:table-row>
        <table:table-row table:style-name="ro4">
          <table:table-cell table:style-name="ce27"/>
          <table:table-cell table:style-name="ce561"/>
          <table:table-cell table:style-name="ce27"/>
          <table:table-cell table:number-columns-repeated="2"/>
          <table:table-cell>
            <draw:frame draw:z-index="3" draw:name="Chart 5" draw:style-name="gr1" svg:width="31.666cm" svg:height="16.246cm" svg:x="1.191cm" svg:y="0.433cm">
              <draw:object draw:notify-on-update-of-ranges="Data.A163:Data.A240 Data.B163:Data.B2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562" office:value-type="float" office:value="15.8" calcext:value-type="float">
            <text:p>15.8</text:p>
          </table:table-cell>
          <table:table-cell table:style-name="ce563" office:value-type="float" office:value="15.8" calcext:value-type="float">
            <text:p>15.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163:.$A164])/[.C164]" office:value-type="float" office:value="15.55" calcext:value-type="float">
            <text:p>15.5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163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63:.$A165])/[.C165]" office:value-type="float" office:value="15.7" calcext:value-type="float">
            <text:p>15.70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164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66])/[.C166]" office:value-type="float" office:value="15.55" calcext:value-type="float">
            <text:p>15.55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formula="of:=[.D165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63:.$A167])/[.C167]" office:value-type="float" office:value="15.58" calcext:value-type="float">
            <text:p>15.58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166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63:.$A168])/[.C168]" office:value-type="float" office:value="15.5166666666667" calcext:value-type="float">
            <text:p>15.52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167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63:.$A169])/[.C169]" office:value-type="float" office:value="15.5285714285714" calcext:value-type="float">
            <text:p>15.53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168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0])/[.C170]" office:value-type="float" office:value="15.475" calcext:value-type="float">
            <text:p>15.48</text:p>
          </table:table-cell>
          <table:table-cell table:style-name="ce27" table:formula="of:=[.C169]+1" office:value-type="float" office:value="8" calcext:value-type="float">
            <text:p>8</text:p>
          </table:table-cell>
          <table:table-cell table:style-name="ce27" table:formula="of:=[.D169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1])/[.C171]" office:value-type="float" office:value="15.4333333333333" calcext:value-type="float">
            <text:p>15.43</text:p>
          </table:table-cell>
          <table:table-cell table:style-name="ce27" table:formula="of:=[.C170]+1" office:value-type="float" office:value="9" calcext:value-type="float">
            <text:p>9</text:p>
          </table:table-cell>
          <table:table-cell table:style-name="ce27" table:formula="of:=[.D170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2])/[.C172]" office:value-type="float" office:value="15.4" calcext:value-type="float">
            <text:p>15.40</text:p>
          </table:table-cell>
          <table:table-cell table:style-name="ce27" table:formula="of:=[.C171]+1" office:value-type="float" office:value="10" calcext:value-type="float">
            <text:p>10</text:p>
          </table:table-cell>
          <table:table-cell table:style-name="ce27" table:formula="of:=[.D171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163:.$A173])/[.C173]" office:value-type="float" office:value="15.4" calcext:value-type="float">
            <text:p>15.40</text:p>
          </table:table-cell>
          <table:table-cell table:style-name="ce27" table:formula="of:=[.C172]+1" office:value-type="float" office:value="11" calcext:value-type="float">
            <text:p>11</text:p>
          </table:table-cell>
          <table:table-cell table:style-name="ce27" table:formula="of:=[.D172]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 table:formula="of:=[.B173]+(0.8/18)" office:value-type="float" office:value="15.4444444444444" calcext:value-type="float">
            <text:p>15.44</text:p>
          </table:table-cell>
          <table:table-cell table:style-name="ce27" table:formula="of:=[.C173]+1" office:value-type="float" office:value="12" calcext:value-type="float">
            <text:p>12</text:p>
          </table:table-cell>
          <table:table-cell table:style-name="ce27" table:formula="of:=[.D173]+1" office:value-type="float" office:value="119" calcext:value-type="float">
            <text:p>11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4]+(0.8/18)" office:value-type="float" office:value="15.4888888888889" calcext:value-type="float">
            <text:p>15.49</text:p>
          </table:table-cell>
          <table:table-cell table:style-name="ce27" table:formula="of:=[.C174]+1" office:value-type="float" office:value="13" calcext:value-type="float">
            <text:p>13</text:p>
          </table:table-cell>
          <table:table-cell table:style-name="ce27" table:formula="of:=[.D174]+1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5]+(0.8/18)" office:value-type="float" office:value="15.5333333333333" calcext:value-type="float">
            <text:p>15.53</text:p>
          </table:table-cell>
          <table:table-cell table:style-name="ce27" table:formula="of:=[.C175]+1" office:value-type="float" office:value="14" calcext:value-type="float">
            <text:p>14</text:p>
          </table:table-cell>
          <table:table-cell table:style-name="ce27" table:formula="of:=[.D175]+1" office:value-type="float" office:value="121" calcext:value-type="float">
            <text:p>12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6]+(0.8/18)" office:value-type="float" office:value="15.5777777777778" calcext:value-type="float">
            <text:p>15.58</text:p>
          </table:table-cell>
          <table:table-cell table:style-name="ce27" table:formula="of:=[.C176]+1" office:value-type="float" office:value="15" calcext:value-type="float">
            <text:p>15</text:p>
          </table:table-cell>
          <table:table-cell table:style-name="ce27" table:formula="of:=[.D176]+1" office:value-type="float" office:value="122" calcext:value-type="float">
            <text:p>12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7]+(0.8/18)" office:value-type="float" office:value="15.6222222222222" calcext:value-type="float">
            <text:p>15.62</text:p>
          </table:table-cell>
          <table:table-cell table:style-name="ce27" table:formula="of:=[.C177]+1" office:value-type="float" office:value="16" calcext:value-type="float">
            <text:p>16</text:p>
          </table:table-cell>
          <table:table-cell table:style-name="ce27" table:formula="of:=[.D177]+1" office:value-type="float" office:value="123" calcext:value-type="float">
            <text:p>12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8]+(0.8/18)" office:value-type="float" office:value="15.6666666666667" calcext:value-type="float">
            <text:p>15.67</text:p>
          </table:table-cell>
          <table:table-cell table:style-name="ce27" table:formula="of:=[.C178]+1" office:value-type="float" office:value="17" calcext:value-type="float">
            <text:p>17</text:p>
          </table:table-cell>
          <table:table-cell table:style-name="ce27" table:formula="of:=[.D178]+1" office:value-type="float" office:value="124" calcext:value-type="float">
            <text:p>124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9]+(0.8/18)" office:value-type="float" office:value="15.7111111111111" calcext:value-type="float">
            <text:p>15.71</text:p>
          </table:table-cell>
          <table:table-cell table:style-name="ce27" table:formula="of:=[.C179]+1" office:value-type="float" office:value="18" calcext:value-type="float">
            <text:p>18</text:p>
          </table:table-cell>
          <table:table-cell table:style-name="ce27" table:formula="of:=[.D179]+1" office:value-type="float" office:value="125" calcext:value-type="float">
            <text:p>125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0]+(0.8/18)" office:value-type="float" office:value="15.7555555555556" calcext:value-type="float">
            <text:p>15.76</text:p>
          </table:table-cell>
          <table:table-cell table:style-name="ce27" table:formula="of:=[.C180]+1" office:value-type="float" office:value="19" calcext:value-type="float">
            <text:p>19</text:p>
          </table:table-cell>
          <table:table-cell table:style-name="ce27" table:formula="of:=[.D180]+1" office:value-type="float" office:value="126" calcext:value-type="float">
            <text:p>126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1]+(0.8/18)" office:value-type="float" office:value="15.8" calcext:value-type="float">
            <text:p>15.80</text:p>
          </table:table-cell>
          <table:table-cell table:style-name="ce27" table:formula="of:=[.C181]+1" office:value-type="float" office:value="20" calcext:value-type="float">
            <text:p>20</text:p>
          </table:table-cell>
          <table:table-cell table:style-name="ce27" table:formula="of:=[.D181]+1" office:value-type="float" office:value="127" calcext:value-type="float">
            <text:p>127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2]+(0.8/18)" office:value-type="float" office:value="15.8444444444444" calcext:value-type="float">
            <text:p>15.84</text:p>
          </table:table-cell>
          <table:table-cell table:style-name="ce27" table:formula="of:=[.C182]+1" office:value-type="float" office:value="21" calcext:value-type="float">
            <text:p>21</text:p>
          </table:table-cell>
          <table:table-cell table:style-name="ce27" table:formula="of:=[.D182]+1" office:value-type="float" office:value="128" calcext:value-type="float">
            <text:p>128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3]+(0.8/18)" office:value-type="float" office:value="15.8888888888889" calcext:value-type="float">
            <text:p>15.89</text:p>
          </table:table-cell>
          <table:table-cell table:style-name="ce27" table:formula="of:=[.C183]+1" office:value-type="float" office:value="22" calcext:value-type="float">
            <text:p>22</text:p>
          </table:table-cell>
          <table:table-cell table:style-name="ce27" table:formula="of:=[.D183]+1" office:value-type="float" office:value="129" calcext:value-type="float">
            <text:p>12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4]+(0.8/18)" office:value-type="float" office:value="15.9333333333333" calcext:value-type="float">
            <text:p>15.93</text:p>
          </table:table-cell>
          <table:table-cell table:style-name="ce27" table:formula="of:=[.C184]+1" office:value-type="float" office:value="23" calcext:value-type="float">
            <text:p>23</text:p>
          </table:table-cell>
          <table:table-cell table:style-name="ce27" table:formula="of:=[.D184]+1"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5]+(0.8/18)" office:value-type="float" office:value="15.9777777777778" calcext:value-type="float">
            <text:p>15.98</text:p>
          </table:table-cell>
          <table:table-cell table:style-name="ce27" table:formula="of:=[.C185]+1" office:value-type="float" office:value="24" calcext:value-type="float">
            <text:p>24</text:p>
          </table:table-cell>
          <table:table-cell table:style-name="ce27" table:formula="of:=[.D185]+1" office:value-type="float" office:value="131" calcext:value-type="float">
            <text:p>13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6]+(0.8/18)" office:value-type="float" office:value="16.0222222222222" calcext:value-type="float">
            <text:p>16.02</text:p>
          </table:table-cell>
          <table:table-cell table:style-name="ce27" table:formula="of:=[.C186]+1" office:value-type="float" office:value="25" calcext:value-type="float">
            <text:p>25</text:p>
          </table:table-cell>
          <table:table-cell table:style-name="ce27" table:formula="of:=[.D186]+1" office:value-type="float" office:value="132" calcext:value-type="float">
            <text:p>13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7]+(0.8/18)" office:value-type="float" office:value="16.0666666666667" calcext:value-type="float">
            <text:p>16.07</text:p>
          </table:table-cell>
          <table:table-cell table:style-name="ce27" table:formula="of:=[.C187]+1" office:value-type="float" office:value="26" calcext:value-type="float">
            <text:p>26</text:p>
          </table:table-cell>
          <table:table-cell table:style-name="ce27" table:formula="of:=[.D187]+1" office:value-type="float" office:value="133" calcext:value-type="float">
            <text:p>13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8]+(0.8/18)" office:value-type="float" office:value="16.1111111111111" calcext:value-type="float">
            <text:p>16.11</text:p>
          </table:table-cell>
          <table:table-cell table:style-name="ce27" table:formula="of:=[.C188]+1" office:value-type="float" office:value="27" calcext:value-type="float">
            <text:p>27</text:p>
          </table:table-cell>
          <table:table-cell table:style-name="ce27" table:formula="of:=[.D188]+1" office:value-type="float" office:value="134" calcext:value-type="float">
            <text:p>134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189]+(0.8/18)" office:value-type="float" office:value="16.1555555555556" calcext:value-type="float">
            <text:p>16.16</text:p>
          </table:table-cell>
          <table:table-cell table:style-name="ce27" table:formula="of:=[.C189]+1" office:value-type="float" office:value="28" calcext:value-type="float">
            <text:p>28</text:p>
          </table:table-cell>
          <table:table-cell table:style-name="ce27" table:formula="of:=[.D189]+1" office:value-type="float" office:value="135" calcext:value-type="float">
            <text:p>135</text:p>
          </table:table-cell>
          <table:table-cell table:number-columns-repeated="6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office:value-type="float" office:value="16.2" calcext:value-type="float">
            <text:p>16.20</text:p>
          </table:table-cell>
          <table:table-cell table:style-name="ce27" table:formula="of:=[.C190]+1" office:value-type="float" office:value="29" calcext:value-type="float">
            <text:p>29</text:p>
          </table:table-cell>
          <table:table-cell table:style-name="ce27" table:formula="of:=[.D190]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2])/([.C191]-[.$C$189])" office:value-type="float" office:value="16.1" calcext:value-type="float">
            <text:p>16.10</text:p>
          </table:table-cell>
          <table:table-cell table:style-name="ce27" table:formula="of:=[.C191]+1" office:value-type="float" office:value="30" calcext:value-type="float">
            <text:p>30</text:p>
          </table:table-cell>
          <table:table-cell table:style-name="ce27" table:formula="of:=[.D191]+1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193])/([.C192]-[.$C$189])" office:value-type="float" office:value="16.1333333333333" calcext:value-type="float">
            <text:p>16.13</text:p>
          </table:table-cell>
          <table:table-cell table:style-name="ce27" table:formula="of:=[.C192]+1" office:value-type="float" office:value="31" calcext:value-type="float">
            <text:p>31</text:p>
          </table:table-cell>
          <table:table-cell table:style-name="ce27" table:formula="of:=[.D192]+1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4])/([.C193]-[.$C$189])" office:value-type="float" office:value="16.1" calcext:value-type="float">
            <text:p>16.10</text:p>
          </table:table-cell>
          <table:table-cell table:style-name="ce27" table:formula="of:=[.C193]+1" office:value-type="float" office:value="32" calcext:value-type="float">
            <text:p>32</text:p>
          </table:table-cell>
          <table:table-cell table:style-name="ce27" table:formula="of:=[.D193]+1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195])/([.C194]-[.$C$189])" office:value-type="float" office:value="16.14" calcext:value-type="float">
            <text:p>16.14</text:p>
          </table:table-cell>
          <table:table-cell table:style-name="ce27" table:formula="of:=[.C194]+1" office:value-type="float" office:value="33" calcext:value-type="float">
            <text:p>33</text:p>
          </table:table-cell>
          <table:table-cell table:style-name="ce27" table:formula="of:=[.D194]+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191:.$A196])/([.C195]-[.$C$189])" office:value-type="float" office:value="16.1" calcext:value-type="float">
            <text:p>16.10</text:p>
          </table:table-cell>
          <table:table-cell table:style-name="ce27" table:formula="of:=[.C195]+1" office:value-type="float" office:value="34" calcext:value-type="float">
            <text:p>34</text:p>
          </table:table-cell>
          <table:table-cell table:style-name="ce27" table:formula="of:=[.D195]+1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197])/([.C196]-[.$C$189])" office:value-type="float" office:value="16.1571428571429" calcext:value-type="float">
            <text:p>16.16</text:p>
          </table:table-cell>
          <table:table-cell table:style-name="ce27" table:formula="of:=[.C196]+1" office:value-type="float" office:value="35" calcext:value-type="float">
            <text:p>35</text:p>
          </table:table-cell>
          <table:table-cell table:style-name="ce27" table:formula="of:=[.D196]+1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8])/([.C197]-[.$C$189])" office:value-type="float" office:value="16.1375" calcext:value-type="float">
            <text:p>16.14</text:p>
          </table:table-cell>
          <table:table-cell table:style-name="ce27" table:formula="of:=[.C197]+1" office:value-type="float" office:value="36" calcext:value-type="float">
            <text:p>36</text:p>
          </table:table-cell>
          <table:table-cell table:style-name="ce27" table:formula="of:=[.D197]+1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199])/([.C198]-[.$C$189])" office:value-type="float" office:value="16.1666666666667" calcext:value-type="float">
            <text:p>16.17</text:p>
          </table:table-cell>
          <table:table-cell table:style-name="ce27" table:formula="of:=[.C198]+1" office:value-type="float" office:value="37" calcext:value-type="float">
            <text:p>37</text:p>
          </table:table-cell>
          <table:table-cell table:style-name="ce27" table:formula="of:=[.D198]+1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561" table:formula="of:=SUM([.$A$191:.$A200])/([.C199]-[.$C$189])" office:value-type="float" office:value="16.25" calcext:value-type="float">
            <text:p>16.25</text:p>
          </table:table-cell>
          <table:table-cell table:style-name="ce27" table:formula="of:=[.C199]+1" office:value-type="float" office:value="38" calcext:value-type="float">
            <text:p>38</text:p>
          </table:table-cell>
          <table:table-cell table:style-name="ce27" table:formula="of:=[.D199]+1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01])/([.C200]-[.$C$189])" office:value-type="float" office:value="16.2363636363636" calcext:value-type="float">
            <text:p>16.24</text:p>
          </table:table-cell>
          <table:table-cell table:style-name="ce27" table:formula="of:=[.C200]+1" office:value-type="float" office:value="39" calcext:value-type="float">
            <text:p>39</text:p>
          </table:table-cell>
          <table:table-cell table:style-name="ce27" table:formula="of:=[.D200]+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02])/([.C201]-[.$C$189])" office:value-type="float" office:value="16.1916666666667" calcext:value-type="float">
            <text:p>16.19</text:p>
          </table:table-cell>
          <table:table-cell table:style-name="ce27" table:formula="of:=[.C201]+1" office:value-type="float" office:value="40" calcext:value-type="float">
            <text:p>40</text:p>
          </table:table-cell>
          <table:table-cell table:style-name="ce27" table:formula="of:=[.D201]+1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203])/([.C202]-[.$C$189])" office:value-type="float" office:value="16.1923076923077" calcext:value-type="float">
            <text:p>16.19</text:p>
          </table:table-cell>
          <table:table-cell table:style-name="ce27" table:formula="of:=[.C202]+1" office:value-type="float" office:value="41" calcext:value-type="float">
            <text:p>41</text:p>
          </table:table-cell>
          <table:table-cell table:style-name="ce27" table:formula="of:=[.D202]+1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4])/([.C203]-[.$C$189])" office:value-type="float" office:value="16.2285714285714" calcext:value-type="float">
            <text:p>16.23</text:p>
          </table:table-cell>
          <table:table-cell table:style-name="ce27" table:formula="of:=[.C203]+1" office:value-type="float" office:value="42" calcext:value-type="float">
            <text:p>42</text:p>
          </table:table-cell>
          <table:table-cell table:style-name="ce27" table:formula="of:=[.D203]+1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5])/([.C204]-[.$C$189])" office:value-type="float" office:value="16.26" calcext:value-type="float">
            <text:p>16.26</text:p>
          </table:table-cell>
          <table:table-cell table:style-name="ce27" table:formula="of:=[.C204]+1" office:value-type="float" office:value="43" calcext:value-type="float">
            <text:p>43</text:p>
          </table:table-cell>
          <table:table-cell table:style-name="ce27" table:formula="of:=[.D204]+1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06])/([.C205]-[.$C$189])" office:value-type="float" office:value="16.24375" calcext:value-type="float">
            <text:p>16.24</text:p>
          </table:table-cell>
          <table:table-cell table:style-name="ce27" table:formula="of:=[.C205]+1" office:value-type="float" office:value="44" calcext:value-type="float">
            <text:p>44</text:p>
          </table:table-cell>
          <table:table-cell table:style-name="ce27" table:formula="of:=[.D205]+1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7])/([.C206]-[.$C$189])" office:value-type="float" office:value="16.2529411764706" calcext:value-type="float">
            <text:p>16.25</text:p>
          </table:table-cell>
          <table:table-cell table:style-name="ce27" table:formula="of:=[.C206]+1" office:value-type="float" office:value="45" calcext:value-type="float">
            <text:p>45</text:p>
          </table:table-cell>
          <table:table-cell table:style-name="ce27" table:formula="of:=[.D206]+1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08])/([.C207]-[.$C$189])" office:value-type="float" office:value="16.2555555555556" calcext:value-type="float">
            <text:p>16.26</text:p>
          </table:table-cell>
          <table:table-cell table:style-name="ce27" table:formula="of:=[.C207]+1" office:value-type="float" office:value="46" calcext:value-type="float">
            <text:p>46</text:p>
          </table:table-cell>
          <table:table-cell table:style-name="ce27" table:formula="of:=[.D207]+1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9])/([.C208]-[.$C$189])" office:value-type="float" office:value="16.2631578947368" calcext:value-type="float">
            <text:p>16.26</text:p>
          </table:table-cell>
          <table:table-cell table:style-name="ce27" table:formula="of:=[.C208]+1" office:value-type="float" office:value="47" calcext:value-type="float">
            <text:p>47</text:p>
          </table:table-cell>
          <table:table-cell table:style-name="ce27" table:formula="of:=[.D208]+1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0])/([.C209]-[.$C$189])" office:value-type="float" office:value="16.275" calcext:value-type="float">
            <text:p>16.28</text:p>
          </table:table-cell>
          <table:table-cell table:style-name="ce27" table:formula="of:=[.C209]+1" office:value-type="float" office:value="48" calcext:value-type="float">
            <text:p>48</text:p>
          </table:table-cell>
          <table:table-cell table:style-name="ce27" table:formula="of:=[.D209]+1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1])/([.C210]-[.$C$189])" office:value-type="float" office:value="16.2809523809524" calcext:value-type="float">
            <text:p>16.28</text:p>
          </table:table-cell>
          <table:table-cell table:style-name="ce27" table:formula="of:=[.C210]+1" office:value-type="float" office:value="49" calcext:value-type="float">
            <text:p>49</text:p>
          </table:table-cell>
          <table:table-cell table:style-name="ce27" table:formula="of:=[.D210]+1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91:.$A212])/([.C211]-[.$C$189])" office:value-type="float" office:value="16.25" calcext:value-type="float">
            <text:p>16.25</text:p>
          </table:table-cell>
          <table:table-cell table:style-name="ce27" table:formula="of:=[.C211]+1" office:value-type="float" office:value="50" calcext:value-type="float">
            <text:p>50</text:p>
          </table:table-cell>
          <table:table-cell table:style-name="ce27" table:formula="of:=[.D211]+1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3])/([.C212]-[.$C$189])" office:value-type="float" office:value="16.2565217391304" calcext:value-type="float">
            <text:p>16.26</text:p>
          </table:table-cell>
          <table:table-cell table:style-name="ce27" table:formula="of:=[.C212]+1" office:value-type="float" office:value="51" calcext:value-type="float">
            <text:p>51</text:p>
          </table:table-cell>
          <table:table-cell table:style-name="ce27" table:formula="of:=[.D212]+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4])/([.C213]-[.$C$189])" office:value-type="float" office:value="16.2666666666667" calcext:value-type="float">
            <text:p>16.27</text:p>
          </table:table-cell>
          <table:table-cell table:style-name="ce27" table:formula="of:=[.C213]+1" office:value-type="float" office:value="52" calcext:value-type="float">
            <text:p>52</text:p>
          </table:table-cell>
          <table:table-cell table:style-name="ce27" table:formula="of:=[.D213]+1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15])/([.C214]-[.$C$189])" office:value-type="float" office:value="16.26" calcext:value-type="float">
            <text:p>16.26</text:p>
          </table:table-cell>
          <table:table-cell table:style-name="ce27" table:formula="of:=[.C214]+1" office:value-type="float" office:value="53" calcext:value-type="float">
            <text:p>53</text:p>
          </table:table-cell>
          <table:table-cell table:style-name="ce27" table:formula="of:=[.D214]+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16])/([.C215]-[.$C$189])" office:value-type="float" office:value="16.25" calcext:value-type="float">
            <text:p>16.25</text:p>
          </table:table-cell>
          <table:table-cell table:style-name="ce27" table:formula="of:=[.C215]+1" office:value-type="float" office:value="54" calcext:value-type="float">
            <text:p>54</text:p>
          </table:table-cell>
          <table:table-cell table:style-name="ce27" table:formula="of:=[.D215]+1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17])/([.C216]-[.$C$189])" office:value-type="float" office:value="16.2111111111111" calcext:value-type="float">
            <text:p>16.21</text:p>
          </table:table-cell>
          <table:table-cell table:style-name="ce27" table:formula="of:=[.C216]+1" office:value-type="float" office:value="55" calcext:value-type="float">
            <text:p>55</text:p>
          </table:table-cell>
          <table:table-cell table:style-name="ce27" table:formula="of:=[.D216]+1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>
            <draw:frame draw:z-index="4" draw:name="Chart 5" draw:style-name="gr1" svg:width="38.287cm" svg:height="20.61cm" svg:x="1.44cm" svg:y="0.407cm">
              <draw:object draw:notify-on-update-of-ranges="Data.A247:Data.A333 Data.B247:Data.B33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8])/([.C217]-[.$C$189])" office:value-type="float" office:value="16.1928571428571" calcext:value-type="float">
            <text:p>16.19</text:p>
          </table:table-cell>
          <table:table-cell table:style-name="ce27" table:formula="of:=[.C217]+1" office:value-type="float" office:value="56" calcext:value-type="float">
            <text:p>56</text:p>
          </table:table-cell>
          <table:table-cell table:style-name="ce27" table:formula="of:=[.D217]+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9])/([.C218]-[.$C$189])" office:value-type="float" office:value="16.1758620689655" calcext:value-type="float">
            <text:p>16.18</text:p>
          </table:table-cell>
          <table:table-cell table:style-name="ce27" table:formula="of:=[.C218]+1" office:value-type="float" office:value="57" calcext:value-type="float">
            <text:p>57</text:p>
          </table:table-cell>
          <table:table-cell table:style-name="ce27" table:formula="of:=[.D218]+1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20])/([.C219]-[.$C$189])" office:value-type="float" office:value="16.1866666666667" calcext:value-type="float">
            <text:p>16.19</text:p>
          </table:table-cell>
          <table:table-cell table:style-name="ce27" table:formula="of:=[.C219]+1" office:value-type="float" office:value="58" calcext:value-type="float">
            <text:p>58</text:p>
          </table:table-cell>
          <table:table-cell table:style-name="ce27" table:formula="of:=[.D219]+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1])/([.C220]-[.$C$189])" office:value-type="float" office:value="16.1806451612903" calcext:value-type="float">
            <text:p>16.18</text:p>
          </table:table-cell>
          <table:table-cell table:style-name="ce27" table:formula="of:=[.C220]+1" office:value-type="float" office:value="59" calcext:value-type="float">
            <text:p>59</text:p>
          </table:table-cell>
          <table:table-cell table:style-name="ce27" table:formula="of:=[.D220]+1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2])/([.C221]-[.$C$189])" office:value-type="float" office:value="16.175" calcext:value-type="float">
            <text:p>16.18</text:p>
          </table:table-cell>
          <table:table-cell table:style-name="ce27" table:formula="of:=[.C221]+1" office:value-type="float" office:value="60" calcext:value-type="float">
            <text:p>60</text:p>
          </table:table-cell>
          <table:table-cell table:style-name="ce27" table:formula="of:=[.D221]+1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23])/([.C222]-[.$C$189])" office:value-type="float" office:value="16.1787878787879" calcext:value-type="float">
            <text:p>16.18</text:p>
          </table:table-cell>
          <table:table-cell table:style-name="ce27" table:formula="of:=[.C222]+1" office:value-type="float" office:value="61" calcext:value-type="float">
            <text:p>61</text:p>
          </table:table-cell>
          <table:table-cell table:style-name="ce27" table:formula="of:=[.D222]+1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24])/([.C223]-[.$C$189])" office:value-type="float" office:value="16.1647058823529" calcext:value-type="float">
            <text:p>16.16</text:p>
          </table:table-cell>
          <table:table-cell table:style-name="ce27" table:formula="of:=[.C223]+1" office:value-type="float" office:value="62" calcext:value-type="float">
            <text:p>62</text:p>
          </table:table-cell>
          <table:table-cell table:style-name="ce27" table:formula="of:=[.D223]+1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25])/([.C224]-[.$C$189])" office:value-type="float" office:value="16.1371428571429" calcext:value-type="float">
            <text:p>16.14</text:p>
          </table:table-cell>
          <table:table-cell table:style-name="ce27" table:formula="of:=[.C224]+1" office:value-type="float" office:value="63" calcext:value-type="float">
            <text:p>63</text:p>
          </table:table-cell>
          <table:table-cell table:style-name="ce27" table:formula="of:=[.D224]+1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26])/([.C225]-[.$C$189])" office:value-type="float" office:value="16.1444444444444" calcext:value-type="float">
            <text:p>16.14</text:p>
          </table:table-cell>
          <table:table-cell table:style-name="ce27" table:formula="of:=[.C225]+1" office:value-type="float" office:value="64" calcext:value-type="float">
            <text:p>64</text:p>
          </table:table-cell>
          <table:table-cell table:style-name="ce27" table:formula="of:=[.D225]+1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61" table:formula="of:=[.B226]-(0.54/4)" office:value-type="float" office:value="16.0094444444444" calcext:value-type="float">
            <text:p>16.01</text:p>
          </table:table-cell>
          <table:table-cell table:style-name="ce27" table:formula="of:=[.C226]+1" office:value-type="float" office:value="65" calcext:value-type="float">
            <text:p>65</text:p>
          </table:table-cell>
          <table:table-cell table:style-name="ce27" table:formula="of:=[.D226]+1" office:value-type="float" office:value="172" calcext:value-type="float">
            <text:p>172</text:p>
          </table:table-cell>
          <table:table-cell table:number-columns-repeated="2"/>
          <table:table-cell table:style-name="ce14"/>
          <table:table-cell table:number-columns-repeated="57"/>
        </table:table-row>
        <table:table-row table:style-name="ro1">
          <table:table-cell/>
          <table:table-cell table:style-name="ce561" table:formula="of:=[.B227]-(0.54/4)" office:value-type="float" office:value="15.8744444444444" calcext:value-type="float">
            <text:p>15.87</text:p>
          </table:table-cell>
          <table:table-cell table:style-name="ce27" table:formula="of:=[.C227]+1" office:value-type="float" office:value="66" calcext:value-type="float">
            <text:p>66</text:p>
          </table:table-cell>
          <table:table-cell table:style-name="ce27" table:formula="of:=[.D227]+1" office:value-type="float" office:value="173" calcext:value-type="float">
            <text:p>173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228]-(0.54/4)" office:value-type="float" office:value="15.7394444444444" calcext:value-type="float">
            <text:p>15.74</text:p>
          </table:table-cell>
          <table:table-cell table:style-name="ce27" table:formula="of:=[.C228]+1" office:value-type="float" office:value="67" calcext:value-type="float">
            <text:p>67</text:p>
          </table:table-cell>
          <table:table-cell table:style-name="ce27" table:formula="of:=[.D228]+1" office:value-type="float" office:value="174" calcext:value-type="float">
            <text:p>174</text:p>
          </table:table-cell>
          <table:table-cell table:number-columns-repeated="6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office:value-type="float" office:value="15.6" calcext:value-type="float">
            <text:p>15.60</text:p>
          </table:table-cell>
          <table:table-cell table:style-name="ce27" table:formula="of:=[.C229]+1" office:value-type="float" office:value="68" calcext:value-type="float">
            <text:p>68</text:p>
          </table:table-cell>
          <table:table-cell table:style-name="ce27" table:formula="of:=[.D229]+1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1])/([.C230]-[.$C$228])" office:value-type="float" office:value="15.8" calcext:value-type="float">
            <text:p>15.80</text:p>
          </table:table-cell>
          <table:table-cell table:style-name="ce27" table:formula="of:=[.C230]+1" office:value-type="float" office:value="69" calcext:value-type="float">
            <text:p>69</text:p>
          </table:table-cell>
          <table:table-cell table:style-name="ce27" table:formula="of:=[.D230]+1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30:.$A232])/([.C231]-[.$C$228])" office:value-type="float" office:value="16" calcext:value-type="float">
            <text:p>16.00</text:p>
          </table:table-cell>
          <table:table-cell table:style-name="ce27" table:formula="of:=[.C231]+1" office:value-type="float" office:value="70" calcext:value-type="float">
            <text:p>70</text:p>
          </table:table-cell>
          <table:table-cell table:style-name="ce27" table:formula="of:=[.D231]+1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230:.$A233])/([.C232]-[.$C$228])" office:value-type="float" office:value="15.825" calcext:value-type="float">
            <text:p>15.83</text:p>
          </table:table-cell>
          <table:table-cell table:style-name="ce27" table:formula="of:=[.C232]+1" office:value-type="float" office:value="71" calcext:value-type="float">
            <text:p>71</text:p>
          </table:table-cell>
          <table:table-cell table:style-name="ce27" table:formula="of:=[.D232]+1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4])/([.C233]-[.$C$228])" office:value-type="float" office:value="15.86" calcext:value-type="float">
            <text:p>15.86</text:p>
          </table:table-cell>
          <table:table-cell table:style-name="ce27" table:formula="of:=[.C233]+1" office:value-type="float" office:value="72" calcext:value-type="float">
            <text:p>72</text:p>
          </table:table-cell>
          <table:table-cell table:style-name="ce27" table:formula="of:=[.D233]+1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230:.$A235])/([.C234]-[.$C$228])" office:value-type="float" office:value="15.6333333333333" calcext:value-type="float">
            <text:p>15.63</text:p>
          </table:table-cell>
          <table:table-cell table:style-name="ce27" table:formula="of:=[.C234]+1" office:value-type="float" office:value="73" calcext:value-type="float">
            <text:p>73</text:p>
          </table:table-cell>
          <table:table-cell table:style-name="ce27" table:formula="of:=[.D234]+1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30:.$A236])/([.C236]-[.$C$229])" office:value-type="float" office:value="15.6" calcext:value-type="float">
            <text:p>15.60</text:p>
          </table:table-cell>
          <table:table-cell table:style-name="ce27" table:formula="of:=[.C235]+1" office:value-type="float" office:value="74" calcext:value-type="float">
            <text:p>74</text:p>
          </table:table-cell>
          <table:table-cell table:style-name="ce27" table:formula="of:=[.D235]+1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30:.$A237])/([.C237]-[.$C$229])" office:value-type="float" office:value="15.675" calcext:value-type="float">
            <text:p>15.68</text:p>
          </table:table-cell>
          <table:table-cell table:style-name="ce27" table:formula="of:=[.C236]+1" office:value-type="float" office:value="75" calcext:value-type="float">
            <text:p>75</text:p>
          </table:table-cell>
          <table:table-cell table:style-name="ce27" table:formula="of:=[.D236]+1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30:.$A238])/([.C238]-[.$C$229])" office:value-type="float" office:value="15.7" calcext:value-type="float">
            <text:p>15.70</text:p>
          </table:table-cell>
          <table:table-cell table:style-name="ce27" table:formula="of:=[.C237]+1" office:value-type="float" office:value="76" calcext:value-type="float">
            <text:p>76</text:p>
          </table:table-cell>
          <table:table-cell table:style-name="ce27" table:formula="of:=[.D237]+1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30:.$A239])/([.C239]-[.$C$229])" office:value-type="float" office:value="15.78" calcext:value-type="float">
            <text:p>15.78</text:p>
          </table:table-cell>
          <table:table-cell table:style-name="ce27" table:formula="of:=[.C238]+1" office:value-type="float" office:value="77" calcext:value-type="float">
            <text:p>77</text:p>
          </table:table-cell>
          <table:table-cell table:style-name="ce27" table:formula="of:=[.D238]+1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66" table:formula="of:=SUM([.A163:.A240])/[.E242]" office:value-type="float" office:value="15.9368421052632" calcext:value-type="float">
            <text:p>15.94</text:p>
          </table:table-cell>
          <table:table-cell table:style-name="ce566" office:value-type="string" calcext:value-type="string">
            <text:p>Season Average</text:p>
          </table:table-cell>
          <table:table-cell table:style-name="ce58"/>
          <table:table-cell/>
          <table:table-cell table:formula="of:=SUM([.E163:.E240])" office:value-type="float" office:value="57" calcext:value-type="float">
            <text:p>57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float" office:value="2014" calcext:value-type="float">
            <text:p>2014</text:p>
          </table:table-cell>
          <table:table-cell table:style-name="ce561"/>
          <table:table-cell table:style-name="ce27"/>
          <table:table-cell/>
          <table:table-cell table:style-name="ce567"/>
          <table:table-cell table:number-columns-repeated="59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 table:formula="of:=SUM([.E247:.E333])" office:value-type="float" office:value="-3.94000000000004" calcext:value-type="float">
            <text:p>-3.94</text:p>
          </table:table-cell>
          <table:table-cell table:number-columns-repeated="59"/>
        </table:table-row>
        <table:table-row table:style-name="ro1">
          <table:table-cell table:style-name="ce562" office:value-type="float" office:value="14.2" calcext:value-type="float">
            <text:p>14.2</text:p>
          </table:table-cell>
          <table:table-cell table:style-name="ce563" office:value-type="float" office:value="14.2" calcext:value-type="float">
            <text:p>14.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5" calcext:value-type="float">
            <text:p>185</text:p>
          </table:table-cell>
          <table:table-cell table:style-name="ce569" table:formula="of:=[.A247]-[.$E$341]" office:value-type="float" office:value="-1.92" calcext:value-type="float">
            <text:p>-1.9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48])/[.C248]" office:value-type="float" office:value="14.7" calcext:value-type="float">
            <text:p>14.70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247]+1" office:value-type="float" office:value="186" calcext:value-type="float">
            <text:p>186</text:p>
          </table:table-cell>
          <table:table-cell table:style-name="ce569" table:formula="of:=[.A24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49])/[.C249]" office:value-type="float" office:value="14.9333333333333" calcext:value-type="float">
            <text:p>14.9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248]+1" office:value-type="float" office:value="187" calcext:value-type="float">
            <text:p>187</text:p>
          </table:table-cell>
          <table:table-cell table:style-name="ce569" table:formula="of:=[.A24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5" table:formula="of:=SUM([.$A$247:.$A250])/[.C250]" office:value-type="float" office:value="15" calcext:value-type="float">
            <text:p>15.00</text:p>
          </table:table-cell>
          <table:table-cell table:style-name="ce564" office:value-type="float" office:value="4" calcext:value-type="float">
            <text:p>4</text:p>
          </table:table-cell>
          <table:table-cell table:style-name="ce27" table:formula="of:=[.D249]+1" office:value-type="float" office:value="188" calcext:value-type="float">
            <text:p>188</text:p>
          </table:table-cell>
          <table:table-cell table:style-name="ce569" table:formula="of:=[.A250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247:.$A251])/[.C251]" office:value-type="float" office:value="15" calcext:value-type="float">
            <text:p>15.00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250]+1" office:value-type="float" office:value="189" calcext:value-type="float">
            <text:p>189</text:p>
          </table:table-cell>
          <table:table-cell table:style-name="ce569" table:formula="of:=[.A251]-[.$E$341]" office:value-type="float" office:value="-1.12" calcext:value-type="float">
            <text:p>-1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2])/[.C252]" office:value-type="float" office:value="15.1333333333333" calcext:value-type="float">
            <text:p>15.1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251]+1" office:value-type="float" office:value="190" calcext:value-type="float">
            <text:p>190</text:p>
          </table:table-cell>
          <table:table-cell table:style-name="ce569" table:formula="of:=[.A252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53])/[.C253]" office:value-type="float" office:value="15.3571428571429" calcext:value-type="float">
            <text:p>15.3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252]+1" office:value-type="float" office:value="191" calcext:value-type="float">
            <text:p>191</text:p>
          </table:table-cell>
          <table:table-cell table:style-name="ce569" table:formula="of:=[.A25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4])/[.C254]" office:value-type="float" office:value="15.4375" calcext:value-type="float">
            <text:p>15.44</text:p>
          </table:table-cell>
          <table:table-cell table:style-name="ce27" table:formula="of:=[.C253]+1" office:value-type="float" office:value="8" calcext:value-type="float">
            <text:p>8</text:p>
          </table:table-cell>
          <table:table-cell table:style-name="ce27" table:formula="of:=[.D253]+1" office:value-type="float" office:value="192" calcext:value-type="float">
            <text:p>192</text:p>
          </table:table-cell>
          <table:table-cell table:style-name="ce569" table:formula="of:=[.A254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5])/[.C255]" office:value-type="float" office:value="15.4777777777778" calcext:value-type="float">
            <text:p>15.48</text:p>
          </table:table-cell>
          <table:table-cell table:style-name="ce27" table:formula="of:=[.C254]+1" office:value-type="float" office:value="9" calcext:value-type="float">
            <text:p>9</text:p>
          </table:table-cell>
          <table:table-cell table:style-name="ce27" table:formula="of:=[.D254]+1" office:value-type="float" office:value="193" calcext:value-type="float">
            <text:p>193</text:p>
          </table:table-cell>
          <table:table-cell table:style-name="ce569" table:formula="of:=[.A255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5" table:formula="of:=SUM([.$A$247:.$A256])/[.C256]" office:value-type="float" office:value="15.5" calcext:value-type="float">
            <text:p>15.50</text:p>
          </table:table-cell>
          <table:table-cell table:style-name="ce564" table:formula="of:=[.C255]+1" office:value-type="float" office:value="10" calcext:value-type="float">
            <text:p>10</text:p>
          </table:table-cell>
          <table:table-cell table:style-name="ce27" table:formula="of:=[.D255]+1" office:value-type="float" office:value="194" calcext:value-type="float">
            <text:p>194</text:p>
          </table:table-cell>
          <table:table-cell table:style-name="ce569" table:formula="of:=[.A256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57])/[.C257]" office:value-type="float" office:value="15.4909090909091" calcext:value-type="float">
            <text:p>15.49</text:p>
          </table:table-cell>
          <table:table-cell table:style-name="ce27" table:formula="of:=[.C256]+1" office:value-type="float" office:value="11" calcext:value-type="float">
            <text:p>11</text:p>
          </table:table-cell>
          <table:table-cell table:style-name="ce27" table:formula="of:=[.D256]+1" office:value-type="float" office:value="195" calcext:value-type="float">
            <text:p>195</text:p>
          </table:table-cell>
          <table:table-cell table:style-name="ce569" table:formula="of:=[.A257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258])/[.C258]" office:value-type="float" office:value="15.525" calcext:value-type="float">
            <text:p>15.53</text:p>
          </table:table-cell>
          <table:table-cell table:style-name="ce27" table:formula="of:=[.C257]+1" office:value-type="float" office:value="12" calcext:value-type="float">
            <text:p>12</text:p>
          </table:table-cell>
          <table:table-cell table:style-name="ce27" table:formula="of:=[.D257]+1" office:value-type="float" office:value="196" calcext:value-type="float">
            <text:p>196</text:p>
          </table:table-cell>
          <table:table-cell table:style-name="ce569" table:formula="of:=[.A25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9])/[.C259]" office:value-type="float" office:value="15.5615384615385" calcext:value-type="float">
            <text:p>15.56</text:p>
          </table:table-cell>
          <table:table-cell table:style-name="ce27" table:formula="of:=[.C258]+1" office:value-type="float" office:value="13" calcext:value-type="float">
            <text:p>13</text:p>
          </table:table-cell>
          <table:table-cell table:style-name="ce27" table:formula="of:=[.D258]+1" office:value-type="float" office:value="197" calcext:value-type="float">
            <text:p>197</text:p>
          </table:table-cell>
          <table:table-cell table:style-name="ce569" table:formula="of:=[.A259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0])/[.C260]" office:value-type="float" office:value="15.6214285714286" calcext:value-type="float">
            <text:p>15.62</text:p>
          </table:table-cell>
          <table:table-cell table:style-name="ce27" table:formula="of:=[.C259]+1" office:value-type="float" office:value="14" calcext:value-type="float">
            <text:p>14</text:p>
          </table:table-cell>
          <table:table-cell table:style-name="ce27" table:formula="of:=[.D259]+1" office:value-type="float" office:value="198" calcext:value-type="float">
            <text:p>198</text:p>
          </table:table-cell>
          <table:table-cell table:style-name="ce569" table:formula="of:=[.A260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261])/[.C261]" office:value-type="float" office:value="15.6866666666667" calcext:value-type="float">
            <text:p>15.69</text:p>
          </table:table-cell>
          <table:table-cell table:style-name="ce27" table:formula="of:=[.C260]+1" office:value-type="float" office:value="15" calcext:value-type="float">
            <text:p>15</text:p>
          </table:table-cell>
          <table:table-cell table:style-name="ce27" table:formula="of:=[.D260]+1" office:value-type="float" office:value="199" calcext:value-type="float">
            <text:p>199</text:p>
          </table:table-cell>
          <table:table-cell table:style-name="ce569" table:formula="of:=[.A261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262])/[.C262]" office:value-type="float" office:value="15.6875" calcext:value-type="float">
            <text:p>15.69</text:p>
          </table:table-cell>
          <table:table-cell table:style-name="ce27" table:formula="of:=[.C261]+1" office:value-type="float" office:value="16" calcext:value-type="float">
            <text:p>16</text:p>
          </table:table-cell>
          <table:table-cell table:style-name="ce27" table:formula="of:=[.D261]+1" office:value-type="float" office:value="200" calcext:value-type="float">
            <text:p>200</text:p>
          </table:table-cell>
          <table:table-cell table:style-name="ce569" table:formula="of:=[.A26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3])/[.C263]" office:value-type="float" office:value="15.7294117647059" calcext:value-type="float">
            <text:p>15.73</text:p>
          </table:table-cell>
          <table:table-cell table:style-name="ce27" table:formula="of:=[.C262]+1" office:value-type="float" office:value="17" calcext:value-type="float">
            <text:p>17</text:p>
          </table:table-cell>
          <table:table-cell table:style-name="ce27" table:formula="of:=[.D262]+1" office:value-type="float" office:value="201" calcext:value-type="float">
            <text:p>201</text:p>
          </table:table-cell>
          <table:table-cell table:style-name="ce569" table:formula="of:=[.A263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4])/[.C264]" office:value-type="float" office:value="15.7666666666667" calcext:value-type="float">
            <text:p>15.77</text:p>
          </table:table-cell>
          <table:table-cell table:style-name="ce27" table:formula="of:=[.C263]+1" office:value-type="float" office:value="18" calcext:value-type="float">
            <text:p>18</text:p>
          </table:table-cell>
          <table:table-cell table:style-name="ce27" table:formula="of:=[.D263]+1" office:value-type="float" office:value="202" calcext:value-type="float">
            <text:p>202</text:p>
          </table:table-cell>
          <table:table-cell table:style-name="ce569" table:formula="of:=[.A264]-[.$E$341]" office:value-type="float" office:value="0.279999999999998" calcext:value-type="float">
            <text:p>0.28</text:p>
          </table:table-cell>
          <table:table-cell office:value-type="float" office:value="2008" calcext:value-type="float">
            <text:p>2008</text:p>
          </table:table-cell>
          <table:table-cell office:value-type="float" office:value="14.5" calcext:value-type="float">
            <text:p>14.5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5])/[.C265]" office:value-type="float" office:value="15.8157894736842" calcext:value-type="float">
            <text:p>15.82</text:p>
          </table:table-cell>
          <table:table-cell table:style-name="ce27" table:formula="of:=[.C264]+1" office:value-type="float" office:value="19" calcext:value-type="float">
            <text:p>19</text:p>
          </table:table-cell>
          <table:table-cell table:style-name="ce27" table:formula="of:=[.D264]+1" office:value-type="float" office:value="203" calcext:value-type="float">
            <text:p>203</text:p>
          </table:table-cell>
          <table:table-cell table:style-name="ce569" table:formula="of:=[.A265]-[.$E$341]" office:value-type="float" office:value="0.579999999999998" calcext:value-type="float">
            <text:p>0.58</text:p>
          </table:table-cell>
          <table:table-cell office:value-type="float" office:value="2009" calcext:value-type="float">
            <text:p>2009</text:p>
          </table:table-cell>
          <table:table-cell office:value-type="float" office:value="14.7" calcext:value-type="float">
            <text:p>14.7</text:p>
          </table:table-cell>
          <table:table-cell office:value-type="float" office:value="37" calcext:value-type="float">
            <text:p>37</text:p>
          </table:table-cell>
          <table:table-cell>
            <draw:frame draw:z-index="5" draw:name="Chart 7" draw:style-name="gr1" svg:width="13.297cm" svg:height="7.619cm" svg:x="0.776cm" svg:y="0.239cm">
              <draw:object draw:notify-on-update-of-ranges="Data.F264:Data.F275 Data.G264:Data.G27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  <table:table-cell office:value-type="float" office:value="2015" calcext:value-type="float">
            <text:p>2015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41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66])/[.C266]" office:value-type="float" office:value="15.835" calcext:value-type="float">
            <text:p>15.84</text:p>
          </table:table-cell>
          <table:table-cell table:style-name="ce27" table:formula="of:=[.C265]+1" office:value-type="float" office:value="20" calcext:value-type="float">
            <text:p>20</text:p>
          </table:table-cell>
          <table:table-cell table:style-name="ce27" table:formula="of:=[.D265]+1" office:value-type="float" office:value="204" calcext:value-type="float">
            <text:p>204</text:p>
          </table:table-cell>
          <table:table-cell table:style-name="ce569" table:formula="of:=[.A266]-[.$E$341]" office:value-type="float" office:value="0.0799999999999983" calcext:value-type="float">
            <text:p>0.08</text:p>
          </table:table-cell>
          <table:table-cell office:value-type="float" office:value="2010" calcext:value-type="float">
            <text:p>2010</text:p>
          </table:table-cell>
          <table:table-cell office:value-type="float" office:value="14.88" calcext:value-type="float">
            <text:p>14.88</text:p>
          </table:table-cell>
          <table:table-cell office:value-type="float" office:value="40" calcext:value-type="float">
            <text:p>40</text:p>
          </table:table-cell>
          <table:table-cell table:number-columns-repeated="13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7])/[.C267]" office:value-type="float" office:value="15.8761904761905" calcext:value-type="float">
            <text:p>15.88</text:p>
          </table:table-cell>
          <table:table-cell table:style-name="ce27" table:formula="of:=[.C266]+1" office:value-type="float" office:value="21" calcext:value-type="float">
            <text:p>21</text:p>
          </table:table-cell>
          <table:table-cell table:style-name="ce27" table:formula="of:=[.D266]+1" office:value-type="float" office:value="205" calcext:value-type="float">
            <text:p>205</text:p>
          </table:table-cell>
          <table:table-cell table:style-name="ce569" table:formula="of:=[.A267]-[.$E$341]" office:value-type="float" office:value="0.579999999999998" calcext:value-type="float">
            <text:p>0.58</text:p>
          </table:table-cell>
          <table:table-cell office:value-type="float" office:value="2011" calcext:value-type="float">
            <text:p>2011</text:p>
          </table:table-cell>
          <table:table-cell office:value-type="float" office:value="15.33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7])/[.X267]" office:value-type="float" office:value="15.5" calcext:value-type="float">
            <text:p>15.50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572"/>
          <table:table-cell table:style-name="ce60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68])/[.C268]" office:value-type="float" office:value="15.8727272727273" calcext:value-type="float">
            <text:p>15.87</text:p>
          </table:table-cell>
          <table:table-cell table:style-name="ce27" table:formula="of:=[.C267]+1" office:value-type="float" office:value="22" calcext:value-type="float">
            <text:p>22</text:p>
          </table:table-cell>
          <table:table-cell table:style-name="ce27" table:formula="of:=[.D267]+1" office:value-type="float" office:value="206" calcext:value-type="float">
            <text:p>206</text:p>
          </table:table-cell>
          <table:table-cell table:style-name="ce569" table:formula="of:=[.A268]-[.$E$341]" office:value-type="float" office:value="-0.32" calcext:value-type="float">
            <text:p>-0.32</text:p>
          </table:table-cell>
          <table:table-cell office:value-type="float" office:value="2012" calcext:value-type="float">
            <text:p>2012</text:p>
          </table:table-cell>
          <table:table-cell office:value-type="float" office:value="15.71" calcext:value-type="float">
            <text:p>15.71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2"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268])/[.X268]" office:value-type="float" office:value="15.4" calcext:value-type="float">
            <text:p>15.40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69])/[.C269]" office:value-type="float" office:value="15.9" calcext:value-type="float">
            <text:p>15.90</text:p>
          </table:table-cell>
          <table:table-cell table:style-name="ce27" table:formula="of:=[.C268]+1" office:value-type="float" office:value="23" calcext:value-type="float">
            <text:p>23</text:p>
          </table:table-cell>
          <table:table-cell table:style-name="ce27" table:formula="of:=[.D268]+1" office:value-type="float" office:value="207" calcext:value-type="float">
            <text:p>207</text:p>
          </table:table-cell>
          <table:table-cell table:style-name="ce569" table:formula="of:=[.A269]-[.$E$341]" office:value-type="float" office:value="0.379999999999999" calcext:value-type="float">
            <text:p>0.38</text:p>
          </table:table-cell>
          <table:table-cell office:value-type="float" office:value="2013" calcext:value-type="float">
            <text:p>2013</text:p>
          </table:table-cell>
          <table:table-cell table:style-name="ce14" office:value-type="float" office:value="15.94" calcext:value-type="float">
            <text:p>15.94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9])/[.X269]" office:value-type="float" office:value="15.45" calcext:value-type="float">
            <text:p>15.45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73"/>
          <table:table-cell table:style-name="ce60"/>
          <table:table-cell table:style-name="ce306"/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0])/[.C270]" office:value-type="float" office:value="15.9041666666667" calcext:value-type="float">
            <text:p>15.90</text:p>
          </table:table-cell>
          <table:table-cell table:style-name="ce27" table:formula="of:=[.C269]+1" office:value-type="float" office:value="24" calcext:value-type="float">
            <text:p>24</text:p>
          </table:table-cell>
          <table:table-cell table:style-name="ce27" table:formula="of:=[.D269]+1" office:value-type="float" office:value="208" calcext:value-type="float">
            <text:p>208</text:p>
          </table:table-cell>
          <table:table-cell table:style-name="ce569" table:formula="of:=[.A270]-[.$E$341]" office:value-type="float" office:value="-0.120000000000001" calcext:value-type="float">
            <text:p>-0.12</text:p>
          </table:table-cell>
          <table:table-cell office:value-type="float" office:value="2014" calcext:value-type="float">
            <text:p>2014</text:p>
          </table:table-cell>
          <table:table-cell office:value-type="float" office:value="16.09" calcext:value-type="float">
            <text:p>16.09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270])/[.T270]" office:value-type="float" office:value="15.65" calcext:value-type="float">
            <text:p>15.6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70])/[.X270]" office:value-type="float" office:value="15.5" calcext:value-type="float">
            <text:p>15.50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71])/[.C271]" office:value-type="float" office:value="15.924" calcext:value-type="float">
            <text:p>15.92</text:p>
          </table:table-cell>
          <table:table-cell table:style-name="ce27" table:formula="of:=[.C270]+1" office:value-type="float" office:value="25" calcext:value-type="float">
            <text:p>25</text:p>
          </table:table-cell>
          <table:table-cell table:style-name="ce27" table:formula="of:=[.D270]+1" office:value-type="float" office:value="209" calcext:value-type="float">
            <text:p>209</text:p>
          </table:table-cell>
          <table:table-cell table:style-name="ce569" table:formula="of:=[.A271]-[.$E$341]" office:value-type="float" office:value="0.279999999999998" calcext:value-type="float">
            <text:p>0.28</text:p>
          </table:table-cell>
          <table:table-cell office:value-type="float" office:value="2015" calcext:value-type="float">
            <text:p>2015</text:p>
          </table:table-cell>
          <table:table-cell office:value-type="float" office:value="16.12" calcext:value-type="float">
            <text:p>16.12</text:p>
          </table:table-cell>
          <table:table-cell office:value-type="float" office:value="101" calcext:value-type="float">
            <text:p>101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71])/[.T271]" office:value-type="float" office:value="15.7666666666667" calcext:value-type="float">
            <text:p>15.77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1])/[.X271]" office:value-type="float" office:value="15.5833333333333" calcext:value-type="float">
            <text:p>15.58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247:.$A272])/[.C272]" office:value-type="float" office:value="15.9615384615385" calcext:value-type="float">
            <text:p>15.96</text:p>
          </table:table-cell>
          <table:table-cell table:style-name="ce27" table:formula="of:=[.C271]+1" office:value-type="float" office:value="26" calcext:value-type="float">
            <text:p>26</text:p>
          </table:table-cell>
          <table:table-cell table:style-name="ce27" table:formula="of:=[.D271]+1" office:value-type="float" office:value="210" calcext:value-type="float">
            <text:p>210</text:p>
          </table:table-cell>
          <table:table-cell table:style-name="ce569" table:formula="of:=[.A272]-[.$E$341]" office:value-type="float" office:value="0.779999999999997" calcext:value-type="float">
            <text:p>0.78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2])/[.T272]" office:value-type="float" office:value="15.925" calcext:value-type="float">
            <text:p>15.9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2])/[.X272]" office:value-type="float" office:value="15.6428571428571" calcext:value-type="float">
            <text:p>15.6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564" office:value-type="float" office:value="17.2" calcext:value-type="float">
            <text:p>17.2</text:p>
          </table:table-cell>
          <table:table-cell table:style-name="ce565" table:formula="of:=SUM([.$A$247:.$A273])/[.C273]" office:value-type="float" office:value="16.0074074074074" calcext:value-type="float">
            <text:p>16.01</text:p>
          </table:table-cell>
          <table:table-cell table:style-name="ce564" table:formula="of:=[.C272]+1" office:value-type="float" office:value="27" calcext:value-type="float">
            <text:p>27</text:p>
          </table:table-cell>
          <table:table-cell table:style-name="ce27" table:formula="of:=[.D272]+1" office:value-type="float" office:value="211" calcext:value-type="float">
            <text:p>211</text:p>
          </table:table-cell>
          <table:table-cell table:style-name="ce569" table:formula="of:=[.A273]-[.$E$341]" office:value-type="float" office:value="1.08" calcext:value-type="float">
            <text:p>1.08</text:p>
          </table:table-cell>
          <table:table-cell office:value-type="float" office:value="2017" calcext:value-type="float">
            <text:p>2017</text:p>
          </table:table-cell>
          <table:table-cell office:value-type="float" office:value="15.78" calcext:value-type="float">
            <text:p>15.78</text:p>
          </table:table-cell>
          <table:table-cell office:value-type="float" office:value="104" calcext:value-type="float">
            <text:p>104</text:p>
          </table:table-cell>
          <table:table-cell table:style-name="ce561"/>
          <table:table-cell table:number-columns-repeated="8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273])/[.T273]" office:value-type="float" office:value="16.06" calcext:value-type="float">
            <text:p>16.06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 office:value-type="float" office:value="16.9" calcext:value-type="float">
            <text:p>16.9</text:p>
          </table:table-cell>
          <table:table-cell table:style-name="ce561" table:formula="of:=SUM([.$V$266:.V273])/[.X273]" office:value-type="float" office:value="15.8" calcext:value-type="float">
            <text:p>15.80</text:p>
          </table:table-cell>
          <table:table-cell table:style-name="ce27" table:formula="of:=[.X272]+1" office:value-type="float" office:value="8" calcext:value-type="float">
            <text:p>8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4])/[.C274]" office:value-type="float" office:value="16.0107142857143" calcext:value-type="float">
            <text:p>16.01</text:p>
          </table:table-cell>
          <table:table-cell table:style-name="ce27" table:formula="of:=[.C273]+1" office:value-type="float" office:value="28" calcext:value-type="float">
            <text:p>28</text:p>
          </table:table-cell>
          <table:table-cell table:style-name="ce27" table:formula="of:=[.D273]+1" office:value-type="float" office:value="212" calcext:value-type="float">
            <text:p>212</text:p>
          </table:table-cell>
          <table:table-cell table:style-name="ce569" table:formula="of:=[.A274]-[.$E$341]" office:value-type="float" office:value="-0.0199999999999996" calcext:value-type="float">
            <text:p>-0.02</text:p>
          </table:table-cell>
          <table:table-cell office:value-type="float" office:value="2018" calcext:value-type="float">
            <text:p>2018</text:p>
          </table:table-cell>
          <table:table-cell office:value-type="float" office:value="15.4" calcext:value-type="float">
            <text:p>15.4</text:p>
          </table:table-cell>
          <table:table-cell table:style-name="ce27" office:value-type="float" office:value="103" calcext:value-type="float">
            <text:p>103</text:p>
          </table:table-cell>
          <table:table-cell table:style-name="ce561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274])/[.T274]" office:value-type="float" office:value="16" calcext:value-type="float">
            <text:p>16.00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74])/[.X274]" office:value-type="float" office:value="15.8666666666667" calcext:value-type="float">
            <text:p>15.87</text:p>
          </table:table-cell>
          <table:table-cell table:style-name="ce27" table:formula="of:=[.X273]+1" office:value-type="float" office:value="9" calcext:value-type="float">
            <text:p>9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75])/[.C275]" office:value-type="float" office:value="16.0206896551724" calcext:value-type="float">
            <text:p>16.02</text:p>
          </table:table-cell>
          <table:table-cell table:style-name="ce27" table:formula="of:=[.C274]+1" office:value-type="float" office:value="29" calcext:value-type="float">
            <text:p>29</text:p>
          </table:table-cell>
          <table:table-cell table:style-name="ce27" table:formula="of:=[.D274]+1" office:value-type="float" office:value="213" calcext:value-type="float">
            <text:p>213</text:p>
          </table:table-cell>
          <table:table-cell table:style-name="ce569" table:formula="of:=[.A275]-[.$E$341]" office:value-type="float" office:value="0.18" calcext:value-type="float">
            <text:p>0.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5])/[.T275]" office:value-type="float" office:value="16.0571428571429" calcext:value-type="float">
            <text:p>16.06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 office:value-type="float" office:value="16.7" calcext:value-type="float">
            <text:p>16.7</text:p>
          </table:table-cell>
          <table:table-cell table:style-name="ce561" table:formula="of:=SUM([.$V$266:.V275])/[.X275]" office:value-type="float" office:value="15.95" calcext:value-type="float">
            <text:p>15.95</text:p>
          </table:table-cell>
          <table:table-cell table:style-name="ce27" table:formula="of:=[.X274]+1" office:value-type="float" office:value="10" calcext:value-type="float">
            <text:p>1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6])/[.C276]" office:value-type="float" office:value="16.0233333333333" calcext:value-type="float">
            <text:p>16.02</text:p>
          </table:table-cell>
          <table:table-cell table:style-name="ce27" table:formula="of:=[.C275]+1" office:value-type="float" office:value="30" calcext:value-type="float">
            <text:p>30</text:p>
          </table:table-cell>
          <table:table-cell table:style-name="ce27" table:formula="of:=[.D275]+1" office:value-type="float" office:value="214" calcext:value-type="float">
            <text:p>214</text:p>
          </table:table-cell>
          <table:table-cell table:style-name="ce569" table:formula="of:=[.A276]-[.$E$341]" office:value-type="float" office:value="-0.0199999999999996" calcext:value-type="float">
            <text:p>-0.02</text:p>
          </table:table-cell>
          <table:table-cell table:number-columns-repeated="2"/>
          <table:table-cell table:style-name="ce27"/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6])/[.T276]" office:value-type="float" office:value="16.1" calcext:value-type="float">
            <text:p>16.10</text:p>
          </table:table-cell>
          <table:table-cell table:style-name="ce27" table:formula="of:=[.T275]+1" office:value-type="float" office:value="8" calcext:value-type="float">
            <text:p>8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6])/[.X276]" office:value-type="float" office:value="16" calcext:value-type="float">
            <text:p>16.00</text:p>
          </table:table-cell>
          <table:table-cell table:style-name="ce27" table:formula="of:=[.X275]+1" office:value-type="float" office:value="11" calcext:value-type="float">
            <text:p>11</text:p>
          </table:table-cell>
          <table:table-cell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77])/[.C277]" office:value-type="float" office:value="15.9967741935484" calcext:value-type="float">
            <text:p>16.00</text:p>
          </table:table-cell>
          <table:table-cell table:style-name="ce27" table:formula="of:=[.C276]+1" office:value-type="float" office:value="31" calcext:value-type="float">
            <text:p>31</text:p>
          </table:table-cell>
          <table:table-cell table:style-name="ce27" table:formula="of:=[.D276]+1" office:value-type="float" office:value="215" calcext:value-type="float">
            <text:p>215</text:p>
          </table:table-cell>
          <table:table-cell table:style-name="ce569" table:formula="of:=[.A277]-[.$E$341]" office:value-type="float" office:value="-0.920000000000002" calcext:value-type="float">
            <text:p>-0.92</text:p>
          </table:table-cell>
          <table:table-cell table:number-columns-repeated="2"/>
          <table:table-cell table:style-name="ce27" table:formula="of:=SUM([.H264:.H275])" office:value-type="float" office:value="848" calcext:value-type="float">
            <text:p>848</text:p>
          </table:table-cell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7])/[.T277]" office:value-type="float" office:value="16.1666666666667" calcext:value-type="float">
            <text:p>16.17</text:p>
          </table:table-cell>
          <table:table-cell table:style-name="ce27" table:formula="of:=[.T276]+1" office:value-type="float" office:value="9" calcext:value-type="float">
            <text:p>9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7])/[.X277]" office:value-type="float" office:value="16.0416666666667" calcext:value-type="float">
            <text:p>16.04</text:p>
          </table:table-cell>
          <table:table-cell table:style-name="ce27" table:formula="of:=[.X276]+1" office:value-type="float" office:value="12" calcext:value-type="float">
            <text:p>1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8])/[.C278]" office:value-type="float" office:value="15.996875" calcext:value-type="float">
            <text:p>16.00</text:p>
          </table:table-cell>
          <table:table-cell table:style-name="ce27" table:formula="of:=[.C277]+1" office:value-type="float" office:value="32" calcext:value-type="float">
            <text:p>32</text:p>
          </table:table-cell>
          <table:table-cell table:style-name="ce27" table:formula="of:=[.D277]+1" office:value-type="float" office:value="216" calcext:value-type="float">
            <text:p>216</text:p>
          </table:table-cell>
          <table:table-cell table:style-name="ce569" table:formula="of:=[.A278]-[.$E$341]" office:value-type="float" office:value="-0.120000000000001" calcext:value-type="float">
            <text:p>-0.12</text:p>
          </table:table-cell>
          <table:table-cell/>
          <table:table-cell table:style-name="ce27"/>
          <table:table-cell table:style-name="ce27" office:value-type="float" office:value="56" calcext:value-type="float">
            <text:p>56</text:p>
          </table:table-cell>
          <table:table-cell table:style-name="ce561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78])/[.T278]" office:value-type="float" office:value="16.17" calcext:value-type="float">
            <text:p>16.17</text:p>
          </table:table-cell>
          <table:table-cell table:style-name="ce27" table:formula="of:=[.T277]+1" office:value-type="float" office:value="10" calcext:value-type="float">
            <text:p>10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78])/[.X278]" office:value-type="float" office:value="16.0538461538462" calcext:value-type="float">
            <text:p>16.05</text:p>
          </table:table-cell>
          <table:table-cell table:style-name="ce27" table:formula="of:=[.X277]+1" office:value-type="float" office:value="13" calcext:value-type="float">
            <text:p>13</text:p>
          </table:table-cell>
          <table:table-cell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279])/[.C279]" office:value-type="float" office:value="15.9818181818182" calcext:value-type="float">
            <text:p>15.98</text:p>
          </table:table-cell>
          <table:table-cell table:style-name="ce27" table:formula="of:=[.C278]+1" office:value-type="float" office:value="33" calcext:value-type="float">
            <text:p>33</text:p>
          </table:table-cell>
          <table:table-cell table:style-name="ce27" table:formula="of:=[.D278]+1" office:value-type="float" office:value="217" calcext:value-type="float">
            <text:p>217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9])/[.T279]" office:value-type="float" office:value="16.2181818181818" calcext:value-type="float">
            <text:p>16.22</text:p>
          </table:table-cell>
          <table:table-cell table:style-name="ce27" table:formula="of:=[.T278]+1" office:value-type="float" office:value="11" calcext:value-type="float">
            <text:p>11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V$266:.V279])/[.X279]" office:value-type="float" office:value="16.0071428571429" calcext:value-type="float">
            <text:p>16.01</text:p>
          </table:table-cell>
          <table:table-cell table:style-name="ce27" table:formula="of:=[.X278]+1" office:value-type="float" office:value="14" calcext:value-type="float">
            <text:p>14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0])/[.C280]" office:value-type="float" office:value="15.9823529411765" calcext:value-type="float">
            <text:p>15.98</text:p>
          </table:table-cell>
          <table:table-cell table:style-name="ce27" table:formula="of:=[.C279]+1" office:value-type="float" office:value="34" calcext:value-type="float">
            <text:p>34</text:p>
          </table:table-cell>
          <table:table-cell table:style-name="ce27" table:formula="of:=[.D279]+1" office:value-type="float" office:value="218" calcext:value-type="float">
            <text:p>218</text:p>
          </table:table-cell>
          <table:table-cell table:style-name="ce569"/>
          <table:table-cell/>
          <table:table-cell table:style-name="ce27"/>
          <table:table-cell table:style-name="ce27" table:formula="of:=[.H277]*[.H278]" office:value-type="float" office:value="47488" calcext:value-type="float">
            <text:p>47488</text:p>
          </table:table-cell>
          <table:table-cell table:style-name="ce561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80])/[.T280]" office:value-type="float" office:value="16.1833333333333" calcext:value-type="float">
            <text:p>16.18</text:p>
          </table:table-cell>
          <table:table-cell table:style-name="ce27" table:formula="of:=[.T279]+1" office:value-type="float" office:value="12" calcext:value-type="float">
            <text:p>12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V$266:.V280])/[.X280]" office:value-type="float" office:value="16" calcext:value-type="float">
            <text:p>16.00</text:p>
          </table:table-cell>
          <table:table-cell table:style-name="ce27" table:formula="of:=[.X279]+1" office:value-type="float" office:value="15" calcext:value-type="float">
            <text:p>15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1])/[.C281]" office:value-type="float" office:value="15.9885714285714" calcext:value-type="float">
            <text:p>15.99</text:p>
          </table:table-cell>
          <table:table-cell table:style-name="ce27" table:formula="of:=[.C280]+1" office:value-type="float" office:value="35" calcext:value-type="float">
            <text:p>35</text:p>
          </table:table-cell>
          <table:table-cell table:style-name="ce27" table:formula="of:=[.D280]+1" office:value-type="float" office:value="219" calcext:value-type="float">
            <text:p>219</text:p>
          </table:table-cell>
          <table:table-cell table:style-name="ce569"/>
          <table:table-cell office:value-type="float" office:value="24901" calcext:value-type="float">
            <text:p>24901</text:p>
          </table:table-cell>
          <table:table-cell table:style-name="ce27"/>
          <table:table-cell table:style-name="ce27" table:formula="of:=[.H280]/[.F281]" office:value-type="float" office:value="1.90707200514036" calcext:value-type="float">
            <text:p>1.90707200514036</text:p>
          </table:table-cell>
          <table:table-cell table:style-name="ce561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81])/[.T281]" office:value-type="float" office:value="16.2076923076923" calcext:value-type="float">
            <text:p>16.21</text:p>
          </table:table-cell>
          <table:table-cell table:style-name="ce27" table:formula="of:=[.T280]+1" office:value-type="float" office:value="13" calcext:value-type="float">
            <text:p>13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81])/[.X281]" office:value-type="float" office:value="16.025" calcext:value-type="float">
            <text:p>16.03</text:p>
          </table:table-cell>
          <table:table-cell table:style-name="ce27" table:formula="of:=[.X280]+1" office:value-type="float" office:value="16" calcext:value-type="float">
            <text:p>16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82])/[.C282]" office:value-type="float" office:value="16.0027777777778" calcext:value-type="float">
            <text:p>16.00</text:p>
          </table:table-cell>
          <table:table-cell table:style-name="ce27" table:formula="of:=[.C281]+1" office:value-type="float" office:value="36" calcext:value-type="float">
            <text:p>36</text:p>
          </table:table-cell>
          <table:table-cell table:style-name="ce27" table:formula="of:=[.D281]+1" office:value-type="float" office:value="220" calcext:value-type="float">
            <text:p>220</text:p>
          </table:table-cell>
          <table:table-cell table:style-name="ce569"/>
          <table:table-cell office:value-type="float" office:value="238900" calcext:value-type="float">
            <text:p>238900</text:p>
          </table:table-cell>
          <table:table-cell table:style-name="ce27"/>
          <table:table-cell table:style-name="ce27" table:formula="of:=[.H280]/[.F282]" office:value-type="float" office:value="0.198777731268313" calcext:value-type="float">
            <text:p>0.198777731268313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82])/[.T282]" office:value-type="float" office:value="16.1928571428571" calcext:value-type="float">
            <text:p>16.19</text:p>
          </table:table-cell>
          <table:table-cell table:style-name="ce27" table:formula="of:=[.T281]+1" office:value-type="float" office:value="14" calcext:value-type="float">
            <text:p>14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V$266:.V282])/[.X282]" office:value-type="float" office:value="15.9823529411765" calcext:value-type="float">
            <text:p>15.98</text:p>
          </table:table-cell>
          <table:table-cell table:style-name="ce27" table:formula="of:=[.X281]+1" office:value-type="float" office:value="17" calcext:value-type="float">
            <text:p>17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3])/[.C283]" office:value-type="float" office:value="16.0027027027027" calcext:value-type="float">
            <text:p>16.00</text:p>
          </table:table-cell>
          <table:table-cell table:style-name="ce27" table:formula="of:=[.C282]+1" office:value-type="float" office:value="37" calcext:value-type="float">
            <text:p>37</text:p>
          </table:table-cell>
          <table:table-cell table:style-name="ce27" table:formula="of:=[.D282]+1" office:value-type="float" office:value="221" calcext:value-type="float">
            <text:p>221</text:p>
          </table:table-cell>
          <table:table-cell table:style-name="ce569"/>
          <table:table-cell/>
          <table:table-cell table:style-name="ce27" table:number-columns-repeated="2"/>
          <table:table-cell table:style-name="ce561">
            <draw:frame draw:z-index="6" draw:name="Chart 8" draw:style-name="gr1" svg:width="13.297cm" svg:height="7.62cm" svg:x="0.776cm" svg:y="0.433cm">
              <draw:object draw:notify-on-update-of-ranges="Data.F264:Data.F275 Data.H264:Data.H27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83])/[.T283]" office:value-type="float" office:value="16.2066666666667" calcext:value-type="float">
            <text:p>16.21</text:p>
          </table:table-cell>
          <table:table-cell table:style-name="ce27" table:formula="of:=[.T282]+1" office:value-type="float" office:value="15" calcext:value-type="float">
            <text:p>15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283])/[.X283]" office:value-type="float" office:value="16.0277777777778" calcext:value-type="float">
            <text:p>16.03</text:p>
          </table:table-cell>
          <table:table-cell table:style-name="ce27" table:formula="of:=[.X282]+1" office:value-type="float" office:value="18" calcext:value-type="float">
            <text:p>1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4])/[.C284]" office:value-type="float" office:value="16.0078947368421" calcext:value-type="float">
            <text:p>16.01</text:p>
          </table:table-cell>
          <table:table-cell table:style-name="ce27" table:formula="of:=[.C283]+1" office:value-type="float" office:value="38" calcext:value-type="float">
            <text:p>38</text:p>
          </table:table-cell>
          <table:table-cell table:style-name="ce27" table:formula="of:=[.D283]+1" office:value-type="float" office:value="222" calcext:value-type="float">
            <text:p>22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9" calcext:value-type="float">
            <text:p>16.9</text:p>
          </table:table-cell>
          <table:table-cell table:style-name="ce561" table:formula="of:=SUM([.$R$269:.R284])/[.T284]" office:value-type="float" office:value="16.25" calcext:value-type="float">
            <text:p>16.25</text:p>
          </table:table-cell>
          <table:table-cell table:style-name="ce27" table:formula="of:=[.T283]+1" office:value-type="float" office:value="16" calcext:value-type="float">
            <text:p>16</text:p>
          </table:table-cell>
          <table:table-cell/>
          <table:table-cell table:style-name="ce14" office:value-type="float" office:value="17.1" calcext:value-type="float">
            <text:p>17.1</text:p>
          </table:table-cell>
          <table:table-cell table:style-name="ce561" table:formula="of:=SUM([.$V$266:.V284])/[.X284]" office:value-type="float" office:value="16.0842105263158" calcext:value-type="float">
            <text:p>16.08</text:p>
          </table:table-cell>
          <table:table-cell table:style-name="ce27" table:formula="of:=[.X283]+1" office:value-type="float" office:value="19" calcext:value-type="float">
            <text:p>19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85])/[.C285]" office:value-type="float" office:value="16.0025641025641" calcext:value-type="float">
            <text:p>16.00</text:p>
          </table:table-cell>
          <table:table-cell table:style-name="ce27" table:formula="of:=[.C284]+1" office:value-type="float" office:value="39" calcext:value-type="float">
            <text:p>39</text:p>
          </table:table-cell>
          <table:table-cell table:style-name="ce27" table:formula="of:=[.D284]+1" office:value-type="float" office:value="223" calcext:value-type="float">
            <text:p>223</text:p>
          </table:table-cell>
          <table:table-cell table:style-name="ce569"/>
          <table:table-cell/>
          <table:table-cell table:style-name="ce578"/>
          <table:table-cell table:style-name="ce561" table:number-columns-repeated="2"/>
          <table:table-cell table:number-columns-repeated="8"/>
          <table:table-cell table:style-name="ce564" office:value-type="float" office:value="17.2" calcext:value-type="float">
            <text:p>17.2</text:p>
          </table:table-cell>
          <table:table-cell table:style-name="ce561" table:formula="of:=SUM([.$R$269:.R285])/[.T285]" office:value-type="float" office:value="16.3058823529412" calcext:value-type="float">
            <text:p>16.31</text:p>
          </table:table-cell>
          <table:table-cell table:style-name="ce27" table:formula="of:=[.T284]+1" office:value-type="float" office:value="17" calcext:value-type="float">
            <text:p>1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85])/[.X285]" office:value-type="float" office:value="16.115" calcext:value-type="float">
            <text:p>16.12</text:p>
          </table:table-cell>
          <table:table-cell table:style-name="ce27" table:formula="of:=[.X284]+1" office:value-type="float" office:value="20" calcext:value-type="float">
            <text:p>20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86])/[.C286]" office:value-type="float" office:value="16.02" calcext:value-type="float">
            <text:p>16.02</text:p>
          </table:table-cell>
          <table:table-cell table:style-name="ce27" table:formula="of:=[.C285]+1" office:value-type="float" office:value="40" calcext:value-type="float">
            <text:p>40</text:p>
          </table:table-cell>
          <table:table-cell table:style-name="ce27" table:formula="of:=[.D285]+1" office:value-type="float" office:value="224" calcext:value-type="float">
            <text:p>224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number-columns-repeated="8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6])/[.T286]" office:value-type="float" office:value="16.2944444444444" calcext:value-type="float">
            <text:p>16.29</text:p>
          </table:table-cell>
          <table:table-cell table:style-name="ce27" table:formula="of:=[.T285]+1" office:value-type="float" office:value="18" calcext:value-type="float">
            <text:p>18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86])/[.X286]" office:value-type="float" office:value="16.1095238095238" calcext:value-type="float">
            <text:p>16.11</text:p>
          </table:table-cell>
          <table:table-cell table:style-name="ce27" table:formula="of:=[.X285]+1" office:value-type="float" office:value="21" calcext:value-type="float">
            <text:p>2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87])/[.C287]" office:value-type="float" office:value="16.0219512195122" calcext:value-type="float">
            <text:p>16.02</text:p>
          </table:table-cell>
          <table:table-cell table:style-name="ce27" table:formula="of:=[.C286]+1" office:value-type="float" office:value="41" calcext:value-type="float">
            <text:p>41</text:p>
          </table:table-cell>
          <table:table-cell table:style-name="ce27" table:formula="of:=[.D286]+1" office:value-type="float" office:value="225" calcext:value-type="float">
            <text:p>225</text:p>
          </table:table-cell>
          <table:table-cell table:style-name="ce569"/>
          <table:table-cell office:value-type="string" calcext:value-type="string">
            <text:p>400g C02 per mile</text:p>
          </table:table-cell>
          <table:table-cell table:style-name="ce578"/>
          <table:table-cell table:style-name="ce27" office:value-type="string" calcext:value-type="string">
            <text:p>10 tons of CO2</text:p>
          </table:table-cell>
          <table:table-cell table:style-name="ce561"/>
          <table:table-cell table:style-name="ce27"/>
          <table:table-cell table:number-columns-repeated="7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287])/[.T287]" office:value-type="float" office:value="16.2947368421053" calcext:value-type="float">
            <text:p>16.29</text:p>
          </table:table-cell>
          <table:table-cell table:style-name="ce27" table:formula="of:=[.T286]+1" office:value-type="float" office:value="19" calcext:value-type="float">
            <text:p>19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87])/[.X287]" office:value-type="float" office:value="16.0909090909091" calcext:value-type="float">
            <text:p>16.09</text:p>
          </table:table-cell>
          <table:table-cell table:style-name="ce27" table:formula="of:=[.X286]+1" office:value-type="float" office:value="22" calcext:value-type="float">
            <text:p>2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88])/[.C288]" office:value-type="float" office:value="16.0285714285714" calcext:value-type="float">
            <text:p>16.03</text:p>
          </table:table-cell>
          <table:table-cell table:style-name="ce27" table:formula="of:=[.C287]+1" office:value-type="float" office:value="42" calcext:value-type="float">
            <text:p>42</text:p>
          </table:table-cell>
          <table:table-cell table:style-name="ce27" table:formula="of:=[.D287]+1" office:value-type="float" office:value="226" calcext:value-type="float">
            <text:p>226</text:p>
          </table:table-cell>
          <table:table-cell table:style-name="ce569"/>
          <table:table-cell table:style-name="ce14"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8])/[.T288]" office:value-type="float" office:value="16.285" calcext:value-type="float">
            <text:p>16.29</text:p>
          </table:table-cell>
          <table:table-cell table:style-name="ce27" table:formula="of:=[.T287]+1" office:value-type="float" office:value="20" calcext:value-type="float">
            <text:p>20</text:p>
          </table:table-cell>
          <table:table-cell/>
          <table:table-cell table:style-name="ce14" office:value-type="float" office:value="17.2" calcext:value-type="float">
            <text:p>17.2</text:p>
          </table:table-cell>
          <table:table-cell table:style-name="ce561" table:formula="of:=SUM([.$V$266:.V288])/[.X288]" office:value-type="float" office:value="16.1391304347826" calcext:value-type="float">
            <text:p>16.14</text:p>
          </table:table-cell>
          <table:table-cell table:style-name="ce27" table:formula="of:=[.X287]+1" office:value-type="float" office:value="23" calcext:value-type="float">
            <text:p>2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89])/[.C289]" office:value-type="float" office:value="16.0372093023256" calcext:value-type="float">
            <text:p>16.04</text:p>
          </table:table-cell>
          <table:table-cell table:style-name="ce27" table:formula="of:=[.C288]+1" office:value-type="float" office:value="43" calcext:value-type="float">
            <text:p>43</text:p>
          </table:table-cell>
          <table:table-cell table:style-name="ce27" table:formula="of:=[.D288]+1" office:value-type="float" office:value="227" calcext:value-type="float">
            <text:p>227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5.2" calcext:value-type="float">
            <text:p>15.2</text:p>
          </table:table-cell>
          <table:table-cell table:style-name="ce561" table:formula="of:=SUM([.$R$269:.R289])/[.T289]" office:value-type="float" office:value="16.2333333333333" calcext:value-type="float">
            <text:p>16.23</text:p>
          </table:table-cell>
          <table:table-cell table:style-name="ce27" table:formula="of:=[.T288]+1" office:value-type="float" office:value="21" calcext:value-type="float">
            <text:p>21</text:p>
          </table:table-cell>
          <table:table-cell/>
          <table:table-cell table:style-name="ce14" office:value-type="float" office:value="17.3" calcext:value-type="float">
            <text:p>17.3</text:p>
          </table:table-cell>
          <table:table-cell table:style-name="ce561" table:formula="of:=SUM([.$V$266:.V289])/[.X289]" office:value-type="float" office:value="16.1875" calcext:value-type="float">
            <text:p>16.19</text:p>
          </table:table-cell>
          <table:table-cell table:style-name="ce27" table:formula="of:=[.X288]+1" office:value-type="float" office:value="24" calcext:value-type="float">
            <text:p>2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0])/[.C290]" office:value-type="float" office:value="16.0454545454545" calcext:value-type="float">
            <text:p>16.05</text:p>
          </table:table-cell>
          <table:table-cell table:style-name="ce27" table:formula="of:=[.C289]+1" office:value-type="float" office:value="44" calcext:value-type="float">
            <text:p>44</text:p>
          </table:table-cell>
          <table:table-cell table:style-name="ce27" table:formula="of:=[.D289]+1" office:value-type="float" office:value="228" calcext:value-type="float">
            <text:p>228</text:p>
          </table:table-cell>
          <table:table-cell table:style-name="ce569"/>
          <table:table-cell/>
          <table:table-cell table:style-name="ce578" office:value-type="string" calcext:value-type="string">
            <text:p>47.5k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0])/[.T290]" office:value-type="float" office:value="16.2227272727273" calcext:value-type="float">
            <text:p>16.22</text:p>
          </table:table-cell>
          <table:table-cell table:style-name="ce27" table:formula="of:=[.T289]+1" office:value-type="float" office:value="22" calcext:value-type="float">
            <text:p>22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0])/[.X290]" office:value-type="float" office:value="16.208" calcext:value-type="float">
            <text:p>16.21</text:p>
          </table:table-cell>
          <table:table-cell table:style-name="ce27" table:formula="of:=[.X289]+1" office:value-type="float" office:value="25" calcext:value-type="float">
            <text:p>2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1])/[.C291]" office:value-type="float" office:value="16.0533333333333" calcext:value-type="float">
            <text:p>16.05</text:p>
          </table:table-cell>
          <table:table-cell table:style-name="ce27" table:formula="of:=[.C290]+1" office:value-type="float" office:value="45" calcext:value-type="float">
            <text:p>45</text:p>
          </table:table-cell>
          <table:table-cell table:style-name="ce27" table:formula="of:=[.D290]+1" office:value-type="float" office:value="229" calcext:value-type="float">
            <text:p>229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291])/[.T291]" office:value-type="float" office:value="16.1913043478261" calcext:value-type="float">
            <text:p>16.19</text:p>
          </table:table-cell>
          <table:table-cell table:style-name="ce27" table:formula="of:=[.T290]+1" office:value-type="float" office:value="23" calcext:value-type="float">
            <text:p>2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291])/[.X291]" office:value-type="float" office:value="16.2038461538462" calcext:value-type="float">
            <text:p>16.20</text:p>
          </table:table-cell>
          <table:table-cell table:style-name="ce27" table:formula="of:=[.X290]+1" office:value-type="float" office:value="26" calcext:value-type="float">
            <text:p>26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2])/[.C292]" office:value-type="float" office:value="16.0673913043478" calcext:value-type="float">
            <text:p>16.07</text:p>
          </table:table-cell>
          <table:table-cell table:style-name="ce27" table:formula="of:=[.C291]+1" office:value-type="float" office:value="46" calcext:value-type="float">
            <text:p>46</text:p>
          </table:table-cell>
          <table:table-cell table:style-name="ce27" table:formula="of:=[.D291]+1" office:value-type="float" office:value="230" calcext:value-type="float">
            <text:p>230</text:p>
          </table:table-cell>
          <table:table-cell table:style-name="ce569"/>
          <table:table-cell/>
          <table:table-cell table:style-name="ce27" office:value-type="string" calcext:value-type="string">
            <text:p>100 Everest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2])/[.T292]" office:value-type="float" office:value="16.1833333333333" calcext:value-type="float">
            <text:p>16.18</text:p>
          </table:table-cell>
          <table:table-cell table:style-name="ce27" table:formula="of:=[.T291]+1" office:value-type="float" office:value="24" calcext:value-type="float">
            <text:p>24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92])/[.X292]" office:value-type="float" office:value="16.2037037037037" calcext:value-type="float">
            <text:p>16.20</text:p>
          </table:table-cell>
          <table:table-cell table:style-name="ce564" table:formula="of:=[.X291]+1" office:value-type="float" office:value="27" calcext:value-type="float">
            <text:p>27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3])/[.C293]" office:value-type="float" office:value="16.0808510638298" calcext:value-type="float">
            <text:p>16.08</text:p>
          </table:table-cell>
          <table:table-cell table:style-name="ce27" table:formula="of:=[.C292]+1" office:value-type="float" office:value="47" calcext:value-type="float">
            <text:p>47</text:p>
          </table:table-cell>
          <table:table-cell table:style-name="ce27" table:formula="of:=[.D292]+1" office:value-type="float" office:value="231" calcext:value-type="float">
            <text:p>231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3])/[.T293]" office:value-type="float" office:value="16.184" calcext:value-type="float">
            <text:p>16.18</text:p>
          </table:table-cell>
          <table:table-cell table:style-name="ce27" table:formula="of:=[.T292]+1" office:value-type="float" office:value="25" calcext:value-type="float">
            <text:p>25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3])/[.X293]" office:value-type="float" office:value="16.2214285714286" calcext:value-type="float">
            <text:p>16.22</text:p>
          </table:table-cell>
          <table:table-cell table:style-name="ce27" table:formula="of:=[.X292]+1" office:value-type="float" office:value="28" calcext:value-type="float">
            <text:p>2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94])/[.C294]" office:value-type="float" office:value="16.0833333333333" calcext:value-type="float">
            <text:p>16.08</text:p>
          </table:table-cell>
          <table:table-cell table:style-name="ce27" table:formula="of:=[.C293]+1" office:value-type="float" office:value="48" calcext:value-type="float">
            <text:p>48</text:p>
          </table:table-cell>
          <table:table-cell table:style-name="ce27" table:formula="of:=[.D293]+1" office:value-type="float" office:value="232" calcext:value-type="float">
            <text:p>23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94])/[.T294]" office:value-type="float" office:value="16.1961538461538" calcext:value-type="float">
            <text:p>16.20</text:p>
          </table:table-cell>
          <table:table-cell table:style-name="ce27" table:formula="of:=[.T293]+1" office:value-type="float" office:value="26" calcext:value-type="float">
            <text:p>26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294])/[.X294]" office:value-type="float" office:value="16.2275862068965" calcext:value-type="float">
            <text:p>16.23</text:p>
          </table:table-cell>
          <table:table-cell table:style-name="ce27" table:formula="of:=[.X293]+1" office:value-type="float" office:value="29" calcext:value-type="float">
            <text:p>29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95])/[.C295]" office:value-type="float" office:value="16.0918367346939" calcext:value-type="float">
            <text:p>16.09</text:p>
          </table:table-cell>
          <table:table-cell table:style-name="ce27" table:formula="of:=[.C294]+1" office:value-type="float" office:value="49" calcext:value-type="float">
            <text:p>49</text:p>
          </table:table-cell>
          <table:table-cell table:style-name="ce27" table:formula="of:=[.D294]+1" office:value-type="float" office:value="233" calcext:value-type="float">
            <text:p>233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5])/[.T295]" office:value-type="float" office:value="16.1888888888889" calcext:value-type="float">
            <text:p>16.19</text:p>
          </table:table-cell>
          <table:table-cell table:style-name="ce564" table:formula="of:=[.T294]+1" office:value-type="float" office:value="27" calcext:value-type="float">
            <text:p>2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5])/[.X295]" office:value-type="float" office:value="16.2433333333333" calcext:value-type="float">
            <text:p>16.24</text:p>
          </table:table-cell>
          <table:table-cell table:style-name="ce27" table:formula="of:=[.X294]+1" office:value-type="float" office:value="30" calcext:value-type="float">
            <text:p>30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5" table:formula="of:=SUM([.$A$247:.$A296])/[.C296]" office:value-type="float" office:value="16.098" calcext:value-type="float">
            <text:p>16.10</text:p>
          </table:table-cell>
          <table:table-cell table:style-name="ce564" table:formula="of:=[.C295]+1" office:value-type="float" office:value="50" calcext:value-type="float">
            <text:p>50</text:p>
          </table:table-cell>
          <table:table-cell table:style-name="ce27" table:formula="of:=[.D295]+1" office:value-type="float" office:value="234" calcext:value-type="float">
            <text:p>234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6])/[.T296]" office:value-type="float" office:value="16.1892857142857" calcext:value-type="float">
            <text:p>16.19</text:p>
          </table:table-cell>
          <table:table-cell table:style-name="ce27" table:formula="of:=[.T295]+1" office:value-type="float" office:value="28" calcext:value-type="float">
            <text:p>28</text:p>
          </table:table-cell>
          <table:table-cell/>
          <table:table-cell table:style-name="ce14" office:value-type="float" office:value="16.25" calcext:value-type="float">
            <text:p>16.25</text:p>
          </table:table-cell>
          <table:table-cell table:style-name="ce561" table:formula="of:=SUM([.$V$266:.V296])/[.X296]" office:value-type="float" office:value="16.2435483870968" calcext:value-type="float">
            <text:p>16.24</text:p>
          </table:table-cell>
          <table:table-cell table:style-name="ce27" table:formula="of:=[.X295]+1" office:value-type="float" office:value="31" calcext:value-type="float">
            <text:p>3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97])/[.C297]" office:value-type="float" office:value="16.0980392156863" calcext:value-type="float">
            <text:p>16.10</text:p>
          </table:table-cell>
          <table:table-cell table:style-name="ce27" table:formula="of:=[.C296]+1" office:value-type="float" office:value="51" calcext:value-type="float">
            <text:p>51</text:p>
          </table:table-cell>
          <table:table-cell table:style-name="ce27" table:formula="of:=[.D296]+1" office:value-type="float" office:value="235" calcext:value-type="float">
            <text:p>235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97])/[.T297]" office:value-type="float" office:value="16.1758620689655" calcext:value-type="float">
            <text:p>16.18</text:p>
          </table:table-cell>
          <table:table-cell table:style-name="ce27" table:formula="of:=[.T296]+1" office:value-type="float" office:value="29" calcext:value-type="float">
            <text:p>29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7])/[.X297]" office:value-type="float" office:value="16.246875" calcext:value-type="float">
            <text:p>16.25</text:p>
          </table:table-cell>
          <table:table-cell table:style-name="ce27" table:formula="of:=[.X296]+1" office:value-type="float" office:value="32" calcext:value-type="float">
            <text:p>3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98])/[.C298]" office:value-type="float" office:value="16.0961538461538" calcext:value-type="float">
            <text:p>16.10</text:p>
          </table:table-cell>
          <table:table-cell table:style-name="ce27" table:formula="of:=[.C297]+1" office:value-type="float" office:value="52" calcext:value-type="float">
            <text:p>52</text:p>
          </table:table-cell>
          <table:table-cell table:style-name="ce27" table:formula="of:=[.D297]+1" office:value-type="float" office:value="236" calcext:value-type="float">
            <text:p>236</text:p>
          </table:table-cell>
          <table:table-cell table:style-name="ce569"/>
          <table:table-cell/>
          <table:table-cell table:style-name="ce27"/>
          <table:table-cell table:number-columns-repeated="10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98])/[.T298]" office:value-type="float" office:value="16.1933333333333" calcext:value-type="float">
            <text:p>16.19</text:p>
          </table:table-cell>
          <table:table-cell table:style-name="ce27" table:formula="of:=[.T297]+1" office:value-type="float" office:value="30" calcext:value-type="float">
            <text:p>30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298])/[.X298]" office:value-type="float" office:value="16.2363636363636" calcext:value-type="float">
            <text:p>16.24</text:p>
          </table:table-cell>
          <table:table-cell table:style-name="ce27" table:formula="of:=[.X297]+1" office:value-type="float" office:value="33" calcext:value-type="float">
            <text:p>33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9])/[.C299]" office:value-type="float" office:value="16.1075471698113" calcext:value-type="float">
            <text:p>16.11</text:p>
          </table:table-cell>
          <table:table-cell table:style-name="ce27" table:formula="of:=[.C298]+1" office:value-type="float" office:value="53" calcext:value-type="float">
            <text:p>53</text:p>
          </table:table-cell>
          <table:table-cell table:style-name="ce27" table:formula="of:=[.D298]+1" office:value-type="float" office:value="237" calcext:value-type="float">
            <text:p>237</text:p>
          </table:table-cell>
          <table:table-cell table:style-name="ce569"/>
          <table:table-cell table:number-columns-repeated="12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99])/[.T299]" office:value-type="float" office:value="16.1903225806452" calcext:value-type="float">
            <text:p>16.19</text:p>
          </table:table-cell>
          <table:table-cell table:style-name="ce27" table:formula="of:=[.T298]+1" office:value-type="float" office:value="31" calcext:value-type="float">
            <text:p>31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9])/[.X299]" office:value-type="float" office:value="16.2397058823529" calcext:value-type="float">
            <text:p>16.24</text:p>
          </table:table-cell>
          <table:table-cell table:style-name="ce27" table:formula="of:=[.X298]+1" office:value-type="float" office:value="34" calcext:value-type="float">
            <text:p>34</text:p>
          </table:table-cell>
          <table:table-cell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00])/[.C300]" office:value-type="float" office:value="16.0981481481481" calcext:value-type="float">
            <text:p>16.10</text:p>
          </table:table-cell>
          <table:table-cell table:style-name="ce27" table:formula="of:=[.C299]+1" office:value-type="float" office:value="54" calcext:value-type="float">
            <text:p>54</text:p>
          </table:table-cell>
          <table:table-cell table:style-name="ce27" table:formula="of:=[.D299]+1" office:value-type="float" office:value="238" calcext:value-type="float">
            <text:p>238</text:p>
          </table:table-cell>
          <table:table-cell table:style-name="ce569"/>
          <table:table-cell table:number-columns-repeated="12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00])/[.T300]" office:value-type="float" office:value="16.19375" calcext:value-type="float">
            <text:p>16.19</text:p>
          </table:table-cell>
          <table:table-cell table:style-name="ce27" table:formula="of:=[.T299]+1" office:value-type="float" office:value="32" calcext:value-type="float">
            <text:p>32</text:p>
          </table:table-cell>
          <table:table-cell/>
          <table:table-cell table:style-name="ce27" office:value-type="float" office:value="16.45" calcext:value-type="float">
            <text:p>16.45</text:p>
          </table:table-cell>
          <table:table-cell table:style-name="ce561" table:formula="of:=SUM([.$V$266:.V300])/[.X300]" office:value-type="float" office:value="16.2457142857143" calcext:value-type="float">
            <text:p>16.25</text:p>
          </table:table-cell>
          <table:table-cell table:style-name="ce27" table:formula="of:=[.X299]+1" office:value-type="float" office:value="35" calcext:value-type="float">
            <text:p>35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301])/[.C301]" office:value-type="float" office:value="16.1090909090909" calcext:value-type="float">
            <text:p>16.11</text:p>
          </table:table-cell>
          <table:table-cell table:style-name="ce27" table:formula="of:=[.C300]+1" office:value-type="float" office:value="55" calcext:value-type="float">
            <text:p>55</text:p>
          </table:table-cell>
          <table:table-cell table:style-name="ce27" table:formula="of:=[.D300]+1" office:value-type="float" office:value="239" calcext:value-type="float">
            <text:p>23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1])/[.T301]" office:value-type="float" office:value="16.2" calcext:value-type="float">
            <text:p>16.20</text:p>
          </table:table-cell>
          <table:table-cell table:style-name="ce27" table:formula="of:=[.T300]+1" office:value-type="float" office:value="33" calcext:value-type="float">
            <text:p>33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1])/[.X301]" office:value-type="float" office:value="16.2611111111111" calcext:value-type="float">
            <text:p>16.26</text:p>
          </table:table-cell>
          <table:table-cell table:style-name="ce27" table:formula="of:=[.X300]+1" office:value-type="float" office:value="36" calcext:value-type="float">
            <text:p>3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02])/[.C302]" office:value-type="float" office:value="16.1071428571429" calcext:value-type="float">
            <text:p>16.11</text:p>
          </table:table-cell>
          <table:table-cell table:style-name="ce27" table:formula="of:=[.C301]+1" office:value-type="float" office:value="56" calcext:value-type="float">
            <text:p>56</text:p>
          </table:table-cell>
          <table:table-cell table:style-name="ce27" table:formula="of:=[.D301]+1" office:value-type="float" office:value="240" calcext:value-type="float">
            <text:p>240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2])/[.T302]" office:value-type="float" office:value="16.2058823529412" calcext:value-type="float">
            <text:p>16.21</text:p>
          </table:table-cell>
          <table:table-cell table:style-name="ce27" table:formula="of:=[.T301]+1" office:value-type="float" office:value="34" calcext:value-type="float">
            <text:p>34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02])/[.X302]" office:value-type="float" office:value="16.2675675675676" calcext:value-type="float">
            <text:p>16.27</text:p>
          </table:table-cell>
          <table:table-cell table:style-name="ce27" table:formula="of:=[.X301]+1" office:value-type="float" office:value="37" calcext:value-type="float">
            <text:p>3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03])/[.C303]" office:value-type="float" office:value="16.1017543859649" calcext:value-type="float">
            <text:p>16.10</text:p>
          </table:table-cell>
          <table:table-cell table:style-name="ce27" table:formula="of:=[.C302]+1" office:value-type="float" office:value="57" calcext:value-type="float">
            <text:p>57</text:p>
          </table:table-cell>
          <table:table-cell table:style-name="ce27" table:formula="of:=[.D302]+1" office:value-type="float" office:value="241" calcext:value-type="float">
            <text:p>241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3])/[.T303]" office:value-type="float" office:value="16.2114285714286" calcext:value-type="float">
            <text:p>16.21</text:p>
          </table:table-cell>
          <table:table-cell table:style-name="ce27" table:formula="of:=[.T302]+1" office:value-type="float" office:value="35" calcext:value-type="float">
            <text:p>35</text:p>
          </table:table-cell>
          <table:table-cell/>
          <table:table-cell table:style-name="ce14" office:value-type="float" office:value="16.15" calcext:value-type="float">
            <text:p>16.15</text:p>
          </table:table-cell>
          <table:table-cell table:style-name="ce561" table:formula="of:=SUM([.$V$266:.V303])/[.X303]" office:value-type="float" office:value="16.2644736842105" calcext:value-type="float">
            <text:p>16.26</text:p>
          </table:table-cell>
          <table:table-cell table:style-name="ce27" table:formula="of:=[.X302]+1" office:value-type="float" office:value="38" calcext:value-type="float">
            <text:p>38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04])/[.C304]" office:value-type="float" office:value="16.1068965517241" calcext:value-type="float">
            <text:p>16.11</text:p>
          </table:table-cell>
          <table:table-cell table:style-name="ce27" table:formula="of:=[.C303]+1" office:value-type="float" office:value="58" calcext:value-type="float">
            <text:p>58</text:p>
          </table:table-cell>
          <table:table-cell table:style-name="ce27" table:formula="of:=[.D303]+1" office:value-type="float" office:value="242" calcext:value-type="float">
            <text:p>242</text:p>
          </table:table-cell>
          <table:table-cell table:style-name="ce569"/>
          <table:table-cell table:number-columns-repeated="12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4])/[.T304]" office:value-type="float" office:value="16.225" calcext:value-type="float">
            <text:p>16.23</text:p>
          </table:table-cell>
          <table:table-cell table:style-name="ce27" table:formula="of:=[.T303]+1" office:value-type="float" office:value="36" calcext:value-type="float">
            <text:p>36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4])/[.X304]" office:value-type="float" office:value="16.2576923076923" calcext:value-type="float">
            <text:p>16.26</text:p>
          </table:table-cell>
          <table:table-cell table:style-name="ce27" table:formula="of:=[.X303]+1" office:value-type="float" office:value="39" calcext:value-type="float">
            <text:p>39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5])/[.C305]" office:value-type="float" office:value="16.106779661017" calcext:value-type="float">
            <text:p>16.11</text:p>
          </table:table-cell>
          <table:table-cell table:style-name="ce27" table:formula="of:=[.C304]+1" office:value-type="float" office:value="59" calcext:value-type="float">
            <text:p>59</text:p>
          </table:table-cell>
          <table:table-cell table:style-name="ce27" table:formula="of:=[.D304]+1" office:value-type="float" office:value="243" calcext:value-type="float">
            <text:p>243</text:p>
          </table:table-cell>
          <table:table-cell table:style-name="ce569"/>
          <table:table-cell table:formula="of:=30*24" office:value-type="float" office:value="720" calcext:value-type="float">
            <text:p>720</text:p>
          </table:table-cell>
          <table:table-cell/>
          <table:table-cell table:style-name="ce27"/>
          <table:table-cell table:number-columns-repeated="9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5])/[.T305]" office:value-type="float" office:value="16.2378378378378" calcext:value-type="float">
            <text:p>16.24</text:p>
          </table:table-cell>
          <table:table-cell table:style-name="ce27" table:formula="of:=[.T304]+1" office:value-type="float" office:value="37" calcext:value-type="float">
            <text:p>37</text:p>
          </table:table-cell>
          <table:table-cell/>
          <table:table-cell table:style-name="ce14" office:value-type="float" office:value="15.75" calcext:value-type="float">
            <text:p>15.75</text:p>
          </table:table-cell>
          <table:table-cell table:style-name="ce561" table:formula="of:=SUM([.$V$266:.V305])/[.X305]" office:value-type="float" office:value="16.245" calcext:value-type="float">
            <text:p>16.25</text:p>
          </table:table-cell>
          <table:table-cell table:style-name="ce27" table:formula="of:=[.X304]+1" office:value-type="float" office:value="40" calcext:value-type="float">
            <text:p>4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6])/[.C306]" office:value-type="float" office:value="16.1066666666667" calcext:value-type="float">
            <text:p>16.11</text:p>
          </table:table-cell>
          <table:table-cell table:style-name="ce27" table:formula="of:=[.C305]+1" office:value-type="float" office:value="60" calcext:value-type="float">
            <text:p>60</text:p>
          </table:table-cell>
          <table:table-cell table:style-name="ce27" table:formula="of:=[.D305]+1" office:value-type="float" office:value="244" calcext:value-type="float">
            <text:p>244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06])/[.T306]" office:value-type="float" office:value="16.2368421052632" calcext:value-type="float">
            <text:p>16.24</text:p>
          </table:table-cell>
          <table:table-cell table:style-name="ce27" table:formula="of:=[.T305]+1" office:value-type="float" office:value="38" calcext:value-type="float">
            <text:p>38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06])/[.X306]" office:value-type="float" office:value="16.2573170731707" calcext:value-type="float">
            <text:p>16.26</text:p>
          </table:table-cell>
          <table:table-cell table:style-name="ce27" table:formula="of:=[.X305]+1" office:value-type="float" office:value="41" calcext:value-type="float">
            <text:p>41</text:p>
          </table:table-cell>
          <table:table-cell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307])/[.C307]" office:value-type="float" office:value="16.1147540983607" calcext:value-type="float">
            <text:p>16.11</text:p>
          </table:table-cell>
          <table:table-cell table:style-name="ce27" table:formula="of:=[.C306]+1" office:value-type="float" office:value="61" calcext:value-type="float">
            <text:p>61</text:p>
          </table:table-cell>
          <table:table-cell table:style-name="ce27" table:formula="of:=[.D306]+1" office:value-type="float" office:value="245" calcext:value-type="float">
            <text:p>245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07])/[.T307]" office:value-type="float" office:value="16.2435897435897" calcext:value-type="float">
            <text:p>16.24</text:p>
          </table:table-cell>
          <table:table-cell table:style-name="ce27" table:formula="of:=[.T306]+1" office:value-type="float" office:value="39" calcext:value-type="float">
            <text:p>39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7])/[.X307]" office:value-type="float" office:value="16.2511904761905" calcext:value-type="float">
            <text:p>16.25</text:p>
          </table:table-cell>
          <table:table-cell table:style-name="ce27" table:formula="of:=[.X306]+1" office:value-type="float" office:value="42" calcext:value-type="float">
            <text:p>4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08])/[.C308]" office:value-type="float" office:value="16.1177419354839" calcext:value-type="float">
            <text:p>16.12</text:p>
          </table:table-cell>
          <table:table-cell table:style-name="ce27" table:formula="of:=[.C307]+1" office:value-type="float" office:value="62" calcext:value-type="float">
            <text:p>62</text:p>
          </table:table-cell>
          <table:table-cell table:style-name="ce27" table:formula="of:=[.D307]+1" office:value-type="float" office:value="246" calcext:value-type="float">
            <text:p>246</text:p>
          </table:table-cell>
          <table:table-cell table:style-name="ce569"/>
          <table:table-cell office:value-type="string" calcext:value-type="string">
            <text:p>90g per mile</text:p>
          </table:table-cell>
          <table:table-cell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8])/[.T308]" office:value-type="float" office:value="16.2475" calcext:value-type="float">
            <text:p>16.25</text:p>
          </table:table-cell>
          <table:table-cell table:style-name="ce27" table:formula="of:=[.T307]+1" office:value-type="float" office:value="40" calcext:value-type="float">
            <text:p>40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08])/[.X308]" office:value-type="float" office:value="16.253488372093" calcext:value-type="float">
            <text:p>16.25</text:p>
          </table:table-cell>
          <table:table-cell table:style-name="ce27" table:formula="of:=[.X307]+1" office:value-type="float" office:value="43" calcext:value-type="float">
            <text:p>43</text:p>
          </table:table-cell>
          <table:table-cell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09])/[.C309]" office:value-type="float" office:value="16.1142857142857" calcext:value-type="float">
            <text:p>16.11</text:p>
          </table:table-cell>
          <table:table-cell table:style-name="ce27" table:formula="of:=[.C308]+1" office:value-type="float" office:value="63" calcext:value-type="float">
            <text:p>63</text:p>
          </table:table-cell>
          <table:table-cell table:style-name="ce27" table:formula="of:=[.D308]+1" office:value-type="float" office:value="247" calcext:value-type="float">
            <text:p>247</text:p>
          </table:table-cell>
          <table:table-cell table:style-name="ce569"/>
          <table:table-cell office:value-type="string" calcext:value-type="string">
            <text:p>234kg</text:p>
          </table:table-cell>
          <table:table-cell office:value-type="string" calcext:value-type="string">
            <text:p>London - Rome</text:p>
          </table:table-cell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09])/[.T309]" office:value-type="float" office:value="16.2439024390244" calcext:value-type="float">
            <text:p>16.24</text:p>
          </table:table-cell>
          <table:table-cell table:style-name="ce27" table:formula="of:=[.T308]+1" office:value-type="float" office:value="41" calcext:value-type="float">
            <text:p>41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9])/[.X309]" office:value-type="float" office:value="16.2659090909091" calcext:value-type="float">
            <text:p>16.27</text:p>
          </table:table-cell>
          <table:table-cell table:style-name="ce27" table:formula="of:=[.X308]+1" office:value-type="float" office:value="44" calcext:value-type="float">
            <text:p>4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0])/[.C310]" office:value-type="float" office:value="16.11875" calcext:value-type="float">
            <text:p>16.12</text:p>
          </table:table-cell>
          <table:table-cell table:style-name="ce27" table:formula="of:=[.C309]+1" office:value-type="float" office:value="64" calcext:value-type="float">
            <text:p>64</text:p>
          </table:table-cell>
          <table:table-cell table:style-name="ce27" table:formula="of:=[.D309]+1" office:value-type="float" office:value="248" calcext:value-type="float">
            <text:p>248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" calcext:value-type="float">
            <text:p>16</text:p>
          </table:table-cell>
          <table:table-cell table:style-name="ce561" table:formula="of:=SUM([.$R$269:.R310])/[.T310]" office:value-type="float" office:value="16.2380952380952" calcext:value-type="float">
            <text:p>16.24</text:p>
          </table:table-cell>
          <table:table-cell table:style-name="ce27" table:formula="of:=[.T309]+1" office:value-type="float" office:value="42" calcext:value-type="float">
            <text:p>42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10])/[.X310]" office:value-type="float" office:value="16.2622222222222" calcext:value-type="float">
            <text:p>16.26</text:p>
          </table:table-cell>
          <table:table-cell table:style-name="ce27" table:formula="of:=[.X309]+1" office:value-type="float" office:value="45" calcext:value-type="float">
            <text:p>45</text:p>
          </table:table-cell>
          <table:table-cell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11])/[.C311]" office:value-type="float" office:value="16.1123076923077" calcext:value-type="float">
            <text:p>16.11</text:p>
          </table:table-cell>
          <table:table-cell table:style-name="ce27" table:formula="of:=[.C310]+1" office:value-type="float" office:value="65" calcext:value-type="float">
            <text:p>65</text:p>
          </table:table-cell>
          <table:table-cell table:style-name="ce27" table:formula="of:=[.D310]+1" office:value-type="float" office:value="249" calcext:value-type="float">
            <text:p>249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1])/[.T311]" office:value-type="float" office:value="16.2488372093023" calcext:value-type="float">
            <text:p>16.25</text:p>
          </table:table-cell>
          <table:table-cell table:style-name="ce27" table:formula="of:=[.T310]+1" office:value-type="float" office:value="43" calcext:value-type="float">
            <text:p>43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1])/[.X311]" office:value-type="float" office:value="16.2630434782609" calcext:value-type="float">
            <text:p>16.26</text:p>
          </table:table-cell>
          <table:table-cell table:style-name="ce27" table:formula="of:=[.X310]+1" office:value-type="float" office:value="46" calcext:value-type="float">
            <text:p>4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2])/[.C312]" office:value-type="float" office:value="16.1106060606061" calcext:value-type="float">
            <text:p>16.11</text:p>
          </table:table-cell>
          <table:table-cell table:style-name="ce27" table:formula="of:=[.C311]+1" office:value-type="float" office:value="66" calcext:value-type="float">
            <text:p>66</text:p>
          </table:table-cell>
          <table:table-cell table:style-name="ce27" table:formula="of:=[.D311]+1" office:value-type="float" office:value="250" calcext:value-type="float">
            <text:p>250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5.6" calcext:value-type="float">
            <text:p>15.6</text:p>
          </table:table-cell>
          <table:table-cell table:style-name="ce561" table:formula="of:=SUM([.$R$269:.R312])/[.T312]" office:value-type="float" office:value="16.2340909090909" calcext:value-type="float">
            <text:p>16.23</text:p>
          </table:table-cell>
          <table:table-cell table:style-name="ce27" table:formula="of:=[.T311]+1" office:value-type="float" office:value="44" calcext:value-type="float">
            <text:p>44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312])/[.X312]" office:value-type="float" office:value="16.2553191489362" calcext:value-type="float">
            <text:p>16.26</text:p>
          </table:table-cell>
          <table:table-cell table:style-name="ce27" table:formula="of:=[.X311]+1" office:value-type="float" office:value="47" calcext:value-type="float">
            <text:p>4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13])/[.C313]" office:value-type="float" office:value="16.1059701492537" calcext:value-type="float">
            <text:p>16.11</text:p>
          </table:table-cell>
          <table:table-cell table:style-name="ce27" table:formula="of:=[.C312]+1" office:value-type="float" office:value="67" calcext:value-type="float">
            <text:p>67</text:p>
          </table:table-cell>
          <table:table-cell table:style-name="ce27" table:formula="of:=[.D312]+1" office:value-type="float" office:value="251" calcext:value-type="float">
            <text:p>251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3])/[.T313]" office:value-type="float" office:value="16.2444444444445" calcext:value-type="float">
            <text:p>16.24</text:p>
          </table:table-cell>
          <table:table-cell table:style-name="ce27" table:formula="of:=[.T312]+1" office:value-type="float" office:value="45" calcext:value-type="float">
            <text:p>45</text:p>
          </table:table-cell>
          <table:table-cell/>
          <table:table-cell table:style-name="ce14" office:value-type="float" office:value="16.45" calcext:value-type="float">
            <text:p>16.45</text:p>
          </table:table-cell>
          <table:table-cell table:style-name="ce561" table:formula="of:=SUM([.$V$266:.V313])/[.X313]" office:value-type="float" office:value="16.259375" calcext:value-type="float">
            <text:p>16.26</text:p>
          </table:table-cell>
          <table:table-cell table:style-name="ce27" table:formula="of:=[.X312]+1" office:value-type="float" office:value="48" calcext:value-type="float">
            <text:p>48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4])/[.C314]" office:value-type="float" office:value="16.1117647058824" calcext:value-type="float">
            <text:p>16.11</text:p>
          </table:table-cell>
          <table:table-cell table:style-name="ce27" table:formula="of:=[.C313]+1" office:value-type="float" office:value="68" calcext:value-type="float">
            <text:p>68</text:p>
          </table:table-cell>
          <table:table-cell table:style-name="ce27" table:formula="of:=[.D313]+1" office:value-type="float" office:value="252" calcext:value-type="float">
            <text:p>252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" calcext:value-type="float">
            <text:p>16</text:p>
          </table:table-cell>
          <table:table-cell table:style-name="ce561" table:formula="of:=SUM([.$R$269:.R314])/[.T314]" office:value-type="float" office:value="16.2391304347826" calcext:value-type="float">
            <text:p>16.24</text:p>
          </table:table-cell>
          <table:table-cell table:style-name="ce27" table:formula="of:=[.T313]+1" office:value-type="float" office:value="46" calcext:value-type="float">
            <text:p>46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4])/[.X314]" office:value-type="float" office:value="16.2602040816327" calcext:value-type="float">
            <text:p>16.26</text:p>
          </table:table-cell>
          <table:table-cell table:style-name="ce27" table:formula="of:=[.X313]+1" office:value-type="float" office:value="49" calcext:value-type="float">
            <text:p>49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5])/[.C315]" office:value-type="float" office:value="16.1159420289855" calcext:value-type="float">
            <text:p>16.12</text:p>
          </table:table-cell>
          <table:table-cell table:style-name="ce27" table:formula="of:=[.C314]+1" office:value-type="float" office:value="69" calcext:value-type="float">
            <text:p>69</text:p>
          </table:table-cell>
          <table:table-cell table:style-name="ce27" table:formula="of:=[.D314]+1" office:value-type="float" office:value="253" calcext:value-type="float">
            <text:p>253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15])/[.T315]" office:value-type="float" office:value="16.2297872340426" calcext:value-type="float">
            <text:p>16.23</text:p>
          </table:table-cell>
          <table:table-cell table:style-name="ce27" table:formula="of:=[.T314]+1" office:value-type="float" office:value="47" calcext:value-type="float">
            <text:p>47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V$266:.V315])/[.X315]" office:value-type="float" office:value="16.257" calcext:value-type="float">
            <text:p>16.26</text:p>
          </table:table-cell>
          <table:table-cell table:style-name="ce27" table:formula="of:=[.X314]+1" office:value-type="float" office:value="50" calcext:value-type="float">
            <text:p>50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6])/[.C316]" office:value-type="float" office:value="16.1142857142857" calcext:value-type="float">
            <text:p>16.11</text:p>
          </table:table-cell>
          <table:table-cell table:style-name="ce27" table:formula="of:=[.C315]+1" office:value-type="float" office:value="70" calcext:value-type="float">
            <text:p>70</text:p>
          </table:table-cell>
          <table:table-cell table:style-name="ce27" table:formula="of:=[.D315]+1" office:value-type="float" office:value="254" calcext:value-type="float">
            <text:p>254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16])/[.T316]" office:value-type="float" office:value="16.2333333333333" calcext:value-type="float">
            <text:p>16.23</text:p>
          </table:table-cell>
          <table:table-cell table:style-name="ce27" table:formula="of:=[.T315]+1" office:value-type="float" office:value="48" calcext:value-type="float">
            <text:p>48</text:p>
          </table:table-cell>
          <table:table-cell/>
          <table:table-cell table:style-name="ce14" office:value-type="float" office:value="16.2" calcext:value-type="float">
            <text:p>16.2</text:p>
          </table:table-cell>
          <table:table-cell table:style-name="ce561" table:formula="of:=SUM([.$V$266:.V316])/[.X316]" office:value-type="float" office:value="16.2558823529412" calcext:value-type="float">
            <text:p>16.26</text:p>
          </table:table-cell>
          <table:table-cell table:style-name="ce27" table:formula="of:=[.X315]+1" office:value-type="float" office:value="51" calcext:value-type="float">
            <text:p>51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317])/[.C317]" office:value-type="float" office:value="16.1154929577465" calcext:value-type="float">
            <text:p>16.12</text:p>
          </table:table-cell>
          <table:table-cell table:style-name="ce27" table:formula="of:=[.C316]+1" office:value-type="float" office:value="71" calcext:value-type="float">
            <text:p>71</text:p>
          </table:table-cell>
          <table:table-cell table:style-name="ce27" table:formula="of:=[.D316]+1" office:value-type="float" office:value="255" calcext:value-type="float">
            <text:p>255</text:p>
          </table:table-cell>
          <table:table-cell table:style-name="ce569"/>
          <table:table-cell table:style-name="ce14"/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7])/[.T317]" office:value-type="float" office:value="16.230612244898" calcext:value-type="float">
            <text:p>16.23</text:p>
          </table:table-cell>
          <table:table-cell table:style-name="ce27" table:formula="of:=[.T316]+1" office:value-type="float" office:value="49" calcext:value-type="float">
            <text:p>49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7])/[.X317]" office:value-type="float" office:value="16.2653846153846" calcext:value-type="float">
            <text:p>16.27</text:p>
          </table:table-cell>
          <table:table-cell table:style-name="ce27" table:formula="of:=[.X316]+1" office:value-type="float" office:value="52" calcext:value-type="float">
            <text:p>52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8])/[.C318]" office:value-type="float" office:value="16.1208333333333" calcext:value-type="float">
            <text:p>16.12</text:p>
          </table:table-cell>
          <table:table-cell table:style-name="ce27" table:formula="of:=[.C317]+1" office:value-type="float" office:value="72" calcext:value-type="float">
            <text:p>72</text:p>
          </table:table-cell>
          <table:table-cell table:style-name="ce27" table:formula="of:=[.D317]+1" office:value-type="float" office:value="256" calcext:value-type="float">
            <text:p>25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8])/[.T318]" office:value-type="float" office:value="16.228" calcext:value-type="float">
            <text:p>16.23</text:p>
          </table:table-cell>
          <table:table-cell table:style-name="ce27" table:formula="of:=[.T317]+1" office:value-type="float" office:value="50" calcext:value-type="float">
            <text:p>50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18])/[.X318]" office:value-type="float" office:value="16.2679245283019" calcext:value-type="float">
            <text:p>16.27</text:p>
          </table:table-cell>
          <table:table-cell table:style-name="ce27" table:formula="of:=[.X317]+1" office:value-type="float" office:value="53" calcext:value-type="float">
            <text:p>5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9])/[.C319]" office:value-type="float" office:value="16.1246575342466" calcext:value-type="float">
            <text:p>16.12</text:p>
          </table:table-cell>
          <table:table-cell table:style-name="ce27" table:formula="of:=[.C318]+1" office:value-type="float" office:value="73" calcext:value-type="float">
            <text:p>73</text:p>
          </table:table-cell>
          <table:table-cell table:style-name="ce27" table:formula="of:=[.D318]+1" office:value-type="float" office:value="257" calcext:value-type="float">
            <text:p>25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319])/[.T319]" office:value-type="float" office:value="16.2352941176471" calcext:value-type="float">
            <text:p>16.24</text:p>
          </table:table-cell>
          <table:table-cell table:style-name="ce27" table:formula="of:=[.T318]+1" office:value-type="float" office:value="51" calcext:value-type="float">
            <text:p>51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9])/[.X319]" office:value-type="float" office:value="16.2768518518519" calcext:value-type="float">
            <text:p>16.28</text:p>
          </table:table-cell>
          <table:table-cell table:style-name="ce27" table:formula="of:=[.X318]+1" office:value-type="float" office:value="54" calcext:value-type="float">
            <text:p>54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20])/[.C320]" office:value-type="float" office:value="16.1297297297297" calcext:value-type="float">
            <text:p>16.13</text:p>
          </table:table-cell>
          <table:table-cell table:style-name="ce27" table:formula="of:=[.C319]+1" office:value-type="float" office:value="74" calcext:value-type="float">
            <text:p>74</text:p>
          </table:table-cell>
          <table:table-cell table:style-name="ce27" table:formula="of:=[.D319]+1" office:value-type="float" office:value="258" calcext:value-type="float">
            <text:p>258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20])/[.T320]" office:value-type="float" office:value="16.2365384615385" calcext:value-type="float">
            <text:p>16.24</text:p>
          </table:table-cell>
          <table:table-cell table:style-name="ce27" table:formula="of:=[.T319]+1" office:value-type="float" office:value="52" calcext:value-type="float">
            <text:p>52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20])/[.X320]" office:value-type="float" office:value="16.2790909090909" calcext:value-type="float">
            <text:p>16.28</text:p>
          </table:table-cell>
          <table:table-cell table:style-name="ce27" table:formula="of:=[.X319]+1" office:value-type="float" office:value="55" calcext:value-type="float">
            <text:p>55</text:p>
          </table:table-cell>
          <table:table-cell/>
          <table:table-cell table:style-name="ce572"/>
          <table:table-cell table:style-name="ce575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5" table:formula="of:=SUM([.$A$247:.$A321])/[.C321]" office:value-type="float" office:value="16.1306666666667" calcext:value-type="float">
            <text:p>16.13</text:p>
          </table:table-cell>
          <table:table-cell table:style-name="ce27" table:formula="of:=[.C320]+1" office:value-type="float" office:value="75" calcext:value-type="float">
            <text:p>75</text:p>
          </table:table-cell>
          <table:table-cell table:style-name="ce27" table:formula="of:=[.D320]+1" office:value-type="float" office:value="259" calcext:value-type="float">
            <text:p>259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321])/[.T321]" office:value-type="float" office:value="16.2301886792453" calcext:value-type="float">
            <text:p>16.23</text:p>
          </table:table-cell>
          <table:table-cell table:style-name="ce27" table:formula="of:=[.T320]+1" office:value-type="float" office:value="53" calcext:value-type="float">
            <text:p>53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1])/[.X321]" office:value-type="float" office:value="16.2857142857143" calcext:value-type="float">
            <text:p>16.29</text:p>
          </table:table-cell>
          <table:table-cell table:style-name="ce27" table:formula="of:=[.X320]+1" office:value-type="float" office:value="56" calcext:value-type="float">
            <text:p>56</text:p>
          </table:table-cell>
          <table:table-cell/>
          <table:table-cell table:style-name="ce579" table:formula="of:=SUM([.Z270:.Z319])/50" office:value-type="float" office:value="16.238" calcext:value-type="float">
            <text:p>16.238</text:p>
          </table:table-cell>
          <table:table-cell table:style-name="ce580" table:formula="of:=SUM([.AA270:.AA319])/50" office:value-type="float" office:value="16.346" calcext:value-type="float">
            <text:p>16.346</text:p>
          </table:table-cell>
          <table:table-cell table:style-name="ce139" table:formula="of:=SUM([.AB270:.AB319])/50" office:value-type="float" office:value="16.281" calcext:value-type="float">
            <text:p>16.281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322])/[.C322]" office:value-type="float" office:value="16.1223684210526" calcext:value-type="float">
            <text:p>16.12</text:p>
          </table:table-cell>
          <table:table-cell table:style-name="ce27" table:formula="of:=[.C321]+1" office:value-type="float" office:value="76" calcext:value-type="float">
            <text:p>76</text:p>
          </table:table-cell>
          <table:table-cell table:style-name="ce27" table:formula="of:=[.D321]+1" office:value-type="float" office:value="260" calcext:value-type="float">
            <text:p>260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2])/[.T322]" office:value-type="float" office:value="16.2333333333333" calcext:value-type="float">
            <text:p>16.23</text:p>
          </table:table-cell>
          <table:table-cell table:style-name="ce27" table:formula="of:=[.T321]+1" office:value-type="float" office:value="54" calcext:value-type="float">
            <text:p>54</text:p>
          </table:table-cell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22])/[.X322]" office:value-type="float" office:value="16.2815789473684" calcext:value-type="float">
            <text:p>16.28</text:p>
          </table:table-cell>
          <table:table-cell table:style-name="ce27" table:formula="of:=[.X321]+1" office:value-type="float" office:value="57" calcext:value-type="float">
            <text:p>57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3])/[.C323]" office:value-type="float" office:value="16.1168831168831" calcext:value-type="float">
            <text:p>16.12</text:p>
          </table:table-cell>
          <table:table-cell table:style-name="ce27" table:formula="of:=[.C322]+1" office:value-type="float" office:value="77" calcext:value-type="float">
            <text:p>77</text:p>
          </table:table-cell>
          <table:table-cell table:style-name="ce27" table:formula="of:=[.D322]+1" office:value-type="float" office:value="261" calcext:value-type="float">
            <text:p>261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323])/[.T323]" office:value-type="float" office:value="16.2236363636364" calcext:value-type="float">
            <text:p>16.22</text:p>
          </table:table-cell>
          <table:table-cell table:style-name="ce27" table:formula="of:=[.T322]+1" office:value-type="float" office:value="55" calcext:value-type="float">
            <text:p>55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3])/[.X323]" office:value-type="float" office:value="16.2879310344828" calcext:value-type="float">
            <text:p>16.29</text:p>
          </table:table-cell>
          <table:table-cell table:style-name="ce27" table:formula="of:=[.X322]+1" office:value-type="float" office:value="58" calcext:value-type="float">
            <text:p>58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24])/[.C324]" office:value-type="float" office:value="16.1166666666667" calcext:value-type="float">
            <text:p>16.12</text:p>
          </table:table-cell>
          <table:table-cell table:style-name="ce27" table:formula="of:=[.C323]+1" office:value-type="float" office:value="78" calcext:value-type="float">
            <text:p>78</text:p>
          </table:table-cell>
          <table:table-cell table:style-name="ce27" table:formula="of:=[.D323]+1" office:value-type="float" office:value="262" calcext:value-type="float">
            <text:p>262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4])/[.T324]" office:value-type="float" office:value="16.2196428571429" calcext:value-type="float">
            <text:p>16.22</text:p>
          </table:table-cell>
          <table:table-cell table:style-name="ce27" table:formula="of:=[.T323]+1" office:value-type="float" office:value="56" calcext:value-type="float">
            <text:p>5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324])/[.X324]" office:value-type="float" office:value="16.2898305084746" calcext:value-type="float">
            <text:p>16.29</text:p>
          </table:table-cell>
          <table:table-cell table:style-name="ce27" table:formula="of:=[.X323]+1" office:value-type="float" office:value="59" calcext:value-type="float">
            <text:p>59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25])/[.C325]" office:value-type="float" office:value="16.1139240506329" calcext:value-type="float">
            <text:p>16.11</text:p>
          </table:table-cell>
          <table:table-cell table:style-name="ce27" table:formula="of:=[.C324]+1" office:value-type="float" office:value="79" calcext:value-type="float">
            <text:p>79</text:p>
          </table:table-cell>
          <table:table-cell table:style-name="ce27" table:formula="of:=[.D324]+1" office:value-type="float" office:value="263" calcext:value-type="float">
            <text:p>263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25])/[.T325]" office:value-type="float" office:value="16.2122807017544" calcext:value-type="float">
            <text:p>16.21</text:p>
          </table:table-cell>
          <table:table-cell table:style-name="ce27" table:formula="of:=[.T324]+1" office:value-type="float" office:value="57" calcext:value-type="float">
            <text:p>57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25])/[.X325]" office:value-type="float" office:value="16.2908333333333" calcext:value-type="float">
            <text:p>16.29</text:p>
          </table:table-cell>
          <table:table-cell table:style-name="ce27" table:formula="of:=[.X324]+1" office:value-type="float" office:value="60" calcext:value-type="float">
            <text:p>60</text:p>
          </table:table-cell>
          <table:table-cell table:number-columns-repeated="40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26])/[.C326]" office:value-type="float" office:value="16.1125" calcext:value-type="float">
            <text:p>16.11</text:p>
          </table:table-cell>
          <table:table-cell table:style-name="ce27" table:formula="of:=[.C325]+1" office:value-type="float" office:value="80" calcext:value-type="float">
            <text:p>80</text:p>
          </table:table-cell>
          <table:table-cell table:style-name="ce27" table:formula="of:=[.D325]+1" office:value-type="float" office:value="264" calcext:value-type="float">
            <text:p>264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26])/[.T326]" office:value-type="float" office:value="16.2172413793103" calcext:value-type="float">
            <text:p>16.22</text:p>
          </table:table-cell>
          <table:table-cell table:style-name="ce27" table:formula="of:=[.T325]+1" office:value-type="float" office:value="58" calcext:value-type="float">
            <text:p>58</text:p>
          </table:table-cell>
          <table:table-cell/>
          <table:table-cell table:style-name="ce27" office:value-type="float" office:value="15.95" calcext:value-type="float">
            <text:p>15.95</text:p>
          </table:table-cell>
          <table:table-cell table:style-name="ce561" table:formula="of:=SUM([.$V$266:.V326])/[.X326]" office:value-type="float" office:value="16.2852459016393" calcext:value-type="float">
            <text:p>16.29</text:p>
          </table:table-cell>
          <table:table-cell table:style-name="ce27" table:formula="of:=[.X325]+1" office:value-type="float" office:value="61" calcext:value-type="float">
            <text:p>61</text:p>
          </table:table-cell>
          <table:table-cell table:number-columns-repeated="40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27])/[.C327]" office:value-type="float" office:value="16.1148148148148" calcext:value-type="float">
            <text:p>16.11</text:p>
          </table:table-cell>
          <table:table-cell table:style-name="ce27" table:formula="of:=[.C326]+1" office:value-type="float" office:value="81" calcext:value-type="float">
            <text:p>81</text:p>
          </table:table-cell>
          <table:table-cell table:style-name="ce27" table:formula="of:=[.D326]+1" office:value-type="float" office:value="265" calcext:value-type="float">
            <text:p>265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7])/[.T327]" office:value-type="float" office:value="16.2203389830508" calcext:value-type="float">
            <text:p>16.22</text:p>
          </table:table-cell>
          <table:table-cell table:style-name="ce27" table:formula="of:=[.T326]+1" office:value-type="float" office:value="59" calcext:value-type="float">
            <text:p>59</text:p>
          </table:table-cell>
          <table:table-cell/>
          <table:table-cell table:style-name="ce27" office:value-type="float" office:value="16.25" calcext:value-type="float">
            <text:p>16.25</text:p>
          </table:table-cell>
          <table:table-cell table:style-name="ce561" table:formula="of:=SUM([.$V$266:.V327])/[.X327]" office:value-type="float" office:value="16.2846774193548" calcext:value-type="float">
            <text:p>16.28</text:p>
          </table:table-cell>
          <table:table-cell table:style-name="ce27" table:formula="of:=[.X326]+1" office:value-type="float" office:value="62" calcext:value-type="float">
            <text:p>62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8])/[.C328]" office:value-type="float" office:value="16.109756097561" calcext:value-type="float">
            <text:p>16.11</text:p>
          </table:table-cell>
          <table:table-cell table:style-name="ce27" table:formula="of:=[.C327]+1" office:value-type="float" office:value="82" calcext:value-type="float">
            <text:p>82</text:p>
          </table:table-cell>
          <table:table-cell table:style-name="ce27" table:formula="of:=[.D327]+1" office:value-type="float" office:value="266" calcext:value-type="float">
            <text:p>26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8])/[.T328]" office:value-type="float" office:value="16.2166666666667" calcext:value-type="float">
            <text:p>16.22</text:p>
          </table:table-cell>
          <table:table-cell table:style-name="ce27" table:formula="of:=[.T327]+1" office:value-type="float" office:value="60" calcext:value-type="float">
            <text:p>60</text:p>
          </table:table-cell>
          <table:table-cell/>
          <table:table-cell table:style-name="ce14" office:value-type="float" office:value="17.05" calcext:value-type="float">
            <text:p>17.05</text:p>
          </table:table-cell>
          <table:table-cell table:style-name="ce561" table:formula="of:=SUM([.$V$266:.V328])/[.X328]" office:value-type="float" office:value="16.2968253968254" calcext:value-type="float">
            <text:p>16.30</text:p>
          </table:table-cell>
          <table:table-cell table:style-name="ce27" table:formula="of:=[.X327]+1" office:value-type="float" office:value="63" calcext:value-type="float">
            <text:p>63</text:p>
          </table:table-cell>
          <table:table-cell table:number-columns-repeated="40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329])/[.C329]" office:value-type="float" office:value="16.1012048192771" calcext:value-type="float">
            <text:p>16.10</text:p>
          </table:table-cell>
          <table:table-cell table:style-name="ce27" table:formula="of:=[.C328]+1" office:value-type="float" office:value="83" calcext:value-type="float">
            <text:p>83</text:p>
          </table:table-cell>
          <table:table-cell table:style-name="ce27" table:formula="of:=[.D328]+1" office:value-type="float" office:value="267" calcext:value-type="float">
            <text:p>26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29])/[.T329]" office:value-type="float" office:value="16.216393442623" calcext:value-type="float">
            <text:p>16.22</text:p>
          </table:table-cell>
          <table:table-cell table:style-name="ce27" table:formula="of:=[.T328]+1" office:value-type="float" office:value="61" calcext:value-type="float">
            <text:p>61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29])/[.X329]" office:value-type="float" office:value="16.3" calcext:value-type="float">
            <text:p>16.30</text:p>
          </table:table-cell>
          <table:table-cell table:style-name="ce27" table:formula="of:=[.X328]+1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30])/[.C330]" office:value-type="float" office:value="16.0952380952381" calcext:value-type="float">
            <text:p>16.10</text:p>
          </table:table-cell>
          <table:table-cell table:style-name="ce27" table:formula="of:=[.C329]+1" office:value-type="float" office:value="84" calcext:value-type="float">
            <text:p>84</text:p>
          </table:table-cell>
          <table:table-cell table:style-name="ce27" table:formula="of:=[.D329]+1" office:value-type="float" office:value="268" calcext:value-type="float">
            <text:p>268</text:p>
          </table:table-cell>
          <table:table-cell table:style-name="ce569"/>
          <table:table-cell table:number-columns-repeated="12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0])/[.T330]" office:value-type="float" office:value="16.2209677419355" calcext:value-type="float">
            <text:p>16.22</text:p>
          </table:table-cell>
          <table:table-cell table:style-name="ce27" table:formula="of:=[.T329]+1" office:value-type="float" office:value="62" calcext:value-type="float">
            <text:p>62</text:p>
          </table:table-cell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0])/[.X330]" office:value-type="float" office:value="16.3046153846154" calcext:value-type="float">
            <text:p>16.30</text:p>
          </table:table-cell>
          <table:table-cell table:style-name="ce27" table:formula="of:=[.X329]+1" office:value-type="float" office:value="65" calcext:value-type="float">
            <text:p>65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31])/[.C331]" office:value-type="float" office:value="16.0929411764706" calcext:value-type="float">
            <text:p>16.09</text:p>
          </table:table-cell>
          <table:table-cell table:style-name="ce27" table:formula="of:=[.C330]+1" office:value-type="float" office:value="85" calcext:value-type="float">
            <text:p>85</text:p>
          </table:table-cell>
          <table:table-cell table:style-name="ce27" table:formula="of:=[.D330]+1" office:value-type="float" office:value="269" calcext:value-type="float">
            <text:p>26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31])/[.T331]" office:value-type="float" office:value="16.2238095238095" calcext:value-type="float">
            <text:p>16.22</text:p>
          </table:table-cell>
          <table:table-cell table:style-name="ce27" table:formula="of:=[.T330]+1" office:value-type="float" office:value="63" calcext:value-type="float">
            <text:p>6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31])/[.X331]" office:value-type="float" office:value="16.3015151515151" calcext:value-type="float">
            <text:p>16.30</text:p>
          </table:table-cell>
          <table:table-cell table:style-name="ce27" table:formula="of:=[.X330]+1" office:value-type="float" office:value="66" calcext:value-type="float">
            <text:p>66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32])/[.C332]" office:value-type="float" office:value="16.0883720930233" calcext:value-type="float">
            <text:p>16.09</text:p>
          </table:table-cell>
          <table:table-cell table:style-name="ce27" table:formula="of:=[.C331]+1" office:value-type="float" office:value="86" calcext:value-type="float">
            <text:p>86</text:p>
          </table:table-cell>
          <table:table-cell table:style-name="ce27" table:formula="of:=[.D331]+1" office:value-type="float" office:value="270" calcext:value-type="float">
            <text:p>270</text:p>
          </table:table-cell>
          <table:table-cell table:style-name="ce569"/>
          <table:table-cell table:number-columns-repeated="2"/>
          <table:table-cell table:style-name="ce250"/>
          <table:table-cell table:number-columns-repeated="9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2])/[.T332]" office:value-type="float" office:value="16.228125" calcext:value-type="float">
            <text:p>16.23</text:p>
          </table:table-cell>
          <table:table-cell table:style-name="ce27" table:formula="of:=[.T331]+1" office:value-type="float" office:value="64" calcext:value-type="float">
            <text:p>6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332])/[.X332]" office:value-type="float" office:value="16.2970149253731" calcext:value-type="float">
            <text:p>16.30</text:p>
          </table:table-cell>
          <table:table-cell table:style-name="ce27" table:formula="of:=[.X331]+1" office:value-type="float" office:value="67" calcext:value-type="float">
            <text:p>67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33])/[.C333]" office:value-type="float" office:value="16.0885057471264" calcext:value-type="float">
            <text:p>16.09</text:p>
          </table:table-cell>
          <table:table-cell table:style-name="ce27" table:formula="of:=[.C332]+1" office:value-type="float" office:value="87" calcext:value-type="float">
            <text:p>87</text:p>
          </table:table-cell>
          <table:table-cell table:style-name="ce27" table:formula="of:=[.D332]+1" office:value-type="float" office:value="271" calcext:value-type="float">
            <text:p>271</text:p>
          </table:table-cell>
          <table:table-cell table:style-name="ce569"/>
          <table:table-cell table:number-columns-repeated="12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33])/[.T333]" office:value-type="float" office:value="16.2276923076923" calcext:value-type="float">
            <text:p>16.23</text:p>
          </table:table-cell>
          <table:table-cell table:style-name="ce27" table:formula="of:=[.T332]+1" office:value-type="float" office:value="65" calcext:value-type="float">
            <text:p>65</text:p>
          </table:table-cell>
          <table:table-cell/>
          <table:table-cell table:style-name="ce27" office:value-type="float" office:value="16.85" calcext:value-type="float">
            <text:p>16.85</text:p>
          </table:table-cell>
          <table:table-cell table:style-name="ce561" table:formula="of:=SUM([.$V$266:.V333])/[.X333]" office:value-type="float" office:value="16.3051470588235" calcext:value-type="float">
            <text:p>16.31</text:p>
          </table:table-cell>
          <table:table-cell table:style-name="ce27" table:formula="of:=[.X332]+1" office:value-type="float" office:value="68" calcext:value-type="float">
            <text:p>68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13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334])/[.T334]" office:value-type="float" office:value="16.2166666666667" calcext:value-type="float">
            <text:p>16.22</text:p>
          </table:table-cell>
          <table:table-cell table:style-name="ce27" table:formula="of:=[.T333]+1" office:value-type="float" office:value="66" calcext:value-type="float">
            <text:p>66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34])/[.X334]" office:value-type="float" office:value="16.3123188405797" calcext:value-type="float">
            <text:p>16.31</text:p>
          </table:table-cell>
          <table:table-cell table:style-name="ce27" table:formula="of:=[.X333]+1" office:value-type="float" office:value="69" calcext:value-type="float">
            <text:p>69</text:p>
          </table:table-cell>
          <table:table-cell table:number-columns-repeated="40"/>
        </table:table-row>
        <table:table-row table:style-name="ro1">
          <table:table-cell table:style-name="ce14"/>
          <table:table-cell table:style-name="ce560" office:value-type="float" office:value="16.09" calcext:value-type="float">
            <text:p>16.09</text:p>
          </table:table-cell>
          <table:table-cell table:style-name="ce14" table:formula="of:=[.C333]*59" office:value-type="float" office:value="5133" calcext:value-type="float">
            <text:p>5133</text:p>
          </table:table-cell>
          <table:table-cell table:style-name="ce14" office:value-type="string" calcext:value-type="string">
            <text:p>miles</text:p>
          </table:table-cell>
          <table:table-cell table:number-columns-repeated="14"/>
          <table:table-cell table:style-name="ce27" table:number-columns-repeated="2"/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35])/[.X335]" office:value-type="float" office:value="16.3135714285714" calcext:value-type="float">
            <text:p>16.31</text:p>
          </table:table-cell>
          <table:table-cell table:style-name="ce27" table:formula="of:=[.X334]+1" office:value-type="float" office:value="70" calcext:value-type="float">
            <text:p>70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5"/>
          <table:table-cell table:style-name="ce14"/>
          <table:table-cell table:number-columns-repeated="8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6])/[.X336]" office:value-type="float" office:value="16.3176056338028" calcext:value-type="float">
            <text:p>16.32</text:p>
          </table:table-cell>
          <table:table-cell table:style-name="ce27" table:formula="of:=[.X335]+1" office:value-type="float" office:value="71" calcext:value-type="float">
            <text:p>71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3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7])/[.X337]" office:value-type="float" office:value="16.3215277777778" calcext:value-type="float">
            <text:p>16.32</text:p>
          </table:table-cell>
          <table:table-cell table:style-name="ce27" table:formula="of:=[.X336]+1" office:value-type="float" office:value="72" calcext:value-type="float">
            <text:p>72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569" office:value-type="string" calcext:value-type="string">
            <text:p>Worse '15</text:p>
          </table:table-cell>
          <table:table-cell table:style-name="ce568" office:value-type="float" office:value="-12.6" calcext:value-type="float">
            <text:p>-12.60</text:p>
          </table:table-cell>
          <table:table-cell table:style-name="ce567"/>
          <table:table-cell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55" calcext:value-type="float">
            <text:p>16.55</text:p>
          </table:table-cell>
          <table:table-cell table:style-name="ce561" table:formula="of:=SUM([.$V$266:.V338])/[.X338]" office:value-type="float" office:value="16.3246575342466" calcext:value-type="float">
            <text:p>16.32</text:p>
          </table:table-cell>
          <table:table-cell table:style-name="ce27" table:formula="of:=[.X337]+1" office:value-type="float" office:value="73" calcext:value-type="float">
            <text:p>73</text:p>
          </table:table-cell>
          <table:table-cell table:number-columns-repeated="40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39])/[.X339]" office:value-type="float" office:value="16.3209459459459" calcext:value-type="float">
            <text:p>16.32</text:p>
          </table:table-cell>
          <table:table-cell table:style-name="ce27" table:formula="of:=[.X338]+1" office:value-type="float" office:value="74" calcext:value-type="float">
            <text:p>74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27" office:value-type="float" office:value="15.75" calcext:value-type="float">
            <text:p>15.75</text:p>
          </table:table-cell>
          <table:table-cell table:style-name="ce561" table:formula="of:=SUM([.$V$266:.V340])/[.X340]" office:value-type="float" office:value="16.3133333333333" calcext:value-type="float">
            <text:p>16.31</text:p>
          </table:table-cell>
          <table:table-cell table:style-name="ce27" table:formula="of:=[.X339]+1" office:value-type="float" office:value="75" calcext:value-type="float">
            <text:p>75</text:p>
          </table:table-cell>
          <table:table-cell table:number-columns-repeated="40"/>
        </table:table-row>
        <table:table-row table:style-name="ro1">
          <table:table-cell table:style-name="ce27" office:value-type="float" office:value="2015" calcext:value-type="float">
            <text:p>2015</text:p>
          </table:table-cell>
          <table:table-cell table:style-name="ce561"/>
          <table:table-cell table:style-name="ce27"/>
          <table:table-cell/>
          <table:table-cell table:style-name="ce567" office:value-type="float" office:value="16.12" calcext:value-type="float">
            <text:p>16.12</text:p>
          </table:table-cell>
          <table:table-cell table:style-name="ce568" table:formula="of:=SUM([.E343:.E442])" office:value-type="float" office:value="-0.000000000000103028696685215" calcext:value-type="float">
            <text:p>0.00</text:p>
          </table:table-cell>
          <table:table-cell table:number-columns-repeated="12"/>
          <table:table-cell table:style-name="ce27" table:number-columns-repeated="2"/>
          <table:table-cell/>
          <table:table-cell table:style-name="ce27" office:value-type="float" office:value="15.35" calcext:value-type="float">
            <text:p>15.35</text:p>
          </table:table-cell>
          <table:table-cell table:style-name="ce561" table:formula="of:=SUM([.$V$266:.V341])/[.X341]" office:value-type="float" office:value="16.3006578947368" calcext:value-type="float">
            <text:p>16.30</text:p>
          </table:table-cell>
          <table:table-cell table:style-name="ce27" table:formula="of:=[.X340]+1" office:value-type="float" office:value="76" calcext:value-type="float">
            <text:p>76</text:p>
          </table:table-cell>
          <table:table-cell table:number-columns-repeated="40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/>
          <table:table-cell table:number-columns-repeated="13"/>
          <table:table-cell table:style-name="ce27" table:number-columns-repeated="2"/>
          <table:table-cell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342])/[.X342]" office:value-type="float" office:value="16.2863636363636" calcext:value-type="float">
            <text:p>16.29</text:p>
          </table:table-cell>
          <table:table-cell table:style-name="ce27" table:formula="of:=[.X341]+1" office:value-type="float" office:value="77" calcext:value-type="float">
            <text:p>77</text:p>
          </table:table-cell>
          <table:table-cell table:number-columns-repeated="40"/>
        </table:table-row>
        <table:table-row table:style-name="ro1">
          <table:table-cell table:style-name="ce562" office:value-type="float" office:value="14.7" calcext:value-type="float">
            <text:p>14.7</text:p>
          </table:table-cell>
          <table:table-cell table:style-name="ce563" office:value-type="float" office:value="14.7" calcext:value-type="float">
            <text:p>14.70</text:p>
          </table:table-cell>
          <table:table-cell table:style-name="ce192" office:value-type="float" office:value="1" calcext:value-type="float">
            <text:p>1</text:p>
          </table:table-cell>
          <table:table-cell table:style-name="ce27" office:value-type="float" office:value="272" calcext:value-type="float">
            <text:p>272</text:p>
          </table:table-cell>
          <table:table-cell table:style-name="ce569" table:formula="of:=[.A343]-[.$E$341]" office:value-type="float" office:value="-1.42" calcext:value-type="float">
            <text:p>-1.42</text:p>
          </table:table-cell>
          <table:table-cell>
            <draw:frame draw:z-index="7" draw:name="Chart 5" draw:style-name="gr1" svg:width="38.923cm" svg:height="20.742cm" svg:x="0.554cm" svg:y="0.327cm">
              <draw:object draw:notify-on-update-of-ranges="Data.A343:Data.A444 Data.B343:Data.B4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3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343:.$A344])/[.C344]" office:value-type="float" office:value="14.6" calcext:value-type="float">
            <text:p>14.60</text:p>
          </table:table-cell>
          <table:table-cell table:style-name="ce192" office:value-type="float" office:value="2" calcext:value-type="float">
            <text:p>2</text:p>
          </table:table-cell>
          <table:table-cell table:style-name="ce27" office:value-type="float" office:value="273" calcext:value-type="float">
            <text:p>273</text:p>
          </table:table-cell>
          <table:table-cell table:style-name="ce569" table:formula="of:=[.A344]-[.$E$341]" office:value-type="float" office:value="-1.62" calcext:value-type="float">
            <text:p>-1.6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5])/[.C345]" office:value-type="float" office:value="14.8" calcext:value-type="float">
            <text:p>14.80</text:p>
          </table:table-cell>
          <table:table-cell table:style-name="ce192" office:value-type="float" office:value="3" calcext:value-type="float">
            <text:p>3</text:p>
          </table:table-cell>
          <table:table-cell table:style-name="ce27" table:formula="of:=[.D344]+1" office:value-type="float" office:value="274" calcext:value-type="float">
            <text:p>274</text:p>
          </table:table-cell>
          <table:table-cell table:style-name="ce569" table:formula="of:=[.A345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6])/[.C346]" office:value-type="float" office:value="14.85" calcext:value-type="float">
            <text:p>14.85</text:p>
          </table:table-cell>
          <table:table-cell table:style-name="ce192" office:value-type="float" office:value="4" calcext:value-type="float">
            <text:p>4</text:p>
          </table:table-cell>
          <table:table-cell table:style-name="ce27" table:formula="of:=[.D345]+1" office:value-type="float" office:value="275" calcext:value-type="float">
            <text:p>275</text:p>
          </table:table-cell>
          <table:table-cell table:style-name="ce569" table:formula="of:=[.A346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7])/[.C347]" office:value-type="float" office:value="14.88" calcext:value-type="float">
            <text:p>14.88</text:p>
          </table:table-cell>
          <table:table-cell table:style-name="ce192" office:value-type="float" office:value="5" calcext:value-type="float">
            <text:p>5</text:p>
          </table:table-cell>
          <table:table-cell table:style-name="ce27" table:formula="of:=[.D346]+1" office:value-type="float" office:value="276" calcext:value-type="float">
            <text:p>276</text:p>
          </table:table-cell>
          <table:table-cell table:style-name="ce569" table:formula="of:=[.A347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8])/[.C348]" office:value-type="float" office:value="14.9333333333333" calcext:value-type="float">
            <text:p>14.93</text:p>
          </table:table-cell>
          <table:table-cell table:style-name="ce192" office:value-type="float" office:value="6" calcext:value-type="float">
            <text:p>6</text:p>
          </table:table-cell>
          <table:table-cell table:style-name="ce27" table:formula="of:=[.D347]+1" office:value-type="float" office:value="277" calcext:value-type="float">
            <text:p>277</text:p>
          </table:table-cell>
          <table:table-cell table:style-name="ce569" table:formula="of:=[.A348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49])/[.C349]" office:value-type="float" office:value="14.9857142857143" calcext:value-type="float">
            <text:p>14.99</text:p>
          </table:table-cell>
          <table:table-cell table:style-name="ce192" office:value-type="float" office:value="7" calcext:value-type="float">
            <text:p>7</text:p>
          </table:table-cell>
          <table:table-cell table:style-name="ce27" table:formula="of:=[.D348]+1" office:value-type="float" office:value="278" calcext:value-type="float">
            <text:p>278</text:p>
          </table:table-cell>
          <table:table-cell table:style-name="ce569" table:formula="of:=[.A349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5" table:formula="of:=SUM([.$A$343:.$A350])/[.C350]" office:value-type="float" office:value="15" calcext:value-type="float">
            <text:p>15.00</text:p>
          </table:table-cell>
          <table:table-cell table:style-name="ce192" table:formula="of:=[.C349]+1" office:value-type="float" office:value="8" calcext:value-type="float">
            <text:p>8</text:p>
          </table:table-cell>
          <table:table-cell table:style-name="ce27" table:formula="of:=[.D349]+1" office:value-type="float" office:value="279" calcext:value-type="float">
            <text:p>279</text:p>
          </table:table-cell>
          <table:table-cell table:style-name="ce569" table:formula="of:=[.A350]-[.$E$341]" office:value-type="float" office:value="-1.02" calcext:value-type="float">
            <text:p>-1.0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1])/[.C351]" office:value-type="float" office:value="15.0666666666667" calcext:value-type="float">
            <text:p>15.07</text:p>
          </table:table-cell>
          <table:table-cell table:style-name="ce583" table:formula="of:=[.C350]+1" office:value-type="float" office:value="9" calcext:value-type="float">
            <text:p>9</text:p>
          </table:table-cell>
          <table:table-cell table:style-name="ce27" table:formula="of:=[.D350]+1" office:value-type="float" office:value="280" calcext:value-type="float">
            <text:p>280</text:p>
          </table:table-cell>
          <table:table-cell table:style-name="ce569" table:formula="of:=[.A351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52])/[.C352]" office:value-type="float" office:value="15.16" calcext:value-type="float">
            <text:p>15.16</text:p>
          </table:table-cell>
          <table:table-cell table:style-name="ce192" table:formula="of:=[.C351]+1" office:value-type="float" office:value="10" calcext:value-type="float">
            <text:p>10</text:p>
          </table:table-cell>
          <table:table-cell table:style-name="ce27" table:formula="of:=[.D351]+1" office:value-type="float" office:value="281" calcext:value-type="float">
            <text:p>281</text:p>
          </table:table-cell>
          <table:table-cell table:style-name="ce569" table:formula="of:=[.A35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343:.$A353])/[.C353]" office:value-type="float" office:value="15.1909090909091" calcext:value-type="float">
            <text:p>15.19</text:p>
          </table:table-cell>
          <table:table-cell table:style-name="ce192" table:formula="of:=[.C352]+1" office:value-type="float" office:value="11" calcext:value-type="float">
            <text:p>11</text:p>
          </table:table-cell>
          <table:table-cell table:style-name="ce27" table:formula="of:=[.D352]+1" office:value-type="float" office:value="282" calcext:value-type="float">
            <text:p>282</text:p>
          </table:table-cell>
          <table:table-cell table:style-name="ce569" table:formula="of:=[.A353]-[.$E$341]" office:value-type="float" office:value="-0.620000000000001" calcext:value-type="float">
            <text:p>-0.6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4])/[.C354]" office:value-type="float" office:value="15.225" calcext:value-type="float">
            <text:p>15.23</text:p>
          </table:table-cell>
          <table:table-cell table:style-name="ce192" table:formula="of:=[.C353]+1" office:value-type="float" office:value="12" calcext:value-type="float">
            <text:p>12</text:p>
          </table:table-cell>
          <table:table-cell table:style-name="ce27" table:formula="of:=[.D353]+1" office:value-type="float" office:value="283" calcext:value-type="float">
            <text:p>283</text:p>
          </table:table-cell>
          <table:table-cell table:style-name="ce569" table:formula="of:=[.A354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5])/[.C355]" office:value-type="float" office:value="15.2230769230769" calcext:value-type="float">
            <text:p>15.22</text:p>
          </table:table-cell>
          <table:table-cell table:style-name="ce192" table:formula="of:=[.C354]+1" office:value-type="float" office:value="13" calcext:value-type="float">
            <text:p>13</text:p>
          </table:table-cell>
          <table:table-cell table:style-name="ce27" table:formula="of:=[.D354]+1" office:value-type="float" office:value="284" calcext:value-type="float">
            <text:p>284</text:p>
          </table:table-cell>
          <table:table-cell table:style-name="ce569" table:formula="of:=[.A355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56])/[.C356]" office:value-type="float" office:value="15.2357142857143" calcext:value-type="float">
            <text:p>15.24</text:p>
          </table:table-cell>
          <table:table-cell table:style-name="ce192" table:formula="of:=[.C355]+1" office:value-type="float" office:value="14" calcext:value-type="float">
            <text:p>14</text:p>
          </table:table-cell>
          <table:table-cell table:style-name="ce27" table:formula="of:=[.D355]+1" office:value-type="float" office:value="285" calcext:value-type="float">
            <text:p>285</text:p>
          </table:table-cell>
          <table:table-cell table:style-name="ce569" table:formula="of:=[.A356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7])/[.C357]" office:value-type="float" office:value="15.26" calcext:value-type="float">
            <text:p>15.26</text:p>
          </table:table-cell>
          <table:table-cell table:style-name="ce192" table:formula="of:=[.C356]+1" office:value-type="float" office:value="15" calcext:value-type="float">
            <text:p>15</text:p>
          </table:table-cell>
          <table:table-cell table:style-name="ce27" table:formula="of:=[.D356]+1" office:value-type="float" office:value="286" calcext:value-type="float">
            <text:p>286</text:p>
          </table:table-cell>
          <table:table-cell table:style-name="ce569" table:formula="of:=[.A357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8])/[.C358]" office:value-type="float" office:value="15.25625" calcext:value-type="float">
            <text:p>15.26</text:p>
          </table:table-cell>
          <table:table-cell table:style-name="ce192" table:formula="of:=[.C357]+1" office:value-type="float" office:value="16" calcext:value-type="float">
            <text:p>16</text:p>
          </table:table-cell>
          <table:table-cell table:style-name="ce27" table:formula="of:=[.D357]+1" office:value-type="float" office:value="287" calcext:value-type="float">
            <text:p>287</text:p>
          </table:table-cell>
          <table:table-cell table:style-name="ce569" table:formula="of:=[.A35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9])/[.C359]" office:value-type="float" office:value="15.2764705882353" calcext:value-type="float">
            <text:p>15.28</text:p>
          </table:table-cell>
          <table:table-cell table:style-name="ce192" table:formula="of:=[.C358]+1" office:value-type="float" office:value="17" calcext:value-type="float">
            <text:p>17</text:p>
          </table:table-cell>
          <table:table-cell table:style-name="ce27" table:formula="of:=[.D358]+1" office:value-type="float" office:value="288" calcext:value-type="float">
            <text:p>288</text:p>
          </table:table-cell>
          <table:table-cell table:style-name="ce569" table:formula="of:=[.A359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60])/[.C360]" office:value-type="float" office:value="15.3" calcext:value-type="float">
            <text:p>15.30</text:p>
          </table:table-cell>
          <table:table-cell table:style-name="ce192" table:formula="of:=[.C359]+1" office:value-type="float" office:value="18" calcext:value-type="float">
            <text:p>18</text:p>
          </table:table-cell>
          <table:table-cell table:style-name="ce27" table:formula="of:=[.D359]+1" office:value-type="float" office:value="289" calcext:value-type="float">
            <text:p>289</text:p>
          </table:table-cell>
          <table:table-cell table:style-name="ce569" table:formula="of:=[.A360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1])/[.C361]" office:value-type="float" office:value="15.3368421052632" calcext:value-type="float">
            <text:p>15.34</text:p>
          </table:table-cell>
          <table:table-cell table:style-name="ce192" table:formula="of:=[.C360]+1" office:value-type="float" office:value="19" calcext:value-type="float">
            <text:p>19</text:p>
          </table:table-cell>
          <table:table-cell table:style-name="ce27" table:formula="of:=[.D360]+1" office:value-type="float" office:value="290" calcext:value-type="float">
            <text:p>290</text:p>
          </table:table-cell>
          <table:table-cell table:style-name="ce569" table:formula="of:=[.A361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2])/[.C362]" office:value-type="float" office:value="15.37" calcext:value-type="float">
            <text:p>15.37</text:p>
          </table:table-cell>
          <table:table-cell table:style-name="ce192" table:formula="of:=[.C361]+1" office:value-type="float" office:value="20" calcext:value-type="float">
            <text:p>20</text:p>
          </table:table-cell>
          <table:table-cell table:style-name="ce27" table:formula="of:=[.D361]+1" office:value-type="float" office:value="291" calcext:value-type="float">
            <text:p>291</text:p>
          </table:table-cell>
          <table:table-cell table:style-name="ce569" table:formula="of:=[.A36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343:.$A363])/[.C363]" office:value-type="float" office:value="15.4428571428571" calcext:value-type="float">
            <text:p>15.44</text:p>
          </table:table-cell>
          <table:table-cell table:style-name="ce192" table:formula="of:=[.C362]+1" office:value-type="float" office:value="21" calcext:value-type="float">
            <text:p>21</text:p>
          </table:table-cell>
          <table:table-cell table:style-name="ce27" table:formula="of:=[.D362]+1" office:value-type="float" office:value="292" calcext:value-type="float">
            <text:p>292</text:p>
          </table:table-cell>
          <table:table-cell table:style-name="ce569" table:formula="of:=[.A363]-[.$E$341]" office:value-type="float" office:value="0.779999999999997" calcext:value-type="float">
            <text:p>0.7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64])/[.C364]" office:value-type="float" office:value="15.4863636363636" calcext:value-type="float">
            <text:p>15.49</text:p>
          </table:table-cell>
          <table:table-cell table:style-name="ce192" table:formula="of:=[.C363]+1" office:value-type="float" office:value="22" calcext:value-type="float">
            <text:p>22</text:p>
          </table:table-cell>
          <table:table-cell table:style-name="ce27" table:formula="of:=[.D363]+1" office:value-type="float" office:value="293" calcext:value-type="float">
            <text:p>293</text:p>
          </table:table-cell>
          <table:table-cell table:style-name="ce569" table:formula="of:=[.A36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343:.$A365])/[.C365]" office:value-type="float" office:value="15.5391304347826" calcext:value-type="float">
            <text:p>15.54</text:p>
          </table:table-cell>
          <table:table-cell table:style-name="ce192" table:formula="of:=[.C364]+1" office:value-type="float" office:value="23" calcext:value-type="float">
            <text:p>23</text:p>
          </table:table-cell>
          <table:table-cell table:style-name="ce27" table:formula="of:=[.D364]+1" office:value-type="float" office:value="294" calcext:value-type="float">
            <text:p>294</text:p>
          </table:table-cell>
          <table:table-cell table:style-name="ce569" table:formula="of:=[.A36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6])/[.C366]" office:value-type="float" office:value="15.5791666666667" calcext:value-type="float">
            <text:p>15.58</text:p>
          </table:table-cell>
          <table:table-cell table:style-name="ce192" table:formula="of:=[.C365]+1" office:value-type="float" office:value="24" calcext:value-type="float">
            <text:p>24</text:p>
          </table:table-cell>
          <table:table-cell table:style-name="ce27" table:formula="of:=[.D365]+1" office:value-type="float" office:value="295" calcext:value-type="float">
            <text:p>295</text:p>
          </table:table-cell>
          <table:table-cell table:style-name="ce569" table:formula="of:=[.A366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7])/[.C367]" office:value-type="float" office:value="15.616" calcext:value-type="float">
            <text:p>15.62</text:p>
          </table:table-cell>
          <table:table-cell table:style-name="ce192" table:formula="of:=[.C366]+1" office:value-type="float" office:value="25" calcext:value-type="float">
            <text:p>25</text:p>
          </table:table-cell>
          <table:table-cell table:style-name="ce27" table:formula="of:=[.D366]+1" office:value-type="float" office:value="296" calcext:value-type="float">
            <text:p>296</text:p>
          </table:table-cell>
          <table:table-cell table:style-name="ce569" table:formula="of:=[.A367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68])/[.C368]" office:value-type="float" office:value="15.6384615384615" calcext:value-type="float">
            <text:p>15.64</text:p>
          </table:table-cell>
          <table:table-cell table:style-name="ce192" table:formula="of:=[.C367]+1" office:value-type="float" office:value="26" calcext:value-type="float">
            <text:p>26</text:p>
          </table:table-cell>
          <table:table-cell table:style-name="ce27" table:formula="of:=[.D367]+1" office:value-type="float" office:value="297" calcext:value-type="float">
            <text:p>297</text:p>
          </table:table-cell>
          <table:table-cell table:style-name="ce569" table:formula="of:=[.A368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69])/[.C369]" office:value-type="float" office:value="15.6296296296296" calcext:value-type="float">
            <text:p>15.63</text:p>
          </table:table-cell>
          <table:table-cell table:style-name="ce192" table:formula="of:=[.C368]+1" office:value-type="float" office:value="27" calcext:value-type="float">
            <text:p>27</text:p>
          </table:table-cell>
          <table:table-cell table:style-name="ce27" table:formula="of:=[.D368]+1" office:value-type="float" office:value="298" calcext:value-type="float">
            <text:p>298</text:p>
          </table:table-cell>
          <table:table-cell table:style-name="ce569" table:formula="of:=[.A36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343:.$A370])/[.C370]" office:value-type="float" office:value="15.6392857142857" calcext:value-type="float">
            <text:p>15.64</text:p>
          </table:table-cell>
          <table:table-cell table:style-name="ce192" table:formula="of:=[.C369]+1" office:value-type="float" office:value="28" calcext:value-type="float">
            <text:p>28</text:p>
          </table:table-cell>
          <table:table-cell table:style-name="ce27" table:formula="of:=[.D369]+1" office:value-type="float" office:value="299" calcext:value-type="float">
            <text:p>299</text:p>
          </table:table-cell>
          <table:table-cell table:style-name="ce569" table:formula="of:=[.A370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71])/[.C371]" office:value-type="float" office:value="15.6655172413793" calcext:value-type="float">
            <text:p>15.67</text:p>
          </table:table-cell>
          <table:table-cell table:style-name="ce192" table:formula="of:=[.C370]+1" office:value-type="float" office:value="29" calcext:value-type="float">
            <text:p>29</text:p>
          </table:table-cell>
          <table:table-cell table:style-name="ce27" table:formula="of:=[.D370]+1" office:value-type="float" office:value="300" calcext:value-type="float">
            <text:p>300</text:p>
          </table:table-cell>
          <table:table-cell table:style-name="ce569" table:formula="of:=[.A371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72])/[.C372]" office:value-type="float" office:value="15.6533333333333" calcext:value-type="float">
            <text:p>15.65</text:p>
          </table:table-cell>
          <table:table-cell table:style-name="ce192" table:formula="of:=[.C371]+1" office:value-type="float" office:value="30" calcext:value-type="float">
            <text:p>30</text:p>
          </table:table-cell>
          <table:table-cell table:style-name="ce27" table:formula="of:=[.D371]+1" office:value-type="float" office:value="301" calcext:value-type="float">
            <text:p>301</text:p>
          </table:table-cell>
          <table:table-cell table:style-name="ce569" table:formula="of:=[.A372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73])/[.C373]" office:value-type="float" office:value="15.6903225806452" calcext:value-type="float">
            <text:p>15.69</text:p>
          </table:table-cell>
          <table:table-cell table:style-name="ce192" table:formula="of:=[.C372]+1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569" table:formula="of:=[.A373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7.1" calcext:value-type="float">
            <text:p>17.1</text:p>
          </table:table-cell>
          <table:table-cell table:style-name="ce560" table:formula="of:=SUM([.$A$343:.$A374])/[.C374]" office:value-type="float" office:value="15.734375" calcext:value-type="float">
            <text:p>15.73</text:p>
          </table:table-cell>
          <table:table-cell table:style-name="ce192" table:formula="of:=[.C373]+1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569" table:formula="of:=[.A374]-[.$E$341]" office:value-type="float" office:value="0.98" calcext:value-type="float">
            <text:p>0.9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75])/[.C375]" office:value-type="float" office:value="15.7636363636364" calcext:value-type="float">
            <text:p>15.76</text:p>
          </table:table-cell>
          <table:table-cell table:style-name="ce192" table:formula="of:=[.C374]+1" office:value-type="float" office:value="33" calcext:value-type="float">
            <text:p>33</text:p>
          </table:table-cell>
          <table:table-cell table:style-name="ce14" office:value-type="float" office:value="3" calcext:value-type="float">
            <text:p>3</text:p>
          </table:table-cell>
          <table:table-cell table:style-name="ce569" table:formula="of:=[.A37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76])/[.C376]" office:value-type="float" office:value="15.7705882352941" calcext:value-type="float">
            <text:p>15.77</text:p>
          </table:table-cell>
          <table:table-cell table:style-name="ce192" table:formula="of:=[.C375]+1" office:value-type="float" office:value="34" calcext:value-type="float">
            <text:p>34</text:p>
          </table:table-cell>
          <table:table-cell table:style-name="ce27" office:value-type="float" office:value="302" calcext:value-type="float">
            <text:p>302</text:p>
          </table:table-cell>
          <table:table-cell table:style-name="ce569" table:formula="of:=[.A376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77])/[.C377]" office:value-type="float" office:value="15.7685714285714" calcext:value-type="float">
            <text:p>15.77</text:p>
          </table:table-cell>
          <table:table-cell table:style-name="ce192" table:formula="of:=[.C376]+1" office:value-type="float" office:value="35" calcext:value-type="float">
            <text:p>35</text:p>
          </table:table-cell>
          <table:table-cell table:style-name="ce27" office:value-type="float" office:value="303" calcext:value-type="float">
            <text:p>303</text:p>
          </table:table-cell>
          <table:table-cell table:style-name="ce569" table:formula="of:=[.A377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8])/[.C378]" office:value-type="float" office:value="15.8083333333333" calcext:value-type="float">
            <text:p>15.81</text:p>
          </table:table-cell>
          <table:table-cell table:style-name="ce192" table:formula="of:=[.C377]+1" office:value-type="float" office:value="36" calcext:value-type="float">
            <text:p>36</text:p>
          </table:table-cell>
          <table:table-cell table:style-name="ce14" office:value-type="float" office:value="4" calcext:value-type="float">
            <text:p>4</text:p>
          </table:table-cell>
          <table:table-cell table:style-name="ce569" table:formula="of:=[.A378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9])/[.C379]" office:value-type="float" office:value="15.8459459459459" calcext:value-type="float">
            <text:p>15.85</text:p>
          </table:table-cell>
          <table:table-cell table:style-name="ce192" table:formula="of:=[.C378]+1" office:value-type="float" office:value="37" calcext:value-type="float">
            <text:p>37</text:p>
          </table:table-cell>
          <table:table-cell table:style-name="ce14" office:value-type="float" office:value="5" calcext:value-type="float">
            <text:p>5</text:p>
          </table:table-cell>
          <table:table-cell table:style-name="ce569" table:formula="of:=[.A379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0])/[.C380]" office:value-type="float" office:value="15.8684210526316" calcext:value-type="float">
            <text:p>15.87</text:p>
          </table:table-cell>
          <table:table-cell table:style-name="ce192" table:formula="of:=[.C379]+1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569" table:formula="of:=[.A380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381])/[.C381]" office:value-type="float" office:value="15.874358974359" calcext:value-type="float">
            <text:p>15.87</text:p>
          </table:table-cell>
          <table:table-cell table:style-name="ce192" table:formula="of:=[.C380]+1" office:value-type="float" office:value="39" calcext:value-type="float">
            <text:p>39</text:p>
          </table:table-cell>
          <table:table-cell table:style-name="ce14" office:value-type="float" office:value="7" calcext:value-type="float">
            <text:p>7</text:p>
          </table:table-cell>
          <table:table-cell table:style-name="ce569" table:formula="of:=[.A38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82])/[.C382]" office:value-type="float" office:value="15.8825" calcext:value-type="float">
            <text:p>15.88</text:p>
          </table:table-cell>
          <table:table-cell table:style-name="ce192" table:formula="of:=[.C381]+1" office:value-type="float" office:value="40" calcext:value-type="float">
            <text:p>40</text:p>
          </table:table-cell>
          <table:table-cell table:style-name="ce27" office:value-type="float" office:value="304" calcext:value-type="float">
            <text:p>304</text:p>
          </table:table-cell>
          <table:table-cell table:style-name="ce569" table:formula="of:=[.A382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3])/[.C383]" office:value-type="float" office:value="15.9024390243903" calcext:value-type="float">
            <text:p>15.90</text:p>
          </table:table-cell>
          <table:table-cell table:style-name="ce192" table:formula="of:=[.C382]+1" office:value-type="float" office:value="41" calcext:value-type="float">
            <text:p>41</text:p>
          </table:table-cell>
          <table:table-cell table:style-name="ce14" office:value-type="float" office:value="8" calcext:value-type="float">
            <text:p>8</text:p>
          </table:table-cell>
          <table:table-cell table:style-name="ce569" table:formula="of:=[.A38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384])/[.C384]" office:value-type="float" office:value="15.9142857142857" calcext:value-type="float">
            <text:p>15.91</text:p>
          </table:table-cell>
          <table:table-cell table:style-name="ce192" table:formula="of:=[.C383]+1" office:value-type="float" office:value="42" calcext:value-type="float">
            <text:p>42</text:p>
          </table:table-cell>
          <table:table-cell table:style-name="ce14" office:value-type="float" office:value="9" calcext:value-type="float">
            <text:p>9</text:p>
          </table:table-cell>
          <table:table-cell table:style-name="ce569" table:formula="of:=[.A38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5])/[.C385]" office:value-type="float" office:value="15.9325581395349" calcext:value-type="float">
            <text:p>15.93</text:p>
          </table:table-cell>
          <table:table-cell table:style-name="ce192" table:formula="of:=[.C384]+1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style-name="ce569" table:formula="of:=[.A38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560" table:formula="of:=SUM([.$A$343:.$A386])/[.C386]" office:value-type="float" office:value="15.9397727272727" calcext:value-type="float">
            <text:p>15.94</text:p>
          </table:table-cell>
          <table:table-cell table:style-name="ce192" table:formula="of:=[.C385]+1" office:value-type="float" office:value="44" calcext:value-type="float">
            <text:p>44</text:p>
          </table:table-cell>
          <table:table-cell table:style-name="ce14" office:value-type="float" office:value="11" calcext:value-type="float">
            <text:p>11</text:p>
          </table:table-cell>
          <table:table-cell table:style-name="ce569" table:formula="of:=[.A386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7])/[.C387]" office:value-type="float" office:value="15.9488888888889" calcext:value-type="float">
            <text:p>15.95</text:p>
          </table:table-cell>
          <table:table-cell table:style-name="ce192" table:formula="of:=[.C386]+1" office:value-type="float" office:value="45" calcext:value-type="float">
            <text:p>45</text:p>
          </table:table-cell>
          <table:table-cell table:style-name="ce14" office:value-type="float" office:value="12" calcext:value-type="float">
            <text:p>12</text:p>
          </table:table-cell>
          <table:table-cell table:style-name="ce569" table:formula="of:=[.A387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388])/[.C388]" office:value-type="float" office:value="15.9478260869565" calcext:value-type="float">
            <text:p>15.95</text:p>
          </table:table-cell>
          <table:table-cell table:style-name="ce192" table:formula="of:=[.C387]+1" office:value-type="float" office:value="46" calcext:value-type="float">
            <text:p>46</text:p>
          </table:table-cell>
          <table:table-cell table:style-name="ce14" office:value-type="float" office:value="13" calcext:value-type="float">
            <text:p>13</text:p>
          </table:table-cell>
          <table:table-cell table:style-name="ce569" table:formula="of:=[.A38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4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9])/[.C389]" office:value-type="float" office:value="15.9563829787234" calcext:value-type="float">
            <text:p>15.96</text:p>
          </table:table-cell>
          <table:table-cell table:style-name="ce192" table:formula="of:=[.C388]+1" office:value-type="float" office:value="47" calcext:value-type="float">
            <text:p>47</text:p>
          </table:table-cell>
          <table:table-cell table:style-name="ce14" office:value-type="float" office:value="14" calcext:value-type="float">
            <text:p>14</text:p>
          </table:table-cell>
          <table:table-cell table:style-name="ce569" table:formula="of:=[.A389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5">
          <table:table-cell table:style-name="ce27" office:value-type="float" office:value="16.45" calcext:value-type="float">
            <text:p>16.45</text:p>
          </table:table-cell>
          <table:table-cell table:style-name="ce561" table:formula="of:=SUM([.$A$343:.$A390])/[.C390]" office:value-type="float" office:value="15.9666666666667" calcext:value-type="float">
            <text:p>15.97</text:p>
          </table:table-cell>
          <table:table-cell table:style-name="ce192" table:formula="of:=[.C389]+1" office:value-type="float" office:value="48" calcext:value-type="float">
            <text:p>48</text:p>
          </table:table-cell>
          <table:table-cell table:style-name="ce27" office:value-type="float" office:value="305" calcext:value-type="float">
            <text:p>305</text:p>
          </table:table-cell>
          <table:table-cell table:style-name="ce569" table:formula="of:=[.A390]-[.$E$341]" office:value-type="float" office:value="0.329999999999998" calcext:value-type="float">
            <text:p>0.33</text:p>
          </table:table-cell>
          <table:table-cell table:style-name="ce584" office:value-type="string" calcext:value-type="string">
            <text:p>conversion factors</text:p>
          </table:table-cell>
          <table:table-cell table:style-name="ce585"/>
          <table:table-cell table:style-name="ce585" office:value-type="float" office:value="1.609344" calcext:value-type="float">
            <text:p>1.609344</text:p>
          </table:table-cell>
          <table:table-cell table:style-name="ce586" table:formula="of:=1/[.H390]" office:value-type="float" office:value="0.621371192237334" calcext:value-type="float">
            <text:p>0.621371192237334</text:p>
          </table:table-cell>
          <table:table-cell table:number-columns-repeated="55"/>
        </table:table-row>
        <table:table-row table:style-name="ro5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1])/[.C391]" office:value-type="float" office:value="15.9836734693878" calcext:value-type="float">
            <text:p>15.98</text:p>
          </table:table-cell>
          <table:table-cell table:style-name="ce192" table:formula="of:=[.C390]+1" office:value-type="float" office:value="49" calcext:value-type="float">
            <text:p>49</text:p>
          </table:table-cell>
          <table:table-cell table:style-name="ce14" office:value-type="float" office:value="15" calcext:value-type="float">
            <text:p>15</text:p>
          </table:table-cell>
          <table:table-cell table:style-name="ce587" table:formula="of:=[.A391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4">
          <table:table-cell table:style-name="ce14" office:value-type="float" office:value="16.5" calcext:value-type="float">
            <text:p>16.5</text:p>
          </table:table-cell>
          <table:table-cell table:style-name="ce588" table:formula="of:=SUM([.$A$343:.$A392])/[.C392]" office:value-type="float" office:value="15.994" calcext:value-type="float">
            <text:p>15.99</text:p>
          </table:table-cell>
          <table:table-cell table:style-name="ce583" table:formula="of:=[.C391]+1" office:value-type="float" office:value="50" calcext:value-type="float">
            <text:p>50</text:p>
          </table:table-cell>
          <table:table-cell table:style-name="ce14" office:value-type="float" office:value="16" calcext:value-type="float">
            <text:p>16</text:p>
          </table:table-cell>
          <table:table-cell table:style-name="ce587" table:formula="of:=[.A392]-[.$E$341]" office:value-type="float" office:value="0.379999999999999" calcext:value-type="float">
            <text:p>0.38</text:p>
          </table:table-cell>
          <table:table-cell table:style-name="ce589" office:value-type="string" calcext:value-type="string">
            <text:p>Strave Data</text:p>
          </table:table-cell>
          <table:table-cell table:style-name="ce590" table:number-columns-repeated="2"/>
          <table:table-cell table:style-name="ce591" office:value-type="string" calcext:value-type="string">
            <text:p>Miles</text:p>
          </table:table-cell>
          <table:table-cell table:style-name="ce591" office:value-type="string" calcext:value-type="string">
            <text:p>km</text:p>
          </table:table-cell>
          <table:table-cell table:style-name="ce591" office:value-type="string" calcext:value-type="string">
            <text:p>Macrohigh Free</text:p>
          </table:table-cell>
          <table:table-cell table:style-name="ce590"/>
          <table:table-cell table:style-name="ce591" office:value-type="string" calcext:value-type="string">
            <text:p>Miles</text:p>
          </table:table-cell>
          <table:table-cell table:style-name="ce592" office:value-type="string" calcext:value-type="string">
            <text:p>km</text:p>
          </table:table-cell>
          <table:table-cell table:number-columns-repeated="50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560" table:formula="of:=SUM([.$A$343:.$A393])/[.C393]" office:value-type="float" office:value="15.9970588235294" calcext:value-type="float">
            <text:p>16.00</text:p>
          </table:table-cell>
          <table:table-cell table:style-name="ce192" table:formula="of:=[.C392]+1" office:value-type="float" office:value="51" calcext:value-type="float">
            <text:p>51</text:p>
          </table:table-cell>
          <table:table-cell table:style-name="ce14" office:value-type="float" office:value="17" calcext:value-type="float">
            <text:p>17</text:p>
          </table:table-cell>
          <table:table-cell table:style-name="ce587" table:formula="of:=[.A393]-[.$E$341]" office:value-type="float" office:value="0.0299999999999976" calcext:value-type="float">
            <text:p>0.03</text:p>
          </table:table-cell>
          <table:table-cell table:style-name="ce186" office:value-type="string" calcext:value-type="string">
            <text:p>Aldi via Balcombe to VG</text:p>
          </table:table-cell>
          <table:table-cell table:style-name="ce82" table:number-columns-repeated="2"/>
          <table:table-cell table:style-name="ce87" office:value-type="float" office:value="28" calcext:value-type="float">
            <text:p>28</text:p>
          </table:table-cell>
          <table:table-cell table:style-name="ce593" table:formula="of:=[.I393]*[.$H$390]" office:value-type="float" office:value="45.061632" calcext:value-type="float">
            <text:p>45.1</text:p>
          </table:table-cell>
          <table:table-cell table:style-name="ce80"/>
          <table:table-cell table:style-name="ce82"/>
          <table:table-cell table:style-name="ce82" office:value-type="float" office:value="27.8" calcext:value-type="float">
            <text:p>27.8</text:p>
          </table:table-cell>
          <table:table-cell table:style-name="ce594" table:formula="of:=[.M393]*[.$H$390]" office:value-type="float" office:value="44.7397632" calcext:value-type="float">
            <text:p>44.7</text:p>
          </table:table-cell>
          <table:table-cell table:number-columns-repeated="50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4])/[.C394]" office:value-type="float" office:value="15.9971153846154" calcext:value-type="float">
            <text:p>16.00</text:p>
          </table:table-cell>
          <table:table-cell table:style-name="ce192" table:formula="of:=[.C393]+1" office:value-type="float" office:value="52" calcext:value-type="float">
            <text:p>52</text:p>
          </table:table-cell>
          <table:table-cell table:style-name="ce14" office:value-type="float" office:value="18" calcext:value-type="float">
            <text:p>18</text:p>
          </table:table-cell>
          <table:table-cell table:style-name="ce587" table:formula="of:=[.A394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to Brighton via beacon</text:p>
          </table:table-cell>
          <table:table-cell table:style-name="ce82" table:number-columns-repeated="2"/>
          <table:table-cell table:style-name="ce595" table:formula="of:=[.I390]*[.J394]" office:value-type="float" office:value="26.6568241469816" calcext:value-type="float">
            <text:p>26.66</text:p>
          </table:table-cell>
          <table:table-cell table:style-name="ce593" office:value-type="float" office:value="42.9" calcext:value-type="float">
            <text:p>42.9</text:p>
          </table:table-cell>
          <table:table-cell table:style-name="ce80"/>
          <table:table-cell table:style-name="ce82"/>
          <table:table-cell table:style-name="ce82" table:formula="of:=[.N394]*[.I390]" office:value-type="float" office:value="16.4041994750656" calcext:value-type="float">
            <text:p>16.4041994750656</text:p>
          </table:table-cell>
          <table:table-cell table:style-name="ce594" office:value-type="float" office:value="26.4" calcext:value-type="float">
            <text:p>26.4</text:p>
          </table:table-cell>
          <table:table-cell table:number-columns-repeated="50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560" table:formula="of:=SUM([.$A$343:.$A395])/[.C395]" office:value-type="float" office:value="15.9924528301887" calcext:value-type="float">
            <text:p>15.99</text:p>
          </table:table-cell>
          <table:table-cell table:style-name="ce192" table:formula="of:=[.C394]+1" office:value-type="float" office:value="53" calcext:value-type="float">
            <text:p>53</text:p>
          </table:table-cell>
          <table:table-cell table:style-name="ce14" office:value-type="float" office:value="19" calcext:value-type="float">
            <text:p>19</text:p>
          </table:table-cell>
          <table:table-cell table:style-name="ce587" table:formula="of:=[.A395]-[.$E$341]" office:value-type="float" office:value="-0.370000000000001" calcext:value-type="float">
            <text:p>-0.37</text:p>
          </table:table-cell>
          <table:table-cell table:style-name="ce186" office:value-type="string" calcext:value-type="string">
            <text:p>VG via Imberhorne to Aldi</text:p>
          </table:table-cell>
          <table:table-cell table:style-name="ce82" table:number-columns-repeated="2"/>
          <table:table-cell table:style-name="ce595" table:formula="of:=[.J395]*[.I390]" office:value-type="float" office:value="29.7636801081683" calcext:value-type="float">
            <text:p>29.76</text:p>
          </table:table-cell>
          <table:table-cell table:style-name="ce593" office:value-type="float" office:value="47.9" calcext:value-type="float">
            <text:p>47.9</text:p>
          </table:table-cell>
          <table:table-cell table:style-name="ce82" table:number-columns-repeated="2"/>
          <table:table-cell table:style-name="ce80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396])/[.C396]" office:value-type="float" office:value="16.0064814814815" calcext:value-type="float">
            <text:p>16.01</text:p>
          </table:table-cell>
          <table:table-cell table:style-name="ce192" table:formula="of:=[.C395]+1" office:value-type="float" office:value="54" calcext:value-type="float">
            <text:p>54</text:p>
          </table:table-cell>
          <table:table-cell table:style-name="ce14" office:value-type="float" office:value="20" calcext:value-type="float">
            <text:p>20</text:p>
          </table:table-cell>
          <table:table-cell table:style-name="ce587" table:formula="of:=[.A396]-[.$E$341]" office:value-type="float" office:value="0.629999999999999" calcext:value-type="float">
            <text:p>0.63</text:p>
          </table:table-cell>
          <table:table-cell table:style-name="ce186" office:value-type="string" calcext:value-type="string">
            <text:p>VG via Crawley D to Portland R</text:p>
          </table:table-cell>
          <table:table-cell table:style-name="ce82" table:number-columns-repeated="2"/>
          <table:table-cell table:style-name="ce595" table:formula="of:=[.I390]*[.J396]" office:value-type="float" office:value="29.4529945120496" calcext:value-type="float">
            <text:p>29.45</text:p>
          </table:table-cell>
          <table:table-cell table:style-name="ce82" office:value-type="float" office:value="47.4" calcext:value-type="float">
            <text:p>47.4</text:p>
          </table:table-cell>
          <table:table-cell table:style-name="ce82" table:number-columns-repeated="2"/>
          <table:table-cell table:style-name="ce82" office:value-type="float" office:value="29.09" calcext:value-type="float">
            <text:p>29.09</text:p>
          </table:table-cell>
          <table:table-cell table:style-name="ce594" table:formula="of:=[.M396]*[.$H$390]" office:value-type="float" office:value="46.81581696" calcext:value-type="float">
            <text:p>46.8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4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7])/[.C397]" office:value-type="float" office:value="16.0063636363636" calcext:value-type="float">
            <text:p>16.01</text:p>
          </table:table-cell>
          <table:table-cell table:style-name="ce192" table:formula="of:=[.C396]+1" office:value-type="float" office:value="55" calcext:value-type="float">
            <text:p>55</text:p>
          </table:table-cell>
          <table:table-cell table:style-name="ce14" office:value-type="float" office:value="21" calcext:value-type="float">
            <text:p>21</text:p>
          </table:table-cell>
          <table:table-cell table:style-name="ce587" table:formula="of:=[.A397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via Crawley D to Aldi</text:p>
          </table:table-cell>
          <table:table-cell table:style-name="ce82" table:number-columns-repeated="2"/>
          <table:table-cell table:style-name="ce595" table:formula="of:=[.I390]*[.J397]" office:value-type="float" office:value="29.5151316312734" calcext:value-type="float">
            <text:p>29.52</text:p>
          </table:table-cell>
          <table:table-cell table:style-name="ce87" table:formula="of:=47.5" office:value-type="float" office:value="47.5" calcext:value-type="float">
            <text:p>47.5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98])/[.C398]" office:value-type="float" office:value="16.0125" calcext:value-type="float">
            <text:p>16.01</text:p>
          </table:table-cell>
          <table:table-cell table:style-name="ce192" table:formula="of:=[.C397]+1" office:value-type="float" office:value="56" calcext:value-type="float">
            <text:p>56</text:p>
          </table:table-cell>
          <table:table-cell table:style-name="ce14" office:value-type="float" office:value="22" calcext:value-type="float">
            <text:p>22</text:p>
          </table:table-cell>
          <table:table-cell table:style-name="ce587" table:formula="of:=[.A398]-[.$E$341]" office:value-type="float" office:value="0.23" calcext:value-type="float">
            <text:p>0.23</text:p>
          </table:table-cell>
          <table:table-cell table:style-name="ce186" office:value-type="string" calcext:value-type="string">
            <text:p>Aldi via Ardingly &amp; CD <text:s/>to VG</text:p>
          </table:table-cell>
          <table:table-cell table:style-name="ce82" table:number-columns-repeated="2"/>
          <table:table-cell table:style-name="ce595" table:formula="of:=[.I390]*[.J398]" office:value-type="float" office:value="28.6452119621411" calcext:value-type="float">
            <text:p>28.65</text:p>
          </table:table-cell>
          <table:table-cell table:style-name="ce87" office:value-type="float" office:value="46.1" calcext:value-type="float">
            <text:p>46.1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9])/[.C399]" office:value-type="float" office:value="16.0263157894737" calcext:value-type="float">
            <text:p>16.03</text:p>
          </table:table-cell>
          <table:table-cell table:style-name="ce192" table:formula="of:=[.C398]+1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587" table:formula="of:=[.A399]-[.$E$341]" office:value-type="float" office:value="0.68" calcext:value-type="float">
            <text:p>0.68</text:p>
          </table:table-cell>
          <table:table-cell table:style-name="ce105" office:value-type="string" calcext:value-type="string">
            <text:p>Sainso EG to Portland Rd</text:p>
          </table:table-cell>
          <table:table-cell table:style-name="ce82" table:number-columns-repeated="2"/>
          <table:table-cell table:style-name="ce595" table:formula="of:=[.J399]*[.I390]" office:value-type="float" office:value="28.7073490813648" calcext:value-type="float">
            <text:p>28.71</text:p>
          </table:table-cell>
          <table:table-cell table:style-name="ce82" office:value-type="float" office:value="46.2" calcext:value-type="float">
            <text:p>46.2</text:p>
          </table:table-cell>
          <table:table-cell table:style-name="ce82" table:number-columns-repeated="2"/>
          <table:table-cell table:style-name="ce82" office:value-type="float" office:value="28.46" calcext:value-type="float">
            <text:p>28.46</text:p>
          </table:table-cell>
          <table:table-cell table:style-name="ce596" table:formula="of:=[.M399]*[.H390]" office:value-type="float" office:value="45.80193024" calcext:value-type="float">
            <text:p>45.80</text:p>
          </table:table-cell>
          <table:table-cell table:number-columns-repeated="50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00])/[.C400]" office:value-type="float" office:value="16.0275862068966" calcext:value-type="float">
            <text:p>16.03</text:p>
          </table:table-cell>
          <table:table-cell table:style-name="ce192" table:formula="of:=[.C399]+1" office:value-type="float" office:value="58" calcext:value-type="float">
            <text:p>58</text:p>
          </table:table-cell>
          <table:table-cell table:style-name="ce14" office:value-type="float" office:value="24" calcext:value-type="float">
            <text:p>24</text:p>
          </table:table-cell>
          <table:table-cell table:style-name="ce587" table:formula="of:=[.A400]-[.$E$341]" office:value-type="float" office:value="-0.0199999999999996" calcext:value-type="float">
            <text:p>-0.02</text:p>
          </table:table-cell>
          <table:table-cell table:style-name="ce105" office:value-type="string" calcext:value-type="string">
            <text:p>Aldi to Sainso EG</text:p>
          </table:table-cell>
          <table:table-cell table:style-name="ce82" table:number-columns-repeated="2"/>
          <table:table-cell table:style-name="ce595" table:formula="of:=[.J400]*[.I390]" office:value-type="float" office:value="27.2160582199952" calcext:value-type="float">
            <text:p>27.22</text:p>
          </table:table-cell>
          <table:table-cell table:style-name="ce87" office:value-type="float" office:value="43.8" calcext:value-type="float">
            <text:p>43.8</text:p>
          </table:table-cell>
          <table:table-cell table:style-name="ce82" table:number-columns-repeated="3"/>
          <table:table-cell table:style-name="ce106"/>
          <table:table-cell/>
          <table:table-cell office:value-type="float" office:value="44.7" calcext:value-type="float">
            <text:p>44.7</text:p>
          </table:table-cell>
          <table:table-cell table:number-columns-repeated="48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1])/[.C401]" office:value-type="float" office:value="16.0322033898305" calcext:value-type="float">
            <text:p>16.03</text:p>
          </table:table-cell>
          <table:table-cell table:style-name="ce192" table:formula="of:=[.C400]+1" office:value-type="float" office:value="59" calcext:value-type="float">
            <text:p>59</text:p>
          </table:table-cell>
          <table:table-cell table:style-name="ce14" office:value-type="float" office:value="25" calcext:value-type="float">
            <text:p>25</text:p>
          </table:table-cell>
          <table:table-cell table:style-name="ce587" table:formula="of:=[.A401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402])/[.C402]" office:value-type="float" office:value="16.03" calcext:value-type="float">
            <text:p>16.03</text:p>
          </table:table-cell>
          <table:table-cell table:style-name="ce192" table:formula="of:=[.C401]+1" office:value-type="float" office:value="60" calcext:value-type="float">
            <text:p>60</text:p>
          </table:table-cell>
          <table:table-cell table:style-name="ce14" office:value-type="float" office:value="26" calcext:value-type="float">
            <text:p>26</text:p>
          </table:table-cell>
          <table:table-cell table:style-name="ce587" table:formula="of:=[.A402]-[.$E$341]" office:value-type="float" office:value="-0.220000000000001" calcext:value-type="float">
            <text:p>-0.22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560" table:formula="of:=SUM([.$A$343:.$A403])/[.C403]" office:value-type="float" office:value="16.0368852459016" calcext:value-type="float">
            <text:p>16.04</text:p>
          </table:table-cell>
          <table:table-cell table:style-name="ce192" table:formula="of:=[.C402]+1" office:value-type="float" office:value="61" calcext:value-type="float">
            <text:p>61</text:p>
          </table:table-cell>
          <table:table-cell table:style-name="ce14" office:value-type="float" office:value="27" calcext:value-type="float">
            <text:p>27</text:p>
          </table:table-cell>
          <table:table-cell table:style-name="ce587" table:formula="of:=[.A403]-[.$E$341]" office:value-type="float" office:value="0.329999999999998" calcext:value-type="float">
            <text:p>0.33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4])/[.C404]" office:value-type="float" office:value="16.0411290322581" calcext:value-type="float">
            <text:p>16.04</text:p>
          </table:table-cell>
          <table:table-cell table:style-name="ce192" table:formula="of:=[.C403]+1" office:value-type="float" office:value="62" calcext:value-type="float">
            <text:p>62</text:p>
          </table:table-cell>
          <table:table-cell table:style-name="ce14" office:value-type="float" office:value="28" calcext:value-type="float">
            <text:p>28</text:p>
          </table:table-cell>
          <table:table-cell table:style-name="ce587" table:formula="of:=[.A404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0" table:formula="of:=SUM([.$A$343:.$A405])/[.C405]" office:value-type="float" office:value="16.0420634920635" calcext:value-type="float">
            <text:p>16.04</text:p>
          </table:table-cell>
          <table:table-cell table:style-name="ce192" table:formula="of:=[.C404]+1" office:value-type="float" office:value="63" calcext:value-type="float">
            <text:p>63</text:p>
          </table:table-cell>
          <table:table-cell table:style-name="ce27" office:value-type="float" office:value="306" calcext:value-type="float">
            <text:p>306</text:p>
          </table:table-cell>
          <table:table-cell table:style-name="ce587" table:formula="of:=[.A405]-[.$E$341]" office:value-type="float" office:value="-0.0199999999999996" calcext:value-type="float">
            <text:p>-0.02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560" table:formula="of:=SUM([.$A$343:.$A406])/[.C406]" office:value-type="float" office:value="16.04453125" calcext:value-type="float">
            <text:p>16.04</text:p>
          </table:table-cell>
          <table:table-cell table:style-name="ce192" table:formula="of:=[.C405]+1" office:value-type="float" office:value="64" calcext:value-type="float">
            <text:p>64</text:p>
          </table:table-cell>
          <table:table-cell table:style-name="ce14" office:value-type="float" office:value="29" calcext:value-type="float">
            <text:p>29</text:p>
          </table:table-cell>
          <table:table-cell table:style-name="ce587" table:formula="of:=[.A406]-[.$E$341]" office:value-type="float" office:value="0.0799999999999983" calcext:value-type="float">
            <text:p>0.0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4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7])/[.C407]" office:value-type="float" office:value="16.0553846153846" calcext:value-type="float">
            <text:p>16.06</text:p>
          </table:table-cell>
          <table:table-cell table:style-name="ce192" table:formula="of:=[.C406]+1" office:value-type="float" office:value="65" calcext:value-type="float">
            <text:p>65</text:p>
          </table:table-cell>
          <table:table-cell table:style-name="ce14" office:value-type="float" office:value="30" calcext:value-type="float">
            <text:p>30</text:p>
          </table:table-cell>
          <table:table-cell table:style-name="ce587" table:formula="of:=[.A407]-[.$E$341]" office:value-type="float" office:value="0.629999999999999" calcext:value-type="float">
            <text:p>0.63</text:p>
          </table:table-cell>
          <table:table-cell table:style-name="ce108"/>
          <table:table-cell table:style-name="ce597" table:number-columns-repeated="7"/>
          <table:table-cell table:style-name="ce109"/>
          <table:table-cell table:number-columns-repeated="50"/>
        </table:table-row>
        <table:table-row table:style-name="ro5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08])/[.C408]" office:value-type="float" office:value="16.0606060606061" calcext:value-type="float">
            <text:p>16.06</text:p>
          </table:table-cell>
          <table:table-cell table:style-name="ce192" table:formula="of:=[.C407]+1" office:value-type="float" office:value="66" calcext:value-type="float">
            <text:p>66</text:p>
          </table:table-cell>
          <table:table-cell table:style-name="ce14" office:value-type="float" office:value="31" calcext:value-type="float">
            <text:p>31</text:p>
          </table:table-cell>
          <table:table-cell table:style-name="ce587" table:formula="of:=[.A408]-[.$E$341]" office:value-type="float" office:value="0.279999999999998" calcext:value-type="float">
            <text:p>0.28</text:p>
          </table:table-cell>
          <table:table-cell table:style-name="ce27"/>
          <table:table-cell table:number-columns-repeated="58"/>
        </table:table-row>
        <table:table-row table:style-name="ro5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9])/[.C409]" office:value-type="float" office:value="16.0708955223881" calcext:value-type="float">
            <text:p>16.07</text:p>
          </table:table-cell>
          <table:table-cell table:style-name="ce192" table:formula="of:=[.C408]+1" office:value-type="float" office:value="67" calcext:value-type="float">
            <text:p>67</text:p>
          </table:table-cell>
          <table:table-cell table:style-name="ce14" office:value-type="float" office:value="32" calcext:value-type="float">
            <text:p>32</text:p>
          </table:table-cell>
          <table:table-cell table:style-name="ce587" table:formula="of:=[.A409]-[.$E$341]" office:value-type="float" office:value="0.629999999999999" calcext:value-type="float">
            <text:p>0.63</text:p>
          </table:table-cell>
          <table:table-cell table:style-name="ce598" office:value-type="string" calcext:value-type="string">
            <text:p>Hours</text:p>
          </table:table-cell>
          <table:table-cell table:style-name="ce599"/>
          <table:table-cell table:style-name="ce600" table:formula="of:=[.G409]" office:value-type="float" office:value="0" calcext:value-type="float">
            <text:p>0</text:p>
          </table:table-cell>
          <table:table-cell/>
          <table:table-cell table:style-name="ce601" office:value-type="time" office:time-value="PT01H38M35S" calcext:value-type="time">
            <text:p>01:38:35</text:p>
          </table:table-cell>
          <table:table-cell table:number-columns-repeated="54"/>
        </table:table-row>
        <table:table-row table:style-name="ro4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10])/[.C410]" office:value-type="float" office:value="16.0757352941177" calcext:value-type="float">
            <text:p>16.08</text:p>
          </table:table-cell>
          <table:table-cell table:style-name="ce192" table:formula="of:=[.C409]+1" office:value-type="float" office:value="68" calcext:value-type="float">
            <text:p>68</text:p>
          </table:table-cell>
          <table:table-cell table:style-name="ce14" office:value-type="float" office:value="33" calcext:value-type="float">
            <text:p>33</text:p>
          </table:table-cell>
          <table:table-cell table:style-name="ce587" table:formula="of:=[.A410]-[.$E$341]" office:value-type="float" office:value="0.279999999999998" calcext:value-type="float">
            <text:p>0.28</text:p>
          </table:table-cell>
          <table:table-cell table:style-name="ce602" office:value-type="string" calcext:value-type="string">
            <text:p>Min</text:p>
          </table:table-cell>
          <table:table-cell table:style-name="ce58" office:value-type="float" office:value="54" calcext:value-type="float">
            <text:p>54</text:p>
          </table:table-cell>
          <table:table-cell table:style-name="ce603" table:formula="of:=[.G410]/60" office:value-type="float" office:value="0.9" calcext:value-type="float">
            <text:p>0.9</text:p>
          </table:table-cell>
          <table:table-cell/>
          <table:table-cell table:style-name="ce601" office:value-type="time" office:time-value="PT01H44M48S" calcext:value-type="time">
            <text:p>01:44:48</text:p>
          </table:table-cell>
          <table:table-cell table:style-name="ce14" table:number-columns-repeated="2"/>
          <table:table-cell table:number-columns-repeated="52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1])/[.C411]" office:value-type="float" office:value="16.0840579710145" calcext:value-type="float">
            <text:p>16.08</text:p>
          </table:table-cell>
          <table:table-cell table:style-name="ce192" table:formula="of:=[.C410]+1" office:value-type="float" office:value="69" calcext:value-type="float">
            <text:p>69</text:p>
          </table:table-cell>
          <table:table-cell table:style-name="ce14" office:value-type="float" office:value="34" calcext:value-type="float">
            <text:p>34</text:p>
          </table:table-cell>
          <table:table-cell table:style-name="ce587" table:formula="of:=[.A411]-[.$E$341]" office:value-type="float" office:value="0.529999999999998" calcext:value-type="float">
            <text:p>0.53</text:p>
          </table:table-cell>
          <table:table-cell table:style-name="ce602" office:value-type="string" calcext:value-type="string">
            <text:p>Sec</text:p>
          </table:table-cell>
          <table:table-cell table:style-name="ce58" office:value-type="float" office:value="8" calcext:value-type="float">
            <text:p>8</text:p>
          </table:table-cell>
          <table:table-cell table:style-name="ce603" table:formula="of:=[.G411]/(60*60)" office:value-type="float" office:value="0.00222222222222222" calcext:value-type="float">
            <text:p>0.002222222222222</text:p>
          </table:table-cell>
          <table:table-cell/>
          <table:table-cell table:style-name="ce604"/>
          <table:table-cell/>
          <table:table-cell table:style-name="ce14"/>
          <table:table-cell table:number-columns-repeated="52"/>
        </table:table-row>
        <table:table-row table:style-name="ro4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12])/[.C412]" office:value-type="float" office:value="16.0835714285714" calcext:value-type="float">
            <text:p>16.08</text:p>
          </table:table-cell>
          <table:table-cell table:style-name="ce192" table:formula="of:=[.C411]+1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587" table:formula="of:=[.A412]-[.$E$341]" office:value-type="float" office:value="-0.0700000000000003" calcext:value-type="float">
            <text:p>-0.07</text:p>
          </table:table-cell>
          <table:table-cell table:style-name="ce602" office:value-type="string" calcext:value-type="string">
            <text:p>Dist</text:p>
          </table:table-cell>
          <table:table-cell table:style-name="ce58" office:value-type="float" office:value="20.57" calcext:value-type="float">
            <text:p>20.57</text:p>
          </table:table-cell>
          <table:table-cell table:style-name="ce603"/>
          <table:table-cell/>
          <table:table-cell table:style-name="ce605" table:formula="of:=[.J409]+[.J410]" office:value-type="time" office:time-value="PT03H23M23S" calcext:value-type="time">
            <text:p>03:23:23</text:p>
          </table:table-cell>
          <table:table-cell/>
          <table:table-cell table:style-name="ce14"/>
          <table:table-cell table:number-columns-repeated="52"/>
        </table:table-row>
        <table:table-row table:style-name="ro5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3])/[.C413]" office:value-type="float" office:value="16.0915492957747" calcext:value-type="float">
            <text:p>16.09</text:p>
          </table:table-cell>
          <table:table-cell table:style-name="ce192" table:formula="of:=[.C412]+1" office:value-type="float" office:value="71" calcext:value-type="float">
            <text:p>71</text:p>
          </table:table-cell>
          <table:table-cell table:style-name="ce14" office:value-type="float" office:value="36" calcext:value-type="float">
            <text:p>36</text:p>
          </table:table-cell>
          <table:table-cell table:style-name="ce587" table:formula="of:=[.A413]-[.$E$341]" office:value-type="float" office:value="0.529999999999998" calcext:value-type="float">
            <text:p>0.53</text:p>
          </table:table-cell>
          <table:table-cell table:style-name="ce606" office:value-type="string" calcext:value-type="string">
            <text:p>Total</text:p>
          </table:table-cell>
          <table:table-cell table:style-name="ce607"/>
          <table:table-cell table:style-name="ce608" table:formula="of:=[.G412]/SUM([.H409:.H411])" office:value-type="float" office:value="22.7992610837438" calcext:value-type="float">
            <text:p>22.8</text:p>
          </table:table-cell>
          <table:table-cell table:number-columns-repeated="56"/>
        </table:table-row>
        <table:table-row table:style-name="ro4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414])/[.C414]" office:value-type="float" office:value="16.0958333333333" calcext:value-type="float">
            <text:p>16.10</text:p>
          </table:table-cell>
          <table:table-cell table:style-name="ce192" table:formula="of:=[.C413]+1" office:value-type="float" office:value="72" calcext:value-type="float">
            <text:p>72</text:p>
          </table:table-cell>
          <table:table-cell table:style-name="ce27" office:value-type="float" office:value="307" calcext:value-type="float">
            <text:p>307</text:p>
          </table:table-cell>
          <table:table-cell table:style-name="ce587" table:formula="of:=[.A41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415])/[.C415]" office:value-type="float" office:value="16.0993150684932" calcext:value-type="float">
            <text:p>16.10</text:p>
          </table:table-cell>
          <table:table-cell table:style-name="ce192" table:formula="of:=[.C414]+1" office:value-type="float" office:value="73" calcext:value-type="float">
            <text:p>73</text:p>
          </table:table-cell>
          <table:table-cell table:style-name="ce14" office:value-type="float" office:value="37" calcext:value-type="float">
            <text:p>37</text:p>
          </table:table-cell>
          <table:table-cell table:style-name="ce587" table:formula="of:=[.A415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27" office:value-type="float" office:value="15.95" calcext:value-type="float">
            <text:p>15.95</text:p>
          </table:table-cell>
          <table:table-cell table:style-name="ce561" table:formula="of:=SUM([.$A$343:.$A416])/[.C416]" office:value-type="float" office:value="16.0972972972973" calcext:value-type="float">
            <text:p>16.10</text:p>
          </table:table-cell>
          <table:table-cell table:style-name="ce192" table:formula="of:=[.C415]+1" office:value-type="float" office:value="74" calcext:value-type="float">
            <text:p>74</text:p>
          </table:table-cell>
          <table:table-cell table:style-name="ce27" office:value-type="float" office:value="308" calcext:value-type="float">
            <text:p>308</text:p>
          </table:table-cell>
          <table:table-cell table:style-name="ce587" table:formula="of:=[.A416]-[.$E$341]" office:value-type="float" office:value="-0.170000000000002" calcext:value-type="float">
            <text:p>-0.17</text:p>
          </table:table-cell>
          <table:table-cell>
            <draw:frame draw:z-index="8" draw:name="Chart 9" draw:style-name="gr1" svg:width="21.031cm" svg:height="12.515cm" svg:x="0.858cm" svg:y="0.168cm">
              <draw:object draw:notify-on-update-of-ranges="Data.E343:Data.E44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17])/[.C417]" office:value-type="float" office:value="16.0993333333333" calcext:value-type="float">
            <text:p>16.10</text:p>
          </table:table-cell>
          <table:table-cell table:style-name="ce192" table:formula="of:=[.C416]+1" office:value-type="float" office:value="75" calcext:value-type="float">
            <text:p>75</text:p>
          </table:table-cell>
          <table:table-cell table:style-name="ce27" office:value-type="float" office:value="309" calcext:value-type="float">
            <text:p>309</text:p>
          </table:table-cell>
          <table:table-cell table:style-name="ce587" table:formula="of:=[.A417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7.05" calcext:value-type="float">
            <text:p>17.05</text:p>
          </table:table-cell>
          <table:table-cell table:style-name="ce560" table:formula="of:=SUM([.$A$343:.$A418])/[.C418]" office:value-type="float" office:value="16.1118421052632" calcext:value-type="float">
            <text:p>16.11</text:p>
          </table:table-cell>
          <table:table-cell table:style-name="ce192" table:formula="of:=[.C417]+1" office:value-type="float" office:value="76" calcext:value-type="float">
            <text:p>76</text:p>
          </table:table-cell>
          <table:table-cell table:style-name="ce14" office:value-type="float" office:value="38" calcext:value-type="float">
            <text:p>38</text:p>
          </table:table-cell>
          <table:table-cell table:style-name="ce587" table:formula="of:=[.A418]-[.$E$341]" office:value-type="float" office:value="0.93" calcext:value-type="float">
            <text:p>0.93</text:p>
          </table:table-cell>
          <table:table-cell table:number-columns-repeated="59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560" table:formula="of:=SUM([.$A$343:.$A419])/[.C419]" office:value-type="float" office:value="16.1168831168831" calcext:value-type="float">
            <text:p>16.12</text:p>
          </table:table-cell>
          <table:table-cell table:style-name="ce192" table:formula="of:=[.C418]+1" office:value-type="float" office:value="77" calcext:value-type="float">
            <text:p>77</text:p>
          </table:table-cell>
          <table:table-cell table:style-name="ce14" office:value-type="float" office:value="39" calcext:value-type="float">
            <text:p>39</text:p>
          </table:table-cell>
          <table:table-cell table:style-name="ce587" table:formula="of:=[.A419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0])/[.C420]" office:value-type="float" office:value="16.1230769230769" calcext:value-type="float">
            <text:p>16.12</text:p>
          </table:table-cell>
          <table:table-cell table:style-name="ce192" table:formula="of:=[.C419]+1" office:value-type="float" office:value="78" calcext:value-type="float">
            <text:p>78</text:p>
          </table:table-cell>
          <table:table-cell table:style-name="ce14" office:value-type="float" office:value="40" calcext:value-type="float">
            <text:p>40</text:p>
          </table:table-cell>
          <table:table-cell table:style-name="ce587" table:formula="of:=[.A420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21])/[.C421]" office:value-type="float" office:value="16.1227848101266" calcext:value-type="float">
            <text:p>16.12</text:p>
          </table:table-cell>
          <table:table-cell table:style-name="ce192" table:formula="of:=[.C420]+1" office:value-type="float" office:value="79" calcext:value-type="float">
            <text:p>79</text:p>
          </table:table-cell>
          <table:table-cell table:style-name="ce14" office:value-type="float" office:value="41" calcext:value-type="float">
            <text:p>41</text:p>
          </table:table-cell>
          <table:table-cell table:style-name="ce587" table:formula="of:=[.A42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422])/[.C422]" office:value-type="float" office:value="16.12125" calcext:value-type="float">
            <text:p>16.12</text:p>
          </table:table-cell>
          <table:table-cell table:style-name="ce192" table:formula="of:=[.C421]+1" office:value-type="float" office:value="80" calcext:value-type="float">
            <text:p>80</text:p>
          </table:table-cell>
          <table:table-cell table:style-name="ce27" office:value-type="float" office:value="310" calcext:value-type="float">
            <text:p>310</text:p>
          </table:table-cell>
          <table:table-cell table:style-name="ce587" table:formula="of:=[.A422]-[.$E$341]" office:value-type="float" office:value="-0.120000000000001" calcext:value-type="float">
            <text:p>-0.12</text:p>
          </table:table-cell>
          <table:table-cell table:style-name="ce14" table:number-columns-repeated="2"/>
          <table:table-cell table:number-columns-repeated="57"/>
        </table:table-row>
        <table:table-row table:style-name="ro1">
          <table:table-cell table:style-name="ce27" office:value-type="float" office:value="16.85" calcext:value-type="float">
            <text:p>16.85</text:p>
          </table:table-cell>
          <table:table-cell table:style-name="ce561" table:formula="of:=SUM([.$A$343:.$A423])/[.C423]" office:value-type="float" office:value="16.1302469135802" calcext:value-type="float">
            <text:p>16.13</text:p>
          </table:table-cell>
          <table:table-cell table:style-name="ce192" table:formula="of:=[.C422]+1" office:value-type="float" office:value="81" calcext:value-type="float">
            <text:p>81</text:p>
          </table:table-cell>
          <table:table-cell table:style-name="ce27" office:value-type="float" office:value="311" calcext:value-type="float">
            <text:p>311</text:p>
          </table:table-cell>
          <table:table-cell table:style-name="ce587" table:formula="of:=[.A423]-[.$E$341]" office:value-type="float" office:value="0.73" calcext:value-type="float">
            <text:p>0.73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424])/[.C424]" office:value-type="float" office:value="16.1384146341463" calcext:value-type="float">
            <text:p>16.14</text:p>
          </table:table-cell>
          <table:table-cell table:style-name="ce192" table:formula="of:=[.C423]+1" office:value-type="float" office:value="82" calcext:value-type="float">
            <text:p>82</text:p>
          </table:table-cell>
          <table:table-cell table:style-name="ce14" office:value-type="float" office:value="42" calcext:value-type="float">
            <text:p>42</text:p>
          </table:table-cell>
          <table:table-cell table:style-name="ce587" table:formula="of:=[.A424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25])/[.C425]" office:value-type="float" office:value="16.1415662650602" calcext:value-type="float">
            <text:p>16.14</text:p>
          </table:table-cell>
          <table:table-cell table:style-name="ce192" table:formula="of:=[.C424]+1" office:value-type="float" office:value="83" calcext:value-type="float">
            <text:p>83</text:p>
          </table:table-cell>
          <table:table-cell table:style-name="ce14" office:value-type="float" office:value="43" calcext:value-type="float">
            <text:p>43</text:p>
          </table:table-cell>
          <table:table-cell table:style-name="ce587" table:formula="of:=[.A425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6])/[.C426]" office:value-type="float" office:value="16.1470238095238" calcext:value-type="float">
            <text:p>16.15</text:p>
          </table:table-cell>
          <table:table-cell table:style-name="ce192" table:formula="of:=[.C425]+1" office:value-type="float" office:value="84" calcext:value-type="float">
            <text:p>84</text:p>
          </table:table-cell>
          <table:table-cell table:style-name="ce14" office:value-type="float" office:value="44" calcext:value-type="float">
            <text:p>44</text:p>
          </table:table-cell>
          <table:table-cell table:style-name="ce587" table:formula="of:=[.A426]-[.$E$341]" office:value-type="float" office:value="0.48" calcext:value-type="float">
            <text:p>0.48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7])/[.C427]" office:value-type="float" office:value="16.1523529411765" calcext:value-type="float">
            <text:p>16.15</text:p>
          </table:table-cell>
          <table:table-cell table:style-name="ce192" table:formula="of:=[.C426]+1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587" table:formula="of:=[.A427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588" table:formula="of:=SUM([.$A$343:.$A428])/[.C428]" office:value-type="float" office:value="16.156976744186" calcext:value-type="float">
            <text:p>16.16</text:p>
          </table:table-cell>
          <table:table-cell table:style-name="ce192" table:formula="of:=[.C427]+1" office:value-type="float" office:value="86" calcext:value-type="float">
            <text:p>86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29])/[.C429]" office:value-type="float" office:value="16.1557471264368" calcext:value-type="float">
            <text:p>16.16</text:p>
          </table:table-cell>
          <table:table-cell table:style-name="ce192" table:formula="of:=[.C428]+1" office:value-type="float" office:value="87" calcext:value-type="float">
            <text:p>87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9]-[.$E$341]" office:value-type="float" office:value="-0.0700000000000003" calcext:value-type="float">
            <text:p>-0.07</text:p>
          </table:table-cell>
          <table:table-cell table:number-columns-repeated="59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30])/[.C430]" office:value-type="float" office:value="16.1511363636364" calcext:value-type="float">
            <text:p>16.15</text:p>
          </table:table-cell>
          <table:table-cell table:style-name="ce583" table:formula="of:=[.C429]+1" office:value-type="float" office:value="88" calcext:value-type="float">
            <text:p>88</text:p>
          </table:table-cell>
          <table:table-cell table:style-name="ce27" office:value-type="float" office:value="312" calcext:value-type="float">
            <text:p>312</text:p>
          </table:table-cell>
          <table:table-cell table:style-name="ce587" table:formula="of:=[.A430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35" calcext:value-type="float">
            <text:p>15.35</text:p>
          </table:table-cell>
          <table:table-cell table:style-name="ce561" table:formula="of:=SUM([.$A$343:.$A431])/[.C431]" office:value-type="float" office:value="16.1421348314607" calcext:value-type="float">
            <text:p>16.14</text:p>
          </table:table-cell>
          <table:table-cell table:style-name="ce192" table:formula="of:=[.C430]+1" office:value-type="float" office:value="89" calcext:value-type="float">
            <text:p>89</text:p>
          </table:table-cell>
          <table:table-cell table:style-name="ce27" office:value-type="float" office:value="313" calcext:value-type="float">
            <text:p>313</text:p>
          </table:table-cell>
          <table:table-cell table:style-name="ce587" table:formula="of:=[.A431]-[.$E$341]" office:value-type="float" office:value="-0.770000000000001" calcext:value-type="float">
            <text:p>-0.77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432])/[.C432]" office:value-type="float" office:value="16.1316666666667" calcext:value-type="float">
            <text:p>16.13</text:p>
          </table:table-cell>
          <table:table-cell table:style-name="ce192" table:formula="of:=[.C431]+1" office:value-type="float" office:value="90" calcext:value-type="float">
            <text:p>90</text:p>
          </table:table-cell>
          <table:table-cell table:style-name="ce27" office:value-type="float" office:value="314" calcext:value-type="float">
            <text:p>314</text:p>
          </table:table-cell>
          <table:table-cell table:style-name="ce587" table:formula="of:=[.A432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6.15" calcext:value-type="float">
            <text:p>16.15</text:p>
          </table:table-cell>
          <table:table-cell table:style-name="ce561" table:formula="of:=SUM([.$A$343:.$A433])/[.C433]" office:value-type="float" office:value="16.1318681318681" calcext:value-type="float">
            <text:p>16.13</text:p>
          </table:table-cell>
          <table:table-cell table:style-name="ce192" table:formula="of:=[.C432]+1" office:value-type="float" office:value="91" calcext:value-type="float">
            <text:p>91</text:p>
          </table:table-cell>
          <table:table-cell table:style-name="ce27" office:value-type="float" office:value="315" calcext:value-type="float">
            <text:p>315</text:p>
          </table:table-cell>
          <table:table-cell table:style-name="ce587" table:formula="of:=[.A433]-[.$E$341]" office:value-type="float" office:value="0.0299999999999976" calcext:value-type="float">
            <text:p>0.0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4])/[.C434]" office:value-type="float" office:value="16.1288043478261" calcext:value-type="float">
            <text:p>16.13</text:p>
          </table:table-cell>
          <table:table-cell table:style-name="ce192" table:formula="of:=[.C433]+1" office:value-type="float" office:value="92" calcext:value-type="float">
            <text:p>92</text:p>
          </table:table-cell>
          <table:table-cell table:style-name="ce27" office:value-type="float" office:value="316" calcext:value-type="float">
            <text:p>316</text:p>
          </table:table-cell>
          <table:table-cell table:style-name="ce587" table:formula="of:=[.A434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5])/[.C435]" office:value-type="float" office:value="16.1258064516129" calcext:value-type="float">
            <text:p>16.13</text:p>
          </table:table-cell>
          <table:table-cell table:style-name="ce192" table:formula="of:=[.C434]+1" office:value-type="float" office:value="93" calcext:value-type="float">
            <text:p>93</text:p>
          </table:table-cell>
          <table:table-cell table:style-name="ce27" office:value-type="float" office:value="317" calcext:value-type="float">
            <text:p>317</text:p>
          </table:table-cell>
          <table:table-cell table:style-name="ce587" table:formula="of:=[.A435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6])/[.C436]" office:value-type="float" office:value="16.1255319148936" calcext:value-type="float">
            <text:p>16.13</text:p>
          </table:table-cell>
          <table:table-cell table:style-name="ce192" table:formula="of:=[.C435]+1" office:value-type="float" office:value="94" calcext:value-type="float">
            <text:p>94</text:p>
          </table:table-cell>
          <table:table-cell table:style-name="ce27" office:value-type="float" office:value="318" calcext:value-type="float">
            <text:p>318</text:p>
          </table:table-cell>
          <table:table-cell table:style-name="ce587" table:formula="of:=[.A436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37])/[.C437]" office:value-type="float" office:value="16.1268421052632" calcext:value-type="float">
            <text:p>16.13</text:p>
          </table:table-cell>
          <table:table-cell table:style-name="ce192" table:formula="of:=[.C436]+1" office:value-type="float" office:value="95" calcext:value-type="float">
            <text:p>95</text:p>
          </table:table-cell>
          <table:table-cell table:style-name="ce27" office:value-type="float" office:value="319" calcext:value-type="float">
            <text:p>319</text:p>
          </table:table-cell>
          <table:table-cell table:style-name="ce587" table:formula="of:=[.A437]-[.$E$341]" office:value-type="float" office:value="0.129999999999999" calcext:value-type="float">
            <text:p>0.1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6.55" calcext:value-type="float">
            <text:p>16.55</text:p>
          </table:table-cell>
          <table:table-cell table:style-name="ce561" table:formula="of:=SUM([.$A$343:.$A438])/[.C438]" office:value-type="float" office:value="16.13125" calcext:value-type="float">
            <text:p>16.13</text:p>
          </table:table-cell>
          <table:table-cell table:style-name="ce192" table:formula="of:=[.C437]+1" office:value-type="float" office:value="96" calcext:value-type="float">
            <text:p>96</text:p>
          </table:table-cell>
          <table:table-cell table:style-name="ce27" office:value-type="float" office:value="320" calcext:value-type="float">
            <text:p>320</text:p>
          </table:table-cell>
          <table:table-cell table:style-name="ce587" table:formula="of:=[.A43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9])/[.C439]" office:value-type="float" office:value="16.1309278350515" calcext:value-type="float">
            <text:p>16.13</text:p>
          </table:table-cell>
          <table:table-cell table:style-name="ce192" table:formula="of:=[.C438]+1" office:value-type="float" office:value="97" calcext:value-type="float">
            <text:p>97</text:p>
          </table:table-cell>
          <table:table-cell table:style-name="ce27" office:value-type="float" office:value="321" calcext:value-type="float">
            <text:p>321</text:p>
          </table:table-cell>
          <table:table-cell table:style-name="ce587" table:formula="of:=[.A439]-[.$E$341]" office:value-type="float" office:value="-0.0199999999999996" calcext:value-type="float">
            <text:p>-0.02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0])/[.C440]" office:value-type="float" office:value="16.1280612244898" calcext:value-type="float">
            <text:p>16.13</text:p>
          </table:table-cell>
          <table:table-cell table:style-name="ce192" table:formula="of:=[.C439]+1" office:value-type="float" office:value="98" calcext:value-type="float">
            <text:p>98</text:p>
          </table:table-cell>
          <table:table-cell table:style-name="ce27" office:value-type="float" office:value="322" calcext:value-type="float">
            <text:p>322</text:p>
          </table:table-cell>
          <table:table-cell table:style-name="ce587" table:formula="of:=[.A440]-[.$E$341]" office:value-type="float" office:value="-0.270000000000001" calcext:value-type="float">
            <text:p>-0.27</text:p>
          </table:table-cell>
          <table:table-cell table:style-name="ce14"/>
          <table:table-cell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41])/[.C441]" office:value-type="float" office:value="16.1242424242424" calcext:value-type="float">
            <text:p>16.12</text:p>
          </table:table-cell>
          <table:table-cell table:style-name="ce192" table:formula="of:=[.C440]+1" office:value-type="float" office:value="99" calcext:value-type="float">
            <text:p>99</text:p>
          </table:table-cell>
          <table:table-cell table:style-name="ce27" office:value-type="float" office:value="323" calcext:value-type="float">
            <text:p>323</text:p>
          </table:table-cell>
          <table:table-cell table:style-name="ce587" table:formula="of:=[.A441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442])/[.C442]" office:value-type="float" office:value="16.12" calcext:value-type="float">
            <text:p>16.12</text:p>
          </table:table-cell>
          <table:table-cell table:style-name="ce583" table:formula="of:=[.C441]+1" office:value-type="float" office:value="100" calcext:value-type="float">
            <text:p>100</text:p>
          </table:table-cell>
          <table:table-cell table:style-name="ce27" office:value-type="float" office:value="324" calcext:value-type="float">
            <text:p>324</text:p>
          </table:table-cell>
          <table:table-cell table:style-name="ce587" table:formula="of:=[.A44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3])/[.C443]" office:value-type="float" office:value="16.1173267326733" calcext:value-type="float">
            <text:p>16.12</text:p>
          </table:table-cell>
          <table:table-cell table:style-name="ce192" table:formula="of:=[.C442]+1" office:value-type="float" office:value="101" calcext:value-type="float">
            <text:p>101</text:p>
          </table:table-cell>
          <table:table-cell table:style-name="ce27" office:value-type="float" office:value="325" calcext:value-type="float">
            <text:p>325</text:p>
          </table:table-cell>
          <table:table-cell table:number-columns-repeated="6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44])/[.C444]" office:value-type="float" office:value="16.1171568627451" calcext:value-type="float">
            <text:p>16.12</text:p>
          </table:table-cell>
          <table:table-cell table:style-name="ce192" table:formula="of:=[.C443]+1" office:value-type="float" office:value="102" calcext:value-type="float">
            <text:p>102</text:p>
          </table:table-cell>
          <table:table-cell table:style-name="ce27" office:value-type="float" office:value="326" calcext:value-type="float">
            <text:p>326</text:p>
          </table:table-cell>
          <table:table-cell table:number-columns-repeated="60"/>
        </table:table-row>
        <table:table-row table:style-name="ro1">
          <table:table-cell/>
          <table:table-cell table:style-name="ce27"/>
          <table:table-cell table:number-columns-repeated="5"/>
          <table:table-cell table:style-name="ce557"/>
          <table:table-cell table:number-columns-repeated="56"/>
        </table:table-row>
        <table:table-row table:style-name="ro1">
          <table:table-cell/>
          <table:table-cell table:style-name="ce27"/>
          <table:table-cell table:number-columns-repeated="3"/>
          <table:table-cell table:style-name="ce14"/>
          <table:table-cell table:number-columns-repeated="58"/>
        </table:table-row>
        <table:table-row table:style-name="ro1">
          <table:table-cell table:style-name="ce609" office:value-type="float" office:value="2016" calcext:value-type="float">
            <text:p>2016</text:p>
          </table:table-cell>
          <table:table-cell table:style-name="ce610"/>
          <table:table-cell table:style-name="ce27"/>
          <table:table-cell table:style-name="ce567" office:value-type="float" office:value="16" calcext:value-type="float">
            <text:p>16</text:p>
          </table:table-cell>
          <table:table-cell table:style-name="ce568" table:formula="of:=SUM([.D449:.D548])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609"/>
          <table:table-cell table:style-name="ce610"/>
          <table:table-cell table:style-name="ce27"/>
          <table:table-cell table:style-name="ce568"/>
          <table:table-cell table:number-columns-repeated="60"/>
        </table:table-row>
        <table:table-row table:style-name="ro1">
          <table:table-cell table:number-columns-repeated="2" table:style-name="ce609" office:value-type="float" office:value="14.55" calcext:value-type="float">
            <text:p>14.55</text:p>
          </table:table-cell>
          <table:table-cell table:style-name="ce192" office:value-type="float" office:value="1" calcext:value-type="float">
            <text:p>1</text:p>
          </table:table-cell>
          <table:table-cell table:style-name="ce587" table:formula="of:=[.A449]-[.$D$447]" office:value-type="float" office:value="-1.45" calcext:value-type="float">
            <text:p>-1.45</text:p>
          </table:table-cell>
          <table:table-cell>
            <draw:frame draw:z-index="9" draw:name="Chart 11" draw:style-name="gr1" svg:width="29.672cm" svg:height="18.628cm" svg:x="0.532cm" svg:y="0.141cm">
              <draw:object draw:notify-on-update-of-ranges="Data.A449:Data.A548 Data.B449:Data.B54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9"/>
        </table:table-row>
        <table:table-row table:style-name="ro1">
          <table:table-cell table:style-name="ce609" office:value-type="float" office:value="15.5" calcext:value-type="float">
            <text:p>15.5</text:p>
          </table:table-cell>
          <table:table-cell table:style-name="ce610" table:formula="of:=SUM([.A$449:.A450])/[.C450]" office:value-type="float" office:value="15.025" calcext:value-type="float">
            <text:p>15.03</text:p>
          </table:table-cell>
          <table:table-cell table:style-name="ce192" office:value-type="float" office:value="2" calcext:value-type="float">
            <text:p>2</text:p>
          </table:table-cell>
          <table:table-cell table:style-name="ce587" table:formula="of:=[.A450]-[.$D$447]" office:value-type="float" office:value="-0.5" calcext:value-type="float">
            <text:p>-0.50</text:p>
          </table:table-cell>
          <table:table-cell table:number-columns-repeated="60"/>
        </table:table-row>
        <table:table-row table:style-name="ro1">
          <table:table-cell table:style-name="ce609" office:value-type="float" office:value="15.25" calcext:value-type="float">
            <text:p>15.25</text:p>
          </table:table-cell>
          <table:table-cell table:style-name="ce610" table:formula="of:=SUM([.A$449:.A451])/[.C451]" office:value-type="float" office:value="15.1" calcext:value-type="float">
            <text:p>15.10</text:p>
          </table:table-cell>
          <table:table-cell table:style-name="ce192" office:value-type="float" office:value="3" calcext:value-type="float">
            <text:p>3</text:p>
          </table:table-cell>
          <table:table-cell table:style-name="ce587" table:formula="of:=[.A451]-[.$D$447]" office:value-type="float" office:value="-0.75" calcext:value-type="float">
            <text:p>-0.75</text:p>
          </table:table-cell>
          <table:table-cell table:number-columns-repeated="60"/>
        </table:table-row>
        <table:table-row table:style-name="ro1">
          <table:table-cell table:style-name="ce609" office:value-type="float" office:value="14.3" calcext:value-type="float">
            <text:p>14.3</text:p>
          </table:table-cell>
          <table:table-cell table:style-name="ce610" table:formula="of:=SUM([.A$449:.A452])/[.C452]" office:value-type="float" office:value="14.9" calcext:value-type="float">
            <text:p>14.90</text:p>
          </table:table-cell>
          <table:table-cell table:style-name="ce192" office:value-type="float" office:value="4" calcext:value-type="float">
            <text:p>4</text:p>
          </table:table-cell>
          <table:table-cell table:style-name="ce587" table:formula="of:=[.A452]-[.$D$447]" office:value-type="float" office:value="-1.7" calcext:value-type="float">
            <text:p>-1.70</text:p>
          </table:table-cell>
          <table:table-cell table:number-columns-repeated="60"/>
        </table:table-row>
        <table:table-row table:style-name="ro1">
          <table:table-cell table:style-name="ce609" office:value-type="float" office:value="14.7" calcext:value-type="float">
            <text:p>14.7</text:p>
          </table:table-cell>
          <table:table-cell table:style-name="ce610" table:formula="of:=SUM([.A$449:.A453])/[.C453]" office:value-type="float" office:value="14.86" calcext:value-type="float">
            <text:p>14.86</text:p>
          </table:table-cell>
          <table:table-cell table:style-name="ce192" office:value-type="float" office:value="5" calcext:value-type="float">
            <text:p>5</text:p>
          </table:table-cell>
          <table:table-cell table:style-name="ce587" table:formula="of:=[.A453]-[.$D$447]" office:value-type="float" office:value="-1.3" calcext:value-type="float">
            <text:p>-1.3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54])/[.C454]" office:value-type="float" office:value="14.9416666666667" calcext:value-type="float">
            <text:p>14.94</text:p>
          </table:table-cell>
          <table:table-cell table:style-name="ce192" office:value-type="float" office:value="6" calcext:value-type="float">
            <text:p>6</text:p>
          </table:table-cell>
          <table:table-cell table:style-name="ce587" table:formula="of:=[.A454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4.1" calcext:value-type="float">
            <text:p>14.1</text:p>
          </table:table-cell>
          <table:table-cell table:style-name="ce610" table:formula="of:=SUM([.A$449:.A455])/[.C455]" office:value-type="float" office:value="14.8214285714286" calcext:value-type="float">
            <text:p>14.82</text:p>
          </table:table-cell>
          <table:table-cell table:style-name="ce192" office:value-type="float" office:value="7" calcext:value-type="float">
            <text:p>7</text:p>
          </table:table-cell>
          <table:table-cell table:style-name="ce587" table:formula="of:=[.A455]-[.$D$447]" office:value-type="float" office:value="-1.9" calcext:value-type="float">
            <text:p>-1.9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56])/[.C456]" office:value-type="float" office:value="14.88125" calcext:value-type="float">
            <text:p>14.88</text:p>
          </table:table-cell>
          <table:table-cell table:style-name="ce192" table:formula="of:=[.C455]+1" office:value-type="float" office:value="8" calcext:value-type="float">
            <text:p>8</text:p>
          </table:table-cell>
          <table:table-cell table:style-name="ce587" table:formula="of:=[.A456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8" calcext:value-type="float">
            <text:p>15.8</text:p>
          </table:table-cell>
          <table:table-cell table:style-name="ce610" table:formula="of:=SUM([.A$449:.A457])/[.C457]" office:value-type="float" office:value="14.9833333333333" calcext:value-type="float">
            <text:p>14.98</text:p>
          </table:table-cell>
          <table:table-cell table:style-name="ce583" table:formula="of:=[.C456]+1" office:value-type="float" office:value="9" calcext:value-type="float">
            <text:p>9</text:p>
          </table:table-cell>
          <table:table-cell table:style-name="ce587" table:formula="of:=[.A457]-[.$D$447]" office:value-type="float" office:value="-0.199999999999999" calcext:value-type="float">
            <text:p>-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7" calcext:value-type="float">
            <text:p>15.7</text:p>
          </table:table-cell>
          <table:table-cell table:style-name="ce610" table:formula="of:=SUM([.A$449:.A458])/[.C458]" office:value-type="float" office:value="15.055" calcext:value-type="float">
            <text:p>15.06</text:p>
          </table:table-cell>
          <table:table-cell table:style-name="ce192" table:formula="of:=[.C457]+1" office:value-type="float" office:value="10" calcext:value-type="float">
            <text:p>10</text:p>
          </table:table-cell>
          <table:table-cell table:style-name="ce587" table:formula="of:=[.A458]-[.$D$447]" office:value-type="float" office:value="-0.300000000000001" calcext:value-type="float">
            <text:p>-0.30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59])/[.C459]" office:value-type="float" office:value="15.0318181818182" calcext:value-type="float">
            <text:p>15.03</text:p>
          </table:table-cell>
          <table:table-cell table:style-name="ce192" table:formula="of:=[.C458]+1" office:value-type="float" office:value="11" calcext:value-type="float">
            <text:p>11</text:p>
          </table:table-cell>
          <table:table-cell table:style-name="ce587" table:formula="of:=[.A459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60])/[.C460]" office:value-type="float" office:value="15.0541666666667" calcext:value-type="float">
            <text:p>15.05</text:p>
          </table:table-cell>
          <table:table-cell table:style-name="ce192" table:formula="of:=[.C459]+1" office:value-type="float" office:value="12" calcext:value-type="float">
            <text:p>12</text:p>
          </table:table-cell>
          <table:table-cell table:style-name="ce587" table:formula="of:=[.A460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75" calcext:value-type="float">
            <text:p>15.75</text:p>
          </table:table-cell>
          <table:table-cell table:style-name="ce610" table:formula="of:=SUM([.A$449:.A461])/[.C461]" office:value-type="float" office:value="15.1076923076923" calcext:value-type="float">
            <text:p>15.11</text:p>
          </table:table-cell>
          <table:table-cell table:style-name="ce192" table:formula="of:=[.C460]+1" office:value-type="float" office:value="13" calcext:value-type="float">
            <text:p>13</text:p>
          </table:table-cell>
          <table:table-cell table:style-name="ce587" table:formula="of:=[.A461]-[.$D$447]" office:value-type="float" office:value="-0.25" calcext:value-type="float">
            <text:p>-0.25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62])/[.C462]" office:value-type="float" office:value="15.1785714285714" calcext:value-type="float">
            <text:p>15.18</text:p>
          </table:table-cell>
          <table:table-cell table:style-name="ce192" table:formula="of:=[.C461]+1" office:value-type="float" office:value="14" calcext:value-type="float">
            <text:p>14</text:p>
          </table:table-cell>
          <table:table-cell table:style-name="ce587" table:formula="of:=[.A462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63])/[.C463]" office:value-type="float" office:value="15.19" calcext:value-type="float">
            <text:p>15.19</text:p>
          </table:table-cell>
          <table:table-cell table:style-name="ce192" table:formula="of:=[.C462]+1" office:value-type="float" office:value="15" calcext:value-type="float">
            <text:p>15</text:p>
          </table:table-cell>
          <table:table-cell table:style-name="ce587" table:formula="of:=[.A463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5.65" calcext:value-type="float">
            <text:p>15.65</text:p>
          </table:table-cell>
          <table:table-cell table:style-name="ce610" table:formula="of:=SUM([.A$449:.A464])/[.C464]" office:value-type="float" office:value="15.21875" calcext:value-type="float">
            <text:p>15.22</text:p>
          </table:table-cell>
          <table:table-cell table:style-name="ce192" table:formula="of:=[.C463]+1" office:value-type="float" office:value="16" calcext:value-type="float">
            <text:p>16</text:p>
          </table:table-cell>
          <table:table-cell table:style-name="ce587" table:formula="of:=[.A464]-[.$D$447]" office:value-type="float" office:value="-0.35" calcext:value-type="float">
            <text:p>-0.35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65])/[.C465]" office:value-type="float" office:value="15.1941176470588" calcext:value-type="float">
            <text:p>15.19</text:p>
          </table:table-cell>
          <table:table-cell table:style-name="ce192" table:formula="of:=[.C464]+1" office:value-type="float" office:value="17" calcext:value-type="float">
            <text:p>17</text:p>
          </table:table-cell>
          <table:table-cell table:style-name="ce587" table:formula="of:=[.A465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4" calcext:value-type="float">
            <text:p>15.4</text:p>
          </table:table-cell>
          <table:table-cell table:style-name="ce610" table:formula="of:=SUM([.A$449:.A466])/[.C466]" office:value-type="float" office:value="15.2055555555556" calcext:value-type="float">
            <text:p>15.21</text:p>
          </table:table-cell>
          <table:table-cell table:style-name="ce192" table:formula="of:=[.C465]+1" office:value-type="float" office:value="18" calcext:value-type="float">
            <text:p>18</text:p>
          </table:table-cell>
          <table:table-cell table:style-name="ce587" table:formula="of:=[.A466]-[.$D$447]" office:value-type="float" office:value="-0.6" calcext:value-type="float">
            <text:p>-0.60</text:p>
          </table:table-cell>
          <table:table-cell table:number-columns-repeated="60"/>
        </table:table-row>
        <table:table-row table:style-name="ro1">
          <table:table-cell table:style-name="ce609" office:value-type="float" office:value="15.6" calcext:value-type="float">
            <text:p>15.6</text:p>
          </table:table-cell>
          <table:table-cell table:style-name="ce610" table:formula="of:=SUM([.A$449:.A467])/[.C467]" office:value-type="float" office:value="15.2263157894737" calcext:value-type="float">
            <text:p>15.23</text:p>
          </table:table-cell>
          <table:table-cell table:style-name="ce192" table:formula="of:=[.C466]+1" office:value-type="float" office:value="19" calcext:value-type="float">
            <text:p>19</text:p>
          </table:table-cell>
          <table:table-cell table:style-name="ce587" table:formula="of:=[.A467]-[.$D$447]" office:value-type="float" office:value="-0.4" calcext:value-type="float">
            <text:p>-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68])/[.C468]" office:value-type="float" office:value="15.2725" calcext:value-type="float">
            <text:p>15.27</text:p>
          </table:table-cell>
          <table:table-cell table:style-name="ce192" table:formula="of:=[.C467]+1" office:value-type="float" office:value="20" calcext:value-type="float">
            <text:p>20</text:p>
          </table:table-cell>
          <table:table-cell table:style-name="ce587" table:formula="of:=[.A468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5.9" calcext:value-type="float">
            <text:p>15.9</text:p>
          </table:table-cell>
          <table:table-cell table:style-name="ce610" table:formula="of:=SUM([.A$449:.A469])/[.C469]" office:value-type="float" office:value="15.302380952381" calcext:value-type="float">
            <text:p>15.30</text:p>
          </table:table-cell>
          <table:table-cell table:style-name="ce192" table:formula="of:=[.C468]+1" office:value-type="float" office:value="21" calcext:value-type="float">
            <text:p>21</text:p>
          </table:table-cell>
          <table:table-cell table:style-name="ce587" table:formula="of:=[.A469]-[.$D$447]" office:value-type="float" office:value="-0.0999999999999996" calcext:value-type="float">
            <text:p>-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0])/[.C470]" office:value-type="float" office:value="15.3340909090909" calcext:value-type="float">
            <text:p>15.33</text:p>
          </table:table-cell>
          <table:table-cell table:style-name="ce192" table:formula="of:=[.C469]+1" office:value-type="float" office:value="22" calcext:value-type="float">
            <text:p>22</text:p>
          </table:table-cell>
          <table:table-cell table:style-name="ce587" table:formula="of:=[.A470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1])/[.C471]" office:value-type="float" office:value="15.3717391304348" calcext:value-type="float">
            <text:p>15.37</text:p>
          </table:table-cell>
          <table:table-cell table:style-name="ce192" table:formula="of:=[.C470]+1" office:value-type="float" office:value="23" calcext:value-type="float">
            <text:p>23</text:p>
          </table:table-cell>
          <table:table-cell table:style-name="ce587" table:formula="of:=[.A47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" calcext:value-type="float">
            <text:p>15</text:p>
          </table:table-cell>
          <table:table-cell table:style-name="ce610" table:formula="of:=SUM([.A$449:.A472])/[.C472]" office:value-type="float" office:value="15.35625" calcext:value-type="float">
            <text:p>15.36</text:p>
          </table:table-cell>
          <table:table-cell table:style-name="ce192" table:formula="of:=[.C471]+1" office:value-type="float" office:value="24" calcext:value-type="float">
            <text:p>24</text:p>
          </table:table-cell>
          <table:table-cell table:style-name="ce587" table:formula="of:=[.A472]-[.$D$447]" office:value-type="float" office:value="-1" calcext:value-type="float">
            <text:p>-1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05" calcext:value-type="float">
            <text:p>16.05</text:p>
          </table:table-cell>
          <table:table-cell table:style-name="ce610" table:formula="of:=SUM([.A$449:.A473])/[.C473]" office:value-type="float" office:value="15.384" calcext:value-type="float">
            <text:p>15.38</text:p>
          </table:table-cell>
          <table:table-cell table:style-name="ce192" table:formula="of:=[.C472]+1" office:value-type="float" office:value="25" calcext:value-type="float">
            <text:p>25</text:p>
          </table:table-cell>
          <table:table-cell table:style-name="ce587" table:formula="of:=[.A473]-[.$D$447]" office:value-type="float" office:value="0.0500000000000007" calcext:value-type="float">
            <text:p>0.0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74])/[.C474]" office:value-type="float" office:value="15.4230769230769" calcext:value-type="float">
            <text:p>15.42</text:p>
          </table:table-cell>
          <table:table-cell table:style-name="ce192" table:formula="of:=[.C473]+1" office:value-type="float" office:value="26" calcext:value-type="float">
            <text:p>26</text:p>
          </table:table-cell>
          <table:table-cell table:style-name="ce587" table:formula="of:=[.A474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5])/[.C475]" office:value-type="float" office:value="15.4518518518519" calcext:value-type="float">
            <text:p>15.45</text:p>
          </table:table-cell>
          <table:table-cell table:style-name="ce192" table:formula="of:=[.C474]+1" office:value-type="float" office:value="27" calcext:value-type="float">
            <text:p>27</text:p>
          </table:table-cell>
          <table:table-cell table:style-name="ce587" table:formula="of:=[.A475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6])/[.C476]" office:value-type="float" office:value="15.4714285714286" calcext:value-type="float">
            <text:p>15.47</text:p>
          </table:table-cell>
          <table:table-cell table:style-name="ce192" table:formula="of:=[.C475]+1" office:value-type="float" office:value="28" calcext:value-type="float">
            <text:p>28</text:p>
          </table:table-cell>
          <table:table-cell table:style-name="ce587" table:formula="of:=[.A476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7])/[.C477]" office:value-type="float" office:value="15.4965517241379" calcext:value-type="float">
            <text:p>15.50</text:p>
          </table:table-cell>
          <table:table-cell table:style-name="ce192" table:formula="of:=[.C476]+1" office:value-type="float" office:value="29" calcext:value-type="float">
            <text:p>29</text:p>
          </table:table-cell>
          <table:table-cell table:style-name="ce587" table:formula="of:=[.A477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6" calcext:value-type="float">
            <text:p>16.6</text:p>
          </table:table-cell>
          <table:table-cell table:style-name="ce610" table:formula="of:=SUM([.A$449:.A478])/[.C478]" office:value-type="float" office:value="15.5333333333333" calcext:value-type="float">
            <text:p>15.53</text:p>
          </table:table-cell>
          <table:table-cell table:style-name="ce192" table:formula="of:=[.C477]+1" office:value-type="float" office:value="30" calcext:value-type="float">
            <text:p>30</text:p>
          </table:table-cell>
          <table:table-cell table:style-name="ce587" table:formula="of:=[.A478]-[.$D$447]" office:value-type="float" office:value="0.600000000000002" calcext:value-type="float">
            <text:p>0.6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79])/[.C479]" office:value-type="float" office:value="15.5532258064516" calcext:value-type="float">
            <text:p>15.55</text:p>
          </table:table-cell>
          <table:table-cell table:style-name="ce192" table:formula="of:=[.C478]+1" office:value-type="float" office:value="31" calcext:value-type="float">
            <text:p>31</text:p>
          </table:table-cell>
          <table:table-cell table:style-name="ce587" table:formula="of:=[.A479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0])/[.C480]" office:value-type="float" office:value="15.571875" calcext:value-type="float">
            <text:p>15.57</text:p>
          </table:table-cell>
          <table:table-cell table:style-name="ce192" table:formula="of:=[.C479]+1" office:value-type="float" office:value="32" calcext:value-type="float">
            <text:p>32</text:p>
          </table:table-cell>
          <table:table-cell table:style-name="ce587" table:formula="of:=[.A480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1])/[.C481]" office:value-type="float" office:value="15.5969696969697" calcext:value-type="float">
            <text:p>15.60</text:p>
          </table:table-cell>
          <table:table-cell table:style-name="ce192" table:formula="of:=[.C480]+1" office:value-type="float" office:value="33" calcext:value-type="float">
            <text:p>33</text:p>
          </table:table-cell>
          <table:table-cell table:style-name="ce587" table:formula="of:=[.A481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7" calcext:value-type="float">
            <text:p>16.7</text:p>
          </table:table-cell>
          <table:table-cell table:style-name="ce610" table:formula="of:=SUM([.A$449:.A482])/[.C482]" office:value-type="float" office:value="15.6294117647059" calcext:value-type="float">
            <text:p>15.63</text:p>
          </table:table-cell>
          <table:table-cell table:style-name="ce192" table:formula="of:=[.C481]+1" office:value-type="float" office:value="34" calcext:value-type="float">
            <text:p>34</text:p>
          </table:table-cell>
          <table:table-cell table:style-name="ce587" table:formula="of:=[.A482]-[.$D$447]" office:value-type="float" office:value="0.699999999999999" calcext:value-type="float">
            <text:p>0.7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83])/[.C483]" office:value-type="float" office:value="15.6457142857143" calcext:value-type="float">
            <text:p>15.65</text:p>
          </table:table-cell>
          <table:table-cell table:style-name="ce192" table:formula="of:=[.C482]+1" office:value-type="float" office:value="35" calcext:value-type="float">
            <text:p>35</text:p>
          </table:table-cell>
          <table:table-cell table:style-name="ce587" table:formula="of:=[.A483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4])/[.C484]" office:value-type="float" office:value="15.6638888888889" calcext:value-type="float">
            <text:p>15.66</text:p>
          </table:table-cell>
          <table:table-cell table:style-name="ce192" table:formula="of:=[.C483]+1" office:value-type="float" office:value="36" calcext:value-type="float">
            <text:p>36</text:p>
          </table:table-cell>
          <table:table-cell table:style-name="ce587" table:formula="of:=[.A484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5])/[.C485]" office:value-type="float" office:value="15.677027027027" calcext:value-type="float">
            <text:p>15.68</text:p>
          </table:table-cell>
          <table:table-cell table:style-name="ce192" table:formula="of:=[.C484]+1" office:value-type="float" office:value="37" calcext:value-type="float">
            <text:p>37</text:p>
          </table:table-cell>
          <table:table-cell table:style-name="ce587" table:formula="of:=[.A485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55" calcext:value-type="float">
            <text:p>16.55</text:p>
          </table:table-cell>
          <table:table-cell table:style-name="ce610" table:formula="of:=SUM([.A$449:.A486])/[.C486]" office:value-type="float" office:value="15.7" calcext:value-type="float">
            <text:p>15.70</text:p>
          </table:table-cell>
          <table:table-cell table:style-name="ce192" table:formula="of:=[.C485]+1" office:value-type="float" office:value="38" calcext:value-type="float">
            <text:p>38</text:p>
          </table:table-cell>
          <table:table-cell table:style-name="ce587" table:formula="of:=[.A486]-[.$D$447]" office:value-type="float" office:value="0.550000000000001" calcext:value-type="float">
            <text:p>0.55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7])/[.C487]" office:value-type="float" office:value="15.7153846153846" calcext:value-type="float">
            <text:p>15.72</text:p>
          </table:table-cell>
          <table:table-cell table:style-name="ce192" table:formula="of:=[.C486]+1" office:value-type="float" office:value="39" calcext:value-type="float">
            <text:p>39</text:p>
          </table:table-cell>
          <table:table-cell table:style-name="ce587" table:formula="of:=[.A487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8])/[.C488]" office:value-type="float" office:value="15.73" calcext:value-type="float">
            <text:p>15.73</text:p>
          </table:table-cell>
          <table:table-cell table:style-name="ce192" table:formula="of:=[.C487]+1" office:value-type="float" office:value="40" calcext:value-type="float">
            <text:p>40</text:p>
          </table:table-cell>
          <table:table-cell table:style-name="ce587" table:formula="of:=[.A488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9])/[.C489]" office:value-type="float" office:value="15.7463414634146" calcext:value-type="float">
            <text:p>15.75</text:p>
          </table:table-cell>
          <table:table-cell table:style-name="ce192" table:formula="of:=[.C488]+1" office:value-type="float" office:value="41" calcext:value-type="float">
            <text:p>41</text:p>
          </table:table-cell>
          <table:table-cell table:style-name="ce587" table:formula="of:=[.A489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90])/[.C490]" office:value-type="float" office:value="15.7547619047619" calcext:value-type="float">
            <text:p>15.75</text:p>
          </table:table-cell>
          <table:table-cell table:style-name="ce192" table:formula="of:=[.C489]+1" office:value-type="float" office:value="42" calcext:value-type="float">
            <text:p>42</text:p>
          </table:table-cell>
          <table:table-cell table:style-name="ce587" table:formula="of:=[.A490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91])/[.C491]" office:value-type="float" office:value="15.7651162790698" calcext:value-type="float">
            <text:p>15.77</text:p>
          </table:table-cell>
          <table:table-cell table:style-name="ce192" table:formula="of:=[.C490]+1" office:value-type="float" office:value="43" calcext:value-type="float">
            <text:p>43</text:p>
          </table:table-cell>
          <table:table-cell table:style-name="ce587" table:formula="of:=[.A49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7.1" calcext:value-type="float">
            <text:p>17.1</text:p>
          </table:table-cell>
          <table:table-cell table:style-name="ce610" table:formula="of:=SUM([.A$449:.A492])/[.C492]" office:value-type="float" office:value="15.7954545454545" calcext:value-type="float">
            <text:p>15.80</text:p>
          </table:table-cell>
          <table:table-cell table:style-name="ce192" table:formula="of:=[.C491]+1" office:value-type="float" office:value="44" calcext:value-type="float">
            <text:p>44</text:p>
          </table:table-cell>
          <table:table-cell table:style-name="ce587" table:formula="of:=[.A492]-[.$D$447]" office:value-type="float" office:value="1.1" calcext:value-type="float">
            <text:p>1.10</text:p>
          </table:table-cell>
          <table:table-cell table:number-columns-repeated="60"/>
        </table:table-row>
        <table:table-row table:style-name="ro1">
          <table:table-cell table:style-name="ce14" office:value-type="float" office:value="17.3" calcext:value-type="float">
            <text:p>17.3</text:p>
          </table:table-cell>
          <table:table-cell table:style-name="ce610" table:formula="of:=SUM([.A$449:.A493])/[.C493]" office:value-type="float" office:value="15.8288888888889" calcext:value-type="float">
            <text:p>15.83</text:p>
          </table:table-cell>
          <table:table-cell table:style-name="ce192" table:formula="of:=[.C492]+1" office:value-type="float" office:value="45" calcext:value-type="float">
            <text:p>45</text:p>
          </table:table-cell>
          <table:table-cell table:style-name="ce587" table:formula="of:=[.A493]-[.$D$447]" office:value-type="float" office:value="1.3" calcext:value-type="float">
            <text:p>1.30</text:p>
          </table:table-cell>
          <table:table-cell table:number-columns-repeated="6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494])/[.C494]" office:value-type="float" office:value="15.8402173913043" calcext:value-type="float">
            <text:p>15.84</text:p>
          </table:table-cell>
          <table:table-cell table:style-name="ce192" table:formula="of:=[.C493]+1" office:value-type="float" office:value="46" calcext:value-type="float">
            <text:p>46</text:p>
          </table:table-cell>
          <table:table-cell table:style-name="ce587" table:formula="of:=[.A494]-[.$D$447]" office:value-type="float" office:value="0.350000000000001" calcext:value-type="float">
            <text:p>0.35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495])/[.C495]" office:value-type="float" office:value="15.8521276595745" calcext:value-type="float">
            <text:p>15.85</text:p>
          </table:table-cell>
          <table:table-cell table:style-name="ce192" table:formula="of:=[.C494]+1" office:value-type="float" office:value="47" calcext:value-type="float">
            <text:p>47</text:p>
          </table:table-cell>
          <table:table-cell table:style-name="ce587" table:formula="of:=[.A495]-[.$D$447]" office:value-type="float" office:value="0.399999999999999" calcext:value-type="float">
            <text:p>0.40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496])/[.C496]" office:value-type="float" office:value="15.8614583333333" calcext:value-type="float">
            <text:p>15.86</text:p>
          </table:table-cell>
          <table:table-cell table:style-name="ce192" table:formula="of:=[.C495]+1" office:value-type="float" office:value="48" calcext:value-type="float">
            <text:p>48</text:p>
          </table:table-cell>
          <table:table-cell table:style-name="ce587" table:formula="of:=[.A496]-[.$D$447]" office:value-type="float" office:value="0.300000000000001" calcext:value-type="float">
            <text:p>0.3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497])/[.C497]" office:value-type="float" office:value="15.8683673469388" calcext:value-type="float">
            <text:p>15.87</text:p>
          </table:table-cell>
          <table:table-cell table:style-name="ce192" table:formula="of:=[.C496]+1" office:value-type="float" office:value="49" calcext:value-type="float">
            <text:p>49</text:p>
          </table:table-cell>
          <table:table-cell table:style-name="ce587" table:formula="of:=[.A497]-[.$D$447]" office:value-type="float" office:value="0.199999999999999" calcext:value-type="float">
            <text:p>0.2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498])/[.C498]" office:value-type="float" office:value="15.874" calcext:value-type="float">
            <text:p>15.87</text:p>
          </table:table-cell>
          <table:table-cell table:style-name="ce583" table:formula="of:=[.C497]+1" office:value-type="float" office:value="50" calcext:value-type="float">
            <text:p>50</text:p>
          </table:table-cell>
          <table:table-cell table:style-name="ce587" table:formula="of:=[.A498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499])/[.C499]" office:value-type="float" office:value="15.878431372549" calcext:value-type="float">
            <text:p>15.88</text:p>
          </table:table-cell>
          <table:table-cell table:style-name="ce192" table:formula="of:=[.C498]+1" office:value-type="float" office:value="51" calcext:value-type="float">
            <text:p>51</text:p>
          </table:table-cell>
          <table:table-cell table:style-name="ce587" table:formula="of:=[.A499]-[.$D$447]" office:value-type="float" office:value="0.100000000000001" calcext:value-type="float">
            <text:p>0.1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500])/[.C500]" office:value-type="float" office:value="15.8884615384615" calcext:value-type="float">
            <text:p>15.89</text:p>
          </table:table-cell>
          <table:table-cell table:style-name="ce192" table:formula="of:=[.C499]+1" office:value-type="float" office:value="52" calcext:value-type="float">
            <text:p>52</text:p>
          </table:table-cell>
          <table:table-cell table:style-name="ce587" table:formula="of:=[.A500]-[.$D$447]" office:value-type="float" office:value="0.399999999999999" calcext:value-type="float">
            <text:p>0.4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1" calcext:value-type="float">
            <text:p>15.1</text:p>
          </table:table-cell>
          <table:table-cell table:style-name="ce610" table:formula="of:=SUM([.A$449:.A501])/[.C501]" office:value-type="float" office:value="15.8735849056604" calcext:value-type="float">
            <text:p>15.87</text:p>
          </table:table-cell>
          <table:table-cell table:style-name="ce192" table:formula="of:=[.C500]+1" office:value-type="float" office:value="53" calcext:value-type="float">
            <text:p>53</text:p>
          </table:table-cell>
          <table:table-cell table:style-name="ce587" table:formula="of:=[.A501]-[.$D$447]" office:value-type="float" office:value="-0.9" calcext:value-type="float">
            <text:p>-0.9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02])/[.C502]" office:value-type="float" office:value="15.8777777777778" calcext:value-type="float">
            <text:p>15.88</text:p>
          </table:table-cell>
          <table:table-cell table:style-name="ce192" table:formula="of:=[.C501]+1" office:value-type="float" office:value="54" calcext:value-type="float">
            <text:p>54</text:p>
          </table:table-cell>
          <table:table-cell table:style-name="ce587" table:formula="of:=[.A502]-[.$D$447]" office:value-type="float" office:value="0.100000000000001" calcext:value-type="float">
            <text:p>0.1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03])/[.C503]" office:value-type="float" office:value="15.8809090909091" calcext:value-type="float">
            <text:p>15.88</text:p>
          </table:table-cell>
          <table:table-cell table:style-name="ce192" table:formula="of:=[.C502]+1" office:value-type="float" office:value="55" calcext:value-type="float">
            <text:p>55</text:p>
          </table:table-cell>
          <table:table-cell table:style-name="ce587" table:formula="of:=[.A50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4])/[.C504]" office:value-type="float" office:value="15.8794642857143" calcext:value-type="float">
            <text:p>15.88</text:p>
          </table:table-cell>
          <table:table-cell table:style-name="ce192" table:formula="of:=[.C503]+1" office:value-type="float" office:value="56" calcext:value-type="float">
            <text:p>56</text:p>
          </table:table-cell>
          <table:table-cell table:style-name="ce587" table:formula="of:=[.A504]-[.$D$447]" office:value-type="float" office:value="-0.199999999999999" calcext:value-type="float">
            <text:p>-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05])/[.C505]" office:value-type="float" office:value="15.8842105263158" calcext:value-type="float">
            <text:p>15.88</text:p>
          </table:table-cell>
          <table:table-cell table:style-name="ce192" table:formula="of:=[.C504]+1" office:value-type="float" office:value="57" calcext:value-type="float">
            <text:p>57</text:p>
          </table:table-cell>
          <table:table-cell table:style-name="ce587" table:formula="of:=[.A505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6])/[.C506]" office:value-type="float" office:value="15.8827586206897" calcext:value-type="float">
            <text:p>15.88</text:p>
          </table:table-cell>
          <table:table-cell table:style-name="ce192" table:formula="of:=[.C505]+1" office:value-type="float" office:value="58" calcext:value-type="float">
            <text:p>58</text:p>
          </table:table-cell>
          <table:table-cell table:style-name="ce587" table:formula="of:=[.A506]-[.$D$447]" office:value-type="float" office:value="-0.199999999999999" calcext:value-type="float">
            <text:p>-0.20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07])/[.C507]" office:value-type="float" office:value="15.893220338983" calcext:value-type="float">
            <text:p>15.89</text:p>
          </table:table-cell>
          <table:table-cell table:style-name="ce192" table:formula="of:=[.C506]+1" office:value-type="float" office:value="59" calcext:value-type="float">
            <text:p>59</text:p>
          </table:table-cell>
          <table:table-cell table:style-name="ce587" table:formula="of:=[.A507]-[.$D$447]" office:value-type="float" office:value="0.5" calcext:value-type="float">
            <text:p>0.5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08])/[.C508]" office:value-type="float" office:value="15.8991666666667" calcext:value-type="float">
            <text:p>15.90</text:p>
          </table:table-cell>
          <table:table-cell table:style-name="ce192" table:formula="of:=[.C507]+1" office:value-type="float" office:value="60" calcext:value-type="float">
            <text:p>60</text:p>
          </table:table-cell>
          <table:table-cell table:style-name="ce587" table:formula="of:=[.A508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09])/[.C509]" office:value-type="float" office:value="15.9040983606557" calcext:value-type="float">
            <text:p>15.90</text:p>
          </table:table-cell>
          <table:table-cell table:style-name="ce192" table:formula="of:=[.C508]+1" office:value-type="float" office:value="61" calcext:value-type="float">
            <text:p>61</text:p>
          </table:table-cell>
          <table:table-cell table:style-name="ce587" table:formula="of:=[.A509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7" calcext:value-type="float">
            <text:p>15.7</text:p>
          </table:table-cell>
          <table:table-cell table:style-name="ce610" table:formula="of:=SUM([.A$449:.A510])/[.C510]" office:value-type="float" office:value="15.9008064516129" calcext:value-type="float">
            <text:p>15.90</text:p>
          </table:table-cell>
          <table:table-cell table:style-name="ce192" table:formula="of:=[.C509]+1" office:value-type="float" office:value="62" calcext:value-type="float">
            <text:p>62</text:p>
          </table:table-cell>
          <table:table-cell table:style-name="ce587" table:formula="of:=[.A510]-[.$D$447]" office:value-type="float" office:value="-0.300000000000001" calcext:value-type="float">
            <text:p>-0.3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1])/[.C511]" office:value-type="float" office:value="15.9015873015873" calcext:value-type="float">
            <text:p>15.90</text:p>
          </table:table-cell>
          <table:table-cell table:style-name="ce192" table:formula="of:=[.C510]+1" office:value-type="float" office:value="63" calcext:value-type="float">
            <text:p>63</text:p>
          </table:table-cell>
          <table:table-cell table:style-name="ce587" table:formula="of:=[.A511]-[.$D$447]" office:value-type="float" office:value="-0.0500000000000007" calcext:value-type="float">
            <text:p>-0.0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2])/[.C512]" office:value-type="float" office:value="15.90234375" calcext:value-type="float">
            <text:p>15.90</text:p>
          </table:table-cell>
          <table:table-cell table:style-name="ce192" table:formula="of:=[.C511]+1" office:value-type="float" office:value="64" calcext:value-type="float">
            <text:p>64</text:p>
          </table:table-cell>
          <table:table-cell table:style-name="ce587" table:formula="of:=[.A512]-[.$D$447]" office:value-type="float" office:value="-0.0500000000000007" calcext:value-type="float">
            <text:p>-0.0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3])/[.C513]" office:value-type="float" office:value="15.9161538461538" calcext:value-type="float">
            <text:p>15.92</text:p>
          </table:table-cell>
          <table:table-cell table:style-name="ce192" table:formula="of:=[.C512]+1" office:value-type="float" office:value="65" calcext:value-type="float">
            <text:p>65</text:p>
          </table:table-cell>
          <table:table-cell table:style-name="ce587" table:formula="of:=[.A513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610" table:formula="of:=SUM([.A$449:.A514])/[.C514]" office:value-type="float" office:value="15.9242424242424" calcext:value-type="float">
            <text:p>15.92</text:p>
          </table:table-cell>
          <table:table-cell table:style-name="ce192" table:formula="of:=[.C513]+1" office:value-type="float" office:value="66" calcext:value-type="float">
            <text:p>66</text:p>
          </table:table-cell>
          <table:table-cell table:style-name="ce587" table:formula="of:=[.A514]-[.$D$447]" office:value-type="float" office:value="0.449999999999999" calcext:value-type="float">
            <text:p>0.4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15])/[.C515]" office:value-type="float" office:value="15.9350746268657" calcext:value-type="float">
            <text:p>15.94</text:p>
          </table:table-cell>
          <table:table-cell table:style-name="ce192" table:formula="of:=[.C514]+1" office:value-type="float" office:value="67" calcext:value-type="float">
            <text:p>67</text:p>
          </table:table-cell>
          <table:table-cell table:style-name="ce587" table:formula="of:=[.A515]-[.$D$447]" office:value-type="float" office:value="0.649999999999999" calcext:value-type="float">
            <text:p>0.6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16])/[.C516]" office:value-type="float" office:value="15.9397058823529" calcext:value-type="float">
            <text:p>15.94</text:p>
          </table:table-cell>
          <table:table-cell table:style-name="ce192" table:formula="of:=[.C515]+1" office:value-type="float" office:value="68" calcext:value-type="float">
            <text:p>68</text:p>
          </table:table-cell>
          <table:table-cell table:style-name="ce587" table:formula="of:=[.A516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7])/[.C517]" office:value-type="float" office:value="15.9521739130435" calcext:value-type="float">
            <text:p>15.95</text:p>
          </table:table-cell>
          <table:table-cell table:style-name="ce192" table:formula="of:=[.C516]+1" office:value-type="float" office:value="69" calcext:value-type="float">
            <text:p>69</text:p>
          </table:table-cell>
          <table:table-cell table:style-name="ce587" table:formula="of:=[.A517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18])/[.C518]" office:value-type="float" office:value="15.9557142857143" calcext:value-type="float">
            <text:p>15.96</text:p>
          </table:table-cell>
          <table:table-cell table:style-name="ce192" table:formula="of:=[.C517]+1" office:value-type="float" office:value="70" calcext:value-type="float">
            <text:p>70</text:p>
          </table:table-cell>
          <table:table-cell table:style-name="ce587" table:formula="of:=[.A518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610" table:formula="of:=SUM([.A$449:.A519])/[.C519]" office:value-type="float" office:value="15.9661971830986" calcext:value-type="float">
            <text:p>15.97</text:p>
          </table:table-cell>
          <table:table-cell table:style-name="ce192" table:formula="of:=[.C518]+1" office:value-type="float" office:value="71" calcext:value-type="float">
            <text:p>71</text:p>
          </table:table-cell>
          <table:table-cell table:style-name="ce587" table:formula="of:=[.A519]-[.$D$447]" office:value-type="float" office:value="0.699999999999999" calcext:value-type="float">
            <text:p>0.70</text:p>
          </table:table-cell>
          <table:table-cell table:number-columns-repeated="3"/>
          <table:table-cell table:style-name="ce27"/>
          <table:table-cell table:style-name="ce14" table:number-columns-repeated="2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20])/[.C520]" office:value-type="float" office:value="15.96875" calcext:value-type="float">
            <text:p>15.97</text:p>
          </table:table-cell>
          <table:table-cell table:style-name="ce192" table:formula="of:=[.C519]+1" office:value-type="float" office:value="72" calcext:value-type="float">
            <text:p>72</text:p>
          </table:table-cell>
          <table:table-cell table:style-name="ce587" table:formula="of:=[.A520]-[.$D$447]" office:value-type="float" office:value="0.149999999999999" calcext:value-type="float">
            <text:p>0.1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521])/[.C521]" office:value-type="float" office:value="15.9739726027397" calcext:value-type="float">
            <text:p>15.97</text:p>
          </table:table-cell>
          <table:table-cell table:style-name="ce192" table:formula="of:=[.C520]+1" office:value-type="float" office:value="73" calcext:value-type="float">
            <text:p>73</text:p>
          </table:table-cell>
          <table:table-cell table:style-name="ce587" table:formula="of:=[.A521]-[.$D$447]" office:value-type="float" office:value="0.350000000000001" calcext:value-type="float">
            <text:p>0.3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2])/[.C522]" office:value-type="float" office:value="15.9810810810811" calcext:value-type="float">
            <text:p>15.98</text:p>
          </table:table-cell>
          <table:table-cell table:style-name="ce192" table:formula="of:=[.C521]+1" office:value-type="float" office:value="74" calcext:value-type="float">
            <text:p>74</text:p>
          </table:table-cell>
          <table:table-cell table:style-name="ce587" table:formula="of:=[.A522]-[.$D$447]" office:value-type="float" office:value="0.5" calcext:value-type="float">
            <text:p>0.50</text:p>
          </table:table-cell>
          <table:table-cell table:number-columns-repeated="3"/>
          <table:table-cell table:style-name="ce14" table:number-columns-repeated="2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23])/[.C523]" office:value-type="float" office:value="15.982" calcext:value-type="float">
            <text:p>15.98</text:p>
          </table:table-cell>
          <table:table-cell table:style-name="ce192" table:formula="of:=[.C522]+1" office:value-type="float" office:value="75" calcext:value-type="float">
            <text:p>75</text:p>
          </table:table-cell>
          <table:table-cell table:style-name="ce587" table:formula="of:=[.A52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4])/[.C524]" office:value-type="float" office:value="15.9835526315789" calcext:value-type="float">
            <text:p>15.98</text:p>
          </table:table-cell>
          <table:table-cell table:style-name="ce192" table:formula="of:=[.C523]+1" office:value-type="float" office:value="76" calcext:value-type="float">
            <text:p>76</text:p>
          </table:table-cell>
          <table:table-cell table:style-name="ce587" table:formula="of:=[.A524]-[.$D$447]" office:value-type="float" office:value="0.100000000000001" calcext:value-type="float">
            <text:p>0.10</text:p>
          </table:table-cell>
          <table:table-cell table:number-columns-repeated="3"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54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610" table:formula="of:=SUM([.A$449:.A525])/[.C525]" office:value-type="float" office:value="15.9909090909091" calcext:value-type="float">
            <text:p>15.99</text:p>
          </table:table-cell>
          <table:table-cell table:style-name="ce192" table:formula="of:=[.C524]+1" office:value-type="float" office:value="77" calcext:value-type="float">
            <text:p>77</text:p>
          </table:table-cell>
          <table:table-cell table:style-name="ce587" table:formula="of:=[.A525]-[.$D$447]" office:value-type="float" office:value="0.550000000000001" calcext:value-type="float">
            <text:p>0.55</text:p>
          </table:table-cell>
          <table:table-cell table:number-columns-repeated="3"/>
          <table:table-cell table:style-name="ce572"/>
          <table:table-cell table:style-name="ce60"/>
          <table:table-cell table:style-name="ce236"/>
          <table:table-cell table:number-columns-repeated="54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610" table:formula="of:=SUM([.A$449:.A526])/[.C526]" office:value-type="float" office:value="15.9910256410256" calcext:value-type="float">
            <text:p>15.99</text:p>
          </table:table-cell>
          <table:table-cell table:style-name="ce192" table:formula="of:=[.C525]+1" office:value-type="float" office:value="78" calcext:value-type="float">
            <text:p>78</text:p>
          </table:table-cell>
          <table:table-cell table:style-name="ce587" table:formula="of:=[.A526]-[.$D$447]" office:value-type="float" office:value="0" calcext:value-type="float">
            <text:p>0.00</text:p>
          </table:table-cell>
          <table:table-cell table:number-columns-repeated="3"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7])/[.C527]" office:value-type="float" office:value="15.9974683544304" calcext:value-type="float">
            <text:p>16.00</text:p>
          </table:table-cell>
          <table:table-cell table:style-name="ce192" table:formula="of:=[.C526]+1" office:value-type="float" office:value="79" calcext:value-type="float">
            <text:p>79</text:p>
          </table:table-cell>
          <table:table-cell table:style-name="ce587" table:formula="of:=[.A527]-[.$D$447]" office:value-type="float" office:value="0.5" calcext:value-type="float">
            <text:p>0.50</text:p>
          </table:table-cell>
          <table:table-cell table:number-columns-repeated="3"/>
          <table:table-cell table:style-name="ce573"/>
          <table:table-cell table:style-name="ce60"/>
          <table:table-cell table:style-name="ce306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28])/[.C528]" office:value-type="float" office:value="16.005625" calcext:value-type="float">
            <text:p>16.01</text:p>
          </table:table-cell>
          <table:table-cell table:style-name="ce192" table:formula="of:=[.C527]+1" office:value-type="float" office:value="80" calcext:value-type="float">
            <text:p>80</text:p>
          </table:table-cell>
          <table:table-cell table:style-name="ce587" table:formula="of:=[.A528]-[.$D$447]" office:value-type="float" office:value="0.649999999999999" calcext:value-type="float">
            <text:p>0.65</text:p>
          </table:table-cell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9])/[.C529]" office:value-type="float" office:value="16.0067901234568" calcext:value-type="float">
            <text:p>16.01</text:p>
          </table:table-cell>
          <table:table-cell table:style-name="ce192" table:formula="of:=[.C528]+1" office:value-type="float" office:value="81" calcext:value-type="float">
            <text:p>81</text:p>
          </table:table-cell>
          <table:table-cell table:style-name="ce587" table:formula="of:=[.A529]-[.$D$447]" office:value-type="float" office:value="0.100000000000001" calcext:value-type="float">
            <text:p>0.10</text:p>
          </table:table-cell>
          <table:table-cell table:number-columns-repeated="3"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0])/[.C530]" office:value-type="float" office:value="16.0073170731707" calcext:value-type="float">
            <text:p>16.01</text:p>
          </table:table-cell>
          <table:table-cell table:style-name="ce192" table:formula="of:=[.C529]+1" office:value-type="float" office:value="82" calcext:value-type="float">
            <text:p>82</text:p>
          </table:table-cell>
          <table:table-cell table:style-name="ce587" table:formula="of:=[.A530]-[.$D$447]" office:value-type="float" office:value="0.0500000000000007" calcext:value-type="float">
            <text:p>0.05</text:p>
          </table:table-cell>
          <table:table-cell table:number-columns-repeated="3"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1])/[.C531]" office:value-type="float" office:value="16.010843373494" calcext:value-type="float">
            <text:p>16.01</text:p>
          </table:table-cell>
          <table:table-cell table:style-name="ce192" table:formula="of:=[.C530]+1" office:value-type="float" office:value="83" calcext:value-type="float">
            <text:p>83</text:p>
          </table:table-cell>
          <table:table-cell table:style-name="ce587" table:formula="of:=[.A531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2])/[.C532]" office:value-type="float" office:value="16.0136904761905" calcext:value-type="float">
            <text:p>16.01</text:p>
          </table:table-cell>
          <table:table-cell table:style-name="ce192" table:formula="of:=[.C531]+1" office:value-type="float" office:value="84" calcext:value-type="float">
            <text:p>84</text:p>
          </table:table-cell>
          <table:table-cell table:style-name="ce587" table:formula="of:=[.A532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3])/[.C533]" office:value-type="float" office:value="16.0164705882353" calcext:value-type="float">
            <text:p>16.02</text:p>
          </table:table-cell>
          <table:table-cell table:style-name="ce192" table:formula="of:=[.C532]+1" office:value-type="float" office:value="85" calcext:value-type="float">
            <text:p>85</text:p>
          </table:table-cell>
          <table:table-cell table:style-name="ce587" table:formula="of:=[.A533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54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610" table:formula="of:=SUM([.A$449:.A534])/[.C534]" office:value-type="float" office:value="16.0151162790698" calcext:value-type="float">
            <text:p>16.02</text:p>
          </table:table-cell>
          <table:table-cell table:style-name="ce192" table:formula="of:=[.C533]+1" office:value-type="float" office:value="86" calcext:value-type="float">
            <text:p>86</text:p>
          </table:table-cell>
          <table:table-cell table:style-name="ce587" table:formula="of:=[.A534]-[.$D$447]" office:value-type="float" office:value="-0.0999999999999996" calcext:value-type="float">
            <text:p>-0.10</text:p>
          </table:table-cell>
          <table:table-cell table:style-name="ce587"/>
          <table:table-cell table:number-columns-repeated="2"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5])/[.C535]" office:value-type="float" office:value="16.0183908045977" calcext:value-type="float">
            <text:p>16.02</text:p>
          </table:table-cell>
          <table:table-cell table:style-name="ce192" table:formula="of:=[.C534]+1" office:value-type="float" office:value="87" calcext:value-type="float">
            <text:p>87</text:p>
          </table:table-cell>
          <table:table-cell table:style-name="ce587" table:formula="of:=[.A535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36])/[.C536]" office:value-type="float" office:value="16.0153409090909" calcext:value-type="float">
            <text:p>16.02</text:p>
          </table:table-cell>
          <table:table-cell table:style-name="ce192" table:formula="of:=[.C535]+1" office:value-type="float" office:value="88" calcext:value-type="float">
            <text:p>88</text:p>
          </table:table-cell>
          <table:table-cell table:style-name="ce587" table:formula="of:=[.A536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5.6" calcext:value-type="float">
            <text:p>15.6</text:p>
          </table:table-cell>
          <table:table-cell table:style-name="ce610" table:formula="of:=SUM([.A$449:.A537])/[.C537]" office:value-type="float" office:value="16.0106741573034" calcext:value-type="float">
            <text:p>16.01</text:p>
          </table:table-cell>
          <table:table-cell table:style-name="ce192" table:formula="of:=[.C536]+1" office:value-type="float" office:value="89" calcext:value-type="float">
            <text:p>89</text:p>
          </table:table-cell>
          <table:table-cell table:style-name="ce587" table:formula="of:=[.A537]-[.$D$447]" office:value-type="float" office:value="-0.4" calcext:value-type="float">
            <text:p>-0.4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style-name="ce14" office:value-type="float" office:value="15.4" calcext:value-type="float">
            <text:p>15.4</text:p>
          </table:table-cell>
          <table:table-cell table:style-name="ce610" table:formula="of:=SUM([.A$449:.A538])/[.C538]" office:value-type="float" office:value="16.0038888888889" calcext:value-type="float">
            <text:p>16.00</text:p>
          </table:table-cell>
          <table:table-cell table:style-name="ce192" table:formula="of:=[.C537]+1" office:value-type="float" office:value="90" calcext:value-type="float">
            <text:p>90</text:p>
          </table:table-cell>
          <table:table-cell table:style-name="ce587" table:formula="of:=[.A538]-[.$D$447]" office:value-type="float" office:value="-0.6" calcext:value-type="float">
            <text:p>-0.60</text:p>
          </table:table-cell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9])/[.C539]" office:value-type="float" office:value="16.0043956043956" calcext:value-type="float">
            <text:p>16.00</text:p>
          </table:table-cell>
          <table:table-cell table:style-name="ce192" table:formula="of:=[.C538]+1" office:value-type="float" office:value="91" calcext:value-type="float">
            <text:p>91</text:p>
          </table:table-cell>
          <table:table-cell table:style-name="ce587" table:formula="of:=[.A539]-[.$D$447]" office:value-type="float" office:value="0.0500000000000007" calcext:value-type="float">
            <text:p>0.05</text:p>
          </table:table-cell>
          <table:table-cell table:number-columns-repeated="3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40])/[.C540]" office:value-type="float" office:value="16.0016304347826" calcext:value-type="float">
            <text:p>16.00</text:p>
          </table:table-cell>
          <table:table-cell table:style-name="ce192" table:formula="of:=[.C539]+1" office:value-type="float" office:value="92" calcext:value-type="float">
            <text:p>92</text:p>
          </table:table-cell>
          <table:table-cell table:style-name="ce587" table:formula="of:=[.A540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583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2"/>
          <table:table-cell table:style-name="ce575"/>
          <table:table-cell table:style-name="ce236"/>
          <table:table-cell table:number-columns-repeated="54"/>
        </table:table-row>
        <table:table-row table:style-name="ro1">
          <table:table-cell table:number-columns-repeated="7"/>
          <table:table-cell table:style-name="ce579" table:formula="of:=SUM([.H528:.H577])/50" office:value-type="float" office:value="16.238" calcext:value-type="float">
            <text:p>16.238</text:p>
          </table:table-cell>
          <table:table-cell table:style-name="ce580" table:formula="of:=SUM([.I528:.I577])/50" office:value-type="float" office:value="16.346" calcext:value-type="float">
            <text:p>16.346</text:p>
          </table:table-cell>
          <table:table-cell table:style-name="ce139" table:formula="of:=SUM([.J528:.J577])/50" office:value-type="float" office:value="16.281" calcext:value-type="float">
            <text:p>16.281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9"/>
          <table:table-cell table:style-name="ce90"/>
          <table:table-cell table:number-columns-repeated="54"/>
        </table:table-row>
        <table:table-row table:style-name="ro1" table:number-rows-repeated="64953">
          <table:table-cell table:number-columns-repeated="64"/>
        </table:table-row>
        <table:table-row table:style-name="ro1">
          <table:table-cell table:number-columns-repeated="4"/>
          <table:table-cell table:style-name="ce569"/>
          <table:table-cell table:number-columns-repeated="59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">
      <number:currency-symbol>£</number:currency-symbol>
      <number:number number:decimal-places="2" loext:min-decimal-places="2" number:min-integer-digits="1" number:grouping="true"/>
    </number:currency-style>
    <number:number-style style:name="N112">
      <number:number number:decimal-places="1" loext:min-decimal-places="1" number:min-integer-digits="1"/>
    </number:number-style>
    <number:currency-style style:name="N113P0" style:volatile="true">
      <number:currency-symbol>£</number:currency-symbol>
      <number:number number:decimal-places="2" loext:min-decimal-places="2" number:min-integer-digits="1" number:grouping="true"/>
    </number:currency-style>
    <number:number-style style:name="N11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currency-style style:name="N114">
      <number:currency-symbol>£</number:currency-symbol>
      <number:number number:decimal-places="0" loext:min-decimal-places="0" number:min-integer-digits="1" number:grouping="true"/>
    </number:currency-style>
    <number:currency-style style:name="N115P0" style:volatile="true">
      <number:currency-symbol>£</number:currency-symbol>
      <number:number number:decimal-places="0" loext:min-decimal-places="0" number:min-integer-digits="1" number:grouping="true"/>
    </number:currency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2" loext:min-decimal-places="2" number:min-integer-digits="1"/>
    </number:number-style>
    <number:number-style style:name="N117">
      <style:text-properties fo:color="#ff0000"/>
      <number:number number:decimal-places="2" loext:min-decimal-places="2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number number:decimal-places="2" loext:min-decimal-places="2" number:min-integer-digits="1" number:grouping="true"/>
      <style:map style:condition="value()&gt;=0" style:apply-style-name="N11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Bad" style:display-name="Excel_BuiltIn_Bad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Excel_5f_BuiltIn_5f_Good" style:display-name="Excel_BuiltIn_Good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" fo:font-family="Arial1" fo:font-size="10pt" style:text-underline-style="solid" style:text-underline-width="auto" style:text-underline-color="font-color" style:font-name-asian="Arial1" style:font-family-asian="Arial1" style:font-size-asian="10pt" style:font-name-complex="Arial1" style:font-family-complex="Arial1" style:font-size-complex="10pt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Excel_5f_BuiltIn_5f_Note" style:display-name="Excel_BuiltIn_Note" style:family="table-cell" style:parent-style-name="Default" style:data-style-name="N0">
      <style:table-cell-properties fo:background-color="#ffffcc" fo:border="0.06pt solid #c0c0c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8:46:59.964000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Mark.Gadsby</meta:initial-creator>
    <meta:creation-date>2007-11-08T11:57:03Z</meta:creation-date>
    <dc:date>2020-01-28T18:55:29.011602839</dc:date>
    <meta:print-date>2018-10-10T11:51:59Z</meta:print-date>
    <meta:editing-cycles>46</meta:editing-cycles>
    <meta:editing-duration>PT1H15M33S</meta:editing-duration>
    <meta:document-statistic meta:table-count="2" meta:cell-count="3774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2" chart:origin="0" chart:gap-width="150" chart:reverse-direction="false" text:line-break="false" loext:try-staggering-first="true" chart:link-data-style-to-source="true" chart:axis-position="start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5" style:family="chart">
      <style:graphic-properties svg:stroke-width="0.018cm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ffcc99" draw:fill="none" draw:fill-color="#ffcc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cc99ff" draw:fill="none" draw:fill-color="#cc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="none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0000" draw:fill="none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8.478cm" svg:height="18.626cm" xlink:href=".." xlink:type="simple" chart:class="chart:line" chart:style-name="ch1">
        <chart:plot-area chart:style-name="ch2" table:cell-range-address="Data.A1:Data.B37 Data.C1:Data.D40 Data.E1:Data.F51" svg:x="0.569cm" svg:y="0.372cm" svg:width="27.34cm" svg:height="17.882cm">
          <chartooo:coordinate-region svg:x="1.781cm" svg:y="0.677cm" svg:width="26.128cm" svg:height="16.1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:Data.A37" chart:class="chart:line">
            <chart:data-point chart:repeated="37"/>
          </chart:series>
          <chart:series chart:style-name="ch6" chart:values-cell-range-address="Data.B1:Data.B37" chart:class="chart:line">
            <chart:data-point chart:repeated="37"/>
          </chart:series>
          <chart:series chart:style-name="ch7" chart:values-cell-range-address="Data.C1:Data.C40" chart:class="chart:line">
            <chart:data-point chart:repeated="40"/>
          </chart:series>
          <chart:series chart:style-name="ch7" chart:values-cell-range-address="Data.D1:Data.D40" chart:class="chart:line">
            <chart:data-point chart:repeated="40"/>
          </chart:series>
          <chart:series chart:style-name="ch8" chart:values-cell-range-address="Data.E1:Data.E51" chart:class="chart:line">
            <chart:data-point chart:repeated="51"/>
          </chart:series>
          <chart:series chart:style-name="ch9" chart:values-cell-range-address="Data.F1:Data.F5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">
                <text:p>13.1</text:p>
                <draw:g>
                  <svg:desc>Data.A1:Data.A37</svg:desc>
                </draw:g>
              </table:table-cell>
              <table:table-cell office:value-type="float" office:value="13.1">
                <text:p>13.1</text:p>
                <draw:g>
                  <svg:desc>Data.B1:Data.B37</svg:desc>
                </draw:g>
              </table:table-cell>
              <table:table-cell office:value-type="float" office:value="13.4">
                <text:p>13.4</text:p>
                <draw:g>
                  <svg:desc>Data.C1:Data.C40</svg:desc>
                </draw:g>
              </table:table-cell>
              <table:table-cell office:value-type="float" office:value="13.4">
                <text:p>13.4</text:p>
                <draw:g>
                  <svg:desc>Data.D1:Data.D40</svg:desc>
                </draw:g>
              </table:table-cell>
              <table:table-cell office:value-type="float" office:value="13.8">
                <text:p>13.8</text:p>
                <draw:g>
                  <svg:desc>Data.E1:Data.E51</svg:desc>
                </draw:g>
              </table:table-cell>
              <table:table-cell office:value-type="float" office:value="13.8">
                <text:p>13.8</text:p>
                <draw:g>
                  <svg:desc>Data.F1:Data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">
                <text:p>13.2</text:p>
              </table:table-cell>
              <table:table-cell office:value-type="float" office:value="13.15">
                <text:p>13.15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13.9">
                <text:p>13.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">
                <text:p>13.1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14.6">
                <text:p>14.6</text:p>
              </table:table-cell>
              <table:table-cell office:value-type="float" office:value="13.8">
                <text:p>13.8</text:p>
              </table:table-cell>
              <table:table-cell office:value-type="float" office:value="14.2">
                <text:p>14.2</text:p>
              </table:table-cell>
              <table:table-cell office:value-type="float" office:value="13.9666666666667">
                <text:p>13.9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">
                <text:p>13.1</text:p>
              </table:table-cell>
              <table:table-cell office:value-type="float" office:value="13.125">
                <text:p>13.125</text:p>
              </table:table-cell>
              <table:table-cell office:value-type="float" office:value="13.2">
                <text:p>13.2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">
                <text:p>14.1</text:p>
              </table:table-cell>
              <table:table-cell office:value-type="float" office:value="13.32">
                <text:p>13.32</text:p>
              </table:table-cell>
              <table:table-cell office:value-type="float" office:value="14.5">
                <text:p>14.5</text:p>
              </table:table-cell>
              <table:table-cell office:value-type="float" office:value="13.82">
                <text:p>13.82</text:p>
              </table:table-cell>
              <table:table-cell office:value-type="float" office:value="14.5">
                <text:p>14.5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13.3">
                <text:p>13.3</text:p>
              </table:table-cell>
              <table:table-cell office:value-type="float" office:value="14.3">
                <text:p>14.3</text:p>
              </table:table-cell>
              <table:table-cell office:value-type="float" office:value="13.9">
                <text:p>13.9</text:p>
              </table:table-cell>
              <table:table-cell office:value-type="float" office:value="14.5">
                <text:p>14.5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">
                <text:p>13.6</text:p>
              </table:table-cell>
              <table:table-cell office:value-type="float" office:value="13.3428571428571">
                <text:p>13.3428571428571</text:p>
              </table:table-cell>
              <table:table-cell office:value-type="float" office:value="14.4">
                <text:p>14.4</text:p>
              </table:table-cell>
              <table:table-cell office:value-type="float" office:value="13.9714285714286">
                <text:p>13.9714285714286</text:p>
              </table:table-cell>
              <table:table-cell office:value-type="float" office:value="13.7">
                <text:p>13.7</text:p>
              </table:table-cell>
              <table:table-cell office:value-type="float" office:value="14.1571428571429">
                <text:p>14.1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6">
                <text:p>14.6</text:p>
              </table:table-cell>
              <table:table-cell office:value-type="float" office:value="13.5">
                <text:p>13.5</text:p>
              </table:table-cell>
              <table:table-cell office:value-type="float" office:value="15.1">
                <text:p>15.1</text:p>
              </table:table-cell>
              <table:table-cell office:value-type="float" office:value="14.1125">
                <text:p>14.1125</text:p>
              </table:table-cell>
              <table:table-cell office:value-type="float" office:value="15.3">
                <text:p>15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">
                <text:p>13.9</text:p>
              </table:table-cell>
              <table:table-cell office:value-type="float" office:value="13.5444444444444">
                <text:p>13.5444444444444</text:p>
              </table:table-cell>
              <table:table-cell office:value-type="float" office:value="14.4">
                <text:p>14.4</text:p>
              </table:table-cell>
              <table:table-cell office:value-type="float" office:value="14.1444444444444">
                <text:p>14.1444444444444</text:p>
              </table:table-cell>
              <table:table-cell office:value-type="float" office:value="15.3">
                <text:p>15.3</text:p>
              </table:table-cell>
              <table:table-cell office:value-type="float" office:value="14.4111111111111">
                <text:p>14.4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13.64">
                <text:p>13.64</text:p>
              </table:table-cell>
              <table:table-cell office:value-type="float" office:value="14.2">
                <text:p>14.2</text:p>
              </table:table-cell>
              <table:table-cell office:value-type="float" office:value="14.15">
                <text:p>14.15</text:p>
              </table:table-cell>
              <table:table-cell office:value-type="float" office:value="15.4">
                <text:p>15.4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">
                <text:p>15.2</text:p>
              </table:table-cell>
              <table:table-cell office:value-type="float" office:value="13.7818181818182">
                <text:p>13.7818181818182</text:p>
              </table:table-cell>
              <table:table-cell office:value-type="float" office:value="14.8">
                <text:p>14.8</text:p>
              </table:table-cell>
              <table:table-cell office:value-type="float" office:value="14.2090909090909">
                <text:p>14.2090909090909</text:p>
              </table:table-cell>
              <table:table-cell office:value-type="float" office:value="15.4">
                <text:p>15.4</text:p>
              </table:table-cell>
              <table:table-cell office:value-type="float" office:value="14.5909090909091">
                <text:p>14.5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13.925">
                <text:p>13.925</text:p>
              </table:table-cell>
              <table:table-cell office:value-type="float" office:value="14.3">
                <text:p>14.3</text:p>
              </table:table-cell>
              <table:table-cell office:value-type="float" office:value="14.2166666666667">
                <text:p>14.2166666666667</text:p>
              </table:table-cell>
              <table:table-cell office:value-type="float" office:value="15.2">
                <text:p>15.2</text:p>
              </table:table-cell>
              <table:table-cell office:value-type="float" office:value="14.6416666666667">
                <text:p>14.6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4.0461538461538">
                <text:p>14.0461538461538</text:p>
              </table:table-cell>
              <table:table-cell office:value-type="float" office:value="14.6">
                <text:p>14.6</text:p>
              </table:table-cell>
              <table:table-cell office:value-type="float" office:value="14.2461538461538">
                <text:p>14.2461538461538</text:p>
              </table:table-cell>
              <table:table-cell office:value-type="float" office:value="15.2">
                <text:p>15.2</text:p>
              </table:table-cell>
              <table:table-cell office:value-type="float" office:value="14.6846153846154">
                <text:p>14.6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.1142857142857">
                <text:p>14.1142857142857</text:p>
              </table:table-cell>
              <table:table-cell office:value-type="float" office:value="14.6">
                <text:p>14.6</text:p>
              </table:table-cell>
              <table:table-cell office:value-type="float" office:value="14.2714285714286">
                <text:p>14.2714285714286</text:p>
              </table:table-cell>
              <table:table-cell office:value-type="float" office:value="15.3">
                <text:p>15.3</text:p>
              </table:table-cell>
              <table:table-cell office:value-type="float" office:value="14.7285714285714">
                <text:p>14.7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">
                <text:p>15.4</text:p>
              </table:table-cell>
              <table:table-cell office:value-type="float" office:value="14.2">
                <text:p>14.2</text:p>
              </table:table-cell>
              <table:table-cell office:value-type="float" office:value="15.1">
                <text:p>15.1</text:p>
              </table:table-cell>
              <table:table-cell office:value-type="float" office:value="14.3266666666667">
                <text:p>14.3266666666667</text:p>
              </table:table-cell>
              <table:table-cell office:value-type="float" office:value="16">
                <text:p>16</text:p>
              </table:table-cell>
              <table:table-cell office:value-type="float" office:value="14.8133333333333">
                <text:p>14.81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4.2125">
                <text:p>14.2125</text:p>
              </table:table-cell>
              <table:table-cell office:value-type="float" office:value="14.4">
                <text:p>14.4</text:p>
              </table:table-cell>
              <table:table-cell office:value-type="float" office:value="14.33125">
                <text:p>14.33125</text:p>
              </table:table-cell>
              <table:table-cell office:value-type="float" office:value="15.1">
                <text:p>15.1</text:p>
              </table:table-cell>
              <table:table-cell office:value-type="float" office:value="14.83125">
                <text:p>14.8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4.2470588235294">
                <text:p>14.2470588235294</text:p>
              </table:table-cell>
              <table:table-cell office:value-type="float" office:value="14.8">
                <text:p>14.8</text:p>
              </table:table-cell>
              <table:table-cell office:value-type="float" office:value="14.3588235294118">
                <text:p>14.3588235294118</text:p>
              </table:table-cell>
              <table:table-cell office:value-type="float" office:value="15.5">
                <text:p>15.5</text:p>
              </table:table-cell>
              <table:table-cell office:value-type="float" office:value="14.8705882352941">
                <text:p>14.8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4.3166666666667">
                <text:p>14.3166666666667</text:p>
              </table:table-cell>
              <table:table-cell office:value-type="float" office:value="15.1">
                <text:p>15.1</text:p>
              </table:table-cell>
              <table:table-cell office:value-type="float" office:value="14.4">
                <text:p>14.4</text:p>
              </table:table-cell>
              <table:table-cell office:value-type="float" office:value="15.8">
                <text:p>15.8</text:p>
              </table:table-cell>
              <table:table-cell office:value-type="float" office:value="14.9222222222222">
                <text:p>14.9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">
                <text:p>14.6</text:p>
              </table:table-cell>
              <table:table-cell office:value-type="float" office:value="14.3315789473684">
                <text:p>14.3315789473684</text:p>
              </table:table-cell>
              <table:table-cell office:value-type="float" office:value="14.6">
                <text:p>14.6</text:p>
              </table:table-cell>
              <table:table-cell office:value-type="float" office:value="14.4105263157895">
                <text:p>14.4105263157895</text:p>
              </table:table-cell>
              <table:table-cell office:value-type="float" office:value="15.5">
                <text:p>15.5</text:p>
              </table:table-cell>
              <table:table-cell office:value-type="float" office:value="14.9526315789474">
                <text:p>14.9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">
                <text:p>14.8</text:p>
              </table:table-cell>
              <table:table-cell office:value-type="float" office:value="14.355">
                <text:p>14.355</text:p>
              </table:table-cell>
              <table:table-cell office:value-type="float" office:value="15.1">
                <text:p>15.1</text:p>
              </table:table-cell>
              <table:table-cell office:value-type="float" office:value="14.445">
                <text:p>14.445</text:p>
              </table:table-cell>
              <table:table-cell office:value-type="float" office:value="15.5">
                <text:p>15.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1">
                <text:p>14.1</text:p>
              </table:table-cell>
              <table:table-cell office:value-type="float" office:value="14.3428571428571">
                <text:p>14.3428571428571</text:p>
              </table:table-cell>
              <table:table-cell office:value-type="float" office:value="14.7">
                <text:p>14.7</text:p>
              </table:table-cell>
              <table:table-cell office:value-type="float" office:value="14.4571428571429">
                <text:p>14.4571428571429</text:p>
              </table:table-cell>
              <table:table-cell office:value-type="float" office:value="15.9">
                <text:p>15.9</text:p>
              </table:table-cell>
              <table:table-cell office:value-type="float" office:value="15.0238095238095">
                <text:p>15.02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4.4363636363636">
                <text:p>14.4363636363636</text:p>
              </table:table-cell>
              <table:table-cell office:value-type="float" office:value="15.1">
                <text:p>15.1</text:p>
              </table:table-cell>
              <table:table-cell office:value-type="float" office:value="14.4863636363636">
                <text:p>14.4863636363636</text:p>
              </table:table-cell>
              <table:table-cell office:value-type="float" office:value="15.3">
                <text:p>15.3</text:p>
              </table:table-cell>
              <table:table-cell office:value-type="float" office:value="15.0363636363636">
                <text:p>15.0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">
                <text:p>15.1</text:p>
              </table:table-cell>
              <table:table-cell office:value-type="float" office:value="14.4652173913044">
                <text:p>14.4652173913044</text:p>
              </table:table-cell>
              <table:table-cell office:value-type="float" office:value="15.3">
                <text:p>15.3</text:p>
              </table:table-cell>
              <table:table-cell office:value-type="float" office:value="14.5217391304348">
                <text:p>14.5217391304348</text:p>
              </table:table-cell>
              <table:table-cell office:value-type="float" office:value="15.3">
                <text:p>15.3</text:p>
              </table:table-cell>
              <table:table-cell office:value-type="float" office:value="15.0478260869565">
                <text:p>15.0478260869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">
                <text:p>15.5</text:p>
              </table:table-cell>
              <table:table-cell office:value-type="float" office:value="14.5083333333333">
                <text:p>14.5083333333333</text:p>
              </table:table-cell>
              <table:table-cell office:value-type="float" office:value="15.3">
                <text:p>15.3</text:p>
              </table:table-cell>
              <table:table-cell office:value-type="float" office:value="14.5541666666667">
                <text:p>14.5541666666667</text:p>
              </table:table-cell>
              <table:table-cell office:value-type="float" office:value="15.5">
                <text:p>15.5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">
                <text:p>15.2</text:p>
              </table:table-cell>
              <table:table-cell office:value-type="float" office:value="14.536">
                <text:p>14.536</text:p>
              </table:table-cell>
              <table:table-cell office:value-type="float" office:value="15">
                <text:p>15</text:p>
              </table:table-cell>
              <table:table-cell office:value-type="float" office:value="14.572">
                <text:p>14.572</text:p>
              </table:table-cell>
              <table:table-cell office:value-type="float" office:value="14.4">
                <text:p>14.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4.5538461538462">
                <text:p>14.5538461538462</text:p>
              </table:table-cell>
              <table:table-cell office:value-type="float" office:value="15.3">
                <text:p>15.3</text:p>
              </table:table-cell>
              <table:table-cell office:value-type="float" office:value="14.6">
                <text:p>14.6</text:p>
              </table:table-cell>
              <table:table-cell office:value-type="float" office:value="15.1">
                <text:p>15.1</text:p>
              </table:table-cell>
              <table:table-cell office:value-type="float" office:value="15.0423076923077">
                <text:p>15.0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">
                <text:p>15.2</text:p>
              </table:table-cell>
              <table:table-cell office:value-type="float" office:value="14.5777777777778">
                <text:p>14.5777777777778</text:p>
              </table:table-cell>
              <table:table-cell office:value-type="float" office:value="15.2">
                <text:p>15.2</text:p>
              </table:table-cell>
              <table:table-cell office:value-type="float" office:value="14.6222222222222">
                <text:p>14.6222222222222</text:p>
              </table:table-cell>
              <table:table-cell office:value-type="float" office:value="15.04">
                <text:p>15.04</text:p>
              </table:table-cell>
              <table:table-cell office:value-type="float" office:value="15.0422222222222">
                <text:p>15.04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">
                <text:p>15.6</text:p>
              </table:table-cell>
              <table:table-cell office:value-type="float" office:value="14.6142857142857">
                <text:p>14.6142857142857</text:p>
              </table:table-cell>
              <table:table-cell office:value-type="float" office:value="15">
                <text:p>15</text:p>
              </table:table-cell>
              <table:table-cell office:value-type="float" office:value="14.6357142857143">
                <text:p>14.6357142857143</text:p>
              </table:table-cell>
              <table:table-cell office:value-type="float" office:value="15.5">
                <text:p>15.5</text:p>
              </table:table-cell>
              <table:table-cell office:value-type="float" office:value="15.0585714285714">
                <text:p>15.05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">
                <text:p>15.1</text:p>
              </table:table-cell>
              <table:table-cell office:value-type="float" office:value="14.6310344827586">
                <text:p>14.6310344827586</text:p>
              </table:table-cell>
              <table:table-cell office:value-type="float" office:value="15.5">
                <text:p>15.5</text:p>
              </table:table-cell>
              <table:table-cell office:value-type="float" office:value="14.6655172413793">
                <text:p>14.6655172413793</text:p>
              </table:table-cell>
              <table:table-cell office:value-type="float" office:value="15.1">
                <text:p>15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">
                <text:p>15.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5.5">
                <text:p>15.5</text:p>
              </table:table-cell>
              <table:table-cell office:value-type="float" office:value="14.6933333333333">
                <text:p>14.6933333333333</text:p>
              </table:table-cell>
              <table:table-cell office:value-type="float" office:value="15.4">
                <text:p>15.4</text:p>
              </table:table-cell>
              <table:table-cell office:value-type="float" office:value="15.0713333333333">
                <text:p>15.071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4.6838709677419">
                <text:p>14.6838709677419</text:p>
              </table:table-cell>
              <table:table-cell office:value-type="float" office:value="15.7">
                <text:p>15.7</text:p>
              </table:table-cell>
              <table:table-cell office:value-type="float" office:value="14.7258064516129">
                <text:p>14.7258064516129</text:p>
              </table:table-cell>
              <table:table-cell office:value-type="float" office:value="16">
                <text:p>16</text:p>
              </table:table-cell>
              <table:table-cell office:value-type="float" office:value="15.1012903225806">
                <text:p>15.10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  <table:table-cell office:value-type="float" office:value="16">
                <text:p>16</text:p>
              </table:table-cell>
              <table:table-cell office:value-type="float" office:value="14.765625">
                <text:p>14.765625</text:p>
              </table:table-cell>
              <table:table-cell office:value-type="float" office:value="15.5">
                <text:p>15.5</text:p>
              </table:table-cell>
              <table:table-cell office:value-type="float" office:value="15.11375">
                <text:p>15.11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7606060606061">
                <text:p>14.7606060606061</text:p>
              </table:table-cell>
              <table:table-cell office:value-type="float" office:value="16">
                <text:p>16</text:p>
              </table:table-cell>
              <table:table-cell office:value-type="float" office:value="15.1406060606061">
                <text:p>15.1406060606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">
                <text:p>14.6</text:p>
              </table:table-cell>
              <table:table-cell office:value-type="float" office:value="14.6970588235294">
                <text:p>14.6970588235294</text:p>
              </table:table-cell>
              <table:table-cell office:value-type="float" office:value="14.7">
                <text:p>14.7</text:p>
              </table:table-cell>
              <table:table-cell office:value-type="float" office:value="14.7588235294118">
                <text:p>14.7588235294118</text:p>
              </table:table-cell>
              <table:table-cell office:value-type="float" office:value="16">
                <text:p>16</text:p>
              </table:table-cell>
              <table:table-cell office:value-type="float" office:value="15.1658823529412">
                <text:p>15.16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">
                <text:p>14.7</text:p>
              </table:table-cell>
              <table:table-cell office:value-type="float" office:value="14.6971428571429">
                <text:p>14.6971428571429</text:p>
              </table:table-cell>
              <table:table-cell office:value-type="float" office:value="15.2">
                <text:p>15.2</text:p>
              </table:table-cell>
              <table:table-cell office:value-type="float" office:value="14.7714285714286">
                <text:p>14.7714285714286</text:p>
              </table:table-cell>
              <table:table-cell office:value-type="float" office:value="15.8">
                <text:p>15.8</text:p>
              </table:table-cell>
              <table:table-cell office:value-type="float" office:value="15.184">
                <text:p>15.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4.7055555555556">
                <text:p>14.7055555555556</text:p>
              </table:table-cell>
              <table:table-cell office:value-type="float" office:value="15.6">
                <text:p>15.6</text:p>
              </table:table-cell>
              <table:table-cell office:value-type="float" office:value="14.7944444444444">
                <text:p>14.7944444444444</text:p>
              </table:table-cell>
              <table:table-cell office:value-type="float" office:value="16">
                <text:p>16</text:p>
              </table:table-cell>
              <table:table-cell office:value-type="float" office:value="15.2066666666667">
                <text:p>15.2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5">
                <text:p>14.5</text:p>
              </table:table-cell>
              <table:table-cell office:value-type="float" office:value="14.7">
                <text:p>14.7</text:p>
              </table:table-cell>
              <table:table-cell office:value-type="float" office:value="15.3">
                <text:p>15.3</text:p>
              </table:table-cell>
              <table:table-cell office:value-type="float" office:value="14.8081081081081">
                <text:p>14.8081081081081</text:p>
              </table:table-cell>
              <table:table-cell office:value-type="float" office:value="15.7">
                <text:p>15.7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4.8447368421053">
                <text:p>14.8447368421053</text:p>
              </table:table-cell>
              <table:table-cell office:value-type="float" office:value="15.5">
                <text:p>15.5</text:p>
              </table:table-cell>
              <table:table-cell office:value-type="float" office:value="15.2273684210526">
                <text:p>15.227368421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14.8538461538462">
                <text:p>14.8538461538462</text:p>
              </table:table-cell>
              <table:table-cell office:value-type="float" office:value="15.5">
                <text:p>15.5</text:p>
              </table:table-cell>
              <table:table-cell office:value-type="float" office:value="15.234358974359">
                <text:p>15.234358974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.8825">
                <text:p>14.8825</text:p>
              </table:table-cell>
              <table:table-cell office:value-type="float" office:value="16.1">
                <text:p>16.1</text:p>
              </table:table-cell>
              <table:table-cell office:value-type="float" office:value="15.256">
                <text:p>15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5.259512195122">
                <text:p>15.25951219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2940909090909">
                <text:p>15.2940909090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3075555555556">
                <text:p>15.307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139130434783">
                <text:p>15.3139130434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15.3171428571429">
                <text:p>15.317142857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.3308">
                <text:p>15.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15.3262745098039">
                <text:p>15.3262745098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" chart:maximum="17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672cm" svg:height="18.628cm" xlink:href=".." xlink:type="simple" chart:class="chart:line" chart:style-name="ch1">
        <chart:plot-area chart:style-name="ch2" table:cell-range-address="Data.A449:Data.B548" svg:x="0.593cm" svg:y="0.372cm" svg:width="28.486cm" svg:height="17.884cm">
          <chartooo:coordinate-region svg:x="1.435cm" svg:y="0.571cm" svg:width="27.325cm" svg:height="16.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449:Data.A548" chart:class="chart:line">
            <chart:data-point chart:repeated="100"/>
          </chart:series>
          <chart:series chart:style-name="ch7" chart:values-cell-range-address="Data.B449:Data.B548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">
                <text:p>14.55</text:p>
                <draw:g>
                  <svg:desc>Data.A449:Data.A548</svg:desc>
                </draw:g>
              </table:table-cell>
              <table:table-cell office:value-type="float" office:value="14.55">
                <text:p>14.55</text:p>
                <draw:g>
                  <svg:desc>Data.B449:Data.B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15.025">
                <text:p>15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5">
                <text:p>15.2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">
                <text:p>14.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">
                <text:p>14.7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5">
                <text:p>15.35</text:p>
              </table:table-cell>
              <table:table-cell office:value-type="float" office:value="14.9416666666667">
                <text:p>14.94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">
                <text:p>14.1</text:p>
              </table:table-cell>
              <table:table-cell office:value-type="float" office:value="14.8214285714286">
                <text:p>14.82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">
                <text:p>15.3</text:p>
              </table:table-cell>
              <table:table-cell office:value-type="float" office:value="14.88125">
                <text:p>14.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4.9833333333333">
                <text:p>14.9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055">
                <text:p>15.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8">
                <text:p>14.8</text:p>
              </table:table-cell>
              <table:table-cell office:value-type="float" office:value="15.0318181818182">
                <text:p>15.03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">
                <text:p>15.3</text:p>
              </table:table-cell>
              <table:table-cell office:value-type="float" office:value="15.0541666666667">
                <text:p>15.054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5">
                <text:p>15.75</text:p>
              </table:table-cell>
              <table:table-cell office:value-type="float" office:value="15.1076923076923">
                <text:p>15.1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">
                <text:p>16.1</text:p>
              </table:table-cell>
              <table:table-cell office:value-type="float" office:value="15.1785714285714">
                <text:p>15.1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5">
                <text:p>15.35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5.21875">
                <text:p>15.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5.1941176470588">
                <text:p>15.1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15.2055555555556">
                <text:p>15.20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5.2263157894737">
                <text:p>15.2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5.2725">
                <text:p>15.2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9">
                <text:p>15.9</text:p>
              </table:table-cell>
              <table:table-cell office:value-type="float" office:value="15.302380952381">
                <text:p>15.30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3340909090909">
                <text:p>15.334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">
                <text:p>16.2</text:p>
              </table:table-cell>
              <table:table-cell office:value-type="float" office:value="15.3717391304348">
                <text:p>15.37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.35625">
                <text:p>15.3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5">
                <text:p>16.05</text:p>
              </table:table-cell>
              <table:table-cell office:value-type="float" office:value="15.384">
                <text:p>15.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">
                <text:p>16.4</text:p>
              </table:table-cell>
              <table:table-cell office:value-type="float" office:value="15.4230769230769">
                <text:p>15.4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">
                <text:p>16.2</text:p>
              </table:table-cell>
              <table:table-cell office:value-type="float" office:value="15.4518518518519">
                <text:p>15.451851851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5.4965517241379">
                <text:p>15.49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">
                <text:p>16.6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5">
                <text:p>16.15</text:p>
              </table:table-cell>
              <table:table-cell office:value-type="float" office:value="15.5532258064516">
                <text:p>15.55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5">
                <text:p>16.15</text:p>
              </table:table-cell>
              <table:table-cell office:value-type="float" office:value="15.571875">
                <text:p>15.5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">
                <text:p>16.4</text:p>
              </table:table-cell>
              <table:table-cell office:value-type="float" office:value="15.5969696969697">
                <text:p>15.596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">
                <text:p>16.7</text:p>
              </table:table-cell>
              <table:table-cell office:value-type="float" office:value="15.6294117647059">
                <text:p>15.6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6457142857143">
                <text:p>15.64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">
                <text:p>16.3</text:p>
              </table:table-cell>
              <table:table-cell office:value-type="float" office:value="15.6638888888889">
                <text:p>15.663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5">
                <text:p>16.15</text:p>
              </table:table-cell>
              <table:table-cell office:value-type="float" office:value="15.677027027027">
                <text:p>15.67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5">
                <text:p>16.5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">
                <text:p>16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4">
                <text:p>16.4</text:p>
              </table:table-cell>
              <table:table-cell office:value-type="float" office:value="15.7463414634146">
                <text:p>15.7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">
                <text:p>16.1</text:p>
              </table:table-cell>
              <table:table-cell office:value-type="float" office:value="15.7547619047619">
                <text:p>15.75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">
                <text:p>16.2</text:p>
              </table:table-cell>
              <table:table-cell office:value-type="float" office:value="15.7651162790698">
                <text:p>15.7651162790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">
                <text:p>17.1</text:p>
              </table:table-cell>
              <table:table-cell office:value-type="float" office:value="15.7954545454545">
                <text:p>15.79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3">
                <text:p>17.3</text:p>
              </table:table-cell>
              <table:table-cell office:value-type="float" office:value="15.8288888888889">
                <text:p>15.82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5">
                <text:p>16.35</text:p>
              </table:table-cell>
              <table:table-cell office:value-type="float" office:value="15.8402173913043">
                <text:p>15.840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5.8521276595745">
                <text:p>15.8521276595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">
                <text:p>16.3</text:p>
              </table:table-cell>
              <table:table-cell office:value-type="float" office:value="15.8614583333333">
                <text:p>15.86145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">
                <text:p>16.2</text:p>
              </table:table-cell>
              <table:table-cell office:value-type="float" office:value="15.8683673469388">
                <text:p>15.8683673469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5">
                <text:p>16.15</text:p>
              </table:table-cell>
              <table:table-cell office:value-type="float" office:value="15.874">
                <text:p>15.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5.878431372549">
                <text:p>15.8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15.8884615384615">
                <text:p>15.8884615384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1">
                <text:p>15.1</text:p>
              </table:table-cell>
              <table:table-cell office:value-type="float" office:value="15.8735849056604">
                <text:p>15.8735849056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">
                <text:p>16.1</text:p>
              </table:table-cell>
              <table:table-cell office:value-type="float" office:value="15.8777777777778">
                <text:p>15.8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05">
                <text:p>16.05</text:p>
              </table:table-cell>
              <table:table-cell office:value-type="float" office:value="15.8809090909091">
                <text:p>15.880909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">
                <text:p>15.8</text:p>
              </table:table-cell>
              <table:table-cell office:value-type="float" office:value="15.8794642857143">
                <text:p>15.87946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5">
                <text:p>16.15</text:p>
              </table:table-cell>
              <table:table-cell office:value-type="float" office:value="15.8842105263158">
                <text:p>15.8842105263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15.8827586206897">
                <text:p>15.8827586206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">
                <text:p>16.5</text:p>
              </table:table-cell>
              <table:table-cell office:value-type="float" office:value="15.893220338983">
                <text:p>15.893220338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5">
                <text:p>16.25</text:p>
              </table:table-cell>
              <table:table-cell office:value-type="float" office:value="15.8991666666667">
                <text:p>15.8991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">
                <text:p>16.2</text:p>
              </table:table-cell>
              <table:table-cell office:value-type="float" office:value="15.9040983606557">
                <text:p>15.9040983606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5.9008064516129">
                <text:p>15.900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5">
                <text:p>15.95</text:p>
              </table:table-cell>
              <table:table-cell office:value-type="float" office:value="15.9015873015873">
                <text:p>15.9015873015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5">
                <text:p>15.95</text:p>
              </table:table-cell>
              <table:table-cell office:value-type="float" office:value="15.90234375">
                <text:p>15.9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8">
                <text:p>16.8</text:p>
              </table:table-cell>
              <table:table-cell office:value-type="float" office:value="15.9161538461538">
                <text:p>15.91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5">
                <text:p>16.45</text:p>
              </table:table-cell>
              <table:table-cell office:value-type="float" office:value="15.9242424242424">
                <text:p>15.92424242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5">
                <text:p>16.65</text:p>
              </table:table-cell>
              <table:table-cell office:value-type="float" office:value="15.9350746268657">
                <text:p>15.9350746268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5">
                <text:p>16.25</text:p>
              </table:table-cell>
              <table:table-cell office:value-type="float" office:value="15.9397058823529">
                <text:p>15.9397058823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15.9521739130435">
                <text:p>15.9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2">
                <text:p>16.2</text:p>
              </table:table-cell>
              <table:table-cell office:value-type="float" office:value="15.9557142857143">
                <text:p>15.95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7">
                <text:p>16.7</text:p>
              </table:table-cell>
              <table:table-cell office:value-type="float" office:value="15.9661971830986">
                <text:p>15.9661971830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15">
                <text:p>16.15</text:p>
              </table:table-cell>
              <table:table-cell office:value-type="float" office:value="15.96875">
                <text:p>15.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5.9739726027397">
                <text:p>15.9739726027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5.9810810810811">
                <text:p>15.9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5">
                <text:p>16.05</text:p>
              </table:table-cell>
              <table:table-cell office:value-type="float" office:value="15.982">
                <text:p>15.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1">
                <text:p>16.1</text:p>
              </table:table-cell>
              <table:table-cell office:value-type="float" office:value="15.9835526315789">
                <text:p>15.9835526315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5">
                <text:p>16.55</text:p>
              </table:table-cell>
              <table:table-cell office:value-type="float" office:value="15.9909090909091">
                <text:p>15.990909090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15.9910256410256">
                <text:p>15.9910256410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">
                <text:p>16.5</text:p>
              </table:table-cell>
              <table:table-cell office:value-type="float" office:value="15.9974683544304">
                <text:p>15.9974683544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5">
                <text:p>16.65</text:p>
              </table:table-cell>
              <table:table-cell office:value-type="float" office:value="16.005625">
                <text:p>16.00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">
                <text:p>16.1</text:p>
              </table:table-cell>
              <table:table-cell office:value-type="float" office:value="16.0067901234568">
                <text:p>16.0067901234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05">
                <text:p>16.05</text:p>
              </table:table-cell>
              <table:table-cell office:value-type="float" office:value="16.0073170731707">
                <text:p>16.0073170731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3">
                <text:p>16.3</text:p>
              </table:table-cell>
              <table:table-cell office:value-type="float" office:value="16.010843373494">
                <text:p>16.010843373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25">
                <text:p>16.25</text:p>
              </table:table-cell>
              <table:table-cell office:value-type="float" office:value="16.0136904761905">
                <text:p>16.0136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25">
                <text:p>16.25</text:p>
              </table:table-cell>
              <table:table-cell office:value-type="float" office:value="16.0164705882353">
                <text:p>16.01647058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9">
                <text:p>15.9</text:p>
              </table:table-cell>
              <table:table-cell office:value-type="float" office:value="16.0151162790698">
                <text:p>16.015116279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3">
                <text:p>16.3</text:p>
              </table:table-cell>
              <table:table-cell office:value-type="float" office:value="16.0183908045977">
                <text:p>16.0183908045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0153409090909">
                <text:p>16.01534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">
                <text:p>15.6</text:p>
              </table:table-cell>
              <table:table-cell office:value-type="float" office:value="16.0106741573034">
                <text:p>16.0106741573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4">
                <text:p>15.4</text:p>
              </table:table-cell>
              <table:table-cell office:value-type="float" office:value="16.0038888888889">
                <text:p>16.003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05">
                <text:p>16.05</text:p>
              </table:table-cell>
              <table:table-cell office:value-type="float" office:value="16.0043956043956">
                <text:p>16.004395604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5">
                <text:p>15.75</text:p>
              </table:table-cell>
              <table:table-cell office:value-type="float" office:value="16.0016304347826">
                <text:p>16.001630434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maximum="17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285cm" svg:height="13.918cm" xlink:href=".." xlink:type="simple" chart:class="chart:line" chart:style-name="ch1">
        <chart:plot-area chart:style-name="ch2" table:cell-range-address="Data.A94:Data.B154" svg:x="0.585cm" svg:y="0.278cm" svg:width="28.115cm" svg:height="13.362cm">
          <chartooo:coordinate-region svg:x="1.427cm" svg:y="0.477cm" svg:width="27.06cm" svg:height="12.5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94:Data.A154" chart:class="chart:line">
            <chart:data-point chart:repeated="61"/>
          </chart:series>
          <chart:series chart:style-name="ch7" chart:values-cell-range-address="Data.B94:Data.B154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A94:Data.A154</svg:desc>
                </draw:g>
              </table:table-cell>
              <table:table-cell office:value-type="float" office:value="15.5851063829787">
                <text:p>15.5851063829787</text:p>
                <draw:g>
                  <svg:desc>Data.B94:Data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5770833333333">
                <text:p>15.5770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5714285714286">
                <text:p>15.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566">
                <text:p>15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5588235294118">
                <text:p>15.5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5557692307692">
                <text:p>15.555769230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5471698113208">
                <text:p>15.5471698113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5444444444444">
                <text:p>15.5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5381818181818">
                <text:p>15.53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5357142857143">
                <text:p>15.53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519298245614">
                <text:p>15.519298245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5120689655172">
                <text:p>15.5120689655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5118644067797">
                <text:p>15.5118644067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5116666666667">
                <text:p>15.51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5180327868852">
                <text:p>15.5180327868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5193548387097">
                <text:p>15.5193548387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5238095238095">
                <text:p>15.523809523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528125">
                <text:p>15.5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5415384615385">
                <text:p>15.541538461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5515151515152">
                <text:p>15.5515151515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555223880597">
                <text:p>15.555223880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5617647058824">
                <text:p>15.56176470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666666666667">
                <text:p>15.5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757142857143">
                <text:p>15.57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845070422535">
                <text:p>15.5845070422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875">
                <text:p>15.5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013698630137">
                <text:p>15.6013698630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065789473684">
                <text:p>15.6065789473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103896103896">
                <text:p>15.6103896103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102564102564">
                <text:p>15.6102564102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164556962025">
                <text:p>15.6164556962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2625">
                <text:p>15.6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308641975309">
                <text:p>15.6308641975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30487804878">
                <text:p>15.630487804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373493975904">
                <text:p>15.6373493975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6416666666667">
                <text:p>15.641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6494117647059">
                <text:p>15.649411764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6620689655172">
                <text:p>15.6620689655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6693181818182">
                <text:p>15.669318181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6741573033708">
                <text:p>15.674157303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6788888888889">
                <text:p>15.67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6758241758242">
                <text:p>15.6758241758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6771739130435">
                <text:p>15.67717391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6763440860215">
                <text:p>15.6763440860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6734042553192">
                <text:p>15.6734042553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6736842105263">
                <text:p>15.6736842105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6739583333333">
                <text:p>15.67395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679381443299">
                <text:p>15.679381443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6714285714286">
                <text:p>15.67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6626262626263">
                <text:p>15.6626262626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656">
                <text:p>15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6564356435644">
                <text:p>15.6564356435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656862745098">
                <text:p>15.656862745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6611650485437">
                <text:p>15.6611650485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6605769230769">
                <text:p>15.660576923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6619047619048">
                <text:p>15.6619047619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6641509433962">
                <text:p>15.6641509433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6607476635514">
                <text:p>15.6607476635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9cm" svg:height="7.648cm" xlink:href=".." xlink:type="simple" chart:class="chart:line" chart:style-name="ch1">
        <chart:plot-area chart:style-name="ch2" table:cell-range-address="Data.H91:Data.I151" svg:x="0.171cm" svg:y="0.152cm" svg:width="8.247cm" svg:height="7.344cm">
          <chartooo:coordinate-region svg:x="1.013cm" svg:y="0.351cm" svg:width="7.264cm" svg:height="6.3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91:Data.H151" chart:class="chart:line">
            <chart:data-point chart:repeated="61"/>
          </chart:series>
          <chart:series chart:style-name="ch7" chart:values-cell-range-address="Data.I91:Data.I15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H91:Data.H151</svg:desc>
                </draw:g>
              </table:table-cell>
              <table:table-cell office:value-type="float" office:value="15.2">
                <text:p>15.2</text:p>
                <draw:g>
                  <svg:desc>Data.I91:Data.I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2333333333333">
                <text:p>15.2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2625">
                <text:p>15.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2555555555556">
                <text:p>15.2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2090909090909">
                <text:p>15.2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2866666666667">
                <text:p>15.2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30625">
                <text:p>15.3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3352941176471">
                <text:p>15.3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3611111111111">
                <text:p>15.36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4157894736842">
                <text:p>15.4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4954545454545">
                <text:p>15.49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130434782609">
                <text:p>15.51304347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416666666667">
                <text:p>15.5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769230769231">
                <text:p>15.5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148148148148">
                <text:p>15.6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107142857143">
                <text:p>15.6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103448275862">
                <text:p>15.6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266666666667">
                <text:p>15.62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354838709677">
                <text:p>15.63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34375">
                <text:p>15.6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484848484848">
                <text:p>15.6484848484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705882352941">
                <text:p>15.6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777777777778">
                <text:p>15.6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918918918919">
                <text:p>15.69189189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7390243902439">
                <text:p>15.73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752380952381">
                <text:p>15.7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7604651162791">
                <text:p>15.76046511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7681818181818">
                <text:p>15.76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7608695652174">
                <text:p>15.76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7574468085106">
                <text:p>15.7574468085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7489795918367">
                <text:p>15.7489795918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748">
                <text:p>15.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756862745098">
                <text:p>15.75686274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7403846153846">
                <text:p>15.74038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722641509434">
                <text:p>15.722641509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7092592592593">
                <text:p>15.709259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7090909090909">
                <text:p>15.7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7089285714286">
                <text:p>15.708928571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7157894736842">
                <text:p>15.7157894736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7137931034483">
                <text:p>15.713793103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7152542372881">
                <text:p>15.715254237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7183333333333">
                <text:p>15.71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7114754098361">
                <text:p>15.7114754098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1.666cm" svg:height="16.246cm" xlink:href=".." xlink:type="simple" chart:class="chart:line" chart:style-name="ch1">
        <chart:plot-area chart:style-name="ch2" table:cell-range-address="Data.A163:Data.B240" svg:x="0.633cm" svg:y="0.324cm" svg:width="30.4cm" svg:height="15.598cm">
          <chartooo:coordinate-region svg:x="1.475cm" svg:y="0.523cm" svg:width="29.346cm" svg:height="14.3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63:Data.A240" chart:class="chart:line">
            <chart:data-point chart:repeated="78"/>
          </chart:series>
          <chart:series chart:style-name="ch7" chart:values-cell-range-address="Data.B163:Data.B240" chart:class="chart:line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">
                <text:p>15.8</text:p>
                <draw:g>
                  <svg:desc>Data.A163:Data.A240</svg:desc>
                </draw:g>
              </table:table-cell>
              <table:table-cell office:value-type="float" office:value="15.8">
                <text:p>15.8</text:p>
                <draw:g>
                  <svg:desc>Data.B163:Data.B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">
                <text:p>15.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">
                <text:p>15.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7">
                <text:p>15.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5.5166666666667">
                <text:p>15.5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15.5285714285714">
                <text:p>15.5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1">
                <text:p>15.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4444444444444">
                <text:p>15.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4888888888889">
                <text:p>15.4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.5777777777778">
                <text:p>15.5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.6222222222222">
                <text:p>15.6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.7111111111111">
                <text:p>15.7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.7555555555556">
                <text:p>15.7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5.8444444444444">
                <text:p>15.8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5.9777777777778">
                <text:p>15.9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6.0222222222222">
                <text:p>16.02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6.1111111111111">
                <text:p>16.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6.1555555555556">
                <text:p>16.15555555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">
                <text:p>16.2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">
                <text:p>16.3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">
                <text:p>15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6.1571428571429">
                <text:p>16.1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.1375">
                <text:p>16.1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">
                <text:p>16.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6.2363636363636">
                <text:p>16.236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6.1916666666667">
                <text:p>16.191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">
                <text:p>16.2</text:p>
              </table:table-cell>
              <table:table-cell office:value-type="float" office:value="16.1923076923077">
                <text:p>16.1923076923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">
                <text:p>16.7</text:p>
              </table:table-cell>
              <table:table-cell office:value-type="float" office:value="16.2285714285714">
                <text:p>16.2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.24375">
                <text:p>16.2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2529411764706">
                <text:p>16.2529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">
                <text:p>16.3</text:p>
              </table:table-cell>
              <table:table-cell office:value-type="float" office:value="16.2555555555556">
                <text:p>16.2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6.2631578947368">
                <text:p>16.2631578947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">
                <text:p>16.5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">
                <text:p>16.4</text:p>
              </table:table-cell>
              <table:table-cell office:value-type="float" office:value="16.2809523809524">
                <text:p>16.2809523809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">
                <text:p>15.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">
                <text:p>16.4</text:p>
              </table:table-cell>
              <table:table-cell office:value-type="float" office:value="16.2565217391304">
                <text:p>16.2565217391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16.2666666666667">
                <text:p>16.2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">
                <text:p>16.1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">
                <text:p>15.2</text:p>
              </table:table-cell>
              <table:table-cell office:value-type="float" office:value="16.2111111111111">
                <text:p>16.2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6.1928571428571">
                <text:p>16.19285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">
                <text:p>15.7</text:p>
              </table:table-cell>
              <table:table-cell office:value-type="float" office:value="16.1758620689655">
                <text:p>16.1758620689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5">
                <text:p>16.5</text:p>
              </table:table-cell>
              <table:table-cell office:value-type="float" office:value="16.1866666666667">
                <text:p>16.18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16.1806451612903">
                <text:p>16.180645161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6.175">
                <text:p>16.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">
                <text:p>16.3</text:p>
              </table:table-cell>
              <table:table-cell office:value-type="float" office:value="16.1787878787879">
                <text:p>16.178787878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6.1647058823529">
                <text:p>16.1647058823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">
                <text:p>15.2</text:p>
              </table:table-cell>
              <table:table-cell office:value-type="float" office:value="16.1371428571429">
                <text:p>16.13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444444444444">
                <text:p>16.1444444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6.0094444444444">
                <text:p>16.00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5.8744444444444">
                <text:p>15.87444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5.7394444444444">
                <text:p>15.739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3">
                <text:p>15.3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4">
                <text:p>15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">
                <text:p>15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2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287cm" svg:height="20.61cm" xlink:href=".." xlink:type="simple" chart:class="chart:line" chart:style-name="ch1">
        <chart:title svg:x="18.369cm" svg:y="0.335cm" chart:style-name="ch2">
          <text:p>2014</text:p>
        </chart:title>
        <chart:plot-area chart:style-name="ch3" table:cell-range-address="Data.A247:Data.B333" svg:x="0.326cm" svg:y="1.061cm" svg:width="37.612cm" svg:height="19.349cm">
          <chartooo:coordinate-region svg:x="1.168cm" svg:y="1.26cm" svg:width="36.557cm" svg:height="18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247:Data.A333" chart:class="chart:line">
            <chart:data-point chart:repeated="87"/>
          </chart:series>
          <chart:series chart:style-name="ch8" chart:values-cell-range-address="Data.B247:Data.B333" chart:class="chart:line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2">
                <text:p>14.2</text:p>
                <draw:g>
                  <svg:desc>Data.A247:Data.A333</svg:desc>
                </draw:g>
              </table:table-cell>
              <table:table-cell office:value-type="float" office:value="14.2">
                <text:p>14.2</text:p>
                <draw:g>
                  <svg:desc>Data.B247:Data.B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">
                <text:p>15.4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">
                <text:p>15.8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">
                <text:p>16.7</text:p>
              </table:table-cell>
              <table:table-cell office:value-type="float" office:value="15.3571428571429">
                <text:p>15.3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.4375">
                <text:p>15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5.4777777777778">
                <text:p>15.4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909090909091">
                <text:p>15.4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.5615384615385">
                <text:p>15.5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">
                <text:p>16.4</text:p>
              </table:table-cell>
              <table:table-cell office:value-type="float" office:value="15.6214285714286">
                <text:p>15.62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15.6866666666667">
                <text:p>15.6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">
                <text:p>15.7</text:p>
              </table:table-cell>
              <table:table-cell office:value-type="float" office:value="15.6875">
                <text:p>15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4">
                <text:p>16.4</text:p>
              </table:table-cell>
              <table:table-cell office:value-type="float" office:value="15.7294117647059">
                <text:p>15.7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">
                <text:p>16.4</text:p>
              </table:table-cell>
              <table:table-cell office:value-type="float" office:value="15.7666666666667">
                <text:p>15.7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7">
                <text:p>16.7</text:p>
              </table:table-cell>
              <table:table-cell office:value-type="float" office:value="15.8157894736842">
                <text:p>15.8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835">
                <text:p>15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">
                <text:p>16.7</text:p>
              </table:table-cell>
              <table:table-cell office:value-type="float" office:value="15.8761904761905">
                <text:p>15.87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">
                <text:p>15.8</text:p>
              </table:table-cell>
              <table:table-cell office:value-type="float" office:value="15.8727272727273">
                <text:p>15.8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">
                <text:p>16.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5.9041666666667">
                <text:p>15.90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4">
                <text:p>16.4</text:p>
              </table:table-cell>
              <table:table-cell office:value-type="float" office:value="15.924">
                <text:p>15.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">
                <text:p>16.9</text:p>
              </table:table-cell>
              <table:table-cell office:value-type="float" office:value="15.9615384615385">
                <text:p>15.9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2">
                <text:p>17.2</text:p>
              </table:table-cell>
              <table:table-cell office:value-type="float" office:value="16.0074074074074">
                <text:p>16.007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">
                <text:p>16.1</text:p>
              </table:table-cell>
              <table:table-cell office:value-type="float" office:value="16.0107142857143">
                <text:p>16.0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">
                <text:p>16.3</text:p>
              </table:table-cell>
              <table:table-cell office:value-type="float" office:value="16.0206896551724">
                <text:p>16.02068965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6.0233333333333">
                <text:p>16.02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5.9967741935484">
                <text:p>15.996774193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5.996875">
                <text:p>15.9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5.9818181818182">
                <text:p>15.9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9823529411765">
                <text:p>15.982352941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9885714285714">
                <text:p>15.98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">
                <text:p>16.5</text:p>
              </table:table-cell>
              <table:table-cell office:value-type="float" office:value="16.0027777777778">
                <text:p>16.00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6.0027027027027">
                <text:p>16.0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2">
                <text:p>16.2</text:p>
              </table:table-cell>
              <table:table-cell office:value-type="float" office:value="16.0078947368421">
                <text:p>16.00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">
                <text:p>15.8</text:p>
              </table:table-cell>
              <table:table-cell office:value-type="float" office:value="16.0025641025641">
                <text:p>16.0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">
                <text:p>16.7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">
                <text:p>16.1</text:p>
              </table:table-cell>
              <table:table-cell office:value-type="float" office:value="16.0219512195122">
                <text:p>16.021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6.0285714285714">
                <text:p>16.0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">
                <text:p>16.4</text:p>
              </table:table-cell>
              <table:table-cell office:value-type="float" office:value="16.0372093023256">
                <text:p>16.0372093023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4">
                <text:p>16.4</text:p>
              </table:table-cell>
              <table:table-cell office:value-type="float" office:value="16.0454545454545">
                <text:p>16.04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0533333333333">
                <text:p>16.0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7">
                <text:p>16.7</text:p>
              </table:table-cell>
              <table:table-cell office:value-type="float" office:value="16.0673913043478">
                <text:p>16.067391304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16.0808510638298">
                <text:p>16.080851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">
                <text:p>16.2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">
                <text:p>16.5</text:p>
              </table:table-cell>
              <table:table-cell office:value-type="float" office:value="16.0918367346939">
                <text:p>16.0918367346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">
                <text:p>16.4</text:p>
              </table:table-cell>
              <table:table-cell office:value-type="float" office:value="16.098">
                <text:p>16.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6.0980392156863">
                <text:p>16.0980392156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6.0961538461538">
                <text:p>16.09615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16.1075471698113">
                <text:p>16.1075471698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6">
                <text:p>15.6</text:p>
              </table:table-cell>
              <table:table-cell office:value-type="float" office:value="16.0981481481481">
                <text:p>16.09814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">
                <text:p>16.7</text:p>
              </table:table-cell>
              <table:table-cell office:value-type="float" office:value="16.1090909090909">
                <text:p>16.1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6.1071428571429">
                <text:p>16.10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16.1017543859649">
                <text:p>16.1017543859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4">
                <text:p>16.4</text:p>
              </table:table-cell>
              <table:table-cell office:value-type="float" office:value="16.1068965517241">
                <text:p>16.1068965517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16.106779661017">
                <text:p>16.10677966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1">
                <text:p>16.1</text:p>
              </table:table-cell>
              <table:table-cell office:value-type="float" office:value="16.1066666666667">
                <text:p>16.10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6">
                <text:p>16.6</text:p>
              </table:table-cell>
              <table:table-cell office:value-type="float" office:value="16.1147540983607">
                <text:p>16.1147540983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1177419354839">
                <text:p>16.11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">
                <text:p>15.9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1875">
                <text:p>16.1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">
                <text:p>15.7</text:p>
              </table:table-cell>
              <table:table-cell office:value-type="float" office:value="16.1123076923077">
                <text:p>16.1123076923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.1106060606061">
                <text:p>16.11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">
                <text:p>15.8</text:p>
              </table:table-cell>
              <table:table-cell office:value-type="float" office:value="16.1059701492537">
                <text:p>16.1059701492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5">
                <text:p>16.5</text:p>
              </table:table-cell>
              <table:table-cell office:value-type="float" office:value="16.1117647058824">
                <text:p>16.1117647058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4">
                <text:p>16.4</text:p>
              </table:table-cell>
              <table:table-cell office:value-type="float" office:value="16.1159420289855">
                <text:p>16.1159420289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">
                <text:p>16.2</text:p>
              </table:table-cell>
              <table:table-cell office:value-type="float" office:value="16.1154929577465">
                <text:p>16.1154929577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5">
                <text:p>16.5</text:p>
              </table:table-cell>
              <table:table-cell office:value-type="float" office:value="16.1208333333333">
                <text:p>16.120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">
                <text:p>16.4</text:p>
              </table:table-cell>
              <table:table-cell office:value-type="float" office:value="16.1246575342466">
                <text:p>16.1246575342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6.1297297297297">
                <text:p>16.129729729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6.1306666666667">
                <text:p>16.130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5">
                <text:p>15.5</text:p>
              </table:table-cell>
              <table:table-cell office:value-type="float" office:value="16.1223684210526">
                <text:p>16.122368421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">
                <text:p>15.7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">
                <text:p>16.1</text:p>
              </table:table-cell>
              <table:table-cell office:value-type="float" office:value="16.1166666666667">
                <text:p>16.11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9">
                <text:p>15.9</text:p>
              </table:table-cell>
              <table:table-cell office:value-type="float" office:value="16.1139240506329">
                <text:p>16.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125">
                <text:p>16.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">
                <text:p>16.3</text:p>
              </table:table-cell>
              <table:table-cell office:value-type="float" office:value="16.1148148148148">
                <text:p>16.1148148148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">
                <text:p>15.7</text:p>
              </table:table-cell>
              <table:table-cell office:value-type="float" office:value="16.109756097561">
                <text:p>16.109756097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">
                <text:p>15.4</text:p>
              </table:table-cell>
              <table:table-cell office:value-type="float" office:value="16.1012048192771">
                <text:p>16.1012048192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6">
                <text:p>15.6</text:p>
              </table:table-cell>
              <table:table-cell office:value-type="float" office:value="16.0952380952381">
                <text:p>16.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9">
                <text:p>15.9</text:p>
              </table:table-cell>
              <table:table-cell office:value-type="float" office:value="16.0929411764706">
                <text:p>16.09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7">
                <text:p>15.7</text:p>
              </table:table-cell>
              <table:table-cell office:value-type="float" office:value="16.0883720930233">
                <text:p>16.0883720930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1">
                <text:p>16.1</text:p>
              </table:table-cell>
              <table:table-cell office:value-type="float" office:value="16.0885057471264">
                <text:p>16.08850574712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19cm" xlink:href=".." xlink:type="simple" chart:class="chart:scatter" chart:style-name="ch1">
        <chart:plot-area chart:style-name="ch2" table:cell-range-address="Data.F264:Data.G275" svg:x="0.265cm" svg:y="0.152cm" svg:width="12.767cm" svg:height="7.315cm">
          <chartooo:coordinate-region svg:x="1.257cm" svg:y="0.351cm" svg:width="11.35cm" svg:height="6.4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G264:Data.G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14.5">
                <text:p>14.5</text:p>
                <draw:g>
                  <svg:desc>Data.G264:Data.G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2cm" xlink:href=".." xlink:type="simple" chart:class="chart:scatter" chart:style-name="ch1">
        <chart:plot-area chart:style-name="ch2" table:cell-range-address="Data.F264:Data.F275 Data.H264:Data.H275" svg:x="0.265cm" svg:y="0.152cm" svg:width="12.767cm" svg:height="7.316cm">
          <chartooo:coordinate-region svg:x="0.939cm" svg:y="0.351cm" svg:width="11.456cm" svg:height="6.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264:Data.H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34">
                <text:p>34</text:p>
                <draw:g>
                  <svg:desc>Data.H264:Data.H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923cm" svg:height="20.742cm" xlink:href=".." xlink:type="simple" chart:class="chart:line" chart:style-name="ch1">
        <chart:title svg:x="18.674cm" svg:y="0.328cm" chart:style-name="ch2">
          <text:p>2015</text:p>
        </chart:title>
        <chart:plot-area chart:style-name="ch3" table:cell-range-address="Data.A343:Data.B444" svg:x="0.164cm" svg:y="1.093cm" svg:width="38.26cm" svg:height="19.45cm">
          <chartooo:coordinate-region svg:x="1.006cm" svg:y="1.093cm" svg:width="37.099cm" svg:height="18.2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343:Data.A444" chart:class="chart:line">
            <chart:data-point chart:repeated="102"/>
          </chart:series>
          <chart:series chart:style-name="ch8" chart:values-cell-range-address="Data.B343:Data.B444" chart:class="chart:line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Data.A343:Data.A444</svg:desc>
                </draw:g>
              </table:table-cell>
              <table:table-cell office:value-type="float" office:value="14.7">
                <text:p>14.7</text:p>
                <draw:g>
                  <svg:desc>Data.B343:Data.B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">
                <text:p>15.3</text:p>
              </table:table-cell>
              <table:table-cell office:value-type="float" office:value="14.9857142857143">
                <text:p>14.9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">
                <text:p>15.6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5.1909090909091">
                <text:p>15.1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">
                <text:p>15.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">
                <text:p>15.2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4">
                <text:p>15.4</text:p>
              </table:table-cell>
              <table:table-cell office:value-type="float" office:value="15.2357142857143">
                <text:p>15.2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">
                <text:p>15.2</text:p>
              </table:table-cell>
              <table:table-cell office:value-type="float" office:value="15.25625">
                <text:p>15.2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5.2764705882353">
                <text:p>15.2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">
                <text:p>15.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3368421052632">
                <text:p>15.3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">
                <text:p>16.9</text:p>
              </table:table-cell>
              <table:table-cell office:value-type="float" office:value="15.4428571428571">
                <text:p>15.4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5.4863636363636">
                <text:p>15.48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">
                <text:p>16.7</text:p>
              </table:table-cell>
              <table:table-cell office:value-type="float" office:value="15.5391304347826">
                <text:p>15.53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15.5791666666667">
                <text:p>15.579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5">
                <text:p>16.5</text:p>
              </table:table-cell>
              <table:table-cell office:value-type="float" office:value="15.616">
                <text:p>15.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2">
                <text:p>16.2</text:p>
              </table:table-cell>
              <table:table-cell office:value-type="float" office:value="15.6384615384615">
                <text:p>15.63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4">
                <text:p>15.4</text:p>
              </table:table-cell>
              <table:table-cell office:value-type="float" office:value="15.6296296296296">
                <text:p>15.6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">
                <text:p>15.9</text:p>
              </table:table-cell>
              <table:table-cell office:value-type="float" office:value="15.6392857142857">
                <text:p>15.63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">
                <text:p>16.4</text:p>
              </table:table-cell>
              <table:table-cell office:value-type="float" office:value="15.6655172413793">
                <text:p>15.66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">
                <text:p>15.3</text:p>
              </table:table-cell>
              <table:table-cell office:value-type="float" office:value="15.6533333333333">
                <text:p>15.6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">
                <text:p>16.8</text:p>
              </table:table-cell>
              <table:table-cell office:value-type="float" office:value="15.6903225806452">
                <text:p>15.6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1">
                <text:p>17.1</text:p>
              </table:table-cell>
              <table:table-cell office:value-type="float" office:value="15.734375">
                <text:p>15.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">
                <text:p>16.7</text:p>
              </table:table-cell>
              <table:table-cell office:value-type="float" office:value="15.7636363636364">
                <text:p>15.7636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7705882352941">
                <text:p>15.7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">
                <text:p>15.7</text:p>
              </table:table-cell>
              <table:table-cell office:value-type="float" office:value="15.7685714285714">
                <text:p>15.76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">
                <text:p>17.2</text:p>
              </table:table-cell>
              <table:table-cell office:value-type="float" office:value="15.8083333333333">
                <text:p>15.80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">
                <text:p>17.2</text:p>
              </table:table-cell>
              <table:table-cell office:value-type="float" office:value="15.8459459459459">
                <text:p>15.8459459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7">
                <text:p>16.7</text:p>
              </table:table-cell>
              <table:table-cell office:value-type="float" office:value="15.8684210526316">
                <text:p>15.86842105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5.874358974359">
                <text:p>15.8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">
                <text:p>16.2</text:p>
              </table:table-cell>
              <table:table-cell office:value-type="float" office:value="15.8825">
                <text:p>15.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9024390243903">
                <text:p>15.9024390243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">
                <text:p>16.4</text:p>
              </table:table-cell>
              <table:table-cell office:value-type="float" office:value="15.9142857142857">
                <text:p>15.9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5.9325581395349">
                <text:p>15.9325581395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5">
                <text:p>16.25</text:p>
              </table:table-cell>
              <table:table-cell office:value-type="float" office:value="15.9397727272727">
                <text:p>15.9397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5">
                <text:p>16.35</text:p>
              </table:table-cell>
              <table:table-cell office:value-type="float" office:value="15.9488888888889">
                <text:p>15.94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">
                <text:p>15.9</text:p>
              </table:table-cell>
              <table:table-cell office:value-type="float" office:value="15.9478260869565">
                <text:p>15.947826086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5">
                <text:p>16.35</text:p>
              </table:table-cell>
              <table:table-cell office:value-type="float" office:value="15.9563829787234">
                <text:p>15.9563829787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15.9666666666667">
                <text:p>15.9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15.9836734693878">
                <text:p>15.9836734693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">
                <text:p>16.5</text:p>
              </table:table-cell>
              <table:table-cell office:value-type="float" office:value="15.994">
                <text:p>15.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5">
                <text:p>16.15</text:p>
              </table:table-cell>
              <table:table-cell office:value-type="float" office:value="15.9970588235294">
                <text:p>15.99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5.9971153846154">
                <text:p>15.9971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5">
                <text:p>15.75</text:p>
              </table:table-cell>
              <table:table-cell office:value-type="float" office:value="15.9924528301887">
                <text:p>15.9924528301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5">
                <text:p>16.75</text:p>
              </table:table-cell>
              <table:table-cell office:value-type="float" office:value="16.0064814814815">
                <text:p>16.006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.0063636363636">
                <text:p>16.0063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35">
                <text:p>16.35</text:p>
              </table:table-cell>
              <table:table-cell office:value-type="float" office:value="16.0125">
                <text:p>16.0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">
                <text:p>16.8</text:p>
              </table:table-cell>
              <table:table-cell office:value-type="float" office:value="16.0263157894737">
                <text:p>16.0263157894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">
                <text:p>16.1</text:p>
              </table:table-cell>
              <table:table-cell office:value-type="float" office:value="16.0275862068966">
                <text:p>16.027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">
                <text:p>16.3</text:p>
              </table:table-cell>
              <table:table-cell office:value-type="float" office:value="16.0322033898305">
                <text:p>16.032203389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45">
                <text:p>16.45</text:p>
              </table:table-cell>
              <table:table-cell office:value-type="float" office:value="16.0368852459016">
                <text:p>16.0368852459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0411290322581">
                <text:p>16.041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1">
                <text:p>16.1</text:p>
              </table:table-cell>
              <table:table-cell office:value-type="float" office:value="16.0420634920635">
                <text:p>16.0420634920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">
                <text:p>16.2</text:p>
              </table:table-cell>
              <table:table-cell office:value-type="float" office:value="16.04453125">
                <text:p>16.044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75">
                <text:p>16.75</text:p>
              </table:table-cell>
              <table:table-cell office:value-type="float" office:value="16.0553846153846">
                <text:p>16.055384615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">
                <text:p>16.4</text:p>
              </table:table-cell>
              <table:table-cell office:value-type="float" office:value="16.0606060606061">
                <text:p>16.06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">
                <text:p>16.75</text:p>
              </table:table-cell>
              <table:table-cell office:value-type="float" office:value="16.0708955223881">
                <text:p>16.07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4">
                <text:p>16.4</text:p>
              </table:table-cell>
              <table:table-cell office:value-type="float" office:value="16.0757352941177">
                <text:p>16.075735294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5">
                <text:p>16.65</text:p>
              </table:table-cell>
              <table:table-cell office:value-type="float" office:value="16.0840579710145">
                <text:p>16.0840579710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05">
                <text:p>16.05</text:p>
              </table:table-cell>
              <table:table-cell office:value-type="float" office:value="16.0835714285714">
                <text:p>16.083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5">
                <text:p>16.65</text:p>
              </table:table-cell>
              <table:table-cell office:value-type="float" office:value="16.0915492957747">
                <text:p>16.0915492957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">
                <text:p>16.4</text:p>
              </table:table-cell>
              <table:table-cell office:value-type="float" office:value="16.0958333333333">
                <text:p>16.095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6.0993150684932">
                <text:p>16.0993150684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95">
                <text:p>15.95</text:p>
              </table:table-cell>
              <table:table-cell office:value-type="float" office:value="16.0972972972973">
                <text:p>16.0972972972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5">
                <text:p>16.25</text:p>
              </table:table-cell>
              <table:table-cell office:value-type="float" office:value="16.0993333333333">
                <text:p>16.099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05">
                <text:p>17.05</text:p>
              </table:table-cell>
              <table:table-cell office:value-type="float" office:value="16.1118421052632">
                <text:p>16.1118421052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6">
                <text:p>16.6</text:p>
              </table:table-cell>
              <table:table-cell office:value-type="float" office:value="16.1230769230769">
                <text:p>16.12307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">
                <text:p>16.1</text:p>
              </table:table-cell>
              <table:table-cell office:value-type="float" office:value="16.1227848101266">
                <text:p>16.1227848101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2125">
                <text:p>16.12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85">
                <text:p>16.85</text:p>
              </table:table-cell>
              <table:table-cell office:value-type="float" office:value="16.1302469135802">
                <text:p>16.130246913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">
                <text:p>16.8</text:p>
              </table:table-cell>
              <table:table-cell office:value-type="float" office:value="16.1384146341463">
                <text:p>16.1384146341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16.1415662650602">
                <text:p>16.1415662650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16.1470238095238">
                <text:p>16.1470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6">
                <text:p>16.6</text:p>
              </table:table-cell>
              <table:table-cell office:value-type="float" office:value="16.1523529411765">
                <text:p>16.1523529411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55">
                <text:p>16.55</text:p>
              </table:table-cell>
              <table:table-cell office:value-type="float" office:value="16.156976744186">
                <text:p>16.156976744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5">
                <text:p>16.05</text:p>
              </table:table-cell>
              <table:table-cell office:value-type="float" office:value="16.1557471264368">
                <text:p>16.1557471264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1511363636364">
                <text:p>16.1511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35">
                <text:p>15.35</text:p>
              </table:table-cell>
              <table:table-cell office:value-type="float" office:value="16.1421348314607">
                <text:p>16.1421348314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2">
                <text:p>15.2</text:p>
              </table:table-cell>
              <table:table-cell office:value-type="float" office:value="16.1316666666667">
                <text:p>16.131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15">
                <text:p>16.15</text:p>
              </table:table-cell>
              <table:table-cell office:value-type="float" office:value="16.1318681318681">
                <text:p>16.1318681318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85">
                <text:p>15.85</text:p>
              </table:table-cell>
              <table:table-cell office:value-type="float" office:value="16.1288043478261">
                <text:p>16.1288043478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5">
                <text:p>15.85</text:p>
              </table:table-cell>
              <table:table-cell office:value-type="float" office:value="16.1258064516129">
                <text:p>16.125806451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1">
                <text:p>16.1</text:p>
              </table:table-cell>
              <table:table-cell office:value-type="float" office:value="16.1255319148936">
                <text:p>16.1255319148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5">
                <text:p>16.25</text:p>
              </table:table-cell>
              <table:table-cell office:value-type="float" office:value="16.1268421052632">
                <text:p>16.12684210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55">
                <text:p>16.55</text:p>
              </table:table-cell>
              <table:table-cell office:value-type="float" office:value="16.13125">
                <text:p>16.1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1">
                <text:p>16.1</text:p>
              </table:table-cell>
              <table:table-cell office:value-type="float" office:value="16.1309278350515">
                <text:p>16.130927835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85">
                <text:p>15.85</text:p>
              </table:table-cell>
              <table:table-cell office:value-type="float" office:value="16.1280612244898">
                <text:p>16.1280612244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16.1242424242424">
                <text:p>16.1242424242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7">
                <text:p>15.7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85">
                <text:p>15.85</text:p>
              </table:table-cell>
              <table:table-cell office:value-type="float" office:value="16.1173267326733">
                <text:p>16.1173267326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">
                <text:p>16.1</text:p>
              </table:table-cell>
              <table:table-cell office:value-type="float" office:value="16.1171568627451">
                <text:p>16.1171568627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.10016000270844pt" style:font-size-asian="1.10016000270844pt" style:font-family-complex="Calibri" style:font-size-complex="1.10016000270844pt"/>
    </style:style>
    <style:style style:name="ch3" style:family="chart">
      <style:chart-properties chart:auto-position="true" chart:auto-size="true" chart:treat-empty-cells="leave-gap"/>
      <style:graphic-properties svg:stroke-width="0.026cm" svg:stroke-color="#3d3d3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2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3d3d3d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1.031cm" svg:height="12.515cm" xlink:href=".." xlink:type="simple" chart:class="chart:bar" chart:style-name="ch1">
        <chart:legend chart:legend-position="end" svg:x="20.288cm" svg:y="6.096cm" style:legend-expansion="high" chart:style-name="ch2"/>
        <chart:plot-area chart:style-name="ch3" table:cell-range-address="Data.E343:Data.E442" svg:x="0.42cm" svg:y="0.25cm" svg:width="19.497cm" svg:height="12.015cm">
          <chartooo:coordinate-region svg:x="1.394cm" svg:y="0.449cm" svg:width="18.523cm" svg:height="10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343:Data.E442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2">
                <text:p>-1.42</text:p>
                <draw:g>
                  <svg:desc>Data.E343:Data.E4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0000000000001">
                <text:p>-0.62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9999999999997">
                <text:p>0.77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70000000000002">
                <text:p>-0.1700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0000000000001">
                <text:p>-0.77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20000000000002">
                <text:p>-0.4200000000000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